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5" style:family="paragraph" style:parent-style-name="Standard">
      <style:text-properties officeooo:rsid="0011b025" officeooo:paragraph-rsid="0011b025"/>
    </style:style>
    <style:style style:name="P26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7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8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3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paragraph-rsid="00a75993" style:font-style-asian="italic" style:font-style-complex="italic"/>
    </style:style>
    <style:style style:name="P3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1" style:family="paragraph" style:parent-style-name="Standard">
      <style:text-properties fo:font-style="italic" officeooo:paragraph-rsid="013013d9" style:font-style-asian="italic" style:font-style-complex="italic"/>
    </style:style>
    <style:style style:name="P42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3" style:family="paragraph" style:parent-style-name="Standard">
      <style:text-properties fo:font-style="italic" officeooo:paragraph-rsid="01408f03" style:font-style-asian="italic" style:font-style-complex="italic"/>
    </style:style>
    <style:style style:name="P44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5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6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4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15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16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17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26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28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29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0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1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2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3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43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44" style:family="paragraph" style:parent-style-name="Standard">
      <style:text-properties officeooo:rsid="0015f1ff" officeooo:paragraph-rsid="0015f1ff"/>
    </style:style>
    <style:style style:name="P245" style:family="paragraph" style:parent-style-name="Standard">
      <style:text-properties officeooo:rsid="0015f1ff" officeooo:paragraph-rsid="0013268f"/>
    </style:style>
    <style:style style:name="P246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47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49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53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55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69" style:family="paragraph" style:parent-style-name="Standard">
      <style:text-properties fo:font-style="normal" officeooo:paragraph-rsid="02be3c45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1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2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98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1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3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17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1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29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4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385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386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387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388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389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390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391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392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39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394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9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96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97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98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99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00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01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02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03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04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05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06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07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08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09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10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11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12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13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14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15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16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17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18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19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20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21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22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23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24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25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26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27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28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29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30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31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32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33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51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53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21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22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23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24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25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26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27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28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29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30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31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32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33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34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35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36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37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38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39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40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41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42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43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44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45" style:family="paragraph" style:parent-style-name="Standard">
      <style:text-properties officeooo:rsid="0033fbdf" officeooo:paragraph-rsid="0033fbdf"/>
    </style:style>
    <style:style style:name="P646" style:family="paragraph" style:parent-style-name="Standard">
      <style:text-properties officeooo:rsid="0034ed8b" officeooo:paragraph-rsid="0106c767"/>
    </style:style>
    <style:style style:name="P64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48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49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50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51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52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53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54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55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56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57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58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59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60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61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62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63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64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65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66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67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68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69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70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71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72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73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74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75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676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77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678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693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697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paragraph-rsid="04e915f4"/>
    </style:style>
    <style:style style:name="P70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1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1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12" style:family="paragraph" style:parent-style-name="Standard">
      <style:text-properties officeooo:rsid="0012a0dc" officeooo:paragraph-rsid="0012a0dc"/>
    </style:style>
    <style:style style:name="P713" style:family="paragraph" style:parent-style-name="Standard">
      <style:text-properties officeooo:paragraph-rsid="003eeb50"/>
    </style:style>
    <style:style style:name="P714" style:family="paragraph" style:parent-style-name="Standard">
      <style:text-properties officeooo:rsid="00205d85" officeooo:paragraph-rsid="005f7223"/>
    </style:style>
    <style:style style:name="P715" style:family="paragraph" style:parent-style-name="Standard">
      <style:text-properties officeooo:rsid="002436f5" officeooo:paragraph-rsid="00ed9297"/>
    </style:style>
    <style:style style:name="P716" style:family="paragraph" style:parent-style-name="Standard">
      <style:text-properties officeooo:rsid="0056d959" officeooo:paragraph-rsid="0056d959"/>
    </style:style>
    <style:style style:name="P717" style:family="paragraph" style:parent-style-name="Standard">
      <style:paragraph-properties fo:line-height="150%"/>
      <style:text-properties officeooo:paragraph-rsid="0013268f"/>
    </style:style>
    <style:style style:name="P718" style:family="paragraph" style:parent-style-name="Standard">
      <style:paragraph-properties fo:line-height="150%"/>
      <style:text-properties officeooo:paragraph-rsid="0040eb9d"/>
    </style:style>
    <style:style style:name="P719" style:family="paragraph" style:parent-style-name="Standard">
      <style:paragraph-properties fo:line-height="150%"/>
      <style:text-properties officeooo:paragraph-rsid="00c6421c"/>
    </style:style>
    <style:style style:name="P720" style:family="paragraph" style:parent-style-name="Standard">
      <style:paragraph-properties fo:line-height="150%"/>
      <style:text-properties officeooo:paragraph-rsid="0106c767"/>
    </style:style>
    <style:style style:name="P721" style:family="paragraph" style:parent-style-name="Standard">
      <style:paragraph-properties fo:line-height="150%"/>
      <style:text-properties officeooo:paragraph-rsid="01d80854"/>
    </style:style>
    <style:style style:name="P722" style:family="paragraph" style:parent-style-name="Standard">
      <style:paragraph-properties fo:line-height="150%"/>
      <style:text-properties officeooo:paragraph-rsid="020068b3"/>
    </style:style>
    <style:style style:name="P723" style:family="paragraph" style:parent-style-name="Standard">
      <style:paragraph-properties fo:line-height="150%"/>
      <style:text-properties officeooo:paragraph-rsid="0265f14b"/>
    </style:style>
    <style:style style:name="P724" style:family="paragraph" style:parent-style-name="Standard">
      <style:paragraph-properties fo:line-height="150%"/>
      <style:text-properties officeooo:paragraph-rsid="00cab904"/>
    </style:style>
    <style:style style:name="P725" style:family="paragraph" style:parent-style-name="Standard">
      <style:paragraph-properties fo:line-height="150%"/>
      <style:text-properties officeooo:paragraph-rsid="0339abb7"/>
    </style:style>
    <style:style style:name="P726" style:family="paragraph" style:parent-style-name="Standard">
      <style:paragraph-properties fo:line-height="150%"/>
      <style:text-properties officeooo:paragraph-rsid="031857c7"/>
    </style:style>
    <style:style style:name="P727" style:family="paragraph" style:parent-style-name="Standard">
      <style:paragraph-properties fo:line-height="150%"/>
      <style:text-properties officeooo:paragraph-rsid="0347bb43"/>
    </style:style>
    <style:style style:name="P728" style:family="paragraph" style:parent-style-name="Standard">
      <style:paragraph-properties fo:line-height="150%"/>
      <style:text-properties officeooo:paragraph-rsid="03af7bf7"/>
    </style:style>
    <style:style style:name="P729" style:family="paragraph" style:parent-style-name="Standard">
      <style:paragraph-properties fo:line-height="150%"/>
      <style:text-properties officeooo:paragraph-rsid="03becfb9"/>
    </style:style>
    <style:style style:name="P730" style:family="paragraph" style:parent-style-name="Standard">
      <style:paragraph-properties fo:line-height="150%"/>
      <style:text-properties officeooo:paragraph-rsid="03e90de3"/>
    </style:style>
    <style:style style:name="P731" style:family="paragraph" style:parent-style-name="Standard">
      <style:paragraph-properties fo:line-height="150%"/>
      <style:text-properties officeooo:paragraph-rsid="03ffa765"/>
    </style:style>
    <style:style style:name="P732" style:family="paragraph" style:parent-style-name="Standard">
      <style:paragraph-properties fo:line-height="150%"/>
      <style:text-properties officeooo:paragraph-rsid="04226783"/>
    </style:style>
    <style:style style:name="P733" style:family="paragraph" style:parent-style-name="Standard">
      <style:paragraph-properties fo:line-height="150%"/>
      <style:text-properties officeooo:paragraph-rsid="04ddd894"/>
    </style:style>
    <style:style style:name="P734" style:family="paragraph" style:parent-style-name="Standard">
      <style:paragraph-properties fo:line-height="150%"/>
      <style:text-properties officeooo:paragraph-rsid="05319739"/>
    </style:style>
    <style:style style:name="P735" style:family="paragraph" style:parent-style-name="Standard">
      <style:paragraph-properties fo:line-height="150%"/>
      <style:text-properties officeooo:paragraph-rsid="057d2115"/>
    </style:style>
    <style:style style:name="P736" style:family="paragraph" style:parent-style-name="Standard">
      <style:paragraph-properties fo:line-height="150%"/>
      <style:text-properties officeooo:paragraph-rsid="058bbc5e"/>
    </style:style>
    <style:style style:name="P737" style:family="paragraph" style:parent-style-name="Standard">
      <style:paragraph-properties fo:line-height="150%"/>
      <style:text-properties officeooo:paragraph-rsid="054d7055"/>
    </style:style>
    <style:style style:name="P738" style:family="paragraph" style:parent-style-name="Standard">
      <style:paragraph-properties fo:line-height="150%"/>
      <style:text-properties officeooo:paragraph-rsid="05cd3bc5"/>
    </style:style>
    <style:style style:name="P739" style:family="paragraph" style:parent-style-name="Standard">
      <style:paragraph-properties fo:line-height="150%"/>
      <style:text-properties officeooo:paragraph-rsid="05e46ca0"/>
    </style:style>
    <style:style style:name="P740" style:family="paragraph" style:parent-style-name="Standard">
      <style:paragraph-properties fo:line-height="150%"/>
      <style:text-properties officeooo:paragraph-rsid="05e8bd08"/>
    </style:style>
    <style:style style:name="P741" style:family="paragraph" style:parent-style-name="Standard">
      <style:paragraph-properties fo:line-height="150%"/>
      <style:text-properties officeooo:paragraph-rsid="05ef59a4"/>
    </style:style>
    <style:style style:name="P742" style:family="paragraph" style:parent-style-name="Standard">
      <style:paragraph-properties fo:line-height="150%"/>
      <style:text-properties officeooo:paragraph-rsid="06052a63"/>
    </style:style>
    <style:style style:name="P743" style:family="paragraph" style:parent-style-name="Standard">
      <style:paragraph-properties fo:line-height="150%"/>
      <style:text-properties officeooo:paragraph-rsid="0608abbd"/>
    </style:style>
    <style:style style:name="P744" style:family="paragraph" style:parent-style-name="Standard">
      <style:paragraph-properties fo:line-height="150%"/>
      <style:text-properties officeooo:paragraph-rsid="061a2a29"/>
    </style:style>
    <style:style style:name="P745" style:family="paragraph" style:parent-style-name="Standard">
      <style:paragraph-properties fo:line-height="150%"/>
      <style:text-properties officeooo:paragraph-rsid="06130d41"/>
    </style:style>
    <style:style style:name="P746" style:family="paragraph" style:parent-style-name="Standard">
      <style:paragraph-properties fo:line-height="150%"/>
      <style:text-properties officeooo:paragraph-rsid="062535ed"/>
    </style:style>
    <style:style style:name="P747" style:family="paragraph" style:parent-style-name="Standard">
      <style:paragraph-properties fo:line-height="150%"/>
      <style:text-properties officeooo:paragraph-rsid="06257b22"/>
    </style:style>
    <style:style style:name="P748" style:family="paragraph" style:parent-style-name="Standard">
      <style:paragraph-properties fo:line-height="150%"/>
      <style:text-properties officeooo:paragraph-rsid="067e3ef2"/>
    </style:style>
    <style:style style:name="P749" style:family="paragraph" style:parent-style-name="Standard">
      <style:paragraph-properties fo:line-height="150%"/>
      <style:text-properties officeooo:paragraph-rsid="063bda54"/>
    </style:style>
    <style:style style:name="P750" style:family="paragraph" style:parent-style-name="Standard">
      <style:text-properties officeooo:paragraph-rsid="00883289"/>
    </style:style>
    <style:style style:name="P751" style:family="paragraph" style:parent-style-name="Standard">
      <style:text-properties officeooo:rsid="008872eb" officeooo:paragraph-rsid="008872eb"/>
    </style:style>
    <style:style style:name="P752" style:family="paragraph" style:parent-style-name="Standard">
      <style:text-properties officeooo:paragraph-rsid="00a75993"/>
    </style:style>
    <style:style style:name="P753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54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55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56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24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25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5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5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5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5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5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6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6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6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6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86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6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6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6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54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55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5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5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5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5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6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61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6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1022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23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24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25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47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50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51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52" style:family="paragraph" style:parent-style-name="Standard">
      <style:text-properties style:use-window-font-color="true" officeooo:paragraph-rsid="02be3c45"/>
    </style:style>
    <style:style style:name="P1053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5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5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5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5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5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105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6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6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6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6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06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65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066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06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06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69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70" style:family="paragraph" style:parent-style-name="Standard">
      <style:text-properties style:use-window-font-color="true" officeooo:paragraph-rsid="02ecf51e"/>
    </style:style>
    <style:style style:name="P1071" style:family="paragraph" style:parent-style-name="Standard">
      <style:paragraph-properties fo:line-height="150%"/>
      <style:text-properties style:use-window-font-color="true" officeooo:paragraph-rsid="02edc963"/>
    </style:style>
    <style:style style:name="P1072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75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76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7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7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079" style:family="paragraph" style:parent-style-name="Standard">
      <style:text-properties officeooo:paragraph-rsid="00ba4170"/>
    </style:style>
    <style:style style:name="P1080" style:family="paragraph" style:parent-style-name="Standard">
      <style:text-properties officeooo:paragraph-rsid="00bbbf73"/>
    </style:style>
    <style:style style:name="P1081" style:family="paragraph" style:parent-style-name="Standard">
      <style:text-properties officeooo:rsid="00beb82f" officeooo:paragraph-rsid="00beb82f"/>
    </style:style>
    <style:style style:name="P1082" style:family="paragraph" style:parent-style-name="Standard">
      <style:text-properties officeooo:paragraph-rsid="00beb82f"/>
    </style:style>
    <style:style style:name="P1083" style:family="paragraph" style:parent-style-name="Standard">
      <style:text-properties officeooo:rsid="00c0d7c6" officeooo:paragraph-rsid="00c0d7c6"/>
    </style:style>
    <style:style style:name="P1084" style:family="paragraph" style:parent-style-name="Standard">
      <style:text-properties officeooo:rsid="005521a3" officeooo:paragraph-rsid="005521a3"/>
    </style:style>
    <style:style style:name="P1085" style:family="paragraph" style:parent-style-name="Standard">
      <style:text-properties officeooo:paragraph-rsid="00d2fc06"/>
    </style:style>
    <style:style style:name="P1086" style:family="paragraph" style:parent-style-name="Standard">
      <style:paragraph-properties fo:line-height="150%"/>
      <style:text-properties officeooo:rsid="00d5826a" officeooo:paragraph-rsid="00d5826a"/>
    </style:style>
    <style:style style:name="P1087" style:family="paragraph" style:parent-style-name="Standard">
      <style:text-properties officeooo:paragraph-rsid="00d77d7d"/>
    </style:style>
    <style:style style:name="P1088" style:family="paragraph" style:parent-style-name="Standard">
      <style:text-properties officeooo:rsid="00d9c9e4" officeooo:paragraph-rsid="00d9c9e4"/>
    </style:style>
    <style:style style:name="P1089" style:family="paragraph" style:parent-style-name="Standard">
      <style:text-properties officeooo:paragraph-rsid="00e5f586"/>
    </style:style>
    <style:style style:name="P1090" style:family="paragraph" style:parent-style-name="Standard">
      <style:text-properties officeooo:paragraph-rsid="00eb50e0"/>
    </style:style>
    <style:style style:name="P1091" style:family="paragraph" style:parent-style-name="Standard">
      <style:paragraph-properties fo:line-height="150%"/>
      <style:text-properties officeooo:rsid="00f2503e" officeooo:paragraph-rsid="00f2503e"/>
    </style:style>
    <style:style style:name="P1092" style:family="paragraph" style:parent-style-name="Standard">
      <style:text-properties officeooo:rsid="00f2503e" officeooo:paragraph-rsid="01222be5"/>
    </style:style>
    <style:style style:name="P1093" style:family="paragraph" style:parent-style-name="Standard">
      <style:text-properties officeooo:rsid="00d1487d" officeooo:paragraph-rsid="00d2fc06"/>
    </style:style>
    <style:style style:name="P1094" style:family="paragraph" style:parent-style-name="Standard">
      <style:text-properties officeooo:paragraph-rsid="00f5260b"/>
    </style:style>
    <style:style style:name="P1095" style:family="paragraph" style:parent-style-name="Standard">
      <style:text-properties officeooo:paragraph-rsid="010c486e"/>
    </style:style>
    <style:style style:name="P1096" style:family="paragraph" style:parent-style-name="Standard">
      <style:text-properties officeooo:paragraph-rsid="00367935"/>
    </style:style>
    <style:style style:name="P1097" style:family="paragraph" style:parent-style-name="Standard">
      <style:text-properties officeooo:paragraph-rsid="011fc384"/>
    </style:style>
    <style:style style:name="P1098" style:family="paragraph" style:parent-style-name="Standard">
      <style:text-properties officeooo:paragraph-rsid="0122678f"/>
    </style:style>
    <style:style style:name="P1099" style:family="paragraph" style:parent-style-name="Standard">
      <style:text-properties officeooo:paragraph-rsid="012dfde8"/>
    </style:style>
    <style:style style:name="P1100" style:family="paragraph" style:parent-style-name="Standard">
      <style:text-properties officeooo:paragraph-rsid="0130fd48"/>
    </style:style>
    <style:style style:name="P1101" style:family="paragraph" style:parent-style-name="Standard">
      <style:text-properties officeooo:paragraph-rsid="013282b3"/>
    </style:style>
    <style:style style:name="P1102" style:family="paragraph" style:parent-style-name="Standard">
      <style:text-properties officeooo:paragraph-rsid="013f3c54"/>
    </style:style>
    <style:style style:name="P1103" style:family="paragraph" style:parent-style-name="Standard">
      <style:text-properties officeooo:paragraph-rsid="0152f194"/>
    </style:style>
    <style:style style:name="P1104" style:family="paragraph" style:parent-style-name="Standard">
      <style:text-properties officeooo:paragraph-rsid="0150aafa"/>
    </style:style>
    <style:style style:name="P1105" style:family="paragraph" style:parent-style-name="Standard">
      <style:paragraph-properties fo:line-height="100%"/>
      <style:text-properties officeooo:paragraph-rsid="016aa5ac"/>
    </style:style>
    <style:style style:name="P1106" style:family="paragraph" style:parent-style-name="Standard">
      <style:paragraph-properties fo:line-height="100%"/>
      <style:text-properties officeooo:paragraph-rsid="016d2800"/>
    </style:style>
    <style:style style:name="P1107" style:family="paragraph" style:parent-style-name="Standard">
      <style:paragraph-properties fo:line-height="100%"/>
      <style:text-properties officeooo:paragraph-rsid="0171553b"/>
    </style:style>
    <style:style style:name="P1108" style:family="paragraph" style:parent-style-name="Standard">
      <style:paragraph-properties fo:line-height="100%"/>
      <style:text-properties officeooo:paragraph-rsid="0176ee1b"/>
    </style:style>
    <style:style style:name="P1109" style:family="paragraph" style:parent-style-name="Standard">
      <style:paragraph-properties fo:line-height="100%"/>
      <style:text-properties officeooo:paragraph-rsid="017941db"/>
    </style:style>
    <style:style style:name="P1110" style:family="paragraph" style:parent-style-name="Standard">
      <style:paragraph-properties fo:line-height="100%"/>
      <style:text-properties officeooo:paragraph-rsid="017a7161"/>
    </style:style>
    <style:style style:name="P1111" style:family="paragraph" style:parent-style-name="Standard">
      <style:paragraph-properties fo:line-height="100%"/>
      <style:text-properties officeooo:paragraph-rsid="018105ab"/>
    </style:style>
    <style:style style:name="P1112" style:family="paragraph" style:parent-style-name="Standard">
      <style:paragraph-properties fo:line-height="100%"/>
      <style:text-properties officeooo:paragraph-rsid="01aaba73"/>
    </style:style>
    <style:style style:name="P1113" style:family="paragraph" style:parent-style-name="Standard">
      <style:paragraph-properties fo:line-height="100%"/>
      <style:text-properties officeooo:paragraph-rsid="01abda5f"/>
    </style:style>
    <style:style style:name="P1114" style:family="paragraph" style:parent-style-name="Standard">
      <style:paragraph-properties fo:line-height="100%"/>
      <style:text-properties officeooo:paragraph-rsid="01d3aa7e"/>
    </style:style>
    <style:style style:name="P1115" style:family="paragraph" style:parent-style-name="Standard">
      <style:paragraph-properties fo:line-height="100%"/>
      <style:text-properties officeooo:paragraph-rsid="01e2b86d"/>
    </style:style>
    <style:style style:name="P1116" style:family="paragraph" style:parent-style-name="Standard">
      <style:paragraph-properties fo:line-height="100%"/>
      <style:text-properties officeooo:paragraph-rsid="01e7ea9a"/>
    </style:style>
    <style:style style:name="P1117" style:family="paragraph" style:parent-style-name="Standard">
      <style:paragraph-properties fo:line-height="100%"/>
      <style:text-properties officeooo:paragraph-rsid="01f79ca2"/>
    </style:style>
    <style:style style:name="P1118" style:family="paragraph" style:parent-style-name="Standard">
      <style:paragraph-properties fo:line-height="100%"/>
      <style:text-properties officeooo:paragraph-rsid="020068b3"/>
    </style:style>
    <style:style style:name="P1119" style:family="paragraph" style:parent-style-name="Standard">
      <style:paragraph-properties fo:line-height="100%"/>
      <style:text-properties officeooo:paragraph-rsid="0200b58e"/>
    </style:style>
    <style:style style:name="P1120" style:family="paragraph" style:parent-style-name="Standard">
      <style:paragraph-properties fo:line-height="100%"/>
      <style:text-properties officeooo:paragraph-rsid="020131ae"/>
    </style:style>
    <style:style style:name="P1121" style:family="paragraph" style:parent-style-name="Standard">
      <style:paragraph-properties fo:line-height="100%"/>
      <style:text-properties officeooo:paragraph-rsid="0212a48a"/>
    </style:style>
    <style:style style:name="P1122" style:family="paragraph" style:parent-style-name="Standard">
      <style:paragraph-properties fo:line-height="100%"/>
      <style:text-properties officeooo:paragraph-rsid="01d522fe"/>
    </style:style>
    <style:style style:name="P1123" style:family="paragraph" style:parent-style-name="Standard">
      <style:paragraph-properties fo:line-height="100%"/>
      <style:text-properties officeooo:paragraph-rsid="021920c6"/>
    </style:style>
    <style:style style:name="P1124" style:family="paragraph" style:parent-style-name="Standard">
      <style:paragraph-properties fo:line-height="100%"/>
      <style:text-properties officeooo:paragraph-rsid="021bfb0f"/>
    </style:style>
    <style:style style:name="P1125" style:family="paragraph" style:parent-style-name="Standard">
      <style:paragraph-properties fo:line-height="100%"/>
      <style:text-properties officeooo:paragraph-rsid="021d76dd"/>
    </style:style>
    <style:style style:name="P1126" style:family="paragraph" style:parent-style-name="Standard">
      <style:paragraph-properties fo:line-height="100%"/>
      <style:text-properties officeooo:paragraph-rsid="01ec8e18"/>
    </style:style>
    <style:style style:name="P1127" style:family="paragraph" style:parent-style-name="Standard">
      <style:paragraph-properties fo:line-height="100%"/>
      <style:text-properties officeooo:paragraph-rsid="0228bd00"/>
    </style:style>
    <style:style style:name="P1128" style:family="paragraph" style:parent-style-name="Standard">
      <style:paragraph-properties fo:line-height="100%"/>
      <style:text-properties officeooo:paragraph-rsid="0239e044"/>
    </style:style>
    <style:style style:name="P1129" style:family="paragraph" style:parent-style-name="Standard">
      <style:paragraph-properties fo:line-height="100%"/>
      <style:text-properties officeooo:paragraph-rsid="023e217a"/>
    </style:style>
    <style:style style:name="P1130" style:family="paragraph" style:parent-style-name="Standard">
      <style:paragraph-properties fo:line-height="100%"/>
      <style:text-properties officeooo:paragraph-rsid="0245c9e7"/>
    </style:style>
    <style:style style:name="P1131" style:family="paragraph" style:parent-style-name="Standard">
      <style:paragraph-properties fo:line-height="100%"/>
      <style:text-properties officeooo:paragraph-rsid="0248e2f5"/>
    </style:style>
    <style:style style:name="P1132" style:family="paragraph" style:parent-style-name="Standard">
      <style:paragraph-properties fo:line-height="100%"/>
      <style:text-properties officeooo:paragraph-rsid="024d9b01"/>
    </style:style>
    <style:style style:name="P1133" style:family="paragraph" style:parent-style-name="Standard">
      <style:paragraph-properties fo:line-height="100%"/>
      <style:text-properties officeooo:paragraph-rsid="02540cb9"/>
    </style:style>
    <style:style style:name="P1134" style:family="paragraph" style:parent-style-name="Standard">
      <style:paragraph-properties fo:line-height="100%"/>
      <style:text-properties officeooo:paragraph-rsid="02656310"/>
    </style:style>
    <style:style style:name="P1135" style:family="paragraph" style:parent-style-name="Standard">
      <style:paragraph-properties fo:line-height="100%"/>
      <style:text-properties officeooo:paragraph-rsid="0265f14b"/>
    </style:style>
    <style:style style:name="P1136" style:family="paragraph" style:parent-style-name="Standard">
      <style:paragraph-properties fo:line-height="100%"/>
      <style:text-properties officeooo:paragraph-rsid="02778926"/>
    </style:style>
    <style:style style:name="P1137" style:family="paragraph" style:parent-style-name="Standard">
      <style:paragraph-properties fo:line-height="100%"/>
      <style:text-properties officeooo:paragraph-rsid="0279658f"/>
    </style:style>
    <style:style style:name="P1138" style:family="paragraph" style:parent-style-name="Standard">
      <style:paragraph-properties fo:line-height="100%"/>
      <style:text-properties officeooo:paragraph-rsid="027b57d1"/>
    </style:style>
    <style:style style:name="P1139" style:family="paragraph" style:parent-style-name="Standard">
      <style:paragraph-properties fo:line-height="100%"/>
      <style:text-properties officeooo:paragraph-rsid="02819040"/>
    </style:style>
    <style:style style:name="P1140" style:family="paragraph" style:parent-style-name="Standard">
      <style:paragraph-properties fo:line-height="100%"/>
      <style:text-properties officeooo:paragraph-rsid="028add40"/>
    </style:style>
    <style:style style:name="P1141" style:family="paragraph" style:parent-style-name="Standard">
      <style:paragraph-properties fo:line-height="100%"/>
      <style:text-properties officeooo:paragraph-rsid="02939b7b"/>
    </style:style>
    <style:style style:name="P1142" style:family="paragraph" style:parent-style-name="Standard">
      <style:paragraph-properties fo:line-height="100%"/>
      <style:text-properties officeooo:paragraph-rsid="0293a523"/>
    </style:style>
    <style:style style:name="P1143" style:family="paragraph" style:parent-style-name="Standard">
      <style:paragraph-properties fo:line-height="100%"/>
      <style:text-properties officeooo:paragraph-rsid="0297c923"/>
    </style:style>
    <style:style style:name="P1144" style:family="paragraph" style:parent-style-name="Standard">
      <style:paragraph-properties fo:line-height="100%"/>
      <style:text-properties officeooo:paragraph-rsid="029bb505"/>
    </style:style>
    <style:style style:name="P1145" style:family="paragraph" style:parent-style-name="Standard">
      <style:paragraph-properties fo:line-height="100%"/>
      <style:text-properties officeooo:paragraph-rsid="02a71f0b"/>
    </style:style>
    <style:style style:name="P1146" style:family="paragraph" style:parent-style-name="Standard">
      <style:paragraph-properties fo:line-height="100%"/>
      <style:text-properties officeooo:paragraph-rsid="027c1b85"/>
    </style:style>
    <style:style style:name="P1147" style:family="paragraph" style:parent-style-name="Standard">
      <style:paragraph-properties fo:line-height="100%"/>
      <style:text-properties officeooo:paragraph-rsid="0045286d"/>
    </style:style>
    <style:style style:name="P1148" style:family="paragraph" style:parent-style-name="Standard">
      <style:paragraph-properties fo:line-height="100%"/>
      <style:text-properties officeooo:paragraph-rsid="02bd01a2"/>
    </style:style>
    <style:style style:name="P1149" style:family="paragraph" style:parent-style-name="Standard">
      <style:paragraph-properties fo:line-height="100%"/>
      <style:text-properties officeooo:paragraph-rsid="02d5eaee"/>
    </style:style>
    <style:style style:name="P1150" style:family="paragraph" style:parent-style-name="Standard">
      <style:paragraph-properties fo:line-height="100%"/>
      <style:text-properties officeooo:paragraph-rsid="02e4f960"/>
    </style:style>
    <style:style style:name="P1151" style:family="paragraph" style:parent-style-name="Standard">
      <style:paragraph-properties fo:line-height="100%"/>
      <style:text-properties officeooo:paragraph-rsid="02eac01d"/>
    </style:style>
    <style:style style:name="P1152" style:family="paragraph" style:parent-style-name="Standard">
      <style:paragraph-properties fo:line-height="100%"/>
      <style:text-properties officeooo:paragraph-rsid="02f17ec6"/>
    </style:style>
    <style:style style:name="P1153" style:family="paragraph" style:parent-style-name="Standard">
      <style:paragraph-properties fo:line-height="100%"/>
      <style:text-properties officeooo:paragraph-rsid="02fda6ef"/>
    </style:style>
    <style:style style:name="P1154" style:family="paragraph" style:parent-style-name="Standard">
      <style:paragraph-properties fo:line-height="100%"/>
      <style:text-properties officeooo:paragraph-rsid="03040c1c"/>
    </style:style>
    <style:style style:name="P1155" style:family="paragraph" style:parent-style-name="Standard">
      <style:paragraph-properties fo:line-height="100%"/>
      <style:text-properties officeooo:paragraph-rsid="03049b98"/>
    </style:style>
    <style:style style:name="P1156" style:family="paragraph" style:parent-style-name="Standard">
      <style:paragraph-properties fo:line-height="100%"/>
      <style:text-properties officeooo:paragraph-rsid="0305aebe"/>
    </style:style>
    <style:style style:name="P1157" style:family="paragraph" style:parent-style-name="Standard">
      <style:paragraph-properties fo:line-height="100%"/>
      <style:text-properties officeooo:paragraph-rsid="03061f93"/>
    </style:style>
    <style:style style:name="P1158" style:family="paragraph" style:parent-style-name="Standard">
      <style:paragraph-properties fo:line-height="100%"/>
      <style:text-properties officeooo:paragraph-rsid="03153caa"/>
    </style:style>
    <style:style style:name="P1159" style:family="paragraph" style:parent-style-name="Standard">
      <style:paragraph-properties fo:line-height="100%"/>
      <style:text-properties officeooo:paragraph-rsid="03343ce6"/>
    </style:style>
    <style:style style:name="P1160" style:family="paragraph" style:parent-style-name="Standard">
      <style:paragraph-properties fo:line-height="100%"/>
      <style:text-properties officeooo:paragraph-rsid="03349842"/>
    </style:style>
    <style:style style:name="P1161" style:family="paragraph" style:parent-style-name="Standard">
      <style:paragraph-properties fo:line-height="100%"/>
      <style:text-properties officeooo:paragraph-rsid="033f17a3"/>
    </style:style>
    <style:style style:name="P1162" style:family="paragraph" style:parent-style-name="Standard">
      <style:paragraph-properties fo:line-height="100%"/>
      <style:text-properties officeooo:paragraph-rsid="034172a0"/>
    </style:style>
    <style:style style:name="P1163" style:family="paragraph" style:parent-style-name="Standard">
      <style:paragraph-properties fo:line-height="100%"/>
      <style:text-properties officeooo:paragraph-rsid="034adc9b"/>
    </style:style>
    <style:style style:name="P1164" style:family="paragraph" style:parent-style-name="Standard">
      <style:paragraph-properties fo:line-height="100%"/>
      <style:text-properties officeooo:paragraph-rsid="034f33b6"/>
    </style:style>
    <style:style style:name="P1165" style:family="paragraph" style:parent-style-name="Standard">
      <style:paragraph-properties fo:line-height="100%"/>
      <style:text-properties officeooo:paragraph-rsid="034f680a"/>
    </style:style>
    <style:style style:name="P1166" style:family="paragraph" style:parent-style-name="Standard">
      <style:paragraph-properties fo:line-height="100%"/>
      <style:text-properties officeooo:paragraph-rsid="035051aa"/>
    </style:style>
    <style:style style:name="P1167" style:family="paragraph" style:parent-style-name="Standard">
      <style:paragraph-properties fo:line-height="100%"/>
      <style:text-properties officeooo:paragraph-rsid="0369854f"/>
    </style:style>
    <style:style style:name="P1168" style:family="paragraph" style:parent-style-name="Standard">
      <style:paragraph-properties fo:line-height="100%"/>
      <style:text-properties officeooo:paragraph-rsid="03963307"/>
    </style:style>
    <style:style style:name="P1169" style:family="paragraph" style:parent-style-name="Standard">
      <style:paragraph-properties fo:line-height="100%"/>
      <style:text-properties officeooo:paragraph-rsid="039c640b"/>
    </style:style>
    <style:style style:name="P1170" style:family="paragraph" style:parent-style-name="Standard">
      <style:paragraph-properties fo:line-height="100%"/>
      <style:text-properties officeooo:paragraph-rsid="039e9821"/>
    </style:style>
    <style:style style:name="P1171" style:family="paragraph" style:parent-style-name="Standard">
      <style:paragraph-properties fo:line-height="100%"/>
      <style:text-properties officeooo:paragraph-rsid="03a073aa"/>
    </style:style>
    <style:style style:name="P1172" style:family="paragraph" style:parent-style-name="Standard">
      <style:paragraph-properties fo:line-height="100%"/>
      <style:text-properties officeooo:paragraph-rsid="03b1fbc9"/>
    </style:style>
    <style:style style:name="P1173" style:family="paragraph" style:parent-style-name="Standard">
      <style:paragraph-properties fo:line-height="100%"/>
      <style:text-properties officeooo:paragraph-rsid="03c51260"/>
    </style:style>
    <style:style style:name="P1174" style:family="paragraph" style:parent-style-name="Standard">
      <style:paragraph-properties fo:line-height="100%"/>
      <style:text-properties officeooo:paragraph-rsid="03eb005c"/>
    </style:style>
    <style:style style:name="P1175" style:family="paragraph" style:parent-style-name="Standard">
      <style:paragraph-properties fo:line-height="100%"/>
      <style:text-properties officeooo:paragraph-rsid="03f0c84b"/>
    </style:style>
    <style:style style:name="P1176" style:family="paragraph" style:parent-style-name="Standard">
      <style:paragraph-properties fo:line-height="100%"/>
      <style:text-properties officeooo:paragraph-rsid="03e90de3"/>
    </style:style>
    <style:style style:name="P1177" style:family="paragraph" style:parent-style-name="Standard">
      <style:paragraph-properties fo:line-height="100%"/>
      <style:text-properties officeooo:paragraph-rsid="03f27278"/>
    </style:style>
    <style:style style:name="P1178" style:family="paragraph" style:parent-style-name="Standard">
      <style:paragraph-properties fo:line-height="100%"/>
      <style:text-properties officeooo:paragraph-rsid="03fd5e01"/>
    </style:style>
    <style:style style:name="P1179" style:family="paragraph" style:parent-style-name="Standard">
      <style:paragraph-properties fo:line-height="100%"/>
      <style:text-properties officeooo:paragraph-rsid="0400a6e4"/>
    </style:style>
    <style:style style:name="P1180" style:family="paragraph" style:parent-style-name="Standard">
      <style:paragraph-properties fo:line-height="100%"/>
      <style:text-properties officeooo:paragraph-rsid="0404aa05"/>
    </style:style>
    <style:style style:name="P1181" style:family="paragraph" style:parent-style-name="Standard">
      <style:paragraph-properties fo:line-height="100%"/>
      <style:text-properties officeooo:paragraph-rsid="04102973"/>
    </style:style>
    <style:style style:name="P1182" style:family="paragraph" style:parent-style-name="Standard">
      <style:paragraph-properties fo:line-height="100%"/>
      <style:text-properties officeooo:paragraph-rsid="041e6a3e"/>
    </style:style>
    <style:style style:name="P1183" style:family="paragraph" style:parent-style-name="Standard">
      <style:paragraph-properties fo:line-height="100%"/>
      <style:text-properties officeooo:paragraph-rsid="03a31e81"/>
    </style:style>
    <style:style style:name="P1184" style:family="paragraph" style:parent-style-name="Standard">
      <style:paragraph-properties fo:line-height="100%"/>
      <style:text-properties officeooo:paragraph-rsid="043fc929"/>
    </style:style>
    <style:style style:name="P1185" style:family="paragraph" style:parent-style-name="Standard">
      <style:paragraph-properties fo:line-height="100%"/>
      <style:text-properties officeooo:paragraph-rsid="043a0ede"/>
    </style:style>
    <style:style style:name="P1186" style:family="paragraph" style:parent-style-name="Standard">
      <style:paragraph-properties fo:line-height="100%"/>
      <style:text-properties officeooo:paragraph-rsid="04518e70"/>
    </style:style>
    <style:style style:name="P1187" style:family="paragraph" style:parent-style-name="Standard">
      <style:paragraph-properties fo:line-height="100%"/>
      <style:text-properties officeooo:paragraph-rsid="04592f7c"/>
    </style:style>
    <style:style style:name="P1188" style:family="paragraph" style:parent-style-name="Standard">
      <style:paragraph-properties fo:line-height="100%"/>
      <style:text-properties officeooo:paragraph-rsid="03becfb9"/>
    </style:style>
    <style:style style:name="P1189" style:family="paragraph" style:parent-style-name="Standard">
      <style:paragraph-properties fo:line-height="100%"/>
      <style:text-properties officeooo:paragraph-rsid="0473548b"/>
    </style:style>
    <style:style style:name="P1190" style:family="paragraph" style:parent-style-name="Standard">
      <style:paragraph-properties fo:line-height="100%"/>
      <style:text-properties officeooo:paragraph-rsid="0411d16e"/>
    </style:style>
    <style:style style:name="P1191" style:family="paragraph" style:parent-style-name="Standard">
      <style:paragraph-properties fo:line-height="100%"/>
      <style:text-properties officeooo:paragraph-rsid="041746e7"/>
    </style:style>
    <style:style style:name="P1192" style:family="paragraph" style:parent-style-name="Standard">
      <style:paragraph-properties fo:line-height="100%"/>
      <style:text-properties officeooo:paragraph-rsid="043c6125"/>
    </style:style>
    <style:style style:name="P1193" style:family="paragraph" style:parent-style-name="Standard">
      <style:paragraph-properties fo:line-height="100%"/>
      <style:text-properties officeooo:paragraph-rsid="04472f62"/>
    </style:style>
    <style:style style:name="P1194" style:family="paragraph" style:parent-style-name="Standard">
      <style:paragraph-properties fo:line-height="100%"/>
      <style:text-properties officeooo:paragraph-rsid="03fc17c3"/>
    </style:style>
    <style:style style:name="P1195" style:family="paragraph" style:parent-style-name="Standard">
      <style:paragraph-properties fo:line-height="100%"/>
      <style:text-properties officeooo:paragraph-rsid="039292f6"/>
    </style:style>
    <style:style style:name="P1196" style:family="paragraph" style:parent-style-name="Standard">
      <style:paragraph-properties fo:line-height="100%"/>
      <style:text-properties officeooo:paragraph-rsid="0486c03e"/>
    </style:style>
    <style:style style:name="P1197" style:family="paragraph" style:parent-style-name="Standard">
      <style:paragraph-properties fo:line-height="100%"/>
      <style:text-properties officeooo:paragraph-rsid="048ffd4a"/>
    </style:style>
    <style:style style:name="P1198" style:family="paragraph" style:parent-style-name="Standard">
      <style:paragraph-properties fo:line-height="100%"/>
      <style:text-properties officeooo:paragraph-rsid="04915c32"/>
    </style:style>
    <style:style style:name="P1199" style:family="paragraph" style:parent-style-name="Standard">
      <style:paragraph-properties fo:line-height="100%"/>
      <style:text-properties officeooo:paragraph-rsid="0496a172"/>
    </style:style>
    <style:style style:name="P1200" style:family="paragraph" style:parent-style-name="Standard">
      <style:paragraph-properties fo:line-height="100%"/>
      <style:text-properties officeooo:paragraph-rsid="04a08898"/>
    </style:style>
    <style:style style:name="P1201" style:family="paragraph" style:parent-style-name="Standard">
      <style:paragraph-properties fo:line-height="100%"/>
      <style:text-properties officeooo:paragraph-rsid="04a6679a"/>
    </style:style>
    <style:style style:name="P1202" style:family="paragraph" style:parent-style-name="Standard">
      <style:paragraph-properties fo:line-height="100%"/>
      <style:text-properties officeooo:paragraph-rsid="04ad05fc"/>
    </style:style>
    <style:style style:name="P1203" style:family="paragraph" style:parent-style-name="Standard">
      <style:paragraph-properties fo:line-height="100%"/>
      <style:text-properties officeooo:paragraph-rsid="04b3c5c0"/>
    </style:style>
    <style:style style:name="P1204" style:family="paragraph" style:parent-style-name="Standard">
      <style:paragraph-properties fo:line-height="100%"/>
      <style:text-properties officeooo:paragraph-rsid="04ba1b39"/>
    </style:style>
    <style:style style:name="P1205" style:family="paragraph" style:parent-style-name="Standard">
      <style:paragraph-properties fo:line-height="100%"/>
      <style:text-properties officeooo:paragraph-rsid="04bc7059"/>
    </style:style>
    <style:style style:name="P1206" style:family="paragraph" style:parent-style-name="Standard">
      <style:paragraph-properties fo:line-height="100%"/>
      <style:text-properties officeooo:paragraph-rsid="02ec4cc6"/>
    </style:style>
    <style:style style:name="P1207" style:family="paragraph" style:parent-style-name="Standard">
      <style:paragraph-properties fo:line-height="100%"/>
      <style:text-properties officeooo:paragraph-rsid="04b80b14"/>
    </style:style>
    <style:style style:name="P1208" style:family="paragraph" style:parent-style-name="Standard">
      <style:paragraph-properties fo:line-height="100%"/>
      <style:text-properties officeooo:paragraph-rsid="04d7b913"/>
    </style:style>
    <style:style style:name="P1209" style:family="paragraph" style:parent-style-name="Standard">
      <style:paragraph-properties fo:line-height="100%"/>
      <style:text-properties officeooo:paragraph-rsid="04ddd894"/>
    </style:style>
    <style:style style:name="P1210" style:family="paragraph" style:parent-style-name="Standard">
      <style:paragraph-properties fo:line-height="100%"/>
      <style:text-properties officeooo:paragraph-rsid="04deac5d"/>
    </style:style>
    <style:style style:name="P1211" style:family="paragraph" style:parent-style-name="Standard">
      <style:paragraph-properties fo:line-height="100%"/>
      <style:text-properties officeooo:paragraph-rsid="04ee3d5e"/>
    </style:style>
    <style:style style:name="P1212" style:family="paragraph" style:parent-style-name="Standard">
      <style:paragraph-properties fo:line-height="100%"/>
      <style:text-properties officeooo:paragraph-rsid="04ee86bb"/>
    </style:style>
    <style:style style:name="P1213" style:family="paragraph" style:parent-style-name="Standard">
      <style:paragraph-properties fo:line-height="100%"/>
      <style:text-properties officeooo:paragraph-rsid="04f29906"/>
    </style:style>
    <style:style style:name="P1214" style:family="paragraph" style:parent-style-name="Standard">
      <style:paragraph-properties fo:line-height="100%"/>
      <style:text-properties officeooo:paragraph-rsid="04faca3a"/>
    </style:style>
    <style:style style:name="P1215" style:family="paragraph" style:parent-style-name="Standard">
      <style:paragraph-properties fo:line-height="100%"/>
      <style:text-properties officeooo:paragraph-rsid="051228a5"/>
    </style:style>
    <style:style style:name="P1216" style:family="paragraph" style:parent-style-name="Standard">
      <style:paragraph-properties fo:line-height="100%"/>
      <style:text-properties officeooo:paragraph-rsid="05149db7"/>
    </style:style>
    <style:style style:name="P1217" style:family="paragraph" style:parent-style-name="Standard">
      <style:paragraph-properties fo:line-height="100%"/>
      <style:text-properties officeooo:paragraph-rsid="051755b6"/>
    </style:style>
    <style:style style:name="P1218" style:family="paragraph" style:parent-style-name="Standard">
      <style:paragraph-properties fo:line-height="100%"/>
      <style:text-properties officeooo:paragraph-rsid="04f1c42d"/>
    </style:style>
    <style:style style:name="P1219" style:family="paragraph" style:parent-style-name="Standard">
      <style:paragraph-properties fo:line-height="100%"/>
      <style:text-properties officeooo:paragraph-rsid="052c470d"/>
    </style:style>
    <style:style style:name="P1220" style:family="paragraph" style:parent-style-name="Standard">
      <style:paragraph-properties fo:line-height="100%"/>
      <style:text-properties officeooo:paragraph-rsid="052e1d4e"/>
    </style:style>
    <style:style style:name="P1221" style:family="paragraph" style:parent-style-name="Standard">
      <style:paragraph-properties fo:line-height="100%"/>
      <style:text-properties officeooo:paragraph-rsid="052fd794"/>
    </style:style>
    <style:style style:name="P1222" style:family="paragraph" style:parent-style-name="Standard">
      <style:paragraph-properties fo:line-height="100%"/>
      <style:text-properties officeooo:paragraph-rsid="053faa40"/>
    </style:style>
    <style:style style:name="P1223" style:family="paragraph" style:parent-style-name="Standard">
      <style:paragraph-properties fo:line-height="100%"/>
      <style:text-properties officeooo:paragraph-rsid="054f83a7"/>
    </style:style>
    <style:style style:name="P1224" style:family="paragraph" style:parent-style-name="Standard">
      <style:paragraph-properties fo:line-height="100%"/>
      <style:text-properties officeooo:paragraph-rsid="0557f31f"/>
    </style:style>
    <style:style style:name="P1225" style:family="paragraph" style:parent-style-name="Standard">
      <style:paragraph-properties fo:line-height="100%"/>
      <style:text-properties officeooo:paragraph-rsid="055a623a"/>
    </style:style>
    <style:style style:name="P1226" style:family="paragraph" style:parent-style-name="Standard">
      <style:paragraph-properties fo:line-height="100%"/>
      <style:text-properties officeooo:paragraph-rsid="0569d9ca"/>
    </style:style>
    <style:style style:name="P1227" style:family="paragraph" style:parent-style-name="Standard">
      <style:paragraph-properties fo:line-height="100%"/>
      <style:text-properties officeooo:paragraph-rsid="056d9742"/>
    </style:style>
    <style:style style:name="P1228" style:family="paragraph" style:parent-style-name="Standard">
      <style:paragraph-properties fo:line-height="100%"/>
      <style:text-properties officeooo:paragraph-rsid="057cbee6"/>
    </style:style>
    <style:style style:name="P1229" style:family="paragraph" style:parent-style-name="Standard">
      <style:paragraph-properties fo:line-height="100%"/>
      <style:text-properties officeooo:paragraph-rsid="0580d52a"/>
    </style:style>
    <style:style style:name="P1230" style:family="paragraph" style:parent-style-name="Standard">
      <style:paragraph-properties fo:line-height="100%"/>
      <style:text-properties officeooo:paragraph-rsid="059e7836"/>
    </style:style>
    <style:style style:name="P1231" style:family="paragraph" style:parent-style-name="Standard">
      <style:paragraph-properties fo:line-height="100%"/>
      <style:text-properties officeooo:paragraph-rsid="05ab1076"/>
    </style:style>
    <style:style style:name="P1232" style:family="paragraph" style:parent-style-name="Standard">
      <style:paragraph-properties fo:line-height="100%"/>
      <style:text-properties officeooo:paragraph-rsid="05b1d6ac"/>
    </style:style>
    <style:style style:name="P1233" style:family="paragraph" style:parent-style-name="Standard">
      <style:paragraph-properties fo:line-height="100%"/>
      <style:text-properties officeooo:paragraph-rsid="05b6653b"/>
    </style:style>
    <style:style style:name="P1234" style:family="paragraph" style:parent-style-name="Standard">
      <style:paragraph-properties fo:line-height="100%"/>
      <style:text-properties officeooo:paragraph-rsid="05bc64d7"/>
    </style:style>
    <style:style style:name="P1235" style:family="paragraph" style:parent-style-name="Standard">
      <style:paragraph-properties fo:line-height="100%"/>
      <style:text-properties officeooo:paragraph-rsid="05d96232"/>
    </style:style>
    <style:style style:name="P1236" style:family="paragraph" style:parent-style-name="Standard">
      <style:paragraph-properties fo:line-height="100%"/>
      <style:text-properties officeooo:paragraph-rsid="05dd0971"/>
    </style:style>
    <style:style style:name="P1237" style:family="paragraph" style:parent-style-name="Standard">
      <style:paragraph-properties fo:line-height="100%"/>
      <style:text-properties officeooo:paragraph-rsid="06011cd1"/>
    </style:style>
    <style:style style:name="P1238" style:family="paragraph" style:parent-style-name="Standard">
      <style:paragraph-properties fo:line-height="100%"/>
      <style:text-properties officeooo:paragraph-rsid="06063862"/>
    </style:style>
    <style:style style:name="P1239" style:family="paragraph" style:parent-style-name="Standard">
      <style:paragraph-properties fo:line-height="100%"/>
      <style:text-properties officeooo:paragraph-rsid="060fe20f"/>
    </style:style>
    <style:style style:name="P1240" style:family="paragraph" style:parent-style-name="Standard">
      <style:paragraph-properties fo:line-height="100%"/>
      <style:text-properties officeooo:paragraph-rsid="061169e8"/>
    </style:style>
    <style:style style:name="P1241" style:family="paragraph" style:parent-style-name="Standard">
      <style:paragraph-properties fo:line-height="100%"/>
      <style:text-properties officeooo:paragraph-rsid="06125c09"/>
    </style:style>
    <style:style style:name="P1242" style:family="paragraph" style:parent-style-name="Standard">
      <style:paragraph-properties fo:line-height="100%"/>
      <style:text-properties officeooo:paragraph-rsid="06191840"/>
    </style:style>
    <style:style style:name="P1243" style:family="paragraph" style:parent-style-name="Standard">
      <style:paragraph-properties fo:line-height="100%"/>
      <style:text-properties officeooo:paragraph-rsid="062f0400"/>
    </style:style>
    <style:style style:name="P1244" style:family="paragraph" style:parent-style-name="Standard">
      <style:paragraph-properties fo:line-height="100%"/>
      <style:text-properties officeooo:paragraph-rsid="06307d14"/>
    </style:style>
    <style:style style:name="P1245" style:family="paragraph" style:parent-style-name="Standard">
      <style:paragraph-properties fo:line-height="100%"/>
      <style:text-properties officeooo:paragraph-rsid="06408df0"/>
    </style:style>
    <style:style style:name="P1246" style:family="paragraph" style:parent-style-name="Standard">
      <style:paragraph-properties fo:line-height="100%"/>
      <style:text-properties officeooo:paragraph-rsid="0652812f"/>
    </style:style>
    <style:style style:name="P1247" style:family="paragraph" style:parent-style-name="Standard">
      <style:paragraph-properties fo:line-height="100%"/>
      <style:text-properties officeooo:paragraph-rsid="065d9833"/>
    </style:style>
    <style:style style:name="P1248" style:family="paragraph" style:parent-style-name="Standard">
      <style:paragraph-properties fo:line-height="100%"/>
      <style:text-properties officeooo:paragraph-rsid="0663a1c9"/>
    </style:style>
    <style:style style:name="P1249" style:family="paragraph" style:parent-style-name="Standard">
      <style:paragraph-properties fo:line-height="100%"/>
      <style:text-properties officeooo:paragraph-rsid="069290ce"/>
    </style:style>
    <style:style style:name="P1250" style:family="paragraph" style:parent-style-name="Standard">
      <style:paragraph-properties fo:line-height="100%"/>
      <style:text-properties officeooo:paragraph-rsid="069f9907"/>
    </style:style>
    <style:style style:name="P1251" style:family="paragraph" style:parent-style-name="Standard">
      <style:paragraph-properties fo:line-height="100%"/>
      <style:text-properties officeooo:paragraph-rsid="069e7007"/>
    </style:style>
    <style:style style:name="P1252" style:family="paragraph" style:parent-style-name="Standard">
      <style:paragraph-properties fo:line-height="100%"/>
      <style:text-properties officeooo:paragraph-rsid="069d3467"/>
    </style:style>
    <style:style style:name="P1253" style:family="paragraph" style:parent-style-name="Standard">
      <style:paragraph-properties fo:line-height="100%"/>
      <style:text-properties officeooo:paragraph-rsid="06d0bb9d"/>
    </style:style>
    <style:style style:name="P1254" style:family="paragraph" style:parent-style-name="Standard">
      <style:paragraph-properties fo:line-height="100%"/>
      <style:text-properties officeooo:paragraph-rsid="06d6e503"/>
    </style:style>
    <style:style style:name="P1255" style:family="paragraph" style:parent-style-name="Standard">
      <style:paragraph-properties fo:line-height="100%"/>
      <style:text-properties officeooo:paragraph-rsid="06bf5f63"/>
    </style:style>
    <style:style style:name="P1256" style:family="paragraph" style:parent-style-name="Standard">
      <style:paragraph-properties fo:line-height="100%"/>
      <style:text-properties officeooo:paragraph-rsid="06dce0b5"/>
    </style:style>
    <style:style style:name="P1257" style:family="paragraph" style:parent-style-name="Standard">
      <style:paragraph-properties fo:line-height="100%"/>
      <style:text-properties officeooo:paragraph-rsid="06e51493"/>
    </style:style>
    <style:style style:name="P1258" style:family="paragraph" style:parent-style-name="Standard">
      <style:paragraph-properties fo:line-height="100%"/>
      <style:text-properties officeooo:paragraph-rsid="06e9b05d"/>
    </style:style>
    <style:style style:name="P1259" style:family="paragraph" style:parent-style-name="Standard">
      <style:paragraph-properties fo:line-height="100%"/>
      <style:text-properties officeooo:paragraph-rsid="06f2eb19"/>
    </style:style>
    <style:style style:name="P1260" style:family="paragraph" style:parent-style-name="Standard">
      <style:paragraph-properties fo:line-height="100%"/>
      <style:text-properties officeooo:paragraph-rsid="06fe5f86"/>
    </style:style>
    <style:style style:name="P1261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262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263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264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65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266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26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26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26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27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27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272" style:family="paragraph" style:parent-style-name="Standard">
      <style:text-properties fo:color="#c9211e" officeooo:rsid="003eeb50" officeooo:paragraph-rsid="00ac1d69"/>
    </style:style>
    <style:style style:name="P1273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274" style:family="paragraph" style:parent-style-name="Standard">
      <style:paragraph-properties fo:line-height="100%"/>
      <style:text-properties officeooo:rsid="016b9044" officeooo:paragraph-rsid="016b9044"/>
    </style:style>
    <style:style style:name="P1275" style:family="paragraph" style:parent-style-name="Standard">
      <style:paragraph-properties fo:line-height="100%"/>
      <style:text-properties officeooo:rsid="01a2dcc2" officeooo:paragraph-rsid="01a2dcc2"/>
    </style:style>
    <style:style style:name="P1276" style:family="paragraph" style:parent-style-name="Standard">
      <style:paragraph-properties fo:line-height="100%"/>
      <style:text-properties officeooo:rsid="01a92b83" officeooo:paragraph-rsid="01abda5f"/>
    </style:style>
    <style:style style:name="P1277" style:family="paragraph" style:parent-style-name="Standard">
      <style:paragraph-properties fo:line-height="100%"/>
      <style:text-properties officeooo:rsid="01b78805" officeooo:paragraph-rsid="01b9977e"/>
    </style:style>
    <style:style style:name="P1278" style:family="paragraph" style:parent-style-name="Standard">
      <style:paragraph-properties fo:line-height="100%"/>
      <style:text-properties officeooo:rsid="01b78805" officeooo:paragraph-rsid="020d39a8"/>
    </style:style>
    <style:style style:name="P1279" style:family="paragraph" style:parent-style-name="Standard">
      <style:paragraph-properties fo:line-height="100%"/>
      <style:text-properties officeooo:rsid="01bcc73c" officeooo:paragraph-rsid="01bcc73c"/>
    </style:style>
    <style:style style:name="P1280" style:family="paragraph" style:parent-style-name="Standard">
      <style:paragraph-properties fo:line-height="100%"/>
      <style:text-properties officeooo:rsid="01cb0c6f" officeooo:paragraph-rsid="01cb0c6f"/>
    </style:style>
    <style:style style:name="P1281" style:family="paragraph" style:parent-style-name="Standard">
      <style:paragraph-properties fo:line-height="100%"/>
      <style:text-properties officeooo:rsid="01cd0839" officeooo:paragraph-rsid="01cd0839"/>
    </style:style>
    <style:style style:name="P1282" style:family="paragraph" style:parent-style-name="Standard">
      <style:paragraph-properties fo:line-height="100%"/>
      <style:text-properties officeooo:rsid="01e4a612" officeooo:paragraph-rsid="01e4a612"/>
    </style:style>
    <style:style style:name="P1283" style:family="paragraph" style:parent-style-name="Standard">
      <style:paragraph-properties fo:line-height="100%"/>
      <style:text-properties officeooo:rsid="022b7ea9" officeooo:paragraph-rsid="022b7ea9"/>
    </style:style>
    <style:style style:name="P1284" style:family="paragraph" style:parent-style-name="Standard">
      <style:paragraph-properties fo:line-height="100%"/>
      <style:text-properties officeooo:rsid="022dff2a" officeooo:paragraph-rsid="022dff2a"/>
    </style:style>
    <style:style style:name="P1285" style:family="paragraph" style:parent-style-name="Standard">
      <style:text-properties officeooo:paragraph-rsid="0275c15d"/>
    </style:style>
    <style:style style:name="P1286" style:family="paragraph" style:parent-style-name="Standard">
      <style:paragraph-properties fo:line-height="100%"/>
      <style:text-properties officeooo:rsid="02819040" officeooo:paragraph-rsid="028fc45c"/>
    </style:style>
    <style:style style:name="P1287" style:family="paragraph" style:parent-style-name="Standard">
      <style:paragraph-properties fo:line-height="100%"/>
      <style:text-properties officeooo:rsid="0285839b" officeooo:paragraph-rsid="0288fb00"/>
    </style:style>
    <style:style style:name="P1288" style:family="paragraph" style:parent-style-name="Standard">
      <style:paragraph-properties fo:line-height="100%"/>
      <style:text-properties officeooo:rsid="0297c923" officeooo:paragraph-rsid="0297c923"/>
    </style:style>
    <style:style style:name="P1289" style:family="paragraph" style:parent-style-name="Standard">
      <style:paragraph-properties fo:line-height="100%"/>
      <style:text-properties officeooo:rsid="029ac75f" officeooo:paragraph-rsid="029ac75f"/>
    </style:style>
    <style:style style:name="P1290" style:family="paragraph" style:parent-style-name="Standard">
      <style:text-properties officeooo:paragraph-rsid="00bfa17d"/>
    </style:style>
    <style:style style:name="P1291" style:family="paragraph" style:parent-style-name="Standard">
      <style:text-properties officeooo:paragraph-rsid="00bd11a0"/>
    </style:style>
    <style:style style:name="P1292" style:family="paragraph" style:parent-style-name="Standard">
      <style:paragraph-properties fo:line-height="100%"/>
      <style:text-properties officeooo:rsid="02540cb9" officeooo:paragraph-rsid="02bd01a2"/>
    </style:style>
    <style:style style:name="P129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29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29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29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297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298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299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00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0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07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08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09" style:family="paragraph" style:parent-style-name="Standard">
      <style:paragraph-properties fo:line-height="100%"/>
      <style:text-properties officeooo:rsid="02da5175" officeooo:paragraph-rsid="02da5175"/>
    </style:style>
    <style:style style:name="P1310" style:family="paragraph" style:parent-style-name="Standard">
      <style:paragraph-properties fo:line-height="100%"/>
      <style:text-properties officeooo:rsid="02e4f960" officeooo:paragraph-rsid="02e4f960"/>
    </style:style>
    <style:style style:name="P1311" style:family="paragraph" style:parent-style-name="Standard">
      <style:paragraph-properties fo:line-height="100%"/>
      <style:text-properties officeooo:rsid="02eabaea" officeooo:paragraph-rsid="02eabaea"/>
    </style:style>
    <style:style style:name="P1312" style:family="paragraph" style:parent-style-name="Standard">
      <style:paragraph-properties fo:line-height="100%"/>
      <style:text-properties officeooo:rsid="02eac01d" officeooo:paragraph-rsid="02eac01d"/>
    </style:style>
    <style:style style:name="P1313" style:family="paragraph" style:parent-style-name="Standard">
      <style:paragraph-properties fo:line-height="100%"/>
      <style:text-properties officeooo:rsid="02eb27fd" officeooo:paragraph-rsid="02ec089f"/>
    </style:style>
    <style:style style:name="P1314" style:family="paragraph" style:parent-style-name="Standard">
      <style:text-properties officeooo:paragraph-rsid="02ecf51e"/>
    </style:style>
    <style:style style:name="P1315" style:family="paragraph" style:parent-style-name="Standard">
      <style:text-properties officeooo:paragraph-rsid="02f17ec6"/>
    </style:style>
    <style:style style:name="P1316" style:family="paragraph" style:parent-style-name="Standard">
      <style:paragraph-properties fo:line-height="100%"/>
      <style:text-properties officeooo:rsid="02e59398" officeooo:paragraph-rsid="03049b98"/>
    </style:style>
    <style:style style:name="P1317" style:family="paragraph" style:parent-style-name="Standard">
      <style:paragraph-properties fo:line-height="150%"/>
      <style:text-properties officeooo:rsid="02e59398" officeooo:paragraph-rsid="03049b98"/>
    </style:style>
    <style:style style:name="P1318" style:family="paragraph" style:parent-style-name="Standard">
      <style:paragraph-properties fo:line-height="100%"/>
      <style:text-properties officeooo:rsid="022ee1ec" officeooo:paragraph-rsid="022ee1ec"/>
    </style:style>
    <style:style style:name="P1319" style:family="paragraph" style:parent-style-name="Standard">
      <style:text-properties officeooo:paragraph-rsid="03061f93"/>
    </style:style>
    <style:style style:name="P1320" style:family="paragraph" style:parent-style-name="Standard">
      <style:paragraph-properties fo:line-height="100%"/>
      <style:text-properties officeooo:rsid="0346a444" officeooo:paragraph-rsid="0346a444"/>
    </style:style>
    <style:style style:name="P1321" style:family="paragraph" style:parent-style-name="Standard">
      <style:text-properties officeooo:paragraph-rsid="03733aab"/>
    </style:style>
    <style:style style:name="P1322" style:family="paragraph" style:parent-style-name="Standard">
      <style:paragraph-properties fo:line-height="100%"/>
      <style:text-properties officeooo:rsid="038a2c81" officeooo:paragraph-rsid="039e9821"/>
    </style:style>
    <style:style style:name="P1323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24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32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2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2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28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329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30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331" style:family="paragraph" style:parent-style-name="Standard">
      <style:paragraph-properties fo:line-height="100%"/>
      <style:text-properties fo:color="#ff0000" officeooo:paragraph-rsid="042824b8"/>
    </style:style>
    <style:style style:name="P1332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3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34" style:family="paragraph" style:parent-style-name="Standard">
      <style:paragraph-properties fo:line-height="100%"/>
      <style:text-properties officeooo:rsid="03a4e520" officeooo:paragraph-rsid="03a4e520"/>
    </style:style>
    <style:style style:name="P1335" style:family="paragraph" style:parent-style-name="Standard">
      <style:paragraph-properties fo:line-height="100%"/>
      <style:text-properties officeooo:rsid="03a073aa" officeooo:paragraph-rsid="03a073aa"/>
    </style:style>
    <style:style style:name="P1336" style:family="paragraph" style:parent-style-name="Standard">
      <style:text-properties officeooo:paragraph-rsid="00c0d7c6"/>
    </style:style>
    <style:style style:name="P1337" style:family="paragraph" style:parent-style-name="Standard">
      <style:text-properties officeooo:paragraph-rsid="03e93625"/>
    </style:style>
    <style:style style:name="P1338" style:family="paragraph" style:parent-style-name="Standard">
      <style:text-properties officeooo:rsid="0019f535" officeooo:paragraph-rsid="03e93625"/>
    </style:style>
    <style:style style:name="P1339" style:family="paragraph" style:parent-style-name="Standard">
      <style:paragraph-properties fo:line-height="100%"/>
      <style:text-properties officeooo:rsid="045a6b37" officeooo:paragraph-rsid="045a6b37"/>
    </style:style>
    <style:style style:name="P1340" style:family="paragraph" style:parent-style-name="Standard">
      <style:text-properties officeooo:paragraph-rsid="00118c4a"/>
    </style:style>
    <style:style style:name="P1341" style:family="paragraph" style:parent-style-name="Standard">
      <style:paragraph-properties fo:line-height="100%"/>
      <style:text-properties officeooo:rsid="048fe3f8" officeooo:paragraph-rsid="048ffd4a"/>
    </style:style>
    <style:style style:name="P1342" style:family="paragraph" style:parent-style-name="Standard">
      <style:paragraph-properties fo:line-height="100%"/>
      <style:text-properties officeooo:rsid="0494bc64" officeooo:paragraph-rsid="0494bc64"/>
    </style:style>
    <style:style style:name="P1343" style:family="paragraph" style:parent-style-name="Standard">
      <style:paragraph-properties fo:line-height="100%"/>
      <style:text-properties officeooo:rsid="0497dc28" officeooo:paragraph-rsid="0497dc28"/>
    </style:style>
    <style:style style:name="P1344" style:family="paragraph" style:parent-style-name="Standard">
      <style:paragraph-properties fo:line-height="150%"/>
      <style:text-properties officeooo:rsid="049a8a7e" officeooo:paragraph-rsid="049a8a7e"/>
    </style:style>
    <style:style style:name="P1345" style:family="paragraph" style:parent-style-name="Standard">
      <style:paragraph-properties fo:line-height="100%"/>
      <style:text-properties officeooo:rsid="049c223c" officeooo:paragraph-rsid="049c223c"/>
    </style:style>
    <style:style style:name="P1346" style:family="paragraph" style:parent-style-name="Standard">
      <style:paragraph-properties fo:line-height="100%"/>
      <style:text-properties officeooo:rsid="04a08898" officeooo:paragraph-rsid="04a08898"/>
    </style:style>
    <style:style style:name="P1347" style:family="paragraph" style:parent-style-name="Standard">
      <style:paragraph-properties fo:line-height="100%"/>
      <style:text-properties officeooo:rsid="04ad05fc" officeooo:paragraph-rsid="04b3c5c0"/>
    </style:style>
    <style:style style:name="P1348" style:family="paragraph" style:parent-style-name="Standard">
      <style:paragraph-properties fo:line-height="100%"/>
      <style:text-properties officeooo:rsid="04ba1b39" officeooo:paragraph-rsid="04ba1b39"/>
    </style:style>
    <style:style style:name="P1349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350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351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352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353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354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355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356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357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358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359" style:family="paragraph" style:parent-style-name="Standard">
      <style:paragraph-properties fo:line-height="100%"/>
      <style:text-properties officeooo:rsid="04bc7059" officeooo:paragraph-rsid="04bc7059"/>
    </style:style>
    <style:style style:name="P1360" style:family="paragraph" style:parent-style-name="Standard">
      <style:paragraph-properties fo:line-height="100%"/>
      <style:text-properties officeooo:rsid="04a57ad8" officeooo:paragraph-rsid="04ba1b39"/>
    </style:style>
    <style:style style:name="P1361" style:family="paragraph" style:parent-style-name="Standard">
      <style:paragraph-properties fo:line-height="100%"/>
      <style:text-properties officeooo:rsid="051228a5" officeooo:paragraph-rsid="05270c2d"/>
    </style:style>
    <style:style style:name="P1362" style:family="paragraph" style:parent-style-name="Standard">
      <style:paragraph-properties fo:line-height="100%"/>
      <style:text-properties officeooo:rsid="05149db7" officeooo:paragraph-rsid="05149db7"/>
    </style:style>
    <style:style style:name="P1363" style:family="paragraph" style:parent-style-name="Standard">
      <style:paragraph-properties fo:line-height="100%"/>
      <style:text-properties officeooo:rsid="04f29906" officeooo:paragraph-rsid="051fdc2f"/>
    </style:style>
    <style:style style:name="P1364" style:family="paragraph" style:parent-style-name="Standard">
      <style:paragraph-properties fo:line-height="100%"/>
      <style:text-properties officeooo:rsid="052fd794" officeooo:paragraph-rsid="052fd794"/>
    </style:style>
    <style:style style:name="P1365" style:family="paragraph" style:parent-style-name="Standard">
      <style:paragraph-properties fo:line-height="100%"/>
      <style:text-properties officeooo:rsid="0569d9ca" officeooo:paragraph-rsid="0569d9ca"/>
    </style:style>
    <style:style style:name="P1366" style:family="paragraph" style:parent-style-name="Standard">
      <style:paragraph-properties fo:line-height="100%"/>
      <style:text-properties officeooo:rsid="058ba444" officeooo:paragraph-rsid="058ba444"/>
    </style:style>
    <style:style style:name="P1367" style:family="paragraph" style:parent-style-name="Standard">
      <style:paragraph-properties fo:line-height="100%"/>
      <style:text-properties officeooo:rsid="05e2db49" officeooo:paragraph-rsid="05ef59a4"/>
    </style:style>
    <style:style style:name="P1368" style:family="paragraph" style:parent-style-name="Standard">
      <style:paragraph-properties fo:line-height="100%"/>
      <style:text-properties officeooo:rsid="05e46ca0" officeooo:paragraph-rsid="05e5f887"/>
    </style:style>
    <style:style style:name="P1369" style:family="paragraph" style:parent-style-name="Standard">
      <style:paragraph-properties fo:line-height="150%"/>
      <style:text-properties officeooo:rsid="06130d41" officeooo:paragraph-rsid="06130d41"/>
    </style:style>
    <style:style style:name="P1370" style:family="paragraph" style:parent-style-name="Standard">
      <style:paragraph-properties fo:line-height="100%"/>
      <style:text-properties officeooo:rsid="0620d52b" officeooo:paragraph-rsid="0620d52b"/>
    </style:style>
    <style:style style:name="P1371" style:family="paragraph" style:parent-style-name="Standard">
      <style:paragraph-properties fo:line-height="100%"/>
      <style:text-properties officeooo:rsid="06307d14" officeooo:paragraph-rsid="06307d14"/>
    </style:style>
    <style:style style:name="P1372" style:family="paragraph" style:parent-style-name="Standard">
      <style:paragraph-properties fo:line-height="100%"/>
      <style:text-properties officeooo:rsid="0630fb9a" officeooo:paragraph-rsid="0630fb9a"/>
    </style:style>
    <style:style style:name="P1373" style:family="paragraph" style:parent-style-name="Standard">
      <style:paragraph-properties fo:line-height="100%"/>
      <style:text-properties officeooo:rsid="0630fb9a" officeooo:paragraph-rsid="069290ce"/>
    </style:style>
    <style:style style:name="P1374" style:family="paragraph" style:parent-style-name="Standard">
      <style:paragraph-properties fo:line-height="100%"/>
      <style:text-properties officeooo:rsid="06321a8e" officeooo:paragraph-rsid="06321a8e"/>
    </style:style>
    <style:style style:name="P1375" style:family="paragraph" style:parent-style-name="Standard">
      <style:paragraph-properties fo:line-height="100%"/>
      <style:text-properties officeooo:rsid="06340678" officeooo:paragraph-rsid="06340678"/>
    </style:style>
    <style:style style:name="P1376" style:family="paragraph" style:parent-style-name="Standard">
      <style:paragraph-properties fo:line-height="100%"/>
      <style:text-properties officeooo:rsid="062f0400" officeooo:paragraph-rsid="06307d14"/>
    </style:style>
    <style:style style:name="P1377" style:family="paragraph" style:parent-style-name="Standard">
      <style:paragraph-properties fo:line-height="100%"/>
      <style:text-properties officeooo:rsid="063bda54" officeooo:paragraph-rsid="063bda54"/>
    </style:style>
    <style:style style:name="P1378" style:family="paragraph" style:parent-style-name="Standard">
      <style:paragraph-properties fo:line-height="100%"/>
      <style:text-properties officeooo:rsid="063bda54" officeooo:paragraph-rsid="069290ce"/>
    </style:style>
    <style:style style:name="P1379" style:family="paragraph" style:parent-style-name="Standard">
      <style:paragraph-properties fo:line-height="100%"/>
      <style:text-properties officeooo:rsid="063d933e" officeooo:paragraph-rsid="063d933e"/>
    </style:style>
    <style:style style:name="P1380" style:family="paragraph" style:parent-style-name="Standard">
      <style:paragraph-properties fo:line-height="100%"/>
      <style:text-properties officeooo:rsid="063e62c4" officeooo:paragraph-rsid="063e62c4"/>
    </style:style>
    <style:style style:name="P1381" style:family="paragraph" style:parent-style-name="Standard">
      <style:paragraph-properties fo:line-height="100%"/>
      <style:text-properties officeooo:rsid="063e62c4" officeooo:paragraph-rsid="06408df0"/>
    </style:style>
    <style:style style:name="P1382" style:family="paragraph" style:parent-style-name="Standard">
      <style:paragraph-properties fo:line-height="100%"/>
      <style:text-properties officeooo:rsid="063fe71c" officeooo:paragraph-rsid="06408df0"/>
    </style:style>
    <style:style style:name="P1383" style:family="paragraph" style:parent-style-name="Standard">
      <style:paragraph-properties fo:line-height="100%"/>
      <style:text-properties officeooo:rsid="06408df0" officeooo:paragraph-rsid="06408df0"/>
    </style:style>
    <style:style style:name="P1384" style:family="paragraph" style:parent-style-name="Standard">
      <style:paragraph-properties fo:line-height="150%"/>
      <style:text-properties officeooo:rsid="06408df0" officeooo:paragraph-rsid="06408df0"/>
    </style:style>
    <style:style style:name="P1385" style:family="paragraph" style:parent-style-name="Standard">
      <style:paragraph-properties fo:line-height="100%"/>
      <style:text-properties officeooo:rsid="06440517" officeooo:paragraph-rsid="06440517"/>
    </style:style>
    <style:style style:name="P1386" style:family="paragraph" style:parent-style-name="Standard">
      <style:paragraph-properties fo:line-height="100%"/>
      <style:text-properties officeooo:rsid="0646a7a3" officeooo:paragraph-rsid="0646a7a3"/>
    </style:style>
    <style:style style:name="P1387" style:family="paragraph" style:parent-style-name="Standard">
      <style:paragraph-properties fo:line-height="150%"/>
      <style:text-properties officeooo:rsid="0646a7a3" officeooo:paragraph-rsid="0646a7a3"/>
    </style:style>
    <style:style style:name="P1388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38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39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391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392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39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394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395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396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397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398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399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00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01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402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03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04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05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06" style:family="paragraph" style:parent-style-name="Table_20_Contents">
      <style:paragraph-properties fo:text-align="center" style:justify-single-word="false"/>
    </style:style>
    <style:style style:name="P1407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08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09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10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11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12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13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14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15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16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17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18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19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20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21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22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23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24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25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26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27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28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29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30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31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32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33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434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435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43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437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438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439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440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441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442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443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444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445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446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447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448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449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450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451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452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453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454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455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456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457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458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459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460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461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462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463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464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465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466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467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468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469" style:family="paragraph" style:parent-style-name="Standard">
      <style:paragraph-properties fo:line-height="150%" fo:break-before="page"/>
      <style:text-properties officeooo:paragraph-rsid="02d98b08"/>
    </style:style>
    <style:style style:name="P1470" style:family="paragraph" style:parent-style-name="Standard">
      <style:paragraph-properties fo:line-height="150%" fo:break-before="page"/>
      <style:text-properties officeooo:paragraph-rsid="03fd5e01"/>
    </style:style>
    <style:style style:name="P1471" style:family="paragraph" style:parent-style-name="Standard">
      <style:paragraph-properties fo:line-height="150%" fo:break-before="page"/>
      <style:text-properties officeooo:paragraph-rsid="066d2ed4"/>
    </style:style>
    <style:style style:name="P1472" style:family="paragraph" style:parent-style-name="Standard">
      <style:paragraph-properties fo:line-height="150%" fo:break-before="page"/>
      <style:text-properties officeooo:paragraph-rsid="065d401a"/>
    </style:style>
    <style:style style:name="P1473" style:family="paragraph" style:parent-style-name="Standard">
      <style:paragraph-properties fo:line-height="100%" fo:break-before="page"/>
      <style:text-properties officeooo:paragraph-rsid="024c0a42"/>
    </style:style>
    <style:style style:name="P1474" style:family="paragraph" style:parent-style-name="Standard">
      <style:paragraph-properties fo:line-height="100%" fo:break-before="page"/>
      <style:text-properties officeooo:paragraph-rsid="05ab1076"/>
    </style:style>
    <style:style style:name="P1475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47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477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478" style:family="paragraph" style:parent-style-name="Standard">
      <style:paragraph-properties fo:break-before="page"/>
      <style:text-properties officeooo:paragraph-rsid="009622c6"/>
    </style:style>
    <style:style style:name="P1479" style:family="paragraph" style:parent-style-name="Standard">
      <style:paragraph-properties fo:break-before="page"/>
      <style:text-properties officeooo:paragraph-rsid="02be3c45"/>
    </style:style>
    <style:style style:name="P1480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48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82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83" style:family="paragraph" style:parent-style-name="Standard" style:list-style-name="L1">
      <style:text-properties officeooo:paragraph-rsid="0013268f"/>
    </style:style>
    <style:style style:name="P1484" style:family="paragraph" style:parent-style-name="Standard" style:list-style-name="L1">
      <style:text-properties officeooo:rsid="0013268f" officeooo:paragraph-rsid="0013268f"/>
    </style:style>
    <style:style style:name="P1485" style:family="paragraph" style:parent-style-name="Standard" style:list-style-name="L2">
      <style:text-properties style:use-window-font-color="true" officeooo:paragraph-rsid="00118c4a"/>
    </style:style>
    <style:style style:name="P1486" style:family="paragraph" style:parent-style-name="Standard" style:list-style-name="L2">
      <style:text-properties style:use-window-font-color="true" officeooo:rsid="0011b025" officeooo:paragraph-rsid="0011b025"/>
    </style:style>
    <style:style style:name="P1487" style:family="paragraph" style:parent-style-name="Standard" style:list-style-name="L4">
      <style:text-properties style:use-window-font-color="true" officeooo:rsid="00a8a4b1" officeooo:paragraph-rsid="02be3c45"/>
    </style:style>
    <style:style style:name="P1488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48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49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491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492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493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49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49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496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497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498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499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00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01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02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03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04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05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06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07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08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09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1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11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12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1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1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1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1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17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18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19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20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2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22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23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24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25" style:family="paragraph" style:parent-style-name="Standard" style:list-style-name="L43">
      <style:text-properties style:use-window-font-color="true" officeooo:paragraph-rsid="02edc963"/>
    </style:style>
    <style:style style:name="P1526" style:family="paragraph" style:parent-style-name="Standard" style:list-style-name="L3">
      <style:text-properties officeooo:rsid="0012a0dc" officeooo:paragraph-rsid="0012a0dc"/>
    </style:style>
    <style:style style:name="P1527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28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29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30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531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532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533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534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535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536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37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38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39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40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41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542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43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544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45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546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54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4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54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550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51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552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553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554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555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556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57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58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559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560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561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562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563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564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565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66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67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568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569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570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571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572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573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574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575" style:family="paragraph" style:parent-style-name="Standard">
      <style:paragraph-properties fo:line-height="100%"/>
      <style:text-properties fo:font-style="normal" fo:font-weight="normal" officeooo:rsid="0721d28f" officeooo:paragraph-rsid="0721d28f" style:font-style-asian="normal" style:font-weight-asian="normal" style:font-style-complex="normal" style:font-weight-complex="normal"/>
    </style:style>
    <style:style style:name="P1576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7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57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7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8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8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8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8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8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58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58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58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58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589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590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591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592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593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594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595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596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597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598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599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00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01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02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03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04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05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06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07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08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1609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1610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1611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1612" style:family="paragraph" style:parent-style-name="Standard">
      <style:paragraph-properties fo:line-height="100%"/>
      <style:text-properties fo:font-style="normal" officeooo:rsid="07175761" officeooo:paragraph-rsid="07175761" style:font-style-asian="normal" style:font-style-complex="normal"/>
    </style:style>
    <style:style style:name="P1613" style:family="paragraph" style:parent-style-name="Standard">
      <style:paragraph-properties fo:line-height="100%"/>
      <style:text-properties fo:font-style="normal" officeooo:rsid="0718a82e" officeooo:paragraph-rsid="0718a82e" style:font-style-asian="normal" style:font-style-complex="normal"/>
    </style:style>
    <style:style style:name="P1614" style:family="paragraph" style:parent-style-name="Standard" style:list-style-name="L109">
      <style:paragraph-properties fo:line-height="100%"/>
      <style:text-properties fo:font-style="normal" officeooo:rsid="0718a82e" officeooo:paragraph-rsid="0718a82e" style:font-style-asian="normal" style:font-style-complex="normal"/>
    </style:style>
    <style:style style:name="P1615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1616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1617" style:family="paragraph" style:parent-style-name="Standard" style:list-style-name="L7">
      <style:text-properties officeooo:rsid="0033fbdf" officeooo:paragraph-rsid="0033fbdf"/>
    </style:style>
    <style:style style:name="P1618" style:family="paragraph" style:parent-style-name="Standard" style:list-style-name="L11">
      <style:text-properties officeooo:rsid="0033fbdf" officeooo:paragraph-rsid="0106c767"/>
    </style:style>
    <style:style style:name="P1619" style:family="paragraph" style:parent-style-name="Standard" style:list-style-name="L8">
      <style:text-properties officeooo:paragraph-rsid="005b5cd3"/>
    </style:style>
    <style:style style:name="P1620" style:family="paragraph" style:parent-style-name="Standard" style:list-style-name="L9">
      <style:text-properties officeooo:paragraph-rsid="00367935"/>
    </style:style>
    <style:style style:name="P1621" style:family="paragraph" style:parent-style-name="Standard" style:list-style-name="L9">
      <style:text-properties officeooo:rsid="00367935" officeooo:paragraph-rsid="00367935"/>
    </style:style>
    <style:style style:name="P1622" style:family="paragraph" style:parent-style-name="Standard" style:list-style-name="L10">
      <style:text-properties officeooo:rsid="00386ddb" officeooo:paragraph-rsid="00386ddb"/>
    </style:style>
    <style:style style:name="P1623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24" style:family="paragraph" style:parent-style-name="Standard" style:list-style-name="L20">
      <style:text-properties officeooo:paragraph-rsid="00a4ce44"/>
    </style:style>
    <style:style style:name="P1625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26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27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28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29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30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631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632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633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634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635" style:family="paragraph" style:parent-style-name="Standard" style:list-style-name="L25">
      <style:text-properties officeooo:paragraph-rsid="00beb82f"/>
    </style:style>
    <style:style style:name="P1636" style:family="paragraph" style:parent-style-name="Standard" style:list-style-name="L26">
      <style:text-properties officeooo:paragraph-rsid="00d139a0"/>
    </style:style>
    <style:style style:name="P1637" style:family="paragraph" style:parent-style-name="Standard" style:list-style-name="L29">
      <style:text-properties officeooo:paragraph-rsid="00f2503e"/>
    </style:style>
    <style:style style:name="P1638" style:family="paragraph" style:parent-style-name="Standard" style:list-style-name="L30">
      <style:text-properties officeooo:rsid="00f3f4f5" officeooo:paragraph-rsid="00f5260b"/>
    </style:style>
    <style:style style:name="P1639" style:family="paragraph" style:parent-style-name="Standard" style:list-style-name="L30">
      <style:text-properties officeooo:rsid="00f3f4f5" officeooo:paragraph-rsid="00f3f4f5"/>
    </style:style>
    <style:style style:name="P1640" style:family="paragraph" style:parent-style-name="Standard" style:list-style-name="L33">
      <style:paragraph-properties fo:line-height="100%"/>
      <style:text-properties officeooo:paragraph-rsid="01b5c969"/>
    </style:style>
    <style:style style:name="P1641" style:family="paragraph" style:parent-style-name="Standard" style:list-style-name="L58">
      <style:paragraph-properties fo:line-height="100%"/>
      <style:text-properties officeooo:paragraph-rsid="0346a444"/>
    </style:style>
    <style:style style:name="P1642" style:family="paragraph" style:parent-style-name="Standard" style:list-style-name="L63">
      <style:paragraph-properties fo:line-height="100%"/>
      <style:text-properties officeooo:paragraph-rsid="03ec3a95"/>
    </style:style>
    <style:style style:name="P1643" style:family="paragraph" style:parent-style-name="Standard" style:list-style-name="L64">
      <style:paragraph-properties fo:line-height="100%"/>
      <style:text-properties officeooo:paragraph-rsid="03ed0846"/>
    </style:style>
    <style:style style:name="P1644" style:family="paragraph" style:parent-style-name="Standard" style:list-style-name="L68">
      <style:paragraph-properties fo:line-height="100%"/>
      <style:text-properties officeooo:paragraph-rsid="04a57ad8"/>
    </style:style>
    <style:style style:name="P1645" style:family="paragraph" style:parent-style-name="Standard" style:list-style-name="L72">
      <style:paragraph-properties fo:line-height="100%"/>
      <style:text-properties officeooo:paragraph-rsid="04deac5d"/>
    </style:style>
    <style:style style:name="P1646" style:family="paragraph" style:parent-style-name="Standard" style:list-style-name="L83">
      <style:paragraph-properties fo:line-height="100%"/>
      <style:text-properties officeooo:paragraph-rsid="05cd3bc5"/>
    </style:style>
    <style:style style:name="P1647" style:family="paragraph" style:parent-style-name="Standard" style:list-style-name="L86">
      <style:paragraph-properties fo:line-height="100%"/>
      <style:text-properties officeooo:paragraph-rsid="05e7f406"/>
    </style:style>
    <style:style style:name="P1648" style:family="paragraph" style:parent-style-name="Standard" style:list-style-name="L93">
      <style:paragraph-properties fo:line-height="100%"/>
      <style:text-properties officeooo:paragraph-rsid="06176dd5"/>
    </style:style>
    <style:style style:name="P1649" style:family="paragraph" style:parent-style-name="Standard" style:list-style-name="L99">
      <style:paragraph-properties fo:line-height="100%"/>
      <style:text-properties officeooo:paragraph-rsid="06257b22"/>
    </style:style>
    <style:style style:name="P1650" style:family="paragraph" style:parent-style-name="Standard" style:list-style-name="L100">
      <style:paragraph-properties fo:line-height="100%"/>
      <style:text-properties officeooo:paragraph-rsid="0630fb9a"/>
    </style:style>
    <style:style style:name="P1651" style:family="paragraph" style:parent-style-name="Standard" style:list-style-name="L106">
      <style:paragraph-properties fo:line-height="100%"/>
      <style:text-properties officeooo:paragraph-rsid="065a8b52"/>
    </style:style>
    <style:style style:name="P1652" style:family="paragraph" style:parent-style-name="Standard">
      <style:paragraph-properties fo:line-height="100%"/>
      <style:text-properties officeooo:paragraph-rsid="0703136b"/>
    </style:style>
    <style:style style:name="P1653" style:family="paragraph" style:parent-style-name="Standard">
      <style:paragraph-properties fo:line-height="100%"/>
      <style:text-properties officeooo:paragraph-rsid="06c43a88"/>
    </style:style>
    <style:style style:name="P1654" style:family="paragraph" style:parent-style-name="Standard">
      <style:paragraph-properties fo:line-height="100%"/>
      <style:text-properties officeooo:paragraph-rsid="070b4184"/>
    </style:style>
    <style:style style:name="P1655" style:family="paragraph" style:parent-style-name="Standard">
      <style:paragraph-properties fo:line-height="100%"/>
      <style:text-properties officeooo:paragraph-rsid="071053d5"/>
    </style:style>
    <style:style style:name="P1656" style:family="paragraph" style:parent-style-name="Standard">
      <style:paragraph-properties fo:line-height="100%"/>
      <style:text-properties officeooo:paragraph-rsid="06c12b2d"/>
    </style:style>
    <style:style style:name="P1657" style:family="paragraph" style:parent-style-name="Standard">
      <style:paragraph-properties fo:line-height="100%"/>
      <style:text-properties officeooo:paragraph-rsid="07175761"/>
    </style:style>
    <style:style style:name="P1658" style:family="paragraph" style:parent-style-name="Standard">
      <style:paragraph-properties fo:line-height="100%"/>
      <style:text-properties officeooo:paragraph-rsid="071be8ce"/>
    </style:style>
    <style:style style:name="P1659" style:family="paragraph" style:parent-style-name="Standard">
      <style:paragraph-properties fo:line-height="100%"/>
      <style:text-properties officeooo:paragraph-rsid="071f6f35"/>
    </style:style>
    <style:style style:name="P1660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661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662" style:family="paragraph" style:parent-style-name="Standard" style:list-style-name="L44">
      <style:paragraph-properties fo:line-height="150%"/>
      <style:text-properties officeooo:paragraph-rsid="02df5c92"/>
    </style:style>
    <style:style style:name="P1663" style:family="paragraph" style:parent-style-name="Standard" style:list-style-name="L44">
      <style:paragraph-properties fo:line-height="150%"/>
      <style:text-properties officeooo:paragraph-rsid="02e142ec"/>
    </style:style>
    <style:style style:name="P1664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665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666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667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668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669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670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671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672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673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674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675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676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677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678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679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680" style:family="paragraph" style:parent-style-name="Standard">
      <style:paragraph-properties fo:line-height="100%"/>
      <style:text-properties fo:font-style="italic" officeooo:paragraph-rsid="071053d5" style:font-style-asian="italic" style:font-style-complex="italic"/>
    </style:style>
    <style:style style:name="P1681" style:family="paragraph" style:parent-style-name="Standard">
      <style:paragraph-properties fo:line-height="100%"/>
      <style:text-properties fo:font-style="italic" officeooo:paragraph-rsid="071f6f35" style:font-style-asian="italic" style:font-style-complex="italic"/>
    </style:style>
    <style:style style:name="P1682" style:family="paragraph" style:parent-style-name="Standard">
      <style:paragraph-properties fo:line-height="100%"/>
      <style:text-properties fo:font-style="italic" officeooo:rsid="07045199" officeooo:paragraph-rsid="071f6f35" style:font-style-asian="italic" style:font-style-complex="italic"/>
    </style:style>
    <style:style style:name="P1683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684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685" style:family="paragraph" style:parent-style-name="Standard">
      <style:paragraph-properties fo:line-height="100%"/>
      <style:text-properties fo:font-style="italic" officeooo:rsid="0716b010" officeooo:paragraph-rsid="071a29dd" style:font-style-asian="italic" style:font-style-complex="italic"/>
    </style:style>
    <style:style style:name="P1686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687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688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689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690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691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692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693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694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695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696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697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698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699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00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01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02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03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04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05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06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07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08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09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10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11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12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13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14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715" style:family="paragraph" style:parent-style-name="Standard">
      <style:paragraph-properties fo:line-height="100%"/>
      <style:text-properties officeooo:rsid="071053d5" officeooo:paragraph-rsid="071053d5"/>
    </style:style>
    <style:style style:name="P1716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17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18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19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officeooo:rsid="016778b3" style:font-style-asian="italic" style:font-style-complex="italic"/>
    </style:style>
    <style:style style:name="T145" style:family="text">
      <style:text-properties style:use-window-font-color="true" fo:font-style="italic" officeooo:rsid="01e504ba" style:font-style-asian="italic" style:font-style-complex="italic"/>
    </style:style>
    <style:style style:name="T146" style:family="text">
      <style:text-properties style:use-window-font-color="true" fo:font-style="italic" officeooo:rsid="02ce8a1b" style:font-style-asian="italic" style:font-style-complex="italic"/>
    </style:style>
    <style:style style:name="T14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font-style-asian="normal" style:font-style-complex="normal"/>
    </style:style>
    <style:style style:name="T231" style:family="text">
      <style:text-properties style:use-window-font-color="true" fo:font-style="normal" officeooo:rsid="016860b9" style:font-style-asian="normal" style:font-style-complex="normal"/>
    </style:style>
    <style:style style:name="T232" style:family="text">
      <style:text-properties style:use-window-font-color="true" fo:font-style="normal" officeooo:rsid="0171553b" style:font-style-asian="normal" style:font-style-complex="normal"/>
    </style:style>
    <style:style style:name="T233" style:family="text">
      <style:text-properties style:use-window-font-color="true" fo:font-style="normal" officeooo:rsid="016c9d08" style:font-style-asian="normal" style:font-style-complex="normal"/>
    </style:style>
    <style:style style:name="T234" style:family="text">
      <style:text-properties style:use-window-font-color="true" fo:font-style="normal" officeooo:rsid="016778b3" style:font-style-asian="normal" style:font-style-complex="normal"/>
    </style:style>
    <style:style style:name="T235" style:family="text">
      <style:text-properties style:use-window-font-color="true" fo:font-style="normal" officeooo:rsid="01e2b86d" style:font-style-asian="normal" style:font-style-complex="normal"/>
    </style:style>
    <style:style style:name="T236" style:family="text">
      <style:text-properties style:use-window-font-color="true" fo:font-style="normal" officeooo:rsid="01e504ba" style:font-style-asian="normal" style:font-style-complex="normal"/>
    </style:style>
    <style:style style:name="T23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style:font-style-asian="normal" style:font-style-complex="normal"/>
    </style:style>
    <style:style style:name="T318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9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0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1" style:family="text">
      <style:text-properties style:use-window-font-color="true" fo:font-weight="normal" style:font-weight-asian="normal" style:font-weight-complex="normal"/>
    </style:style>
    <style:style style:name="T322" style:family="text">
      <style:text-properties style:use-window-font-color="true" fo:font-weight="normal" officeooo:rsid="016aa5ac" style:font-weight-asian="normal" style:font-weight-complex="normal"/>
    </style:style>
    <style:style style:name="T323" style:family="text">
      <style:text-properties style:use-window-font-color="true" fo:font-weight="normal" officeooo:rsid="016a5b23" style:font-weight-asian="normal" style:font-weight-complex="normal"/>
    </style:style>
    <style:style style:name="T324" style:family="text">
      <style:text-properties style:use-window-font-color="true" fo:font-weight="normal" officeooo:rsid="0171553b" style:font-weight-asian="normal" style:font-weight-complex="normal"/>
    </style:style>
    <style:style style:name="T325" style:family="text">
      <style:text-properties style:use-window-font-color="true" fo:font-weight="normal" officeooo:rsid="01aaba73" style:font-weight-asian="normal" style:font-weight-complex="normal"/>
    </style:style>
    <style:style style:name="T326" style:family="text">
      <style:text-properties style:use-window-font-color="true" fo:font-weight="normal" officeooo:rsid="01b08253" style:font-weight-asian="normal" style:font-weight-complex="normal"/>
    </style:style>
    <style:style style:name="T327" style:family="text">
      <style:text-properties style:use-window-font-color="true" fo:font-weight="normal" officeooo:rsid="0226d9d6" style:font-weight-asian="normal" style:font-weight-complex="normal"/>
    </style:style>
    <style:style style:name="T328" style:family="text">
      <style:text-properties style:use-window-font-color="true" fo:font-weight="normal" officeooo:rsid="022c7d02" style:font-weight-asian="normal" style:font-weight-complex="normal"/>
    </style:style>
    <style:style style:name="T329" style:family="text">
      <style:text-properties style:use-window-font-color="true" fo:font-weight="normal" officeooo:rsid="023b3a5d" style:font-weight-asian="normal" style:font-weight-complex="normal"/>
    </style:style>
    <style:style style:name="T330" style:family="text">
      <style:text-properties style:use-window-font-color="true" fo:font-weight="normal" officeooo:rsid="023ce39d" style:font-weight-asian="normal" style:font-weight-complex="normal"/>
    </style:style>
    <style:style style:name="T331" style:family="text">
      <style:text-properties style:use-window-font-color="true" officeooo:rsid="016f0506"/>
    </style:style>
    <style:style style:name="T332" style:family="text">
      <style:text-properties style:use-window-font-color="true" fo:font-weight="bold" style:font-weight-asian="bold" style:font-weight-complex="bold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5" style:family="text">
      <style:text-properties style:use-window-font-color="true" officeooo:rsid="02efc49c"/>
    </style:style>
    <style:style style:name="T356" style:family="text">
      <style:text-properties style:use-window-font-color="true" officeooo:rsid="02ce8a1b"/>
    </style:style>
    <style:style style:name="T357" style:family="text">
      <style:text-properties style:use-window-font-color="true" officeooo:rsid="02d1510f"/>
    </style:style>
    <style:style style:name="T358" style:family="text">
      <style:text-properties style:use-window-font-color="true" officeooo:rsid="02f51e47"/>
    </style:style>
    <style:style style:name="T359" style:family="text">
      <style:text-properties style:use-window-font-color="true" officeooo:rsid="0069ae25"/>
    </style:style>
    <style:style style:name="T360" style:family="text">
      <style:text-properties style:use-window-font-color="true" officeooo:rsid="02f8c777"/>
    </style:style>
    <style:style style:name="T361" style:family="text">
      <style:text-properties style:use-window-font-color="true" fo:background-color="transparent" loext:char-shading-value="0"/>
    </style:style>
    <style:style style:name="T362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style:use-window-font-color="true" officeooo:rsid="05d5c10e"/>
    </style:style>
    <style:style style:name="T365" style:family="text">
      <style:text-properties style:use-window-font-color="true" officeooo:rsid="05d8cd62"/>
    </style:style>
    <style:style style:name="T366" style:family="text">
      <style:text-properties style:use-window-font-color="true" officeooo:rsid="04a2554c"/>
    </style:style>
    <style:style style:name="T367" style:family="text">
      <style:text-properties style:use-window-font-color="true" officeooo:rsid="05dd0a36"/>
    </style:style>
    <style:style style:name="T368" style:family="text">
      <style:text-properties style:use-window-font-color="true" style:text-line-through-style="solid" style:text-line-through-type="singl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69" style:family="text">
      <style:text-properties style:use-window-font-color="true" style:text-line-through-style="solid" style:text-line-through-type="singl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70" style:family="text">
      <style:text-properties style:use-window-font-color="true" style:text-line-through-style="solid" style:text-line-through-type="singl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71" style:family="text">
      <style:text-properties style:use-window-font-color="true" style:text-line-through-style="solid" style:text-line-through-type="singl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372" style:family="text">
      <style:text-properties style:use-window-font-color="true" style:text-line-through-style="solid" style:text-line-through-type="singl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73" style:family="text">
      <style:text-properties style:use-window-font-color="true" style:text-line-through-style="solid" style:text-line-through-type="singl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solid" style:text-line-through-type="singl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375" style:family="text">
      <style:text-properties style:use-window-font-color="true" style:text-line-through-style="solid" style:text-line-through-type="single" style:text-underline-style="none" fo:font-weight="normal" officeooo:rsid="031857c7" style:font-weight-asian="normal" style:font-weight-complex="normal"/>
    </style:style>
    <style:style style:name="T376" style:family="text">
      <style:text-properties style:use-window-font-color="true" style:text-line-through-style="solid" style:text-line-through-type="singl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77" style:family="text">
      <style:text-properties fo:font-weight="normal" style:font-weight-asian="normal" style:font-weight-complex="normal"/>
    </style:style>
    <style:style style:name="T378" style:family="text">
      <style:text-properties fo:font-weight="normal" officeooo:rsid="003c27f0" style:font-weight-asian="normal" style:font-weight-complex="normal"/>
    </style:style>
    <style:style style:name="T379" style:family="text">
      <style:text-properties fo:font-weight="normal" officeooo:rsid="003cb407" style:font-weight-asian="normal" style:font-weight-complex="normal"/>
    </style:style>
    <style:style style:name="T380" style:family="text">
      <style:text-properties fo:font-weight="normal" officeooo:rsid="00205d85" style:font-weight-asian="normal" style:font-weight-complex="normal"/>
    </style:style>
    <style:style style:name="T381" style:family="text">
      <style:text-properties fo:font-weight="normal" officeooo:rsid="00beb82f" style:font-weight-asian="normal" style:font-weight-complex="normal"/>
    </style:style>
    <style:style style:name="T382" style:family="text">
      <style:text-properties fo:font-weight="normal" officeooo:rsid="016860b9" style:font-weight-asian="normal" style:font-weight-complex="normal"/>
    </style:style>
    <style:style style:name="T383" style:family="text">
      <style:text-properties fo:font-weight="normal" officeooo:rsid="0377ec6e" style:font-weight-asian="normal" style:font-weight-complex="normal"/>
    </style:style>
    <style:style style:name="T384" style:family="text">
      <style:text-properties fo:font-weight="normal" officeooo:rsid="03778af6" style:font-weight-asian="normal" style:font-weight-complex="normal"/>
    </style:style>
    <style:style style:name="T385" style:family="text">
      <style:text-properties fo:font-weight="normal" officeooo:rsid="03886cfc" style:font-weight-asian="normal" style:font-weight-complex="normal"/>
    </style:style>
    <style:style style:name="T386" style:family="text">
      <style:text-properties fo:font-weight="normal" officeooo:rsid="038a2c81" style:font-weight-asian="normal" style:font-weight-complex="normal"/>
    </style:style>
    <style:style style:name="T387" style:family="text">
      <style:text-properties fo:font-weight="normal" officeooo:rsid="038bbdf6" style:font-weight-asian="normal" style:font-weight-complex="normal"/>
    </style:style>
    <style:style style:name="T388" style:family="text">
      <style:text-properties fo:font-weight="normal" officeooo:rsid="038d7d5e" style:font-weight-asian="normal" style:font-weight-complex="normal"/>
    </style:style>
    <style:style style:name="T389" style:family="text">
      <style:text-properties fo:font-weight="normal" officeooo:rsid="038e531a" style:font-weight-asian="normal" style:font-weight-complex="normal"/>
    </style:style>
    <style:style style:name="T390" style:family="text">
      <style:text-properties fo:font-weight="normal" officeooo:rsid="03963307" style:font-weight-asian="normal" style:font-weight-complex="normal"/>
    </style:style>
    <style:style style:name="T391" style:family="text">
      <style:text-properties fo:font-weight="normal" officeooo:rsid="039c640b" style:font-weight-asian="normal" style:font-weight-complex="normal"/>
    </style:style>
    <style:style style:name="T392" style:family="text">
      <style:text-properties fo:font-weight="normal" officeooo:rsid="039e438c" style:font-weight-asian="normal" style:font-weight-complex="normal"/>
    </style:style>
    <style:style style:name="T393" style:family="text">
      <style:text-properties fo:font-weight="normal" officeooo:rsid="03a073aa" style:font-weight-asian="normal" style:font-weight-complex="normal"/>
    </style:style>
    <style:style style:name="T394" style:family="text">
      <style:text-properties fo:font-weight="normal" officeooo:rsid="03a15cc8" style:font-weight-asian="normal" style:font-weight-complex="normal"/>
    </style:style>
    <style:style style:name="T395" style:family="text">
      <style:text-properties fo:font-weight="normal" officeooo:rsid="03a31e81" style:font-weight-asian="normal" style:font-weight-complex="normal"/>
    </style:style>
    <style:style style:name="T396" style:family="text">
      <style:text-properties fo:font-weight="normal" officeooo:rsid="03ac69a7" style:font-weight-asian="normal" style:font-weight-complex="normal"/>
    </style:style>
    <style:style style:name="T397" style:family="text">
      <style:text-properties fo:font-weight="normal" officeooo:rsid="03af7bf7" style:font-weight-asian="normal" style:font-weight-complex="normal"/>
    </style:style>
    <style:style style:name="T398" style:family="text">
      <style:text-properties fo:font-weight="normal" officeooo:rsid="03b1fbc9" style:font-weight-asian="normal" style:font-weight-complex="normal"/>
    </style:style>
    <style:style style:name="T399" style:family="text">
      <style:text-properties fo:font-weight="normal" officeooo:rsid="03becfb9" style:font-weight-asian="normal" style:font-weight-complex="normal"/>
    </style:style>
    <style:style style:name="T400" style:family="text">
      <style:text-properties fo:font-weight="normal" officeooo:rsid="03bf675e" style:font-weight-asian="normal" style:font-weight-complex="normal"/>
    </style:style>
    <style:style style:name="T401" style:family="text">
      <style:text-properties fo:font-weight="normal" officeooo:rsid="03bf92cd" style:font-weight-asian="normal" style:font-weight-complex="normal"/>
    </style:style>
    <style:style style:name="T402" style:family="text">
      <style:text-properties fo:font-weight="normal" officeooo:rsid="03c2a4d1" style:font-weight-asian="normal" style:font-weight-complex="normal"/>
    </style:style>
    <style:style style:name="T403" style:family="text">
      <style:text-properties fo:font-weight="normal" officeooo:rsid="03c34d65" style:font-weight-asian="normal" style:font-weight-complex="normal"/>
    </style:style>
    <style:style style:name="T404" style:family="text">
      <style:text-properties fo:font-weight="normal" officeooo:rsid="03c39617" style:font-weight-asian="normal" style:font-weight-complex="normal"/>
    </style:style>
    <style:style style:name="T405" style:family="text">
      <style:text-properties fo:font-weight="normal" officeooo:rsid="03c44ca6" style:font-weight-asian="normal" style:font-weight-complex="normal"/>
    </style:style>
    <style:style style:name="T406" style:family="text">
      <style:text-properties fo:font-weight="normal" officeooo:rsid="03c51260" style:font-weight-asian="normal" style:font-weight-complex="normal"/>
    </style:style>
    <style:style style:name="T407" style:family="text">
      <style:text-properties fo:font-weight="normal" officeooo:rsid="03c51463" style:font-weight-asian="normal" style:font-weight-complex="normal"/>
    </style:style>
    <style:style style:name="T408" style:family="text">
      <style:text-properties fo:font-weight="normal" officeooo:rsid="03c51c71" style:font-weight-asian="normal" style:font-weight-complex="normal"/>
    </style:style>
    <style:style style:name="T409" style:family="text">
      <style:text-properties fo:font-weight="normal" officeooo:rsid="03c6f534" style:font-weight-asian="normal" style:font-weight-complex="normal"/>
    </style:style>
    <style:style style:name="T410" style:family="text">
      <style:text-properties fo:font-weight="normal" officeooo:rsid="03cb2c07" style:font-weight-asian="normal" style:font-weight-complex="normal"/>
    </style:style>
    <style:style style:name="T411" style:family="text">
      <style:text-properties fo:font-weight="normal" officeooo:rsid="03d088e0" style:font-weight-asian="normal" style:font-weight-complex="normal"/>
    </style:style>
    <style:style style:name="T412" style:family="text">
      <style:text-properties fo:font-weight="normal" officeooo:rsid="03d7a2a4" style:font-weight-asian="normal" style:font-weight-complex="normal"/>
    </style:style>
    <style:style style:name="T413" style:family="text">
      <style:text-properties fo:font-weight="normal" officeooo:rsid="03d9bd6c" style:font-weight-asian="normal" style:font-weight-complex="normal"/>
    </style:style>
    <style:style style:name="T414" style:family="text">
      <style:text-properties fo:font-weight="normal" officeooo:rsid="03db91db" style:font-weight-asian="normal" style:font-weight-complex="normal"/>
    </style:style>
    <style:style style:name="T415" style:family="text">
      <style:text-properties fo:font-weight="normal" officeooo:rsid="03e4514e" style:font-weight-asian="normal" style:font-weight-complex="normal"/>
    </style:style>
    <style:style style:name="T416" style:family="text">
      <style:text-properties fo:font-weight="normal" officeooo:rsid="03e90de3" style:font-weight-asian="normal" style:font-weight-complex="normal"/>
    </style:style>
    <style:style style:name="T417" style:family="text">
      <style:text-properties fo:font-weight="normal" officeooo:rsid="03e93625" style:font-weight-asian="normal" style:font-weight-complex="normal"/>
    </style:style>
    <style:style style:name="T418" style:family="text">
      <style:text-properties fo:font-weight="normal" officeooo:rsid="03ea64bf" style:font-weight-asian="normal" style:font-weight-complex="normal"/>
    </style:style>
    <style:style style:name="T419" style:family="text">
      <style:text-properties fo:font-weight="normal" officeooo:rsid="03eb005c" style:font-weight-asian="normal" style:font-weight-complex="normal"/>
    </style:style>
    <style:style style:name="T420" style:family="text">
      <style:text-properties fo:font-weight="normal" officeooo:rsid="03ec3a95" style:font-weight-asian="normal" style:font-weight-complex="normal"/>
    </style:style>
    <style:style style:name="T421" style:family="text">
      <style:text-properties fo:font-weight="normal" officeooo:rsid="03ed0846" style:font-weight-asian="normal" style:font-weight-complex="normal"/>
    </style:style>
    <style:style style:name="T422" style:family="text">
      <style:text-properties fo:font-weight="normal" officeooo:rsid="03ede337" style:font-weight-asian="normal" style:font-weight-complex="normal"/>
    </style:style>
    <style:style style:name="T423" style:family="text">
      <style:text-properties fo:font-weight="normal" officeooo:rsid="03ee7eb1" style:font-weight-asian="normal" style:font-weight-complex="normal"/>
    </style:style>
    <style:style style:name="T424" style:family="text">
      <style:text-properties fo:font-weight="normal" officeooo:rsid="03de8421" style:font-weight-asian="normal" style:font-weight-complex="normal"/>
    </style:style>
    <style:style style:name="T425" style:family="text">
      <style:text-properties fo:font-weight="normal" officeooo:rsid="03f27278" style:font-weight-asian="normal" style:font-weight-complex="normal"/>
    </style:style>
    <style:style style:name="T426" style:family="text">
      <style:text-properties fo:font-weight="normal" officeooo:rsid="03f4b1ba" style:font-weight-asian="normal" style:font-weight-complex="normal"/>
    </style:style>
    <style:style style:name="T427" style:family="text">
      <style:text-properties fo:font-weight="normal" officeooo:rsid="03f501e7" style:font-weight-asian="normal" style:font-weight-complex="normal"/>
    </style:style>
    <style:style style:name="T428" style:family="text">
      <style:text-properties fo:font-weight="normal" officeooo:rsid="03f56006" style:font-weight-asian="normal" style:font-weight-complex="normal"/>
    </style:style>
    <style:style style:name="T429" style:family="text">
      <style:text-properties fo:font-weight="normal" officeooo:rsid="03f8c064" style:font-weight-asian="normal" style:font-weight-complex="normal"/>
    </style:style>
    <style:style style:name="T430" style:family="text">
      <style:text-properties fo:font-weight="normal" officeooo:rsid="03fc17c3" style:font-weight-asian="normal" style:font-weight-complex="normal"/>
    </style:style>
    <style:style style:name="T431" style:family="text">
      <style:text-properties fo:font-weight="normal" officeooo:rsid="03fc65b4" style:font-weight-asian="normal" style:font-weight-complex="normal"/>
    </style:style>
    <style:style style:name="T432" style:family="text">
      <style:text-properties fo:font-weight="normal" officeooo:rsid="03fd5e01" style:font-weight-asian="normal" style:font-weight-complex="normal"/>
    </style:style>
    <style:style style:name="T433" style:family="text">
      <style:text-properties fo:font-weight="normal" officeooo:rsid="040aae1c" style:font-weight-asian="normal" style:font-weight-complex="normal"/>
    </style:style>
    <style:style style:name="T434" style:family="text">
      <style:text-properties fo:font-weight="normal" officeooo:rsid="040ce935" style:font-weight-asian="normal" style:font-weight-complex="normal"/>
    </style:style>
    <style:style style:name="T435" style:family="text">
      <style:text-properties fo:font-weight="normal" officeooo:rsid="042824b8" style:font-weight-asian="normal" style:font-weight-complex="normal"/>
    </style:style>
    <style:style style:name="T436" style:family="text">
      <style:text-properties fo:font-weight="normal" officeooo:rsid="0427ec09" style:font-weight-asian="normal" style:font-weight-complex="normal"/>
    </style:style>
    <style:style style:name="T437" style:family="text">
      <style:text-properties fo:font-weight="normal" officeooo:rsid="0424a315" style:font-weight-asian="normal" style:font-weight-complex="normal"/>
    </style:style>
    <style:style style:name="T438" style:family="text">
      <style:text-properties fo:font-weight="normal" officeooo:rsid="03c13113" style:font-weight-asian="normal" style:font-weight-complex="normal"/>
    </style:style>
    <style:style style:name="T439" style:family="text">
      <style:text-properties fo:font-weight="normal" officeooo:rsid="0428c8e2" style:font-weight-asian="normal" style:font-weight-complex="normal"/>
    </style:style>
    <style:style style:name="T440" style:family="text">
      <style:text-properties fo:font-weight="normal" officeooo:rsid="045e6749" style:font-weight-asian="normal" style:font-weight-complex="normal"/>
    </style:style>
    <style:style style:name="T441" style:family="text">
      <style:text-properties fo:font-weight="normal" officeooo:rsid="04602400" style:font-weight-asian="normal" style:font-weight-complex="normal"/>
    </style:style>
    <style:style style:name="T442" style:family="text">
      <style:text-properties fo:font-weight="normal" officeooo:rsid="04161d3e" style:font-weight-asian="normal" style:font-weight-complex="normal"/>
    </style:style>
    <style:style style:name="T443" style:family="text">
      <style:text-properties fo:font-weight="normal" officeooo:rsid="041746e7" style:font-weight-asian="normal" style:font-weight-complex="normal"/>
    </style:style>
    <style:style style:name="T444" style:family="text">
      <style:text-properties fo:font-weight="normal" officeooo:rsid="041d4261" style:font-weight-asian="normal" style:font-weight-complex="normal"/>
    </style:style>
    <style:style style:name="T445" style:family="text">
      <style:text-properties fo:font-weight="normal" officeooo:rsid="0419037b" style:font-weight-asian="normal" style:font-weight-complex="normal"/>
    </style:style>
    <style:style style:name="T446" style:family="text">
      <style:text-properties fo:font-weight="normal" officeooo:rsid="04226783" style:font-weight-asian="normal" style:font-weight-complex="normal"/>
    </style:style>
    <style:style style:name="T447" style:family="text">
      <style:text-properties fo:font-weight="normal" officeooo:rsid="04329278" style:font-weight-asian="normal" style:font-weight-complex="normal"/>
    </style:style>
    <style:style style:name="T448" style:family="text">
      <style:text-properties fo:font-weight="normal" officeooo:rsid="042d7117" style:font-weight-asian="normal" style:font-weight-complex="normal"/>
    </style:style>
    <style:style style:name="T449" style:family="text">
      <style:text-properties fo:font-weight="normal" officeooo:rsid="04253c68" style:font-weight-asian="normal" style:font-weight-complex="normal"/>
    </style:style>
    <style:style style:name="T450" style:family="text">
      <style:text-properties fo:font-weight="normal" officeooo:rsid="043c6125" style:font-weight-asian="normal" style:font-weight-complex="normal"/>
    </style:style>
    <style:style style:name="T451" style:family="text">
      <style:text-properties fo:font-weight="normal" officeooo:rsid="044401b2" style:font-weight-asian="normal" style:font-weight-complex="normal"/>
    </style:style>
    <style:style style:name="T452" style:family="text">
      <style:text-properties fo:font-weight="normal" officeooo:rsid="043a3360" style:font-weight-asian="normal" style:font-weight-complex="normal"/>
    </style:style>
    <style:style style:name="T453" style:family="text">
      <style:text-properties fo:font-weight="normal" officeooo:rsid="04438193" style:font-weight-asian="normal" style:font-weight-complex="normal"/>
    </style:style>
    <style:style style:name="T454" style:family="text">
      <style:text-properties fo:font-weight="normal" officeooo:rsid="043fc929" style:font-weight-asian="normal" style:font-weight-complex="normal"/>
    </style:style>
    <style:style style:name="T455" style:family="text">
      <style:text-properties fo:font-weight="normal" officeooo:rsid="04496025" style:font-weight-asian="normal" style:font-weight-complex="normal"/>
    </style:style>
    <style:style style:name="T456" style:family="text">
      <style:text-properties fo:font-weight="normal" officeooo:rsid="04592f7c" style:font-weight-asian="normal" style:font-weight-complex="normal"/>
    </style:style>
    <style:style style:name="T457" style:family="text">
      <style:text-properties fo:font-weight="normal" officeooo:rsid="0480ffab" style:font-weight-asian="normal" style:font-weight-complex="normal"/>
    </style:style>
    <style:style style:name="T458" style:family="text">
      <style:text-properties fo:font-weight="normal" officeooo:rsid="04822256" style:font-weight-asian="normal" style:font-weight-complex="normal"/>
    </style:style>
    <style:style style:name="T459" style:family="text">
      <style:text-properties fo:font-weight="normal" officeooo:rsid="048ffd4a" style:font-weight-asian="normal" style:font-weight-complex="normal"/>
    </style:style>
    <style:style style:name="T460" style:family="text">
      <style:text-properties fo:font-weight="normal" officeooo:rsid="048fe3f8" style:font-weight-asian="normal" style:font-weight-complex="normal"/>
    </style:style>
    <style:style style:name="T461" style:family="text">
      <style:text-properties fo:font-weight="normal" officeooo:rsid="0494bc64" style:font-weight-asian="normal" style:font-weight-complex="normal"/>
    </style:style>
    <style:style style:name="T462" style:family="text">
      <style:text-properties fo:font-weight="normal" officeooo:rsid="049a8a7e" style:font-weight-asian="normal" style:font-weight-complex="normal"/>
    </style:style>
    <style:style style:name="T463" style:family="text">
      <style:text-properties fo:font-weight="normal" officeooo:rsid="04a57ad8" style:font-weight-asian="normal" style:font-weight-complex="normal"/>
    </style:style>
    <style:style style:name="T464" style:family="text">
      <style:text-properties fo:font-weight="normal" officeooo:rsid="04b2ffc5" style:font-weight-asian="normal" style:font-weight-complex="normal"/>
    </style:style>
    <style:style style:name="T465" style:family="text">
      <style:text-properties fo:font-weight="normal" officeooo:rsid="04ba1b39" style:font-weight-asian="normal" style:font-weight-complex="normal"/>
    </style:style>
    <style:style style:name="T466" style:family="text">
      <style:text-properties fo:font-weight="normal" officeooo:rsid="04b3c5c0" style:font-weight-asian="normal" style:font-weight-complex="normal"/>
    </style:style>
    <style:style style:name="T467" style:family="text">
      <style:text-properties fo:font-weight="normal" officeooo:rsid="04cce5bf" style:font-weight-asian="normal" style:font-weight-complex="normal"/>
    </style:style>
    <style:style style:name="T468" style:family="text">
      <style:text-properties fo:font-weight="normal" officeooo:rsid="050199cb" style:font-weight-asian="normal" style:font-weight-complex="normal"/>
    </style:style>
    <style:style style:name="T469" style:family="text">
      <style:text-properties fo:font-weight="normal" officeooo:rsid="0502c86e" style:font-weight-asian="normal" style:font-weight-complex="normal"/>
    </style:style>
    <style:style style:name="T470" style:family="text">
      <style:text-properties fo:font-weight="normal" officeooo:rsid="04f1c42d" style:font-weight-asian="normal" style:font-weight-complex="normal"/>
    </style:style>
    <style:style style:name="T471" style:family="text">
      <style:text-properties fo:font-weight="normal" officeooo:rsid="04f0bfd5" style:font-weight-asian="normal" style:font-weight-complex="normal"/>
    </style:style>
    <style:style style:name="T472" style:family="text">
      <style:text-properties fo:font-weight="normal" officeooo:rsid="05319739" style:font-weight-asian="normal" style:font-weight-complex="normal"/>
    </style:style>
    <style:style style:name="T473" style:family="text">
      <style:text-properties fo:font-weight="normal" officeooo:rsid="05604a7a" style:font-weight-asian="normal" style:font-weight-complex="normal"/>
    </style:style>
    <style:style style:name="T474" style:family="text">
      <style:text-properties fo:font-weight="normal" officeooo:rsid="0560f59c" style:font-weight-asian="normal" style:font-weight-complex="normal"/>
    </style:style>
    <style:style style:name="T475" style:family="text">
      <style:text-properties fo:font-weight="normal" officeooo:rsid="0569d9ca" style:font-weight-asian="normal" style:font-weight-complex="normal"/>
    </style:style>
    <style:style style:name="T476" style:family="text">
      <style:text-properties fo:font-weight="normal" officeooo:rsid="056aa2db" style:font-weight-asian="normal" style:font-weight-complex="normal"/>
    </style:style>
    <style:style style:name="T477" style:family="text">
      <style:text-properties fo:font-weight="normal" officeooo:rsid="0573ee33" style:font-weight-asian="normal" style:font-weight-complex="normal"/>
    </style:style>
    <style:style style:name="T478" style:family="text">
      <style:text-properties fo:font-weight="normal" officeooo:rsid="0577776f" style:font-weight-asian="normal" style:font-weight-complex="normal"/>
    </style:style>
    <style:style style:name="T479" style:family="text">
      <style:text-properties fo:font-weight="normal" officeooo:rsid="0580d52a" style:font-weight-asian="normal" style:font-weight-complex="normal"/>
    </style:style>
    <style:style style:name="T480" style:family="text">
      <style:text-properties fo:font-weight="normal" officeooo:rsid="058bbc5e" style:font-weight-asian="normal" style:font-weight-complex="normal"/>
    </style:style>
    <style:style style:name="T481" style:family="text">
      <style:text-properties fo:font-weight="normal" officeooo:rsid="060fe20f" style:font-weight-asian="normal" style:font-weight-complex="normal"/>
    </style:style>
    <style:style style:name="T482" style:family="text">
      <style:text-properties fo:font-weight="normal" officeooo:rsid="065f9c0e" style:font-weight-asian="normal" style:font-weight-complex="normal"/>
    </style:style>
    <style:style style:name="T483" style:family="text">
      <style:text-properties fo:font-weight="normal" officeooo:rsid="06afcb9f" style:font-weight-asian="normal" style:font-weight-complex="normal"/>
    </style:style>
    <style:style style:name="T484" style:family="text">
      <style:text-properties fo:font-weight="normal" officeooo:rsid="06b3d3c8" style:font-weight-asian="normal" style:font-weight-complex="normal"/>
    </style:style>
    <style:style style:name="T485" style:family="text">
      <style:text-properties fo:font-weight="normal" officeooo:rsid="06d2db18" style:font-weight-asian="normal" style:font-weight-complex="normal"/>
    </style:style>
    <style:style style:name="T486" style:family="text">
      <style:text-properties fo:font-weight="normal" officeooo:rsid="06d0bb9d" style:font-weight-asian="normal" style:font-weight-complex="normal"/>
    </style:style>
    <style:style style:name="T487" style:family="text">
      <style:text-properties fo:font-weight="normal" officeooo:rsid="06d32270" style:font-weight-asian="normal" style:font-weight-complex="normal"/>
    </style:style>
    <style:style style:name="T488" style:family="text">
      <style:text-properties fo:font-weight="normal" officeooo:rsid="06d4c47e" style:font-weight-asian="normal" style:font-weight-complex="normal"/>
    </style:style>
    <style:style style:name="T489" style:family="text">
      <style:text-properties fo:font-weight="normal" officeooo:rsid="06d6e503" style:font-weight-asian="normal" style:font-weight-complex="normal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officeooo:rsid="00256ecc" style:font-style-asian="italic" style:font-style-complex="italic"/>
    </style:style>
    <style:style style:name="T492" style:family="text">
      <style:text-properties fo:font-style="italic" officeooo:rsid="006c1d47" style:font-style-asian="italic" style:font-style-complex="italic"/>
    </style:style>
    <style:style style:name="T493" style:family="text">
      <style:text-properties fo:font-style="italic" officeooo:rsid="00e09913" style:font-style-asian="italic" style:font-style-complex="italic"/>
    </style:style>
    <style:style style:name="T494" style:family="text">
      <style:text-properties fo:font-style="italic" officeooo:rsid="005b5cd3" style:font-style-asian="italic" style:font-style-complex="italic"/>
    </style:style>
    <style:style style:name="T495" style:family="text">
      <style:text-properties fo:font-style="italic" officeooo:rsid="0034ed8b" style:font-style-asian="italic" style:font-style-complex="italic"/>
    </style:style>
    <style:style style:name="T496" style:family="text">
      <style:text-properties fo:font-style="italic" officeooo:rsid="00367935" style:font-style-asian="italic" style:font-style-complex="italic"/>
    </style:style>
    <style:style style:name="T497" style:family="text">
      <style:text-properties fo:font-style="italic" officeooo:rsid="003b4e50" style:font-style-asian="italic" style:font-style-complex="italic"/>
    </style:style>
    <style:style style:name="T498" style:family="text">
      <style:text-properties fo:font-style="italic" officeooo:rsid="01758a0f" style:font-style-asian="italic" style:font-style-complex="italic"/>
    </style:style>
    <style:style style:name="T499" style:family="text">
      <style:text-properties fo:font-style="italic" officeooo:rsid="0080477a" style:font-style-asian="italic" style:font-style-complex="italic"/>
    </style:style>
    <style:style style:name="T500" style:family="text">
      <style:text-properties fo:font-style="italic" officeooo:rsid="01113d34" style:font-style-asian="italic" style:font-style-complex="italic"/>
    </style:style>
    <style:style style:name="T501" style:family="text">
      <style:text-properties fo:font-style="italic" officeooo:rsid="018c0d5b" style:font-style-asian="italic" style:font-style-complex="italic"/>
    </style:style>
    <style:style style:name="T502" style:family="text">
      <style:text-properties fo:font-style="italic" officeooo:rsid="01c64853" style:font-style-asian="italic" style:font-style-complex="italic"/>
    </style:style>
    <style:style style:name="T503" style:family="text">
      <style:text-properties fo:font-style="italic" officeooo:rsid="01d9cd4e" style:font-style-asian="italic" style:font-style-complex="italic"/>
    </style:style>
    <style:style style:name="T504" style:family="text">
      <style:text-properties fo:font-style="italic" officeooo:rsid="01dc67de" style:font-style-asian="italic" style:font-style-complex="italic"/>
    </style:style>
    <style:style style:name="T505" style:family="text">
      <style:text-properties fo:font-style="italic" officeooo:rsid="01ec8e18" style:font-style-asian="italic" style:font-style-complex="italic"/>
    </style:style>
    <style:style style:name="T506" style:family="text">
      <style:text-properties fo:font-style="italic" officeooo:rsid="019e70b3" style:font-style-asian="italic" style:font-style-complex="italic"/>
    </style:style>
    <style:style style:name="T507" style:family="text">
      <style:text-properties fo:font-style="italic" officeooo:rsid="02685e01" style:font-style-asian="italic" style:font-style-complex="italic"/>
    </style:style>
    <style:style style:name="T508" style:family="text">
      <style:text-properties fo:font-style="italic" officeooo:rsid="026b5506" style:font-style-asian="italic" style:font-style-complex="italic"/>
    </style:style>
    <style:style style:name="T509" style:family="text">
      <style:text-properties fo:font-style="italic" officeooo:rsid="0288fb00" style:font-style-asian="italic" style:font-style-complex="italic"/>
    </style:style>
    <style:style style:name="T510" style:family="text">
      <style:text-properties fo:font-style="italic" officeooo:rsid="02ccc8f6" style:font-style-asian="italic" style:font-style-complex="italic"/>
    </style:style>
    <style:style style:name="T511" style:family="text">
      <style:text-properties fo:font-style="italic" officeooo:rsid="0069ae25" style:font-style-asian="italic" style:font-style-complex="italic"/>
    </style:style>
    <style:style style:name="T512" style:family="text">
      <style:text-properties fo:font-style="italic" officeooo:rsid="0022c018" style:font-style-asian="italic" style:font-style-complex="italic"/>
    </style:style>
    <style:style style:name="T513" style:family="text">
      <style:text-properties fo:font-style="italic" officeooo:rsid="02efc49c" style:font-style-asian="italic" style:font-style-complex="italic"/>
    </style:style>
    <style:style style:name="T514" style:family="text">
      <style:text-properties fo:font-style="italic" officeooo:rsid="02ec089f" style:font-style-asian="italic" style:font-style-complex="italic"/>
    </style:style>
    <style:style style:name="T515" style:family="text">
      <style:text-properties fo:font-style="italic" officeooo:rsid="032c4fdc" style:font-style-asian="italic" style:font-style-complex="italic"/>
    </style:style>
    <style:style style:name="T516" style:family="text">
      <style:text-properties fo:font-style="italic" officeooo:rsid="0335ea2c" style:font-style-asian="italic" style:font-style-complex="italic"/>
    </style:style>
    <style:style style:name="T517" style:family="text">
      <style:text-properties fo:font-style="italic" officeooo:rsid="0346a444" style:font-style-asian="italic" style:font-style-complex="italic"/>
    </style:style>
    <style:style style:name="T518" style:family="text">
      <style:text-properties fo:font-style="italic" officeooo:rsid="03a24854" style:font-style-asian="italic" style:font-style-complex="italic"/>
    </style:style>
    <style:style style:name="T519" style:family="text">
      <style:text-properties fo:font-style="italic" officeooo:rsid="03804bbd" style:font-style-asian="italic" style:font-style-complex="italic"/>
    </style:style>
    <style:style style:name="T520" style:family="text">
      <style:text-properties fo:font-style="italic" officeooo:rsid="03aaef44" style:font-style-asian="italic" style:font-style-complex="italic"/>
    </style:style>
    <style:style style:name="T521" style:family="text">
      <style:text-properties fo:font-style="italic" officeooo:rsid="04a57ad8" style:font-style-asian="italic" style:font-style-complex="italic"/>
    </style:style>
    <style:style style:name="T522" style:family="text">
      <style:text-properties fo:font-style="italic" officeooo:rsid="04ba1b39" style:font-style-asian="italic" style:font-style-complex="italic"/>
    </style:style>
    <style:style style:name="T523" style:family="text">
      <style:text-properties fo:font-style="italic" officeooo:rsid="04a08898" style:font-style-asian="italic" style:font-style-complex="italic"/>
    </style:style>
    <style:style style:name="T524" style:family="text">
      <style:text-properties fo:font-style="italic" officeooo:rsid="051c4636" style:font-style-asian="italic" style:font-style-complex="italic"/>
    </style:style>
    <style:style style:name="T525" style:family="text">
      <style:text-properties fo:font-style="italic" officeooo:rsid="064d9acd" style:font-style-asian="italic" style:font-style-complex="italic"/>
    </style:style>
    <style:style style:name="T526" style:family="text">
      <style:text-properties fo:font-style="italic" officeooo:rsid="063fe71c" style:font-style-asian="italic" style:font-style-complex="italic"/>
    </style:style>
    <style:style style:name="T527" style:family="text">
      <style:text-properties fo:font-style="italic" officeooo:rsid="065a8b52" style:font-style-asian="italic" style:font-style-complex="italic"/>
    </style:style>
    <style:style style:name="T528" style:family="text">
      <style:text-properties fo:font-style="italic" officeooo:rsid="065bcfd1" style:font-style-asian="italic" style:font-style-complex="italic"/>
    </style:style>
    <style:style style:name="T529" style:family="text">
      <style:text-properties fo:font-style="italic" officeooo:rsid="065cd408" style:font-style-asian="italic" style:font-style-complex="italic"/>
    </style:style>
    <style:style style:name="T530" style:family="text">
      <style:text-properties fo:font-style="italic" officeooo:rsid="06130d41" style:font-style-asian="italic" style:font-style-complex="italic"/>
    </style:style>
    <style:style style:name="T531" style:family="text">
      <style:text-properties fo:font-style="italic" officeooo:rsid="0615b752" style:font-style-asian="italic" style:font-style-complex="italic"/>
    </style:style>
    <style:style style:name="T532" style:family="text">
      <style:text-properties fo:font-style="italic" officeooo:rsid="06191840" style:font-style-asian="italic" style:font-style-complex="italic"/>
    </style:style>
    <style:style style:name="T533" style:family="text">
      <style:text-properties fo:font-style="italic" officeooo:rsid="067e3ef2" style:font-style-asian="italic" style:font-style-complex="italic"/>
    </style:style>
    <style:style style:name="T534" style:family="text">
      <style:text-properties fo:font-style="italic" officeooo:rsid="063d933e" style:font-style-asian="italic" style:font-style-complex="italic"/>
    </style:style>
    <style:style style:name="T535" style:family="text">
      <style:text-properties fo:font-style="italic" officeooo:rsid="063bda54" style:font-style-asian="italic" style:font-style-complex="italic"/>
    </style:style>
    <style:style style:name="T536" style:family="text">
      <style:text-properties fo:font-style="italic" officeooo:rsid="06909dfa" style:font-style-asian="italic" style:font-style-complex="italic"/>
    </style:style>
    <style:style style:name="T537" style:family="text">
      <style:text-properties fo:font-style="italic" officeooo:rsid="06c5c5b6" style:font-style-asian="italic" style:font-style-complex="italic"/>
    </style:style>
    <style:style style:name="T538" style:family="text">
      <style:text-properties fo:font-style="italic" officeooo:rsid="0703136b" style:font-style-asian="italic" style:font-style-complex="italic"/>
    </style:style>
    <style:style style:name="T539" style:family="text">
      <style:text-properties fo:font-style="italic" officeooo:rsid="071f6f35" style:font-style-asian="italic" style:font-style-complex="italic"/>
    </style:style>
    <style:style style:name="T540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4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4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43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44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45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46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47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48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49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50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51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52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53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54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5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5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57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58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59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60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61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62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63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64" style:family="text">
      <style:text-properties fo:font-style="italic" style:text-underline-style="none" style:font-style-asian="italic" style:font-style-complex="italic"/>
    </style:style>
    <style:style style:name="T565" style:family="text">
      <style:text-properties fo:font-style="italic" style:text-underline-style="none" officeooo:rsid="00baae4f" style:font-style-asian="italic" style:font-style-complex="italic"/>
    </style:style>
    <style:style style:name="T566" style:family="text">
      <style:text-properties fo:font-style="italic" style:text-underline-style="none" officeooo:rsid="00d708a6" style:font-style-asian="italic" style:font-style-complex="italic"/>
    </style:style>
    <style:style style:name="T567" style:family="text">
      <style:text-properties fo:font-style="italic" style:text-underline-style="none" officeooo:rsid="00beb82f" style:font-style-asian="italic" style:font-style-complex="italic"/>
    </style:style>
    <style:style style:name="T568" style:family="text">
      <style:text-properties fo:font-style="italic" style:text-underline-style="none" officeooo:rsid="00d9c9e4" style:font-style-asian="italic" style:font-style-complex="italic"/>
    </style:style>
    <style:style style:name="T569" style:family="text">
      <style:text-properties fo:font-style="italic" style:text-underline-style="none" officeooo:rsid="00f55bb2" style:font-style-asian="italic" style:font-style-complex="italic"/>
    </style:style>
    <style:style style:name="T570" style:family="text">
      <style:text-properties fo:font-style="italic" style:text-underline-style="none" officeooo:rsid="00f74e17" style:font-style-asian="italic" style:font-style-complex="italic"/>
    </style:style>
    <style:style style:name="T571" style:family="text">
      <style:text-properties fo:font-style="italic" style:text-underline-style="none" officeooo:rsid="00fde6f2" style:font-style-asian="italic" style:font-style-complex="italic"/>
    </style:style>
    <style:style style:name="T572" style:family="text">
      <style:text-properties fo:font-style="italic" style:text-underline-style="none" officeooo:rsid="0130fd48" style:font-style-asian="italic" style:font-style-complex="italic"/>
    </style:style>
    <style:style style:name="T573" style:family="text">
      <style:text-properties fo:font-style="italic" style:text-underline-style="none" officeooo:rsid="013401b3" style:font-style-asian="italic" style:font-style-complex="italic"/>
    </style:style>
    <style:style style:name="T574" style:family="text">
      <style:text-properties fo:font-style="italic" style:text-underline-style="none" officeooo:rsid="013f3c54" style:font-style-asian="italic" style:font-style-complex="italic"/>
    </style:style>
    <style:style style:name="T575" style:family="text">
      <style:text-properties fo:font-style="italic" style:text-underline-style="none" officeooo:rsid="00bfa17d" style:font-style-asian="italic" style:font-style-complex="italic"/>
    </style:style>
    <style:style style:name="T576" style:family="text">
      <style:text-properties fo:font-style="italic" style:text-underline-style="none" officeooo:rsid="02a94de9" style:font-style-asian="italic" style:font-style-complex="italic"/>
    </style:style>
    <style:style style:name="T577" style:family="text">
      <style:text-properties fo:font-style="italic" style:text-underline-style="none" officeooo:rsid="00bbbf73" style:font-style-asian="italic" style:font-style-complex="italic"/>
    </style:style>
    <style:style style:name="T578" style:family="text">
      <style:text-properties fo:font-style="italic" style:text-underline-style="none" officeooo:rsid="00a639f7" style:font-style-asian="italic" style:font-style-complex="italic"/>
    </style:style>
    <style:style style:name="T579" style:family="text">
      <style:text-properties fo:font-style="italic" style:text-underline-style="none" officeooo:rsid="00bd11a0" style:font-style-asian="italic" style:font-style-complex="italic"/>
    </style:style>
    <style:style style:name="T5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4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50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51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52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4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55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56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57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58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59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60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61" style:family="text">
      <style:text-properties officeooo:rsid="00205d85"/>
    </style:style>
    <style:style style:name="T662" style:family="text">
      <style:text-properties officeooo:rsid="0027fcfd"/>
    </style:style>
    <style:style style:name="T663" style:family="text">
      <style:text-properties officeooo:rsid="0029525d"/>
    </style:style>
    <style:style style:name="T664" style:family="text">
      <style:text-properties officeooo:rsid="0034ed8b"/>
    </style:style>
    <style:style style:name="T665" style:family="text">
      <style:text-properties officeooo:rsid="00367935"/>
    </style:style>
    <style:style style:name="T666" style:family="text">
      <style:text-properties officeooo:rsid="00398ddf"/>
    </style:style>
    <style:style style:name="T667" style:family="text">
      <style:text-properties officeooo:rsid="003b4e50"/>
    </style:style>
    <style:style style:name="T66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69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7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71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7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73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74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75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76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77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78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79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80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81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82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83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84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85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86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87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88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89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90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04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05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06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07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08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09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10" style:family="text">
      <style:text-properties fo:font-style="normal" style:text-underline-style="none" style:font-style-asian="normal" style:font-style-complex="normal"/>
    </style:style>
    <style:style style:name="T711" style:family="text">
      <style:text-properties fo:font-style="normal" style:text-underline-style="none" officeooo:rsid="00a8a4b1" style:font-style-asian="normal" style:font-style-complex="normal"/>
    </style:style>
    <style:style style:name="T712" style:family="text">
      <style:text-properties fo:font-style="normal" style:text-underline-style="none" officeooo:rsid="00ba4170" style:font-style-asian="normal" style:font-style-complex="normal"/>
    </style:style>
    <style:style style:name="T713" style:family="text">
      <style:text-properties fo:font-style="normal" style:text-underline-style="none" officeooo:rsid="00b1e303" style:font-style-asian="normal" style:font-style-complex="normal"/>
    </style:style>
    <style:style style:name="T714" style:family="text">
      <style:text-properties fo:font-style="normal" style:text-underline-style="none" officeooo:rsid="00baae4f" style:font-style-asian="normal" style:font-style-complex="normal"/>
    </style:style>
    <style:style style:name="T715" style:family="text">
      <style:text-properties fo:font-style="normal" style:text-underline-style="none" officeooo:rsid="00bbbf73" style:font-style-asian="normal" style:font-style-complex="normal"/>
    </style:style>
    <style:style style:name="T716" style:family="text">
      <style:text-properties fo:font-style="normal" style:text-underline-style="none" officeooo:rsid="00be4749" style:font-style-asian="normal" style:font-style-complex="normal"/>
    </style:style>
    <style:style style:name="T717" style:family="text">
      <style:text-properties fo:font-style="normal" style:text-underline-style="none" officeooo:rsid="00d139a0" style:font-style-asian="normal" style:font-style-complex="normal"/>
    </style:style>
    <style:style style:name="T718" style:family="text">
      <style:text-properties fo:font-style="normal" style:text-underline-style="none" officeooo:rsid="00d1487d" style:font-style-asian="normal" style:font-style-complex="normal"/>
    </style:style>
    <style:style style:name="T719" style:family="text">
      <style:text-properties fo:font-style="normal" style:text-underline-style="none" officeooo:rsid="00d2fc06" style:font-style-asian="normal" style:font-style-complex="normal"/>
    </style:style>
    <style:style style:name="T720" style:family="text">
      <style:text-properties fo:font-style="normal" style:text-underline-style="none" officeooo:rsid="00d40111" style:font-style-asian="normal" style:font-style-complex="normal"/>
    </style:style>
    <style:style style:name="T721" style:family="text">
      <style:text-properties fo:font-style="normal" style:text-underline-style="none" officeooo:rsid="00d4c5ce" style:font-style-asian="normal" style:font-style-complex="normal"/>
    </style:style>
    <style:style style:name="T722" style:family="text">
      <style:text-properties fo:font-style="normal" style:text-underline-style="none" officeooo:rsid="00d708a6" style:font-style-asian="normal" style:font-style-complex="normal"/>
    </style:style>
    <style:style style:name="T723" style:family="text">
      <style:text-properties fo:font-style="normal" style:text-underline-style="none" officeooo:rsid="00d77d7d" style:font-style-asian="normal" style:font-style-complex="normal"/>
    </style:style>
    <style:style style:name="T724" style:family="text">
      <style:text-properties fo:font-style="normal" style:text-underline-style="none" officeooo:rsid="00d83381" style:font-style-asian="normal" style:font-style-complex="normal"/>
    </style:style>
    <style:style style:name="T725" style:family="text">
      <style:text-properties fo:font-style="normal" style:text-underline-style="none" officeooo:rsid="00d75809" style:font-style-asian="normal" style:font-style-complex="normal"/>
    </style:style>
    <style:style style:name="T726" style:family="text">
      <style:text-properties fo:font-style="normal" style:text-underline-style="none" officeooo:rsid="00dd6c8d" style:font-style-asian="normal" style:font-style-complex="normal"/>
    </style:style>
    <style:style style:name="T727" style:family="text">
      <style:text-properties fo:font-style="normal" style:text-underline-style="none" officeooo:rsid="00dedcd7" style:font-style-asian="normal" style:font-style-complex="normal"/>
    </style:style>
    <style:style style:name="T728" style:family="text">
      <style:text-properties fo:font-style="normal" style:text-underline-style="none" officeooo:rsid="00beb82f" style:font-style-asian="normal" style:font-style-complex="normal"/>
    </style:style>
    <style:style style:name="T729" style:family="text">
      <style:text-properties fo:font-style="normal" style:text-underline-style="none" officeooo:rsid="00e4290b" style:font-style-asian="normal" style:font-style-complex="normal"/>
    </style:style>
    <style:style style:name="T730" style:family="text">
      <style:text-properties fo:font-style="normal" style:text-underline-style="none" officeooo:rsid="00eb50e0" style:font-style-asian="normal" style:font-style-complex="normal"/>
    </style:style>
    <style:style style:name="T731" style:family="text">
      <style:text-properties fo:font-style="normal" style:text-underline-style="none" officeooo:rsid="00d9c9e4" style:font-style-asian="normal" style:font-style-complex="normal"/>
    </style:style>
    <style:style style:name="T732" style:family="text">
      <style:text-properties fo:font-style="normal" style:text-underline-style="none" officeooo:rsid="00ec1e8c" style:font-style-asian="normal" style:font-style-complex="normal"/>
    </style:style>
    <style:style style:name="T733" style:family="text">
      <style:text-properties fo:font-style="normal" style:text-underline-style="none" officeooo:rsid="00f0f7f8" style:font-style-asian="normal" style:font-style-complex="normal"/>
    </style:style>
    <style:style style:name="T734" style:family="text">
      <style:text-properties fo:font-style="normal" style:text-underline-style="none" officeooo:rsid="00f2503e" style:font-style-asian="normal" style:font-style-complex="normal"/>
    </style:style>
    <style:style style:name="T735" style:family="text">
      <style:text-properties fo:font-style="normal" style:text-underline-style="none" officeooo:rsid="00f5260b" style:font-style-asian="normal" style:font-style-complex="normal"/>
    </style:style>
    <style:style style:name="T736" style:family="text">
      <style:text-properties fo:font-style="normal" style:text-underline-style="none" officeooo:rsid="00f55bb2" style:font-style-asian="normal" style:font-style-complex="normal"/>
    </style:style>
    <style:style style:name="T737" style:family="text">
      <style:text-properties fo:font-style="normal" style:text-underline-style="none" officeooo:rsid="00f74e17" style:font-style-asian="normal" style:font-style-complex="normal"/>
    </style:style>
    <style:style style:name="T738" style:family="text">
      <style:text-properties fo:font-style="normal" style:text-underline-style="none" officeooo:rsid="00fbef0d" style:font-style-asian="normal" style:font-style-complex="normal"/>
    </style:style>
    <style:style style:name="T739" style:family="text">
      <style:text-properties fo:font-style="normal" style:text-underline-style="none" officeooo:rsid="00fde6f2" style:font-style-asian="normal" style:font-style-complex="normal"/>
    </style:style>
    <style:style style:name="T740" style:family="text">
      <style:text-properties fo:font-style="normal" style:text-underline-style="none" officeooo:rsid="010185dc" style:font-style-asian="normal" style:font-style-complex="normal"/>
    </style:style>
    <style:style style:name="T741" style:family="text">
      <style:text-properties fo:font-style="normal" style:text-underline-style="none" officeooo:rsid="0103be48" style:font-style-asian="normal" style:font-style-complex="normal"/>
    </style:style>
    <style:style style:name="T742" style:family="text">
      <style:text-properties fo:font-style="normal" style:text-underline-style="none" officeooo:rsid="010c486e" style:font-style-asian="normal" style:font-style-complex="normal"/>
    </style:style>
    <style:style style:name="T743" style:family="text">
      <style:text-properties fo:font-style="normal" style:text-underline-style="none" officeooo:rsid="010db770" style:font-style-asian="normal" style:font-style-complex="normal"/>
    </style:style>
    <style:style style:name="T744" style:family="text">
      <style:text-properties fo:font-style="normal" style:text-underline-style="none" officeooo:rsid="011cabfd" style:font-style-asian="normal" style:font-style-complex="normal"/>
    </style:style>
    <style:style style:name="T745" style:family="text">
      <style:text-properties fo:font-style="normal" style:text-underline-style="none" officeooo:rsid="011d9595" style:font-style-asian="normal" style:font-style-complex="normal"/>
    </style:style>
    <style:style style:name="T746" style:family="text">
      <style:text-properties fo:font-style="normal" style:text-underline-style="none" officeooo:rsid="011fc384" style:font-style-asian="normal" style:font-style-complex="normal"/>
    </style:style>
    <style:style style:name="T747" style:family="text">
      <style:text-properties fo:font-style="normal" style:text-underline-style="none" officeooo:rsid="012dfde8" style:font-style-asian="normal" style:font-style-complex="normal"/>
    </style:style>
    <style:style style:name="T748" style:family="text">
      <style:text-properties fo:font-style="normal" style:text-underline-style="none" officeooo:rsid="0130fd48" style:font-style-asian="normal" style:font-style-complex="normal"/>
    </style:style>
    <style:style style:name="T749" style:family="text">
      <style:text-properties fo:font-style="normal" style:text-underline-style="none" officeooo:rsid="013282b3" style:font-style-asian="normal" style:font-style-complex="normal"/>
    </style:style>
    <style:style style:name="T750" style:family="text">
      <style:text-properties fo:font-style="normal" style:text-underline-style="none" officeooo:rsid="013401b3" style:font-style-asian="normal" style:font-style-complex="normal"/>
    </style:style>
    <style:style style:name="T751" style:family="text">
      <style:text-properties fo:font-style="normal" style:text-underline-style="none" officeooo:rsid="013a8584" style:font-style-asian="normal" style:font-style-complex="normal"/>
    </style:style>
    <style:style style:name="T752" style:family="text">
      <style:text-properties fo:font-style="normal" style:text-underline-style="none" officeooo:rsid="013f3c54" style:font-style-asian="normal" style:font-style-complex="normal"/>
    </style:style>
    <style:style style:name="T753" style:family="text">
      <style:text-properties fo:font-style="normal" style:text-underline-style="none" officeooo:rsid="013e347a" style:font-style-asian="normal" style:font-style-complex="normal"/>
    </style:style>
    <style:style style:name="T754" style:family="text">
      <style:text-properties fo:font-style="normal" style:text-underline-style="none" officeooo:rsid="01408f03" style:font-style-asian="normal" style:font-style-complex="normal"/>
    </style:style>
    <style:style style:name="T755" style:family="text">
      <style:text-properties fo:font-style="normal" style:text-underline-style="none" officeooo:rsid="013cc971" style:font-style-asian="normal" style:font-style-complex="normal"/>
    </style:style>
    <style:style style:name="T756" style:family="text">
      <style:text-properties fo:font-style="normal" style:text-underline-style="none" officeooo:rsid="0150aafa" style:font-style-asian="normal" style:font-style-complex="normal"/>
    </style:style>
    <style:style style:name="T757" style:family="text">
      <style:text-properties fo:font-style="normal" style:text-underline-style="none" officeooo:rsid="0152f194" style:font-style-asian="normal" style:font-style-complex="normal"/>
    </style:style>
    <style:style style:name="T758" style:family="text">
      <style:text-properties fo:font-style="normal" style:text-underline-style="none" officeooo:rsid="0157e2d4" style:font-style-asian="normal" style:font-style-complex="normal"/>
    </style:style>
    <style:style style:name="T759" style:family="text">
      <style:text-properties fo:font-style="normal" style:text-underline-style="none" officeooo:rsid="015c452a" style:font-style-asian="normal" style:font-style-complex="normal"/>
    </style:style>
    <style:style style:name="T760" style:family="text">
      <style:text-properties fo:font-style="normal" style:text-underline-style="none" officeooo:rsid="0176ee1b" style:font-style-asian="normal" style:font-style-complex="normal"/>
    </style:style>
    <style:style style:name="T761" style:family="text">
      <style:text-properties fo:font-style="normal" style:text-underline-style="none" officeooo:rsid="02b807dc" style:font-style-asian="normal" style:font-style-complex="normal"/>
    </style:style>
    <style:style style:name="T762" style:family="text">
      <style:text-properties fo:font-style="normal" style:text-underline-style="none" officeooo:rsid="00bd11a0" style:font-style-asian="normal" style:font-style-complex="normal"/>
    </style:style>
    <style:style style:name="T763" style:family="text">
      <style:text-properties fo:font-style="normal" style:text-underline-style="none" officeooo:rsid="02edc963" style:font-style-asian="normal" style:font-style-complex="normal"/>
    </style:style>
    <style:style style:name="T764" style:family="text">
      <style:text-properties fo:font-style="normal" style:font-style-asian="normal" style:font-style-complex="normal"/>
    </style:style>
    <style:style style:name="T765" style:family="text">
      <style:text-properties fo:font-style="normal" officeooo:rsid="00524926" style:font-style-asian="normal" style:font-style-complex="normal"/>
    </style:style>
    <style:style style:name="T766" style:family="text">
      <style:text-properties fo:font-style="normal" officeooo:rsid="0033fbdf" style:font-style-asian="normal" style:font-style-complex="normal"/>
    </style:style>
    <style:style style:name="T767" style:family="text">
      <style:text-properties fo:font-style="normal" officeooo:rsid="0034ed8b" style:font-style-asian="normal" style:font-style-complex="normal"/>
    </style:style>
    <style:style style:name="T768" style:family="text">
      <style:text-properties fo:font-style="normal" officeooo:rsid="0052a33a" style:font-style-asian="normal" style:font-style-complex="normal"/>
    </style:style>
    <style:style style:name="T769" style:family="text">
      <style:text-properties fo:font-style="normal" officeooo:rsid="0092f82d" style:font-style-asian="normal" style:font-style-complex="normal"/>
    </style:style>
    <style:style style:name="T770" style:family="text">
      <style:text-properties fo:font-style="normal" officeooo:rsid="00c6421c" style:font-style-asian="normal" style:font-style-complex="normal"/>
    </style:style>
    <style:style style:name="T771" style:family="text">
      <style:text-properties fo:font-style="normal" officeooo:rsid="00cc5bce" style:font-style-asian="normal" style:font-style-complex="normal"/>
    </style:style>
    <style:style style:name="T772" style:family="text">
      <style:text-properties fo:font-style="normal" officeooo:rsid="0106c767" style:font-style-asian="normal" style:font-style-complex="normal"/>
    </style:style>
    <style:style style:name="T773" style:family="text">
      <style:text-properties fo:font-style="normal" officeooo:rsid="0164a6ee" style:font-style-asian="normal" style:font-style-complex="normal"/>
    </style:style>
    <style:style style:name="T774" style:family="text">
      <style:text-properties fo:font-style="normal" officeooo:rsid="0168d8d5" style:font-style-asian="normal" style:font-style-complex="normal"/>
    </style:style>
    <style:style style:name="T775" style:family="text">
      <style:text-properties fo:font-style="normal" officeooo:rsid="0179221f" style:font-style-asian="normal" style:font-style-complex="normal"/>
    </style:style>
    <style:style style:name="T776" style:family="text">
      <style:text-properties fo:font-style="normal" officeooo:rsid="017941db" style:font-style-asian="normal" style:font-style-complex="normal"/>
    </style:style>
    <style:style style:name="T777" style:family="text">
      <style:text-properties fo:font-style="normal" officeooo:rsid="017a7161" style:font-style-asian="normal" style:font-style-complex="normal"/>
    </style:style>
    <style:style style:name="T778" style:family="text">
      <style:text-properties fo:font-style="normal" officeooo:rsid="0288fb00" style:font-style-asian="normal" style:font-style-complex="normal"/>
    </style:style>
    <style:style style:name="T779" style:family="text">
      <style:text-properties fo:font-style="normal" officeooo:rsid="02f2e947" style:font-style-asian="normal" style:font-style-complex="normal"/>
    </style:style>
    <style:style style:name="T780" style:family="text">
      <style:text-properties fo:font-style="normal" officeooo:rsid="02edc963" style:font-style-asian="normal" style:font-style-complex="normal"/>
    </style:style>
    <style:style style:name="T781" style:family="text">
      <style:text-properties fo:font-style="normal" officeooo:rsid="03355d74" style:font-style-asian="normal" style:font-style-complex="normal"/>
    </style:style>
    <style:style style:name="T782" style:family="text">
      <style:text-properties fo:font-style="normal" officeooo:rsid="0335ea2c" style:font-style-asian="normal" style:font-style-complex="normal"/>
    </style:style>
    <style:style style:name="T783" style:family="text">
      <style:text-properties fo:font-style="normal" officeooo:rsid="0346a444" style:font-style-asian="normal" style:font-style-complex="normal"/>
    </style:style>
    <style:style style:name="T784" style:family="text">
      <style:text-properties fo:font-style="normal" officeooo:rsid="0347bb43" style:font-style-asian="normal" style:font-style-complex="normal"/>
    </style:style>
    <style:style style:name="T785" style:family="text">
      <style:text-properties fo:font-style="normal" officeooo:rsid="03343ce6" style:font-style-asian="normal" style:font-style-complex="normal"/>
    </style:style>
    <style:style style:name="T786" style:family="text">
      <style:text-properties fo:font-style="normal" officeooo:rsid="034dbe4d" style:font-style-asian="normal" style:font-style-complex="normal"/>
    </style:style>
    <style:style style:name="T787" style:family="text">
      <style:text-properties fo:font-style="normal" officeooo:rsid="034f33b6" style:font-style-asian="normal" style:font-style-complex="normal"/>
    </style:style>
    <style:style style:name="T788" style:family="text">
      <style:text-properties fo:font-style="normal" officeooo:rsid="035051aa" style:font-style-asian="normal" style:font-style-complex="normal"/>
    </style:style>
    <style:style style:name="T789" style:family="text">
      <style:text-properties fo:font-style="normal" officeooo:rsid="035de550" style:font-style-asian="normal" style:font-style-complex="normal"/>
    </style:style>
    <style:style style:name="T790" style:family="text">
      <style:text-properties fo:font-style="normal" officeooo:rsid="0364e15d" style:font-style-asian="normal" style:font-style-complex="normal"/>
    </style:style>
    <style:style style:name="T791" style:family="text">
      <style:text-properties fo:font-style="normal" officeooo:rsid="033e56cf" style:font-style-asian="normal" style:font-style-complex="normal"/>
    </style:style>
    <style:style style:name="T792" style:family="text">
      <style:text-properties fo:font-style="normal" officeooo:rsid="0367f8e1" style:font-style-asian="normal" style:font-style-complex="normal"/>
    </style:style>
    <style:style style:name="T793" style:family="text">
      <style:text-properties fo:font-style="normal" officeooo:rsid="0369854f" style:font-style-asian="normal" style:font-style-complex="normal"/>
    </style:style>
    <style:style style:name="T794" style:family="text">
      <style:text-properties fo:font-style="normal" officeooo:rsid="040ce935" style:font-style-asian="normal" style:font-style-complex="normal"/>
    </style:style>
    <style:style style:name="T795" style:family="text">
      <style:text-properties fo:font-style="normal" officeooo:rsid="040ea9fd" style:font-style-asian="normal" style:font-style-complex="normal"/>
    </style:style>
    <style:style style:name="T796" style:family="text">
      <style:text-properties fo:font-style="normal" officeooo:rsid="041e6a3e" style:font-style-asian="normal" style:font-style-complex="normal"/>
    </style:style>
    <style:style style:name="T797" style:family="text">
      <style:text-properties fo:font-style="normal" officeooo:rsid="04a8203c" style:font-style-asian="normal" style:font-style-complex="normal"/>
    </style:style>
    <style:style style:name="T798" style:family="text">
      <style:text-properties fo:font-style="normal" officeooo:rsid="04b80b14" style:font-style-asian="normal" style:font-style-complex="normal"/>
    </style:style>
    <style:style style:name="T799" style:family="text">
      <style:text-properties fo:font-style="normal" officeooo:rsid="060fe20f" style:font-style-asian="normal" style:font-style-complex="normal"/>
    </style:style>
    <style:style style:name="T800" style:family="text">
      <style:text-properties fo:font-style="normal" officeooo:rsid="06125c09" style:font-style-asian="normal" style:font-style-complex="normal"/>
    </style:style>
    <style:style style:name="T801" style:family="text">
      <style:text-properties fo:font-style="normal" officeooo:rsid="06130d41" style:font-style-asian="normal" style:font-style-complex="normal"/>
    </style:style>
    <style:style style:name="T802" style:family="text">
      <style:text-properties fo:font-style="normal" officeooo:rsid="0613692a" style:font-style-asian="normal" style:font-style-complex="normal"/>
    </style:style>
    <style:style style:name="T803" style:family="text">
      <style:text-properties fo:font-style="normal" officeooo:rsid="06148669" style:font-style-asian="normal" style:font-style-complex="normal"/>
    </style:style>
    <style:style style:name="T804" style:family="text">
      <style:text-properties fo:font-style="normal" officeooo:rsid="0615b752" style:font-style-asian="normal" style:font-style-complex="normal"/>
    </style:style>
    <style:style style:name="T805" style:family="text">
      <style:text-properties fo:font-style="normal" officeooo:rsid="06191840" style:font-style-asian="normal" style:font-style-complex="normal"/>
    </style:style>
    <style:style style:name="T806" style:family="text">
      <style:text-properties fo:font-style="normal" officeooo:rsid="06196acd" style:font-style-asian="normal" style:font-style-complex="normal"/>
    </style:style>
    <style:style style:name="T807" style:family="text">
      <style:text-properties fo:font-style="normal" officeooo:rsid="0622a520" style:font-style-asian="normal" style:font-style-complex="normal"/>
    </style:style>
    <style:style style:name="T808" style:family="text">
      <style:text-properties fo:font-style="normal" officeooo:rsid="062535ed" style:font-style-asian="normal" style:font-style-complex="normal"/>
    </style:style>
    <style:style style:name="T809" style:family="text">
      <style:text-properties fo:font-style="normal" officeooo:rsid="06257b22" style:font-style-asian="normal" style:font-style-complex="normal"/>
    </style:style>
    <style:style style:name="T810" style:family="text">
      <style:text-properties fo:font-style="normal" officeooo:rsid="0626dd8c" style:font-style-asian="normal" style:font-style-complex="normal"/>
    </style:style>
    <style:style style:name="T811" style:family="text">
      <style:text-properties fo:font-style="normal" officeooo:rsid="06289f09" style:font-style-asian="normal" style:font-style-complex="normal"/>
    </style:style>
    <style:style style:name="T812" style:family="text">
      <style:text-properties fo:font-style="normal" officeooo:rsid="062ba32e" style:font-style-asian="normal" style:font-style-complex="normal"/>
    </style:style>
    <style:style style:name="T813" style:family="text">
      <style:text-properties fo:font-style="normal" officeooo:rsid="065a8b52" style:font-style-asian="normal" style:font-style-complex="normal"/>
    </style:style>
    <style:style style:name="T814" style:family="text">
      <style:text-properties fo:font-style="normal" officeooo:rsid="065d401a" style:font-style-asian="normal" style:font-style-complex="normal"/>
    </style:style>
    <style:style style:name="T815" style:family="text">
      <style:text-properties fo:font-style="normal" officeooo:rsid="065d9833" style:font-style-asian="normal" style:font-style-complex="normal"/>
    </style:style>
    <style:style style:name="T816" style:family="text">
      <style:text-properties fo:font-style="normal" officeooo:rsid="065e446d" style:font-style-asian="normal" style:font-style-complex="normal"/>
    </style:style>
    <style:style style:name="T817" style:family="text">
      <style:text-properties fo:font-style="normal" officeooo:rsid="0663741c" style:font-style-asian="normal" style:font-style-complex="normal"/>
    </style:style>
    <style:style style:name="T818" style:family="text">
      <style:text-properties fo:font-style="normal" officeooo:rsid="0663a1c9" style:font-style-asian="normal" style:font-style-complex="normal"/>
    </style:style>
    <style:style style:name="T819" style:family="text">
      <style:text-properties fo:font-style="normal" officeooo:rsid="06665ce0" style:font-style-asian="normal" style:font-style-complex="normal"/>
    </style:style>
    <style:style style:name="T820" style:family="text">
      <style:text-properties fo:font-style="normal" officeooo:rsid="067c6895" style:font-style-asian="normal" style:font-style-complex="normal"/>
    </style:style>
    <style:style style:name="T821" style:family="text">
      <style:text-properties fo:font-style="normal" officeooo:rsid="0682b523" style:font-style-asian="normal" style:font-style-complex="normal"/>
    </style:style>
    <style:style style:name="T822" style:family="text">
      <style:text-properties fo:font-style="normal" officeooo:rsid="06176dd5" style:font-style-asian="normal" style:font-style-complex="normal"/>
    </style:style>
    <style:style style:name="T823" style:family="text">
      <style:text-properties fo:font-style="normal" officeooo:rsid="06886957" style:font-style-asian="normal" style:font-style-complex="normal"/>
    </style:style>
    <style:style style:name="T824" style:family="text">
      <style:text-properties fo:font-style="normal" officeooo:rsid="069bb3bd" style:font-style-asian="normal" style:font-style-complex="normal"/>
    </style:style>
    <style:style style:name="T825" style:family="text">
      <style:text-properties fo:font-style="normal" officeooo:rsid="069befec" style:font-style-asian="normal" style:font-style-complex="normal"/>
    </style:style>
    <style:style style:name="T826" style:family="text">
      <style:text-properties fo:font-style="normal" officeooo:rsid="069f9907" style:font-style-asian="normal" style:font-style-complex="normal"/>
    </style:style>
    <style:style style:name="T827" style:family="text">
      <style:text-properties fo:font-style="normal" officeooo:rsid="06aaffd2" style:font-style-asian="normal" style:font-style-complex="normal"/>
    </style:style>
    <style:style style:name="T828" style:family="text">
      <style:text-properties fo:font-style="normal" officeooo:rsid="06b79ef0" style:font-style-asian="normal" style:font-style-complex="normal"/>
    </style:style>
    <style:style style:name="T829" style:family="text">
      <style:text-properties fo:font-style="normal" officeooo:rsid="06bf5f63" style:font-style-asian="normal" style:font-style-complex="normal"/>
    </style:style>
    <style:style style:name="T830" style:family="text">
      <style:text-properties fo:font-style="normal" officeooo:rsid="06c0c7e9" style:font-style-asian="normal" style:font-style-complex="normal"/>
    </style:style>
    <style:style style:name="T831" style:family="text">
      <style:text-properties fo:font-style="normal" officeooo:rsid="06c5c80d" style:font-style-asian="normal" style:font-style-complex="normal"/>
    </style:style>
    <style:style style:name="T832" style:family="text">
      <style:text-properties fo:font-style="normal" officeooo:rsid="069d3467" style:font-style-asian="normal" style:font-style-complex="normal"/>
    </style:style>
    <style:style style:name="T833" style:family="text">
      <style:text-properties fo:font-style="normal" officeooo:rsid="06ce71fd" style:font-style-asian="normal" style:font-style-complex="normal"/>
    </style:style>
    <style:style style:name="T834" style:family="text">
      <style:text-properties fo:font-style="normal" officeooo:rsid="06c5c5b6" style:font-style-asian="normal" style:font-style-complex="normal"/>
    </style:style>
    <style:style style:name="T835" style:family="text">
      <style:text-properties fo:font-style="normal" officeooo:rsid="06d92b57" style:font-style-asian="normal" style:font-style-complex="normal"/>
    </style:style>
    <style:style style:name="T836" style:family="text">
      <style:text-properties fo:font-style="normal" officeooo:rsid="06d9b7d5" style:font-style-asian="normal" style:font-style-complex="normal"/>
    </style:style>
    <style:style style:name="T837" style:family="text">
      <style:text-properties fo:font-style="normal" officeooo:rsid="06dce0b5" style:font-style-asian="normal" style:font-style-complex="normal"/>
    </style:style>
    <style:style style:name="T838" style:family="text">
      <style:text-properties fo:font-style="normal" officeooo:rsid="06de9ff5" style:font-style-asian="normal" style:font-style-complex="normal"/>
    </style:style>
    <style:style style:name="T839" style:family="text">
      <style:text-properties fo:font-style="normal" officeooo:rsid="06e17906" style:font-style-asian="normal" style:font-style-complex="normal"/>
    </style:style>
    <style:style style:name="T840" style:family="text">
      <style:text-properties fo:font-style="normal" officeooo:rsid="06e34718" style:font-style-asian="normal" style:font-style-complex="normal"/>
    </style:style>
    <style:style style:name="T841" style:family="text">
      <style:text-properties fo:font-style="normal" officeooo:rsid="06e9b05d" style:font-style-asian="normal" style:font-style-complex="normal"/>
    </style:style>
    <style:style style:name="T842" style:family="text">
      <style:text-properties fo:font-style="normal" officeooo:rsid="06ee4110" style:font-style-asian="normal" style:font-style-complex="normal"/>
    </style:style>
    <style:style style:name="T843" style:family="text">
      <style:text-properties fo:font-style="normal" officeooo:rsid="06fabfda" style:font-style-asian="normal" style:font-style-complex="normal"/>
    </style:style>
    <style:style style:name="T844" style:family="text">
      <style:text-properties fo:font-style="normal" officeooo:rsid="06fca8cd" style:font-style-asian="normal" style:font-style-complex="normal"/>
    </style:style>
    <style:style style:name="T845" style:family="text">
      <style:text-properties fo:font-style="normal" officeooo:rsid="06fe5f86" style:font-style-asian="normal" style:font-style-complex="normal"/>
    </style:style>
    <style:style style:name="T846" style:family="text">
      <style:text-properties fo:font-style="normal" officeooo:rsid="0703136b" style:font-style-asian="normal" style:font-style-complex="normal"/>
    </style:style>
    <style:style style:name="T847" style:family="text">
      <style:text-properties fo:font-style="normal" officeooo:rsid="0702273b" style:font-style-asian="normal" style:font-style-complex="normal"/>
    </style:style>
    <style:style style:name="T848" style:family="text">
      <style:text-properties fo:font-style="normal" officeooo:rsid="07057718" style:font-style-asian="normal" style:font-style-complex="normal"/>
    </style:style>
    <style:style style:name="T849" style:family="text">
      <style:text-properties fo:font-style="normal" officeooo:rsid="0709e8e0" style:font-style-asian="normal" style:font-style-complex="normal"/>
    </style:style>
    <style:style style:name="T850" style:family="text">
      <style:text-properties fo:font-style="normal" officeooo:rsid="070b4184" style:font-style-asian="normal" style:font-style-complex="normal"/>
    </style:style>
    <style:style style:name="T851" style:family="text">
      <style:text-properties fo:font-style="normal" officeooo:rsid="070c8d4a" style:font-style-asian="normal" style:font-style-complex="normal"/>
    </style:style>
    <style:style style:name="T852" style:family="text">
      <style:text-properties fo:font-style="normal" officeooo:rsid="070efc4d" style:font-style-asian="normal" style:font-style-complex="normal"/>
    </style:style>
    <style:style style:name="T853" style:family="text">
      <style:text-properties fo:font-style="normal" officeooo:rsid="071053d5" style:font-style-asian="normal" style:font-style-complex="normal"/>
    </style:style>
    <style:style style:name="T854" style:family="text">
      <style:text-properties fo:font-style="normal" officeooo:rsid="071240f6" style:font-style-asian="normal" style:font-style-complex="normal"/>
    </style:style>
    <style:style style:name="T855" style:family="text">
      <style:text-properties fo:font-style="normal" officeooo:rsid="07175761" style:font-style-asian="normal" style:font-style-complex="normal"/>
    </style:style>
    <style:style style:name="T856" style:family="text">
      <style:text-properties fo:font-style="normal" officeooo:rsid="071a29dd" style:font-style-asian="normal" style:font-style-complex="normal"/>
    </style:style>
    <style:style style:name="T857" style:family="text">
      <style:text-properties fo:font-style="normal" officeooo:rsid="071f6f35" style:font-style-asian="normal" style:font-style-complex="normal"/>
    </style:style>
    <style:style style:name="T858" style:family="text">
      <style:text-properties fo:font-style="normal" officeooo:rsid="071be8ce" style:font-style-asian="normal" style:font-style-complex="normal"/>
    </style:style>
    <style:style style:name="T859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860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861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862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07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08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09" style:family="text">
      <style:text-properties officeooo:rsid="004d4d0b"/>
    </style:style>
    <style:style style:name="T1010" style:family="text">
      <style:text-properties officeooo:rsid="0013268f"/>
    </style:style>
    <style:style style:name="T1011" style:family="text">
      <style:text-properties officeooo:rsid="004f4350"/>
    </style:style>
    <style:style style:name="T1012" style:family="text">
      <style:text-properties officeooo:rsid="00501b3c"/>
    </style:style>
    <style:style style:name="T1013" style:family="text">
      <style:text-properties officeooo:rsid="00147dd9"/>
    </style:style>
    <style:style style:name="T1014" style:family="text">
      <style:text-properties officeooo:rsid="005521a3"/>
    </style:style>
    <style:style style:name="T1015" style:family="text">
      <style:text-properties fo:font-weight="bold" style:font-weight-asian="bold" style:font-weight-complex="bold"/>
    </style:style>
    <style:style style:name="T1016" style:family="text">
      <style:text-properties fo:font-weight="bold" officeooo:rsid="005f7223" style:font-weight-asian="bold" style:font-weight-complex="bold"/>
    </style:style>
    <style:style style:name="T1017" style:family="text">
      <style:text-properties fo:font-weight="bold" officeooo:rsid="01871851" style:font-weight-asian="bold" style:font-weight-complex="bold"/>
    </style:style>
    <style:style style:name="T1018" style:family="text">
      <style:text-properties fo:font-weight="bold" officeooo:rsid="02070606" style:font-weight-asian="bold" style:font-weight-complex="bold"/>
    </style:style>
    <style:style style:name="T1019" style:family="text">
      <style:text-properties fo:font-weight="bold" officeooo:rsid="0206e857" style:font-weight-asian="bold" style:font-weight-complex="bold"/>
    </style:style>
    <style:style style:name="T1020" style:family="text">
      <style:text-properties fo:font-weight="bold" officeooo:rsid="03153caa" style:font-weight-asian="bold" style:font-weight-complex="bold"/>
    </style:style>
    <style:style style:name="T1021" style:family="text">
      <style:text-properties fo:font-weight="bold" officeooo:rsid="03429aa5" style:font-weight-asian="bold" style:font-weight-complex="bold"/>
    </style:style>
    <style:style style:name="T1022" style:family="text">
      <style:text-properties fo:font-weight="bold" officeooo:rsid="0356cf1b" style:font-weight-asian="bold" style:font-weight-complex="bold"/>
    </style:style>
    <style:style style:name="T1023" style:family="text">
      <style:text-properties fo:font-weight="bold" officeooo:rsid="03c34d65" style:font-weight-asian="bold" style:font-weight-complex="bold"/>
    </style:style>
    <style:style style:name="T1024" style:family="text">
      <style:text-properties fo:font-weight="bold" officeooo:rsid="03c39617" style:font-weight-asian="bold" style:font-weight-complex="bold"/>
    </style:style>
    <style:style style:name="T1025" style:family="text">
      <style:text-properties fo:font-weight="bold" officeooo:rsid="03c44ca6" style:font-weight-asian="bold" style:font-weight-complex="bold"/>
    </style:style>
    <style:style style:name="T1026" style:family="text">
      <style:text-properties fo:font-weight="bold" officeooo:rsid="03ea64bf" style:font-weight-asian="bold" style:font-weight-complex="bold"/>
    </style:style>
    <style:style style:name="T1027" style:family="text">
      <style:text-properties fo:font-weight="bold" officeooo:rsid="03f8c064" style:font-weight-asian="bold" style:font-weight-complex="bold"/>
    </style:style>
    <style:style style:name="T1028" style:family="text">
      <style:text-properties fo:font-weight="bold" officeooo:rsid="0411d16e" style:font-weight-asian="bold" style:font-weight-complex="bold"/>
    </style:style>
    <style:style style:name="T1029" style:family="text">
      <style:text-properties fo:font-weight="bold" officeooo:rsid="048fe3f8" style:font-weight-asian="bold" style:font-weight-complex="bold"/>
    </style:style>
    <style:style style:name="T1030" style:family="text">
      <style:text-properties fo:font-weight="bold" officeooo:rsid="048ffd4a" style:font-weight-asian="bold" style:font-weight-complex="bold"/>
    </style:style>
    <style:style style:name="T1031" style:family="text">
      <style:text-properties fo:font-weight="bold" officeooo:rsid="04a08898" style:font-weight-asian="bold" style:font-weight-complex="bold"/>
    </style:style>
    <style:style style:name="T1032" style:family="text">
      <style:text-properties fo:font-weight="bold" officeooo:rsid="063d933e" style:font-weight-asian="bold" style:font-weight-complex="bold"/>
    </style:style>
    <style:style style:name="T1033" style:family="text">
      <style:text-properties fo:font-weight="bold" officeooo:rsid="065f9c0e" style:font-weight-asian="bold" style:font-weight-complex="bold"/>
    </style:style>
    <style:style style:name="T1034" style:family="text">
      <style:text-properties fo:font-weight="bold" officeooo:rsid="06dc9bfd" style:font-weight-asian="bold" style:font-weight-complex="bold"/>
    </style:style>
    <style:style style:name="T1035" style:family="text">
      <style:text-properties fo:font-weight="bold" officeooo:rsid="06c0c7e9" style:font-weight-asian="bold" style:font-weight-complex="bold"/>
    </style:style>
    <style:style style:name="T1036" style:family="text">
      <style:text-properties fo:font-weight="bold" officeooo:rsid="06dff81f" style:font-weight-asian="bold" style:font-weight-complex="bold"/>
    </style:style>
    <style:style style:name="T1037" style:family="text">
      <style:text-properties fo:font-weight="bold" officeooo:rsid="071be8ce" style:font-weight-asian="bold" style:font-weight-complex="bold"/>
    </style:style>
    <style:style style:name="T1038" style:family="text">
      <style:text-properties officeooo:rsid="005b5f51"/>
    </style:style>
    <style:style style:name="T1039" style:family="text">
      <style:text-properties officeooo:rsid="005d12fa"/>
    </style:style>
    <style:style style:name="T1040" style:family="text">
      <style:text-properties officeooo:rsid="005f7223"/>
    </style:style>
    <style:style style:name="T1041" style:family="text">
      <style:text-properties style:text-underline-style="none"/>
    </style:style>
    <style:style style:name="T1042" style:family="text">
      <style:text-properties style:text-underline-style="none" fo:font-weight="normal" style:font-weight-asian="normal" style:font-weight-complex="normal"/>
    </style:style>
    <style:style style:name="T1043" style:family="text">
      <style:text-properties style:text-underline-style="none" fo:font-weight="normal" officeooo:rsid="00721e09" style:font-weight-asian="normal" style:font-weight-complex="normal"/>
    </style:style>
    <style:style style:name="T1044" style:family="text">
      <style:text-properties style:text-underline-style="none" fo:font-weight="normal" officeooo:rsid="00722a19" style:font-weight-asian="normal" style:font-weight-complex="normal"/>
    </style:style>
    <style:style style:name="T1045" style:family="text">
      <style:text-properties style:text-underline-style="none" fo:font-weight="normal" officeooo:rsid="006a9ead" style:font-weight-asian="normal" style:font-weight-complex="normal"/>
    </style:style>
    <style:style style:name="T1046" style:family="text">
      <style:text-properties style:text-underline-style="none" fo:font-weight="normal" officeooo:rsid="00a639f7" style:font-weight-asian="normal" style:font-weight-complex="normal"/>
    </style:style>
    <style:style style:name="T1047" style:family="text">
      <style:text-properties style:text-underline-style="none" fo:font-weight="normal" officeooo:rsid="00a69bec" style:font-weight-asian="normal" style:font-weight-complex="normal"/>
    </style:style>
    <style:style style:name="T1048" style:family="text">
      <style:text-properties style:text-underline-style="none" fo:font-weight="normal" officeooo:rsid="009e29ef" style:font-weight-asian="normal" style:font-weight-complex="normal"/>
    </style:style>
    <style:style style:name="T1049" style:family="text">
      <style:text-properties style:text-underline-style="none" fo:font-weight="normal" officeooo:rsid="00a75993" style:font-weight-asian="normal" style:font-weight-complex="normal"/>
    </style:style>
    <style:style style:name="T1050" style:family="text">
      <style:text-properties style:text-underline-style="none" fo:font-weight="normal" officeooo:rsid="00e7b674" style:font-weight-asian="normal" style:font-weight-complex="normal"/>
    </style:style>
    <style:style style:name="T1051" style:family="text">
      <style:text-properties style:text-underline-style="none" fo:font-weight="normal" officeooo:rsid="0123bb39" style:font-weight-asian="normal" style:font-weight-complex="normal"/>
    </style:style>
    <style:style style:name="T1052" style:family="text">
      <style:text-properties style:text-underline-style="none" fo:font-weight="normal" officeooo:rsid="02e59398" style:font-weight-asian="normal" style:font-weight-complex="normal"/>
    </style:style>
    <style:style style:name="T1053" style:family="text">
      <style:text-properties style:text-underline-style="none" fo:font-weight="normal" officeooo:rsid="0043121f" style:font-weight-asian="normal" style:font-weight-complex="normal"/>
    </style:style>
    <style:style style:name="T1054" style:family="text">
      <style:text-properties style:text-underline-style="none" fo:font-weight="normal" officeooo:rsid="04329278" style:font-weight-asian="normal" style:font-weight-complex="normal"/>
    </style:style>
    <style:style style:name="T1055" style:family="text">
      <style:text-properties style:text-underline-style="none" fo:font-weight="normal" officeooo:rsid="06b823a5" style:font-weight-asian="normal" style:font-weight-complex="normal"/>
    </style:style>
    <style:style style:name="T1056" style:family="text">
      <style:text-properties style:text-underline-style="none" fo:font-weight="normal" officeooo:rsid="06afcb9f" style:font-weight-asian="normal" style:font-weight-complex="normal"/>
    </style:style>
    <style:style style:name="T1057" style:family="text">
      <style:text-properties style:text-underline-style="none" fo:font-weight="bold" style:font-weight-asian="bold" style:font-weight-complex="bold"/>
    </style:style>
    <style:style style:name="T1058" style:family="text">
      <style:text-properties style:text-underline-style="none" fo:font-weight="bold" officeooo:rsid="00a75993" style:font-weight-asian="bold" style:font-weight-complex="bold"/>
    </style:style>
    <style:style style:name="T1059" style:family="text">
      <style:text-properties style:text-underline-style="none" fo:font-weight="bold" officeooo:rsid="013013d9" style:font-weight-asian="bold" style:font-weight-complex="bold"/>
    </style:style>
    <style:style style:name="T1060" style:family="text">
      <style:text-properties style:text-underline-style="none" fo:font-weight="bold" officeooo:rsid="01408f03" style:font-weight-asian="bold" style:font-weight-complex="bold"/>
    </style:style>
    <style:style style:name="T1061" style:family="text">
      <style:text-properties style:text-underline-style="none" officeooo:rsid="00bbbf73"/>
    </style:style>
    <style:style style:name="T1062" style:family="text">
      <style:text-properties style:text-underline-style="none" officeooo:rsid="00d40111"/>
    </style:style>
    <style:style style:name="T1063" style:family="text">
      <style:text-properties style:text-underline-style="none" officeooo:rsid="00d708a6"/>
    </style:style>
    <style:style style:name="T1064" style:family="text">
      <style:text-properties style:text-underline-style="none" officeooo:rsid="00d5826a"/>
    </style:style>
    <style:style style:name="T1065" style:family="text">
      <style:text-properties style:text-underline-style="none" officeooo:rsid="00d9c9e4"/>
    </style:style>
    <style:style style:name="T1066" style:family="text">
      <style:text-properties style:text-underline-style="none" officeooo:rsid="00ec1e8c"/>
    </style:style>
    <style:style style:name="T1067" style:family="text">
      <style:text-properties style:text-underline-style="none" officeooo:rsid="00fde6f2"/>
    </style:style>
    <style:style style:name="T1068" style:family="text">
      <style:text-properties style:text-underline-style="none" officeooo:rsid="013013d9"/>
    </style:style>
    <style:style style:name="T1069" style:family="text">
      <style:text-properties style:text-underline-style="none" officeooo:rsid="0137af9f"/>
    </style:style>
    <style:style style:name="T1070" style:family="text">
      <style:text-properties style:text-underline-style="none" officeooo:rsid="013282b3"/>
    </style:style>
    <style:style style:name="T1071" style:family="text">
      <style:text-properties style:text-underline-style="none" officeooo:rsid="01408f03"/>
    </style:style>
    <style:style style:name="T1072" style:family="text">
      <style:text-properties style:text-underline-style="none" officeooo:rsid="01416cb6"/>
    </style:style>
    <style:style style:name="T1073" style:family="text">
      <style:text-properties style:text-underline-style="none" officeooo:rsid="01435f2a"/>
    </style:style>
    <style:style style:name="T1074" style:family="text">
      <style:text-properties style:text-underline-style="none" officeooo:rsid="015f15fe"/>
    </style:style>
    <style:style style:name="T1075" style:family="text">
      <style:text-properties officeooo:rsid="00722a19"/>
    </style:style>
    <style:style style:name="T1076" style:family="text">
      <style:text-properties officeooo:rsid="0082538a"/>
    </style:style>
    <style:style style:name="T1077" style:family="text">
      <style:text-properties officeooo:rsid="008a06de"/>
    </style:style>
    <style:style style:name="T1078" style:family="text">
      <style:text-properties officeooo:rsid="00937b11"/>
    </style:style>
    <style:style style:name="T1079" style:family="text">
      <style:text-properties officeooo:rsid="0093b191"/>
    </style:style>
    <style:style style:name="T1080" style:family="text">
      <style:text-properties officeooo:rsid="00b502cc"/>
    </style:style>
    <style:style style:name="T1081" style:family="text">
      <style:text-properties officeooo:rsid="00ba4170"/>
    </style:style>
    <style:style style:name="T1082" style:family="text">
      <style:text-properties officeooo:rsid="00bbbf73"/>
    </style:style>
    <style:style style:name="T1083" style:family="text">
      <style:text-properties officeooo:rsid="00bd3f9d"/>
    </style:style>
    <style:style style:name="T1084" style:family="text">
      <style:text-properties officeooo:rsid="00beb82f"/>
    </style:style>
    <style:style style:name="T1085" style:family="text">
      <style:text-properties officeooo:rsid="00c2a166"/>
    </style:style>
    <style:style style:name="T1086" style:family="text">
      <style:text-properties officeooo:rsid="00c7406f"/>
    </style:style>
    <style:style style:name="T1087" style:family="text">
      <style:text-properties officeooo:rsid="00c93592"/>
    </style:style>
    <style:style style:name="T1088" style:family="text">
      <style:text-properties officeooo:rsid="00d83381"/>
    </style:style>
    <style:style style:name="T1089" style:family="text">
      <style:text-properties officeooo:rsid="00e09913"/>
    </style:style>
    <style:style style:name="T1090" style:family="text">
      <style:text-properties officeooo:rsid="00ed9297"/>
    </style:style>
    <style:style style:name="T1091" style:family="text">
      <style:text-properties officeooo:rsid="00ef4875"/>
    </style:style>
    <style:style style:name="T1092" style:family="text">
      <style:text-properties officeooo:rsid="00f0f7f8"/>
    </style:style>
    <style:style style:name="T1093" style:family="text">
      <style:text-properties officeooo:rsid="00f5260b"/>
    </style:style>
    <style:style style:name="T1094" style:family="text">
      <style:text-properties officeooo:rsid="010185dc"/>
    </style:style>
    <style:style style:name="T1095" style:family="text">
      <style:text-properties officeooo:rsid="01095847"/>
    </style:style>
    <style:style style:name="T1096" style:family="text">
      <style:text-properties officeooo:rsid="010f422a"/>
    </style:style>
    <style:style style:name="T1097" style:family="text">
      <style:text-properties officeooo:rsid="01113d34"/>
    </style:style>
    <style:style style:name="T1098" style:family="text">
      <style:text-properties officeooo:rsid="011bd541"/>
    </style:style>
    <style:style style:name="T1099" style:family="text">
      <style:text-properties style:text-line-through-style="none" style:text-line-through-type="none"/>
    </style:style>
    <style:style style:name="T110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0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02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03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04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105" style:family="text">
      <style:text-properties style:text-line-through-style="none" style:text-line-through-type="none" fo:font-style="italic" style:font-style-asian="italic" style:font-style-complex="italic"/>
    </style:style>
    <style:style style:name="T1106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107" style:family="text">
      <style:text-properties style:text-line-through-style="none" style:text-line-through-type="none" style:text-underline-style="none"/>
    </style:style>
    <style:style style:name="T110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109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110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11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112" style:family="text">
      <style:text-properties style:text-line-through-style="none" style:text-line-through-type="none" officeooo:rsid="03d52c7f"/>
    </style:style>
    <style:style style:name="T1113" style:family="text">
      <style:text-properties style:text-line-through-style="none" style:text-line-through-type="none" officeooo:rsid="03ef2dc7"/>
    </style:style>
    <style:style style:name="T1114" style:family="text">
      <style:text-properties style:text-line-through-style="none" style:text-line-through-type="none" officeooo:rsid="03ec3a95"/>
    </style:style>
    <style:style style:name="T1115" style:family="text">
      <style:text-properties style:text-line-through-style="none" style:text-line-through-type="none" officeooo:rsid="03f0c84b"/>
    </style:style>
    <style:style style:name="T1116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117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118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119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120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121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22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23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24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25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26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27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28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29" style:family="text">
      <style:text-properties style:text-line-through-style="none" style:text-line-through-type="none" officeooo:rsid="044cd909"/>
    </style:style>
    <style:style style:name="T1130" style:family="text">
      <style:text-properties style:text-line-through-style="none" style:text-line-through-type="none" officeooo:rsid="0557f31f"/>
    </style:style>
    <style:style style:name="T1131" style:family="text">
      <style:text-properties style:text-line-through-style="none" style:text-line-through-type="none" officeooo:rsid="05a9b5b8"/>
    </style:style>
    <style:style style:name="T1132" style:family="text">
      <style:text-properties style:text-line-through-style="none" style:text-line-through-type="none" officeooo:rsid="05bb08e9"/>
    </style:style>
    <style:style style:name="T1133" style:family="text">
      <style:text-properties officeooo:rsid="0152f194"/>
    </style:style>
    <style:style style:name="T1134" style:family="text">
      <style:text-properties officeooo:rsid="016860b9"/>
    </style:style>
    <style:style style:name="T1135" style:family="text">
      <style:text-properties officeooo:rsid="01758a0f"/>
    </style:style>
    <style:style style:name="T1136" style:family="text">
      <style:text-properties officeooo:rsid="01871851"/>
    </style:style>
    <style:style style:name="T1137" style:family="text">
      <style:text-properties officeooo:rsid="0188ed42"/>
    </style:style>
    <style:style style:name="T1138" style:family="text">
      <style:text-properties officeooo:rsid="018c0d5b"/>
    </style:style>
    <style:style style:name="T1139" style:family="text">
      <style:text-properties officeooo:rsid="019479eb"/>
    </style:style>
    <style:style style:name="T1140" style:family="text">
      <style:text-properties officeooo:rsid="0198a2ea"/>
    </style:style>
    <style:style style:name="T1141" style:family="text">
      <style:text-properties officeooo:rsid="01c64853"/>
    </style:style>
    <style:style style:name="T1142" style:family="text">
      <style:text-properties officeooo:rsid="01d80854"/>
    </style:style>
    <style:style style:name="T1143" style:family="text">
      <style:text-properties officeooo:rsid="01d90cf6"/>
    </style:style>
    <style:style style:name="T1144" style:family="text">
      <style:text-properties officeooo:rsid="01d9cd4e"/>
    </style:style>
    <style:style style:name="T1145" style:family="text">
      <style:text-properties officeooo:rsid="01dc67de"/>
    </style:style>
    <style:style style:name="T1146" style:family="text">
      <style:text-properties officeooo:rsid="01df8731"/>
    </style:style>
    <style:style style:name="T1147" style:family="text">
      <style:text-properties officeooo:rsid="01e917c9"/>
    </style:style>
    <style:style style:name="T1148" style:family="text">
      <style:text-properties officeooo:rsid="01e5182b"/>
    </style:style>
    <style:style style:name="T1149" style:family="text">
      <style:text-properties officeooo:rsid="01e966ec"/>
    </style:style>
    <style:style style:name="T1150" style:family="text">
      <style:text-properties officeooo:rsid="01eb88a9"/>
    </style:style>
    <style:style style:name="T1151" style:family="text">
      <style:text-properties officeooo:rsid="01ec8e18"/>
    </style:style>
    <style:style style:name="T1152" style:family="text">
      <style:text-properties officeooo:rsid="01f79ca2"/>
    </style:style>
    <style:style style:name="T1153" style:family="text">
      <style:text-properties officeooo:rsid="01f9794d"/>
    </style:style>
    <style:style style:name="T1154" style:family="text">
      <style:text-properties officeooo:rsid="01fb1d79"/>
    </style:style>
    <style:style style:name="T1155" style:family="text">
      <style:text-properties officeooo:rsid="01fde08a"/>
    </style:style>
    <style:style style:name="T1156" style:family="text">
      <style:text-properties officeooo:rsid="0200b58e"/>
    </style:style>
    <style:style style:name="T1157" style:family="text">
      <style:text-properties officeooo:rsid="01c48a9e"/>
    </style:style>
    <style:style style:name="T1158" style:family="text">
      <style:text-properties officeooo:rsid="020294d1"/>
    </style:style>
    <style:style style:name="T1159" style:family="text">
      <style:text-properties officeooo:rsid="019e70b3"/>
    </style:style>
    <style:style style:name="T1160" style:family="text">
      <style:text-properties officeooo:rsid="020131ae"/>
    </style:style>
    <style:style style:name="T1161" style:family="text">
      <style:text-properties officeooo:rsid="01b08253"/>
    </style:style>
    <style:style style:name="T1162" style:family="text">
      <style:text-properties officeooo:rsid="01ffec25"/>
    </style:style>
    <style:style style:name="T1163" style:family="text">
      <style:text-properties officeooo:rsid="0212a48a"/>
    </style:style>
    <style:style style:name="T1164" style:family="text">
      <style:text-properties officeooo:rsid="021d76dd"/>
    </style:style>
    <style:style style:name="T1165" style:family="text">
      <style:text-properties officeooo:rsid="022053cd"/>
    </style:style>
    <style:style style:name="T1166" style:family="text">
      <style:text-properties officeooo:rsid="01e2b86d"/>
    </style:style>
    <style:style style:name="T1167" style:family="text">
      <style:text-properties officeooo:rsid="022dff2a"/>
    </style:style>
    <style:style style:name="T1168" style:family="text">
      <style:text-properties officeooo:rsid="02540cb9"/>
    </style:style>
    <style:style style:name="T1169" style:family="text">
      <style:text-properties officeooo:rsid="025798af"/>
    </style:style>
    <style:style style:name="T1170" style:family="text">
      <style:text-properties officeooo:rsid="0259f4ad"/>
    </style:style>
    <style:style style:name="T1171" style:family="text">
      <style:text-properties officeooo:rsid="025b11c7"/>
    </style:style>
    <style:style style:name="T1172" style:family="text">
      <style:text-properties officeooo:rsid="02685e01"/>
    </style:style>
    <style:style style:name="T1173" style:family="text">
      <style:text-properties officeooo:rsid="024d9b01"/>
    </style:style>
    <style:style style:name="T1174" style:family="text">
      <style:text-properties officeooo:rsid="026b5506"/>
    </style:style>
    <style:style style:name="T1175" style:family="text">
      <style:text-properties officeooo:rsid="02727518"/>
    </style:style>
    <style:style style:name="T1176" style:family="text">
      <style:text-properties officeooo:rsid="02743cef"/>
    </style:style>
    <style:style style:name="T1177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178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179" style:family="text">
      <style:text-properties officeooo:rsid="02abf8f2"/>
    </style:style>
    <style:style style:name="T1180" style:family="text">
      <style:text-properties officeooo:rsid="02ac7db0"/>
    </style:style>
    <style:style style:name="T1181" style:family="text">
      <style:text-properties officeooo:rsid="02b14a1d"/>
    </style:style>
    <style:style style:name="T1182" style:family="text">
      <style:text-properties officeooo:rsid="02b245f2"/>
    </style:style>
    <style:style style:name="T1183" style:family="text">
      <style:text-properties officeooo:rsid="004826c4"/>
    </style:style>
    <style:style style:name="T1184" style:family="text">
      <style:text-properties officeooo:rsid="02b807dc"/>
    </style:style>
    <style:style style:name="T1185" style:family="text">
      <style:text-properties officeooo:rsid="0063f3c5"/>
    </style:style>
    <style:style style:name="T1186" style:family="text">
      <style:text-properties officeooo:rsid="00c0d7c6"/>
    </style:style>
    <style:style style:name="T1187" style:family="text">
      <style:text-properties officeooo:rsid="02bfe198"/>
    </style:style>
    <style:style style:name="T1188" style:family="text">
      <style:text-properties officeooo:rsid="02ccc8f6"/>
    </style:style>
    <style:style style:name="T1189" style:family="text">
      <style:text-properties officeooo:rsid="02e142ec"/>
    </style:style>
    <style:style style:name="T1190" style:family="text">
      <style:text-properties officeooo:rsid="02ec089f"/>
    </style:style>
    <style:style style:name="T1191" style:family="text">
      <style:text-properties officeooo:rsid="008d7148"/>
    </style:style>
    <style:style style:name="T1192" style:family="text">
      <style:text-properties officeooo:rsid="0069ae25"/>
    </style:style>
    <style:style style:name="T1193" style:family="text">
      <style:text-properties officeooo:rsid="02edc963"/>
    </style:style>
    <style:style style:name="T1194" style:family="text">
      <style:text-properties officeooo:rsid="03049b98"/>
    </style:style>
    <style:style style:name="T1195" style:family="text">
      <style:text-properties officeooo:rsid="0304fd19"/>
    </style:style>
    <style:style style:name="T1196" style:family="text">
      <style:text-properties officeooo:rsid="030f0c9b"/>
    </style:style>
    <style:style style:name="T1197" style:family="text">
      <style:text-properties style:text-underline-style="solid" style:text-underline-width="auto" style:text-underline-color="font-color"/>
    </style:style>
    <style:style style:name="T1198" style:family="text">
      <style:text-properties style:text-underline-style="solid" style:text-underline-width="auto" style:text-underline-color="font-color" officeooo:rsid="030f0c9b"/>
    </style:style>
    <style:style style:name="T1199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00" style:family="text">
      <style:text-properties officeooo:rsid="0329fac1"/>
    </style:style>
    <style:style style:name="T1201" style:family="text">
      <style:text-properties officeooo:rsid="032c4fdc"/>
    </style:style>
    <style:style style:name="T1202" style:family="text">
      <style:text-properties officeooo:rsid="032e6032"/>
    </style:style>
    <style:style style:name="T1203" style:family="text">
      <style:text-properties officeooo:rsid="033f17a3"/>
    </style:style>
    <style:style style:name="T1204" style:family="text">
      <style:text-properties officeooo:rsid="03182d82"/>
    </style:style>
    <style:style style:name="T1205" style:family="text">
      <style:text-properties officeooo:rsid="03153caa"/>
    </style:style>
    <style:style style:name="T1206" style:family="text">
      <style:text-properties officeooo:rsid="03429aa5"/>
    </style:style>
    <style:style style:name="T1207" style:family="text">
      <style:text-properties officeooo:rsid="0346a444"/>
    </style:style>
    <style:style style:name="T1208" style:family="text">
      <style:text-properties officeooo:rsid="034adc9b"/>
    </style:style>
    <style:style style:name="T1209" style:family="text">
      <style:text-properties officeooo:rsid="034c7df6"/>
    </style:style>
    <style:style style:name="T1210" style:family="text">
      <style:text-properties officeooo:rsid="034f33b6"/>
    </style:style>
    <style:style style:name="T1211" style:family="text">
      <style:text-properties officeooo:rsid="034f5b13"/>
    </style:style>
    <style:style style:name="T1212" style:family="text">
      <style:text-properties officeooo:rsid="034f680a"/>
    </style:style>
    <style:style style:name="T1213" style:family="text">
      <style:text-properties officeooo:rsid="031fc4b1"/>
    </style:style>
    <style:style style:name="T1214" style:family="text">
      <style:text-properties officeooo:rsid="0354d22d"/>
    </style:style>
    <style:style style:name="T1215" style:family="text">
      <style:text-properties officeooo:rsid="0356cf1b"/>
    </style:style>
    <style:style style:name="T1216" style:family="text">
      <style:text-properties officeooo:rsid="035fe67f"/>
    </style:style>
    <style:style style:name="T1217" style:family="text">
      <style:text-properties officeooo:rsid="035ffaa8"/>
    </style:style>
    <style:style style:name="T1218" style:family="text">
      <style:text-properties officeooo:rsid="036197c0"/>
    </style:style>
    <style:style style:name="T1219" style:family="text">
      <style:text-properties officeooo:rsid="037541ab"/>
    </style:style>
    <style:style style:name="T1220" style:family="text">
      <style:text-properties officeooo:rsid="037607bd"/>
    </style:style>
    <style:style style:name="T1221" style:family="text">
      <style:text-properties officeooo:rsid="03804bbd"/>
    </style:style>
    <style:style style:name="T1222" style:family="text">
      <style:text-properties officeooo:rsid="03886cfc"/>
    </style:style>
    <style:style style:name="T1223" style:family="text">
      <style:text-properties officeooo:rsid="03a24854"/>
    </style:style>
    <style:style style:name="T1224" style:family="text">
      <style:text-properties officeooo:rsid="03a27e76"/>
    </style:style>
    <style:style style:name="T1225" style:family="text">
      <style:text-properties officeooo:rsid="03a4e520"/>
    </style:style>
    <style:style style:name="T1226" style:family="text">
      <style:text-properties officeooo:rsid="03778af6"/>
    </style:style>
    <style:style style:name="T1227" style:family="text">
      <style:text-properties officeooo:rsid="03aaef44"/>
    </style:style>
    <style:style style:name="T1228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229" style:family="text">
      <style:text-properties officeooo:rsid="03bf675e"/>
    </style:style>
    <style:style style:name="T1230" style:family="text">
      <style:text-properties officeooo:rsid="03c34d65"/>
    </style:style>
    <style:style style:name="T1231" style:family="text">
      <style:text-properties officeooo:rsid="03d26e6d"/>
    </style:style>
    <style:style style:name="T1232" style:family="text">
      <style:text-properties fo:color="#008000"/>
    </style:style>
    <style:style style:name="T1233" style:family="text">
      <style:text-properties fo:color="#008000" fo:font-style="italic" style:font-style-asian="italic" style:font-style-complex="italic"/>
    </style:style>
    <style:style style:name="T1234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35" style:family="text">
      <style:text-properties fo:color="#008000" officeooo:rsid="03153caa" fo:background-color="transparent" loext:char-shading-value="0"/>
    </style:style>
    <style:style style:name="T1236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237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238" style:family="text">
      <style:text-properties fo:color="#008000" officeooo:rsid="03429aa5"/>
    </style:style>
    <style:style style:name="T1239" style:family="text">
      <style:text-properties fo:color="#008000" officeooo:rsid="03886cfc"/>
    </style:style>
    <style:style style:name="T1240" style:family="text">
      <style:text-properties fo:color="#008000" officeooo:rsid="05d5c10e"/>
    </style:style>
    <style:style style:name="T1241" style:family="text">
      <style:text-properties fo:color="#008000" fo:font-weight="normal" officeooo:rsid="065f9c0e" style:font-weight-asian="normal" style:font-weight-complex="normal"/>
    </style:style>
    <style:style style:name="T1242" style:family="text">
      <style:text-properties officeooo:rsid="03e2358d"/>
    </style:style>
    <style:style style:name="T1243" style:family="text">
      <style:text-properties officeooo:rsid="03e6bad7"/>
    </style:style>
    <style:style style:name="T1244" style:family="text">
      <style:text-properties officeooo:rsid="03e718ea"/>
    </style:style>
    <style:style style:name="T1245" style:family="text">
      <style:text-properties officeooo:rsid="03e90de3"/>
    </style:style>
    <style:style style:name="T1246" style:family="text">
      <style:text-properties officeooo:rsid="0015f1ff"/>
    </style:style>
    <style:style style:name="T1247" style:family="text">
      <style:text-properties officeooo:rsid="03e93625"/>
    </style:style>
    <style:style style:name="T1248" style:family="text">
      <style:text-properties officeooo:rsid="0019f535"/>
    </style:style>
    <style:style style:name="T1249" style:family="text">
      <style:text-properties officeooo:rsid="03ec3a95"/>
    </style:style>
    <style:style style:name="T1250" style:family="text">
      <style:text-properties officeooo:rsid="03ed0846"/>
    </style:style>
    <style:style style:name="T1251" style:family="text">
      <style:text-properties officeooo:rsid="03ee7eb1"/>
    </style:style>
    <style:style style:name="T1252" style:family="text">
      <style:text-properties officeooo:rsid="03f0c84b"/>
    </style:style>
    <style:style style:name="T1253" style:family="text">
      <style:text-properties officeooo:rsid="03f27278"/>
    </style:style>
    <style:style style:name="T1254" style:family="text">
      <style:text-properties officeooo:rsid="03f7049e"/>
    </style:style>
    <style:style style:name="T1255" style:family="text">
      <style:text-properties officeooo:rsid="04045fb5"/>
    </style:style>
    <style:style style:name="T1256" style:family="text">
      <style:text-properties officeooo:rsid="0411d16e"/>
    </style:style>
    <style:style style:name="T1257" style:family="text">
      <style:text-properties officeooo:rsid="0437fd59"/>
    </style:style>
    <style:style style:name="T1258" style:family="text">
      <style:text-properties officeooo:rsid="043c6125"/>
    </style:style>
    <style:style style:name="T1259" style:family="text">
      <style:text-properties officeooo:rsid="045019c0"/>
    </style:style>
    <style:style style:name="T1260" style:family="text">
      <style:text-properties officeooo:rsid="0455d30c"/>
    </style:style>
    <style:style style:name="T1261" style:family="text">
      <style:text-properties officeooo:rsid="046a1124"/>
    </style:style>
    <style:style style:name="T1262" style:family="text">
      <style:text-properties officeooo:rsid="046a9d46"/>
    </style:style>
    <style:style style:name="T1263" style:family="text">
      <style:text-properties officeooo:rsid="046fb62d"/>
    </style:style>
    <style:style style:name="T1264" style:family="text">
      <style:text-properties officeooo:rsid="04719231"/>
    </style:style>
    <style:style style:name="T1265" style:family="text">
      <style:text-properties officeooo:rsid="040ce935"/>
    </style:style>
    <style:style style:name="T1266" style:family="text">
      <style:text-properties officeooo:rsid="048bee3c"/>
    </style:style>
    <style:style style:name="T1267" style:family="text">
      <style:text-properties officeooo:rsid="048df38c"/>
    </style:style>
    <style:style style:name="T1268" style:family="text">
      <style:text-properties officeooo:rsid="048ffd4a"/>
    </style:style>
    <style:style style:name="T1269" style:family="text">
      <style:text-properties officeooo:rsid="04915c32"/>
    </style:style>
    <style:style style:name="T1270" style:family="text">
      <style:text-properties officeooo:rsid="04a08898"/>
    </style:style>
    <style:style style:name="T1271" style:family="text">
      <style:text-properties officeooo:rsid="04a3c98b"/>
    </style:style>
    <style:style style:name="T1272" style:family="text">
      <style:text-properties officeooo:rsid="04a57ad8"/>
    </style:style>
    <style:style style:name="T1273" style:family="text">
      <style:text-properties officeooo:rsid="04a6595a"/>
    </style:style>
    <style:style style:name="T1274" style:family="text">
      <style:text-properties officeooo:rsid="04a6679a"/>
    </style:style>
    <style:style style:name="T1275" style:family="text">
      <style:text-properties officeooo:rsid="04bb11b5"/>
    </style:style>
    <style:style style:name="T1276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277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278" style:family="text">
      <style:text-properties officeooo:rsid="04bc7059"/>
    </style:style>
    <style:style style:name="T1279" style:family="text">
      <style:text-properties officeooo:rsid="04c36d3f"/>
    </style:style>
    <style:style style:name="T1280" style:family="text">
      <style:text-properties officeooo:rsid="04c627f1"/>
    </style:style>
    <style:style style:name="T1281" style:family="text">
      <style:text-properties officeooo:rsid="04cce5bf"/>
    </style:style>
    <style:style style:name="T1282" style:family="text">
      <style:text-properties officeooo:rsid="04cfcb47"/>
    </style:style>
    <style:style style:name="T1283" style:family="text">
      <style:text-properties officeooo:rsid="04e24210"/>
    </style:style>
    <style:style style:name="T1284" style:family="text">
      <style:text-properties officeooo:rsid="04ec533d"/>
    </style:style>
    <style:style style:name="T1285" style:family="text">
      <style:text-properties officeooo:rsid="04ed871b"/>
    </style:style>
    <style:style style:name="T1286" style:family="text">
      <style:text-properties officeooo:rsid="0508fe4c"/>
    </style:style>
    <style:style style:name="T1287" style:family="text">
      <style:text-properties officeooo:rsid="05115d8e"/>
    </style:style>
    <style:style style:name="T1288" style:family="text">
      <style:text-properties officeooo:rsid="051c4636"/>
    </style:style>
    <style:style style:name="T1289" style:family="text">
      <style:text-properties officeooo:rsid="0524ab2e"/>
    </style:style>
    <style:style style:name="T1290" style:family="text">
      <style:text-properties officeooo:rsid="05250d74"/>
    </style:style>
    <style:style style:name="T1291" style:family="text">
      <style:text-properties officeooo:rsid="052672fc"/>
    </style:style>
    <style:style style:name="T1292" style:family="text">
      <style:text-properties officeooo:rsid="0540f4db"/>
    </style:style>
    <style:style style:name="T1293" style:family="text">
      <style:text-properties officeooo:rsid="057b1a47"/>
    </style:style>
    <style:style style:name="T1294" style:family="text">
      <style:text-properties officeooo:rsid="057cbee6"/>
    </style:style>
    <style:style style:name="T1295" style:family="text">
      <style:text-properties officeooo:rsid="057e9023"/>
    </style:style>
    <style:style style:name="T1296" style:family="text">
      <style:text-properties officeooo:rsid="0585d555"/>
    </style:style>
    <style:style style:name="T1297" style:family="text">
      <style:text-properties officeooo:rsid="058a5955"/>
    </style:style>
    <style:style style:name="T1298" style:family="text">
      <style:text-properties officeooo:rsid="058bbc5e"/>
    </style:style>
    <style:style style:name="T1299" style:family="text">
      <style:text-properties officeooo:rsid="059df9ef"/>
    </style:style>
    <style:style style:name="T1300" style:family="text">
      <style:text-properties officeooo:rsid="05bc64d7"/>
    </style:style>
    <style:style style:name="T1301" style:family="text">
      <style:text-properties officeooo:rsid="05c413ac"/>
    </style:style>
    <style:style style:name="T1302" style:family="text">
      <style:text-properties officeooo:rsid="05ce73f5"/>
    </style:style>
    <style:style style:name="T1303" style:family="text">
      <style:text-properties officeooo:rsid="05d0a118"/>
    </style:style>
    <style:style style:name="T1304" style:family="text">
      <style:text-properties officeooo:rsid="05f3e7ac"/>
    </style:style>
    <style:style style:name="T1305" style:family="text">
      <style:text-properties officeooo:rsid="06063862"/>
    </style:style>
    <style:style style:name="T1306" style:family="text">
      <style:text-properties officeooo:rsid="0620bdc2"/>
    </style:style>
    <style:style style:name="T1307" style:family="text">
      <style:text-properties officeooo:rsid="06257b22"/>
    </style:style>
    <style:style style:name="T1308" style:family="text">
      <style:text-properties officeooo:rsid="0626dd8c"/>
    </style:style>
    <style:style style:name="T1309" style:family="text">
      <style:text-properties officeooo:rsid="062f0400"/>
    </style:style>
    <style:style style:name="T1310" style:family="text">
      <style:text-properties officeooo:rsid="0630fb9a"/>
    </style:style>
    <style:style style:name="T1311" style:family="text">
      <style:text-properties officeooo:rsid="06321a8e"/>
    </style:style>
    <style:style style:name="T1312" style:family="text">
      <style:text-properties officeooo:rsid="063d933e"/>
    </style:style>
    <style:style style:name="T1313" style:family="text">
      <style:text-properties officeooo:rsid="063fe71c"/>
    </style:style>
    <style:style style:name="T1314" style:family="text">
      <style:text-properties officeooo:rsid="06408df0"/>
    </style:style>
    <style:style style:name="T1315" style:family="text">
      <style:text-properties officeooo:rsid="06423390"/>
    </style:style>
    <style:style style:name="T1316" style:family="text">
      <style:text-properties officeooo:rsid="06440517"/>
    </style:style>
    <style:style style:name="T1317" style:family="text">
      <style:text-properties officeooo:rsid="0650c02a"/>
    </style:style>
    <style:style style:name="T1318" style:family="text">
      <style:text-properties officeooo:rsid="0652812f"/>
    </style:style>
    <style:style style:name="T1319" style:family="text">
      <style:text-properties officeooo:rsid="0655290f"/>
    </style:style>
    <style:style style:name="T1320" style:family="text">
      <style:text-properties officeooo:rsid="065a8b52"/>
    </style:style>
    <style:style style:name="T1321" style:family="text">
      <style:text-properties officeooo:rsid="065bcfd1"/>
    </style:style>
    <style:style style:name="T1322" style:family="text">
      <style:text-properties officeooo:rsid="066f3d61"/>
    </style:style>
    <style:style style:name="T1323" style:family="text">
      <style:text-properties officeooo:rsid="067106c6"/>
    </style:style>
    <style:style style:name="T1324" style:family="text">
      <style:text-properties officeooo:rsid="067e3ef2"/>
    </style:style>
    <style:style style:name="T1325" style:family="text">
      <style:text-properties officeooo:rsid="0680c4d5"/>
    </style:style>
    <style:style style:name="T1326" style:family="text">
      <style:text-properties officeooo:rsid="068e23f8"/>
    </style:style>
    <style:style style:name="T1327" style:family="text">
      <style:text-properties officeooo:rsid="068f8cfb"/>
    </style:style>
    <style:style style:name="T1328" style:family="text">
      <style:text-properties officeooo:rsid="063bda54"/>
    </style:style>
    <style:style style:name="T1329" style:family="text">
      <style:text-properties officeooo:rsid="069290ce"/>
    </style:style>
    <style:style style:name="T1330" style:family="text">
      <style:text-properties officeooo:rsid="069322af"/>
    </style:style>
    <style:style style:name="T1331" style:family="text">
      <style:text-properties officeooo:rsid="069bb3bd"/>
    </style:style>
    <style:style style:name="T1332" style:family="text">
      <style:text-properties officeooo:rsid="069e7007"/>
    </style:style>
    <style:style style:name="T1333" style:family="text">
      <style:text-properties officeooo:rsid="06afcb9f"/>
    </style:style>
    <style:style style:name="T1334" style:family="text">
      <style:text-properties officeooo:rsid="06c5c80d"/>
    </style:style>
    <style:style style:name="T1335" style:family="text">
      <style:text-properties officeooo:rsid="06d0b321"/>
    </style:style>
    <style:style style:name="T1336" style:family="text">
      <style:text-properties officeooo:rsid="06d92b57"/>
    </style:style>
    <style:style style:name="T1337" style:family="text">
      <style:text-properties officeooo:rsid="06d9b7d5"/>
    </style:style>
    <style:style style:name="T1338" style:family="text">
      <style:text-properties officeooo:rsid="06db2480"/>
    </style:style>
    <style:style style:name="T1339" style:family="text">
      <style:text-properties officeooo:rsid="06dc9bfd"/>
    </style:style>
    <style:style style:name="T1340" style:family="text">
      <style:text-properties officeooo:rsid="06dff81f"/>
    </style:style>
    <style:style style:name="T1341" style:family="text">
      <style:text-properties officeooo:rsid="06e34718"/>
    </style:style>
    <style:style style:name="T1342" style:family="text">
      <style:text-properties officeooo:rsid="06f2eb19"/>
    </style:style>
    <style:style style:name="T1343" style:family="text">
      <style:text-properties officeooo:rsid="06f4d25e"/>
    </style:style>
    <style:style style:name="T1344" style:family="text">
      <style:text-properties officeooo:rsid="0703136b"/>
    </style:style>
    <style:style style:name="T1345" style:family="text">
      <style:text-properties officeooo:rsid="07045199"/>
    </style:style>
    <style:style style:name="T1346" style:family="text">
      <style:text-properties officeooo:rsid="070b4184"/>
    </style:style>
    <style:style style:name="T1347" style:family="text">
      <style:text-properties officeooo:rsid="070c8d4a"/>
    </style:style>
    <style:style style:name="T1348" style:family="text">
      <style:text-properties officeooo:rsid="071053d5"/>
    </style:style>
    <style:style style:name="T1349" style:family="text">
      <style:text-properties officeooo:rsid="07140cfc"/>
    </style:style>
    <style:style style:name="T1350" style:family="text">
      <style:text-properties officeooo:rsid="071a29dd"/>
    </style:style>
    <style:style style:name="T1351" style:family="text">
      <style:text-properties officeooo:rsid="071be8ce"/>
    </style:style>
    <style:style style:name="T1352" style:family="text">
      <style:text-properties officeooo:rsid="071f6f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9"><text:span text:style-name="T1014">А</text:span>нглийско<text:span text:style-name="T1014">е</text:span> предложени<text:span text:style-name="T1014">е</text:span></text:p>
      <text:p text:style-name="P1340"/>
      <text:p text:style-name="P717"><text:span text:style-name="T1010">Слова </text:span><text:span text:style-name="T1011">в предложении </text:span><text:span text:style-name="T1010">делятся на </text:span><text:span text:style-name="T1095">две</text:span><text:span text:style-name="T1010"> смысловые группы:</text:span></text:p>
      <text:list xml:id="list2514565226" text:style-name="L1">
        <text:list-item>
          <text:p text:style-name="P1483"><text:span text:style-name="T1010">главные члены предложения — подлежащее и сказуемое </text:span><text:span text:style-name="T1219">(</text:span><text:span text:style-name="T1247">основа</text:span><text:span text:style-name="T1219"> предложения)</text:span><text:span text:style-name="T1010">;</text:span></text:p>
        </text:list-item>
        <text:list-item>
          <text:p text:style-name="P1484">второстепенные члены предложения — определение, дополнение и обстоятельтсво.</text:p>
        </text:list-item>
      </text:list>
      <text:p text:style-name="P245"/>
      <text:p text:style-name="P1336">Подлежащее — эт<text:span text:style-name="T1135">о</text:span> автор действия (существительное).</text:p>
      <text:p text:style-name="P1083">Сказуемое — это действие совершенное автором (глагол).</text:p>
      <text:p text:style-name="P244"/>
      <text:p text:style-name="P1337"><text:span text:style-name="T1246">Дополнение — это то, на </text:span><text:span text:style-name="T1245">кого </text:span><text:span text:style-name="T1247">или на что</text:span><text:span text:style-name="T1246"> направлено действие. </text:span><text:span text:style-name="T1247">В</text:span><text:span text:style-name="T1246">ыражено существительным, </text:span>перед которым может <text:span text:style-name="T1247">быть</text:span> предлог или глаголом <text:span text:style-name="T1247">с</text:span> частиц<text:span text:style-name="T1247">ей</text:span> <text:span text:style-name="T490">to</text:span><text:span text:style-name="T674">. </text:span>Обычно стоит <text:span text:style-name="T1231">во второй половине предложения, после </text:span><text:span text:style-name="T1247">сказуемого</text:span><text:span text:style-name="T1231">.</text:span></text:p>
      <text:p text:style-name="P244"/>
      <text:p text:style-name="P1338">Обстоятельство — это слово или группа слов, отвечающая на вопросы: как? когда? </text:p>
      <text:p text:style-name="P1337"><text:span text:style-name="T1248">каким образом? </text:span><text:span text:style-name="T1247">О</text:span><text:span text:style-name="T1248">бозначает: время, место, способ или причину действия.</text:span></text:p>
      <text:p text:style-name="P244"/>
      <text:p text:style-name="P713"><text:span text:style-name="T1013">В английском </text:span><text:span text:style-name="T1014">языке</text:span><text:span text:style-name="T1013"> не бывает предложений без подлежащего и сказуемого.</text:span></text:p>
      <text:p text:style-name="P1084">Исключение составляют разговорные фразы: <text:span text:style-name="T490">nice to meet you</text:span><text:span text:style-name="T509">, come here, have fun </text:span><text:span text:style-name="T778">и пр</text:span><text:span text:style-name="T764">.</text:span></text:p>
      <text:p text:style-name="P1"/>
      <text:p text:style-name="P246"><text:span text:style-name="T1085">Порядок слов в у</text:span>тведрдительны<text:span text:style-name="T1085">х</text:span> и отрицательны<text:span text:style-name="T1085">х</text:span> предложения<text:span text:style-name="T1085">х</text:span>:</text:p>
      <text:list xml:id="list1745183487" text:style-name="L2">
        <text:list-item>
          <text:p text:style-name="P1485"><text:span text:style-name="T14">подлежащее</text:span><text:span text:style-name="T1">;</text:span></text:p>
        </text:list-item>
        <text:list-item>
          <text:p text:style-name="P1485"><text:span text:style-name="T24">сказуемое</text:span><text:span text:style-name="T2">;</text:span></text:p>
        </text:list-item>
        <text:list-item>
          <text:p text:style-name="P1486"><text:span text:style-name="T1232">дополнение</text:span>;</text:p>
        </text:list-item>
        <text:list-item>
          <text:p text:style-name="P1486"><text:span text:style-name="T10">обстоятельство</text:span>.</text:p>
        </text:list-item>
      </text:list>
      <text:p text:style-name="P25"/>
      <text:p text:style-name="P26"><text:span text:style-name="T13">We</text:span> <text:span text:style-name="T23">do</text:span> <text:span text:style-name="T1232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6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232">their work</text:span> <text:span text:style-name="T10">in time</text:span> — <text:span text:style-name="T22">Они не закончили работу вовремя.</text:span></text:p>
      <text:p text:style-name="P27"><text:span text:style-name="T13">I</text:span> <text:span text:style-name="T3">will</text:span><text:span text:style-name="T23"> give</text:span> <text:span text:style-name="T1232">you money</text:span> — Я дам тебе деньги.</text:p>
      <text:p text:style-name="P25"/>
      <text:p text:style-name="P257"><text:span text:style-name="T1085">Порядок слов в в</text:span>опросительны<text:span text:style-name="T1085">х</text:span> предложения<text:span text:style-name="T1085">х</text:span>:</text:p>
      <text:list xml:id="list2849873837" text:style-name="L3">
        <text:list-item>
          <text:p text:style-name="P1526"><text:span text:style-name="T38">вопросительное слово</text:span>;</text:p>
        </text:list-item>
        <text:list-item>
          <text:p text:style-name="P1526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526"><text:span text:style-name="T13">подлежащее</text:span>;</text:p>
        </text:list-item>
        <text:list-item>
          <text:p text:style-name="P1526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526"><text:span text:style-name="T8">дополнение</text:span>;</text:p>
        </text:list-item>
        <text:list-item>
          <text:p text:style-name="P1526"><text:span text:style-name="T10">обстоятельство</text:span>.</text:p>
        </text:list-item>
      </text:list>
      <text:p text:style-name="P712"/>
      <text:p text:style-name="P28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61">—</text:span> Что ты здесь делаешь?</text:p>
      <text:p text:style-name="P714"><text:span text:style-name="T4">Do</text:span><text:span text:style-name="T490"> </text:span><text:span text:style-name="T15">you</text:span><text:span text:style-name="T490"> </text:span><text:span text:style-name="T26">want</text:span><text:span text:style-name="T9"> </text:span><text:span text:style-name="T1233">to live</text:span><text:span text:style-name="T9"> </text:span><text:span text:style-name="T11">in Spain</text:span><text:span text:style-name="T490">? — Ты хочешь жить в Испании?</text:span></text:p>
      <text:p text:style-name="P1263"/>
      <text:p text:style-name="P1263">Местоимение <text:span text:style-name="T490">I</text:span> всегда пишется с большой буквы.</text:p>
      <text:p text:style-name="P1266">В английском языке всего 2 падежа: именительный и объектный. <text:s/></text:p>
      <text:p text:style-name="P1272"><text:span text:style-name="T379">В предложениях, которые используют глаголы: </text:span><text:span text:style-name="T581">like, have, enjoy, need</text:span><text:span text:style-name="T378">, </text:span><text:span text:style-name="T379">подлежащие </text:span></text:p>
      <text:p text:style-name="P1272"><text:span text:style-name="T379">не переводятся на русский в именительном падеже</text:span><text:span text:style-name="T380">:</text:span></text:p>
      <text:p text:style-name="P1262">I like my job — Мне нравится моя работа (а не «Я нравится моя работа»).</text:p>
      <text:p text:style-name="P147"/>
      <text:p text:style-name="P621">Английское предложение, в большинстве случаем, удобнее переводить с конца.</text:p>
      <text:p text:style-name="P622">Для удобства можно использовать дополнительные, уточнаяющие слова.</text:p>
      <text:p text:style-name="P496"/>
      <text:p text:style-name="P178">I have something in my eye → in my eye (в моем глазу), something (что-то), I have (есть).</text:p>
      <text:p text:style-name="P1196"><text:span text:style-name="T140">There </text:span><text:span text:style-name="T141">was a cup on the table → on the table (на столе), was (была), a cup (чашка).</text:span></text:p>
      <text:p text:style-name="P1479"><text:span text:style-name="T1276">Глагол и </text:span><text:span text:style-name="T1277">времена</text:span></text:p>
      <text:p text:style-name="P623"/>
      <text:p text:style-name="P1052"><text:span text:style-name="T1185">С</text:span><text:span text:style-name="T662">казуемое </text:span><text:span text:style-name="T1185">п</text:span><text:span text:style-name="T662">очти всегда делится на </text:span><text:span text:style-name="T1095">две</text:span><text:span text:style-name="T662"> части: </text:span><text:span text:style-name="T1076">на </text:span><text:span text:style-name="T662">вспомогательный </text:span><text:span text:style-name="T1186">глагол </text:span><text:span text:style-name="T662">и смысловой.</text:span></text:p>
      <text:p text:style-name="P1052"><text:span text:style-name="T662">Вспомогательный глагол не переводится. Он </text:span><text:span text:style-name="T663">сообщает</text:span><text:span text:style-name="T662"> о том, в каком времени нужно переводить смысловой. Смысловой глогол передает суть действия.</text:span></text:p>
      <text:p text:style-name="P1052"/>
      <text:p text:style-name="P1051">Смысловой глагол имеет несколько форм:</text:p>
      <text:list xml:id="list3429420116" text:style-name="L4">
        <text:list-item>
          <text:p text:style-name="P1487">начальная форма (инфинитив) — форма глагола, как в словаре;</text:p>
        </text:list-item>
        <text:list-item>
          <text:p text:style-name="P1487">с окончанием <text:span text:style-name="T490">-s (-es)</text:span> — в утверждениях <text:span text:style-name="T764">Present Simple</text:span> после <text:span text:style-name="T490">he/she/it</text:span>;</text:p>
        </text:list-item>
        <text:list-item>
          <text:p text:style-name="P1487">с окончанием <text:span text:style-name="T490">-ing</text:span> (причастие) — в основном для образования <text:span text:style-name="T764">Present Continuous</text:span>;</text:p>
        </text:list-item>
        <text:list-item>
          <text:p text:style-name="P1487">2я форма <text:span text:style-name="T1089">(с окончанием </text:span><text:span text:style-name="T493">-ed</text:span><text:span text:style-name="T1089">)</text:span> — для образования <text:span text:style-name="T764">Past Simple</text:span>;</text:p>
        </text:list-item>
        <text:list-item>
          <text:p text:style-name="P1488">3я форма (прошедшее причастие) — для времен группы Perfect и пассивного залога.</text:p>
        </text:list-item>
      </text:list>
      <text:p text:style-name="P147"/>
      <text:p text:style-name="P456">Самыми распорстраненными являются 2 формы — инфинитив и глагол с окончанием -ing.</text:p>
      <text:p text:style-name="P456">Они входят в состав разных времен и используются в связке с модальными глаголами.</text:p>
      <text:p text:style-name="P458"/>
      <text:p text:style-name="P457">Инфинитив используется в след. ситуациях:</text:p>
      <text:list xml:id="list609477358" text:style-name="L5">
        <text:list-item>
          <text:p text:style-name="P1527">после модальных глаголов;</text:p>
        </text:list-item>
        <text:list-item>
          <text:p text:style-name="P1527">после вспомогательных глаголов в Present <text:span text:style-name="T1200">Simple и </text:span>Past Simple;</text:p>
        </text:list-item>
        <text:list-item>
          <text:p text:style-name="P1527">в конструкциях going to, have to, used to, would like to.</text:p>
        </text:list-item>
      </text:list>
      <text:p text:style-name="P456"/>
      <text:p text:style-name="P457">Глагол с окончанием -ing используется:</text:p>
      <text:list xml:id="list3980997063" text:style-name="L6">
        <text:list-item>
          <text:p text:style-name="P1528">во временах группы Continuous;</text:p>
        </text:list-item>
        <text:list-item>
          <text:p text:style-name="P1529">в форме герундия.</text:p>
        </text:list-item>
      </text:list>
      <text:p text:style-name="P148"/>
      <text:p text:style-name="P459">Глагол с окончанием -ing грамматически является существительным.</text:p>
      <text:p text:style-name="P148"/>
      <text:p text:style-name="P5"><text:span text:style-name="T1091">Настоящее.</text:span> Present</text:p>
      <text:p text:style-name="P453"/>
      <text:p text:style-name="P453">Present Simple (я делаю это сейчас):</text:p>
      <text:p text:style-name="P150">I live in Spain — Я живу в испании (факт).</text:p>
      <text:p text:style-name="P454"/>
      <text:p text:style-name="P453">Present Continuous (я делаю это прямо сейчас):</text:p>
      <text:p text:style-name="P40">I am reading a book — Я читаю книгу (именно сейчас).</text:p>
      <text:p text:style-name="P455"/>
      <text:p text:style-name="P453">Present Perfect (я сделал это ранее, но именно сейчас это важно):</text:p>
      <text:p text:style-name="P149">I have lost the keys — Я потерял ключи (результат).</text:p>
      <text:p text:style-name="P149"/>
      <text:p text:style-name="P453">Present Perfect <text:span text:style-name="T1090">Continuous (я делаю это уже какое-то время):</text:span></text:p>
      <text:p text:style-name="P715"><text:span text:style-name="T491">I have been reading for 2 hours — </text:span><text:span text:style-name="T554">Я читаю уже 2 часа</text:span></text:p>
      <text:p text:style-name="P224"/>
      <text:p text:style-name="P36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94"/>
      <text:p text:style-name="P6">Present Simple</text:p>
      <text:p text:style-name="P645"/>
      <text:p text:style-name="P247">Используется чтобы:</text:p>
      <text:list xml:id="list139039903" text:style-name="L7">
        <text:list-item>
          <text:p text:style-name="P1617">сообщить факты настоящего, описать текущую реальность;</text:p>
        </text:list-item>
        <text:list-item>
          <text:p text:style-name="P1617">говорить о событиях, которые происходят с какой-то регулярностью.</text:p>
        </text:list-item>
      </text:list>
      <text:p text:style-name="P281"><text:soft-page-break/>В утверждениях глагол используется в 2х вариантах:</text:p>
      <text:list xml:id="list431189129" text:style-name="L8">
        <text:list-item>
          <text:p text:style-name="P1619">без изменений, если подлежащее в первом лице или множеств<text:span text:style-name="T1076">ен.</text:span> числе <text:span text:style-name="T490">(</text:span><text:span text:style-name="T494">I</text:span><text:span text:style-name="T490">, </text:span><text:span text:style-name="T494">you</text:span><text:span text:style-name="T490">, </text:span><text:span text:style-name="T494">we,</text:span><text:span text:style-name="T490"> </text:span><text:span text:style-name="T494">they</text:span><text:span text:style-name="T490">)</text:span>;</text:p>
        </text:list-item>
        <text:list-item>
          <text:p text:style-name="P1619"><text:span text:style-name="T664">с окончанием </text:span><text:span text:style-name="T495">-s </text:span><text:span text:style-name="T496">(-es)</text:span><text:span text:style-name="T664">, если подлежащ</text:span><text:span text:style-name="T1038">ее</text:span><text:span text:style-name="T664"> в третьем лице, единств</text:span><text:span text:style-name="T1039">ен</text:span><text:span text:style-name="T1076">ном</text:span><text:span text:style-name="T664"> числе </text:span><text:span text:style-name="T495">(</text:span><text:span text:style-name="T494">he</text:span><text:span text:style-name="T495">, </text:span><text:span text:style-name="T494">she</text:span><text:span text:style-name="T495">, </text:span><text:span text:style-name="T494">it</text:span><text:span text:style-name="T495">)</text:span></text:p>
        </text:list-item>
      </text:list>
      <text:p text:style-name="P1293"/>
      <text:p text:style-name="P1096"><text:span text:style-name="T1100">I </text:span><text:span text:style-name="T29">live</text:span><text:span text:style-name="T1100"> in New York — Я живу в Нью Йорке.</text:span></text:p>
      <text:p text:style-name="P1098"><text:span text:style-name="T1100">Peter </text:span><text:span text:style-name="T29">work</text:span><text:span text:style-name="T30">s</text:span><text:span text:style-name="T1100"> in New York — Питер работает в Нью Йорке;</text:span></text:p>
      <text:p text:style-name="P249"/>
      <text:p text:style-name="P248">Окончание <text:span text:style-name="T490">-es</text:span> ставится, если глагол заканчивается: на гласную букву, </text:p>
      <text:p text:style-name="P250">на шипящий звук <text:span text:style-name="T490">(sh, ch)</text:span> <text:span text:style-name="T1012">или</text:span> на букву <text:span text:style-name="T490">s/x</text:span>:</text:p>
      <text:list xml:id="list1282579570" text:style-name="L9">
        <text:list-item>
          <text:p text:style-name="P1621"><text:span text:style-name="T666">go — </text:span>goes;</text:p>
        </text:list-item>
        <text:list-item>
          <text:p text:style-name="P1621"><text:span text:style-name="T666">teach — </text:span>teaches;</text:p>
        </text:list-item>
        <text:list-item>
          <text:p text:style-name="P1620"><text:span text:style-name="T666">mix — </text:span><text:span text:style-name="T665">mixes.</text:span></text:p>
        </text:list-item>
      </text:list>
      <text:p text:style-name="P645"/>
      <text:p text:style-name="P252">Если глагол заканчивается на букву y, перед которой согласная, то вместо y </text:p>
      <text:p text:style-name="P251">пишется <text:span text:style-name="T490">i</text:span> <text:span text:style-name="T667">(помимо добавления </text:span><text:span text:style-name="T497">-es</text:span><text:span text:style-name="T667">)</text:span>:</text:p>
      <text:list xml:id="list2538777856" text:style-name="L10">
        <text:list-item>
          <text:p text:style-name="P1622">fly — flies; </text:p>
        </text:list-item>
        <text:list-item>
          <text:p text:style-name="P1622">cry — cries.</text:p>
        </text:list-item>
      </text:list>
      <text:p text:style-name="P645"/>
      <text:p text:style-name="P720"><text:span text:style-name="T765">П</text:span><text:span text:style-name="T766">еред сказуемым часто </text:span><text:span text:style-name="T768">стоят</text:span><text:span text:style-name="T766"> маячки времени </text:span><text:span text:style-name="T772">(</text:span><text:span text:style-name="T766">наречия частности</text:span><text:span text:style-name="T772">)</text:span><text:span text:style-name="T767">:</text:span></text:p>
      <text:list xml:id="list948318548" text:style-name="L11">
        <text:list-item>
          <text:p text:style-name="P1618">always - <text:span text:style-name="T664">всегда</text:span>;</text:p>
        </text:list-item>
        <text:list-item>
          <text:p text:style-name="P1618">usually - <text:span text:style-name="T664">обычно</text:span>;</text:p>
        </text:list-item>
        <text:list-item>
          <text:p text:style-name="P1618">often - <text:span text:style-name="T664">часто</text:span>;</text:p>
        </text:list-item>
        <text:list-item>
          <text:p text:style-name="P1618">sometimes - <text:span text:style-name="T664">иногда</text:span>;</text:p>
        </text:list-item>
        <text:list-item>
          <text:p text:style-name="P1618">never — <text:span text:style-name="T664">никогда</text:span>.</text:p>
        </text:list-item>
      </text:list>
      <text:p text:style-name="P29"/>
      <text:p text:style-name="P646"><text:span text:style-name="T490">I </text:span><text:span text:style-name="T580">always</text:span><text:span text:style-name="T490"> wash my hands before eating — Я всегда мою руки перед едой.</text:span></text:p>
      <text:p text:style-name="P645"/>
      <text:p text:style-name="P2">Отрицания в Present Simple</text:p>
      <text:p text:style-name="P2"/>
      <text:p text:style-name="P718"><text:span text:style-name="T671">Использу</text:span><text:span text:style-name="T672">ю</text:span><text:span text:style-name="T671">тся чтобы сказать о том, что что-либо:</text:span></text:p>
      <text:list xml:id="list231400764" text:style-name="L12">
        <text:list-item>
          <text:p text:style-name="P1623">не является фактом настоящего <text:span text:style-name="T1039">или истиной</text:span>;</text:p>
        </text:list-item>
        <text:list-item>
          <text:p text:style-name="P1623">не происходит с какой-то регулярностью.</text:p>
        </text:list-item>
      </text:list>
      <text:p text:style-name="P711"/>
      <text:p text:style-name="P710">За отрицание отвечает частица <text:span text:style-name="T490">not</text:span>, которая идет в паре со вспомогательным глаголом <text:span text:style-name="T490">do</text:span>.</text:p>
      <text:p text:style-name="P710">Если подлежащее <text:span text:style-name="T490">he/she/it</text:span>, то испольузется <text:span text:style-name="T490">does</text:span>. <text:span text:style-name="T1009">Смысловой глагол без изменений.</text:span></text:p>
      <text:p text:style-name="P709"/>
      <text:p text:style-name="P214">People <text:span text:style-name="T3">do </text:span><text:span text:style-name="T43">not</text:span> <text:span text:style-name="T23">live</text:span> in space — Люди не живут в космосе.</text:p>
      <text:p text:style-name="P214">Water <text:span text:style-name="T3">does </text:span><text:span text:style-name="T43">not</text:span> <text:span text:style-name="T23">boil</text:span> at 50 degrees Celsius — Вода не кипит при 50 грудусах.</text:p>
      <text:p text:style-name="P214"/>
      <text:p text:style-name="P1147"><text:span text:style-name="T669">Практически всегда </text:span><text:span text:style-name="T556">do/</text:span><text:span text:style-name="T557">does</text:span><text:span text:style-name="T556"> not</text:span><text:span text:style-name="T669"> использу</text:span><text:span text:style-name="T670">е</text:span><text:span text:style-name="T669">тся в сокращении: </text:span></text:p>
      <text:p text:style-name="P383"/>
      <text:p text:style-name="P215">We don`t drink whisky — Мы не пьем виски. <text:span text:style-name="T1183">He doesn`t drink tea — Он не пьет чай.</text:span></text:p>
      <text:p text:style-name="P391"/>
      <text:p text:style-name="P391">Вопросы в Present Simple</text:p>
      <text:p text:style-name="P215"/>
      <text:p text:style-name="P347">Используюся чтобы:</text:p>
      <text:list xml:id="list271261468" text:style-name="L13">
        <text:list-item>
          <text:p text:style-name="P1576">узнать о фактах настоящего;</text:p>
        </text:list-item>
        <text:list-item>
          <text:p text:style-name="P1576">о событиях, которые происходят с какой-то регулярностью.</text:p>
        </text:list-item>
      </text:list>
      <text:p text:style-name="P346"/>
      <text:p text:style-name="P346"><text:soft-page-break/>Вопрос задается с помощью вспомогательного глагола <text:span text:style-name="T490">do/</text:span><text:span text:style-name="T498">does</text:span>, который ставится перед подлежащим. Смысловой глагол без изменений (в начальной форме).</text:p>
      <text:p text:style-name="P1308"/>
      <text:p text:style-name="P716"><text:span text:style-name="T5">Do</text:span><text:span text:style-name="T668"> you </text:span><text:span text:style-name="T28">like</text:span><text:span text:style-name="T668"> action movies? </text:span><text:span text:style-name="T542">— </text:span><text:span text:style-name="T668">Тебе нравятся экшен фильмы? </text:span></text:p>
      <text:p text:style-name="P83"><text:span text:style-name="T1042">What books </text:span><text:span text:style-name="T6">do</text:span><text:span text:style-name="T1042"> you </text:span><text:span text:style-name="T32">read</text:span><text:span text:style-name="T1042">? </text:span><text:span text:style-name="T1053">—</text:span><text:span text:style-name="T1042"> Какие книги тебе нравятся?</text:span></text:p>
      <text:p text:style-name="P222"/>
      <text:p text:style-name="P385">Present Continuous</text:p>
      <text:p text:style-name="P348"/>
      <text:p text:style-name="P348">Указывает на событие, происходящее именно сейчас и которое еще не закончилось.</text:p>
      <text:p text:style-name="P352">Состоит из связки вспомогательного глагола <text:span text:style-name="T490">be</text:span> и смыслового с окончанием <text:span text:style-name="T490">-ing</text:span>:</text:p>
      <text:p text:style-name="P349"/>
      <text:p text:style-name="P216">She <text:span text:style-name="T1015">is</text:span> driv<text:span text:style-name="T1015">ing</text:span> to work. <text:span text:style-name="T1075">—</text:span> Она (сейчас) едет на работу.</text:p>
      <text:p text:style-name="P218">You <text:span text:style-name="T1015">are</text:span> do<text:span text:style-name="T1015">ing</text:span> great! <text:span text:style-name="T1075">—</text:span> У тебя отлично получается!</text:p>
      <text:p text:style-name="P348"/>
      <text:p text:style-name="P750"><text:span text:style-name="T675">Если глагол заканчивается на </text:span><text:span text:style-name="T548">-e</text:span><text:span text:style-name="T675">, то при добавлении </text:span><text:span text:style-name="T548">-ing</text:span><text:span text:style-name="T675"> она выпадает: </text:span><text:span text:style-name="T548">make → making.</text:span></text:p>
      <text:p text:style-name="P351">Если глагол заканчивается на <text:span text:style-name="T490">-ie</text:span>, то при добавлении <text:span text:style-name="T490">-ing</text:span> оно меняется на <text:span text:style-name="T490">-y</text:span>: <text:span text:style-name="T490">lie → lying. </text:span></text:p>
      <text:p text:style-name="P217"/>
      <text:p text:style-name="P351">Если глагол из 1 слога, с одной гласной буквой, после которой солгасная, то при </text:p>
      <text:p text:style-name="P750"><text:span text:style-name="T675">добавлении </text:span><text:span text:style-name="T548">-ing</text:span><text:span text:style-name="T675"> согласная удваивается: </text:span><text:span text:style-name="T548">hit → hitting, sit → sitting.</text:span></text:p>
      <text:p text:style-name="P350"/>
      <text:p text:style-name="P751"><text:span text:style-name="T675">В </text:span><text:span text:style-name="T668">окончании </text:span><text:span text:style-name="T541">-ing</text:span><text:span text:style-name="T668"> буква </text:span><text:span text:style-name="T541">g</text:span><text:span text:style-name="T668"> не произносится. Сочетание </text:span><text:span text:style-name="T541">ng</text:span><text:span text:style-name="T668"> образет необычный звук, которого нет в русском языке — носовой </text:span><text:span text:style-name="T541">n</text:span><text:span text:style-name="T668"> (при произнесении пускается воздух через нос).</text:span></text:p>
      <text:p text:style-name="P352"/>
      <text:p text:style-name="P353"><text:span text:style-name="T1080">Слова-м</text:span>аячки Present Continuous:</text:p>
      <text:list xml:id="list4253162411" text:style-name="L14">
        <text:list-item>
          <text:p text:style-name="P1577">look — смотри;</text:p>
        </text:list-item>
        <text:list-item>
          <text:p text:style-name="P1577">now — сейчас (обычно стоит в конце);</text:p>
        </text:list-item>
        <text:list-item>
          <text:p text:style-name="P1577">at the moment — в этот момент (обычно в конце).</text:p>
        </text:list-item>
      </text:list>
      <text:p text:style-name="P350"/>
      <text:p text:style-name="P218">I am working right <text:span text:style-name="T1015">now</text:span>. — Прямо сейчас я работаю.</text:p>
      <text:p text:style-name="P218"><text:span text:style-name="T1015">Look</text:span> out of the window! It`s raining. — Посмотри в окно. Идет дождь.</text:p>
      <text:p text:style-name="P354"/>
      <text:p text:style-name="P384">Отрицания в Present Continuous</text:p>
      <text:p text:style-name="P384"/>
      <text:p text:style-name="P355">Используется чтобы сказать, что что-то не происходит именно сейчас.</text:p>
      <text:p text:style-name="P355">Для этого к глаголу <text:span text:style-name="T490">be</text:span> добавляется частица <text:span text:style-name="T490">not</text:span>.</text:p>
      <text:p text:style-name="P355"/>
      <text:p text:style-name="P219">I`m not listening to you. <text:span text:style-name="T1077">—</text:span> Я не слушаю тебя.</text:p>
      <text:p text:style-name="P219">He isn`t cleaning the carpet. <text:span text:style-name="T1077">—</text:span> Он не чистит ковер.</text:p>
      <text:p text:style-name="P219"/>
      <text:p text:style-name="P388">Вопросы в Present Continuous</text:p>
      <text:p text:style-name="P220"/>
      <text:p text:style-name="P1481">Здесь использ<text:span text:style-name="T1079">уются</text:span> теже правила, что при составлении вопросов в </text:p>
      <text:p text:style-name="P1482">Present Simple с глаголом <text:span text:style-name="T490">be</text:span>:</text:p>
      <text:p text:style-name="P220">Am I listening? <text:span text:style-name="T1077">—</text:span> Я слушаю?</text:p>
      <text:p text:style-name="P220">Are you playing? Yes, I am. <text:span text:style-name="T1077">—</text:span> Ты играешь? Да.</text:p>
      <text:p text:style-name="P220">Where is he going? <text:span text:style-name="T1077">—</text:span> Куда он идет?</text:p>
      <text:p text:style-name="P221">What book is she reading? <text:span text:style-name="T1077">— </text:span>Какую книгу она читает? <text:span text:style-name="T1078">(сейчас)</text:span></text:p>
      <text:p text:style-name="P221"/>
      <text:p text:style-name="P399"/>
      <text:p text:style-name="P1478"><text:span text:style-name="T706">Глаголы, которые не использ</text:span><text:span text:style-name="T709">уются</text:span><text:span text:style-name="T706"> в </text:span><text:span text:style-name="T707">Continuous</text:span></text:p>
      <text:p text:style-name="P386"/>
      <text:p text:style-name="P356">Это глаголы, обозначающие состояние, которое не меняется под дейсвтием момента.</text:p>
      <text:p text:style-name="P1319"><text:span text:style-name="T680">Как правило это </text:span><text:span text:style-name="T681">описание</text:span><text:span text:style-name="T680"> чувств или мыслей. </text:span></text:p>
      <text:p text:style-name="P357"/>
      <text:p text:style-name="P1321"><text:span text:style-name="T681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97">(могут </text:span><text:span text:style-name="T698">встречаться </text:span><text:span text:style-name="T697">с </text:span><text:span text:style-name="T561">-ing </text:span><text:span text:style-name="T697">в форме герундия)</text:span><text:span text:style-name="T681">:</text:span></text:p>
      <text:p text:style-name="P358"/>
      <text:p text:style-name="P359">Глаголы восприятия:</text:p>
      <text:list xml:id="list3809273247" text:style-name="L15">
        <text:list-item>
          <text:p text:style-name="P1578">see — видеть;</text:p>
        </text:list-item>
        <text:list-item>
          <text:p text:style-name="P1578">hear — слышать;</text:p>
        </text:list-item>
        <text:list-item>
          <text:p text:style-name="P1578">feel — чувствовать;</text:p>
        </text:list-item>
        <text:list-item>
          <text:p text:style-name="P1578">taste — чувствовать вкус (пробовать);</text:p>
        </text:list-item>
        <text:list-item>
          <text:p text:style-name="P1578">smell — чувствовать запах (нюхать).</text:p>
        </text:list-item>
      </text:list>
      <text:p text:style-name="P358"/>
      <text:p text:style-name="P359">Глаголы для выражения мнения:</text:p>
      <text:list xml:id="list127602626" text:style-name="L16">
        <text:list-item>
          <text:p text:style-name="P1579">belive — верить;</text:p>
        </text:list-item>
        <text:list-item>
          <text:p text:style-name="P1579">doubt — сомневаться;</text:p>
        </text:list-item>
        <text:list-item>
          <text:p text:style-name="P1579">think — думать.</text:p>
        </text:list-item>
      </text:list>
      <text:p text:style-name="P360"/>
      <text:p text:style-name="P359">Глаголы, показывающие состояние мыслей:</text:p>
      <text:list xml:id="list820198840" text:style-name="L17">
        <text:list-item>
          <text:p text:style-name="P1580">forget — забывать;</text:p>
        </text:list-item>
        <text:list-item>
          <text:p text:style-name="P1580">imagine — представлять;</text:p>
        </text:list-item>
        <text:list-item>
          <text:p text:style-name="P1580">know — знать;</text:p>
        </text:list-item>
        <text:list-item>
          <text:p text:style-name="P1580">understand — понимать.</text:p>
        </text:list-item>
      </text:list>
      <text:p text:style-name="P358"/>
      <text:p text:style-name="P361">Глаголы, указывающие на эмоции и желания:</text:p>
      <text:list xml:id="list1431335841" text:style-name="L18">
        <text:list-item>
          <text:p text:style-name="P1581">love — любить;</text:p>
        </text:list-item>
        <text:list-item>
          <text:p text:style-name="P1581">like — нравиться;</text:p>
        </text:list-item>
        <text:list-item>
          <text:p text:style-name="P1581">hate — ненавидеть;</text:p>
        </text:list-item>
        <text:list-item>
          <text:p text:style-name="P1581">hope — надеяться;</text:p>
        </text:list-item>
        <text:list-item>
          <text:p text:style-name="P1581">want — хотеть;</text:p>
        </text:list-item>
        <text:list-item>
          <text:p text:style-name="P1581">wish — желать.</text:p>
        </text:list-item>
      </text:list>
      <text:p text:style-name="P362"/>
      <text:p text:style-name="P361">Другие глаголы:</text:p>
      <text:list xml:id="list2551553577" text:style-name="L19">
        <text:list-item>
          <text:p text:style-name="P1582">look — выглядеть;</text:p>
        </text:list-item>
        <text:list-item>
          <text:p text:style-name="P1582">have — иметь.</text:p>
        </text:list-item>
      </text:list>
      <text:p text:style-name="P362"/>
      <text:p text:style-name="P225">I think Amy is a strange girl. - Я думаю, Эмми странная девушка.</text:p>
      <text:p text:style-name="P225">Do you know this man? - Вы знаете этого мужчину?</text:p>
      <text:p text:style-name="P225">You look great! - Ты выглядишь отлично!</text:p>
      <text:p text:style-name="P389"/>
      <text:p text:style-name="P389">Present Perfect</text:p>
      <text:p text:style-name="P363"/>
      <text:p text:style-name="P752"><text:span text:style-name="T688">У</text:span><text:span text:style-name="T684">казывает на дейсвтие совершенное когда-то в прошлом, но подчеркивает, что результат важен сейчас </text:span><text:span text:style-name="T685">(т. е. к какому результату в итоге это привело)</text:span><text:span text:style-name="T684">.</text:span></text:p>
      <text:p text:style-name="P364"/>
      <text:p text:style-name="P1314"><text:span text:style-name="T684">С</text:span><text:span text:style-name="T687">остоит и</text:span><text:span text:style-name="T689">з </text:span><text:span text:style-name="T690">2х частей:</text:span><text:span text:style-name="T687"> вспомогат</text:span><text:span text:style-name="T690">ельного</text:span><text:span text:style-name="T687"> глагола </text:span><text:span text:style-name="T558">have</text:span><text:span text:style-name="T687"> и смыслового глагола </text:span></text:p>
      <text:p text:style-name="P1314"><text:span text:style-name="T687">в 3й форме (</text:span><text:span text:style-name="T696">передает значение</text:span><text:span text:style-name="T691"> «сделанный»</text:span><text:span text:style-name="T687">).</text:span></text:p>
      <text:p text:style-name="P752"><text:soft-page-break/><text:span text:style-name="T684">На русский язык Present Perfect переводится в прошлом </text:span><text:span text:style-name="T686">(иногда настоящ</text:span><text:span text:style-name="T688">и</text:span><text:span text:style-name="T686">м, </text:span><text:span text:style-name="T688">для удобства</text:span><text:span text:style-name="T686">)</text:span><text:span text:style-name="T684">, </text:span></text:p>
      <text:p text:style-name="P365">а в английском принадлежит к катергории настоящих времен.</text:p>
      <text:p text:style-name="P365"/>
      <text:p text:style-name="P30"><text:span text:style-name="T1047">I </text:span><text:span text:style-name="T1057">have</text:span><text:span text:style-name="T1042"> already </text:span><text:span text:style-name="T1057">seen</text:span><text:span text:style-name="T1042"> this movie. </text:span><text:span text:style-name="T1048">—</text:span><text:span text:style-name="T1042"> Я уже видел этот фильм (просмотрел, т. е. опыт).</text:span></text:p>
      <text:p text:style-name="P30"><text:span text:style-name="T1042">You </text:span><text:span text:style-name="T1057">have</text:span><text:span text:style-name="T1042"> </text:span><text:span text:style-name="T1057">broken</text:span><text:span text:style-name="T1042"> the vase. </text:span><text:span text:style-name="T1048">— </text:span><text:span text:style-name="T1042">Ты разбил вазу. (есть очевидный результат, кот. случился ранее) </text:span></text:p>
      <text:p text:style-name="P31"><text:span text:style-name="T1049">It`s the fitst time I </text:span><text:span text:style-name="T1058">have</text:span><text:span text:style-name="T1049"> </text:span><text:span text:style-name="T1058">driven</text:span><text:span text:style-name="T1049"> a car — Это впервые, когда я веду машину. (в настоящем)</text:span></text:p>
      <text:p text:style-name="P372"/>
      <text:p text:style-name="P373">Как проявляется результат:</text:p>
      <text:list xml:id="list1220734449" text:style-name="L20">
        <text:list-item>
          <text:p text:style-name="P1625"><text:span text:style-name="T711">это </text:span><text:span text:style-name="T710">очевидные изменения;</text:span></text:p>
        </text:list-item>
        <text:list-item>
          <text:p text:style-name="P1624"><text:span text:style-name="T685">полученный </text:span><text:span text:style-name="T689">ранее</text:span><text:span text:style-name="T685"> опыт или впечатления;</text:span></text:p>
        </text:list-item>
        <text:list-item>
          <text:p text:style-name="P1583">недавно произошедшие события или новая информация.</text:p>
        </text:list-item>
      </text:list>
      <text:p text:style-name="P366"/>
      <text:p text:style-name="P366">Также Present Perfect используют, если что-то произошло впервые:</text:p>
      <text:p text:style-name="P223">It`s the first time something has happend. - Этой первый раз, когда что-то произошло.</text:p>
      <text:p text:style-name="P223">(вместо first можно указать любое порядковое число: second, third)</text:p>
      <text:p text:style-name="P366"/>
      <text:p text:style-name="P366">Present Perferct — яркий пример того, что нельзя переводить английские </text:p>
      <text:p text:style-name="P269"><text:span text:style-name="T1046">предложения слово в слово: </text:span><text:span text:style-name="T564">I have done. </text:span><text:span text:style-name="T559">—</text:span><text:span text:style-name="T564"> Я сделал (</text:span><text:span text:style-name="T578">досл. </text:span><text:span text:style-name="T564">Я имею сделанным).</text:span></text:p>
      <text:p text:style-name="P450"/>
      <text:p text:style-name="P451">Есть 2 варианта образования 3й формы глагола:</text:p>
      <text:list xml:id="list1789861805" text:style-name="L21">
        <text:list-item>
          <text:p text:style-name="P1584">если глагол правильный, то добавляем к его начальной форме окончание <text:span text:style-name="T490">-ed</text:span>;</text:p>
        </text:list-item>
        <text:list-item>
          <text:p text:style-name="P1584">если неправильный, то находим в таблице неправильных глаголов.</text:p>
        </text:list-item>
      </text:list>
      <text:p text:style-name="P400"/>
      <text:p text:style-name="P1079"><text:span text:style-name="T712">Н</text:span><text:span text:style-name="T713">еправильны</text:span><text:span text:style-name="T712">й</text:span><text:span text:style-name="T713"> глагол </text:span><text:span text:style-name="T712">это </text:span><text:span text:style-name="T713">тот, который во 2й или 3й форме </text:span><text:span text:style-name="T727">записывается</text:span><text:span text:style-name="T713"> </text:span><text:span text:style-name="T727">по особенному</text:span><text:span text:style-name="T713">. </text:span></text:p>
      <text:p text:style-name="P401">Самые популярные неправильные глаголы нужно заучить (см. таблицу ниже).</text:p>
      <text:p text:style-name="P400"/>
      <text:p text:style-name="P403">Слова-маячки Present Perfect:</text:p>
      <text:list xml:id="list1088903182" text:style-name="L22">
        <text:list-item>
          <text:p text:style-name="P1585">just — только что;</text:p>
        </text:list-item>
        <text:list-item>
          <text:p text:style-name="P1585">already — уже;</text:p>
        </text:list-item>
        <text:list-item>
          <text:p text:style-name="P1585">yet — еще не;</text:p>
        </text:list-item>
      </text:list>
      <text:p text:style-name="P405"/>
      <text:p text:style-name="P1080"><text:span text:style-name="T565">Just</text:span><text:span text:style-name="T714"> и </text:span><text:span text:style-name="T565">already</text:span><text:span text:style-name="T714"> используются в утверждениях. </text:span><text:span text:style-name="T565">Yet</text:span><text:span text:style-name="T714"> — в вопросах и отрицаниях</text:span><text:span text:style-name="T715">. </text:span></text:p>
      <text:p text:style-name="P1291"><text:span text:style-name="T715">(</text:span><text:span text:style-name="T579">already</text:span><text:span text:style-name="T762"> также </text:span><text:span text:style-name="T761">иногда можно встретить</text:span><text:span text:style-name="T762"> в вопросах).</text:span></text:p>
      <text:p text:style-name="P407"/>
      <text:p text:style-name="P406">Место <text:span text:style-name="T490">just</text:span>, <text:span text:style-name="T490">already</text:span> в предложении — между <text:span text:style-name="T490">have</text:span> и 3й формой глагола. </text:p>
      <text:p text:style-name="P406">Слово <text:span text:style-name="T490">yet</text:span> стоит <text:span text:style-name="T1184">всегда </text:span>в конце предложения.</text:p>
      <text:p text:style-name="P404"/>
      <text:p text:style-name="P227">I have <text:span text:style-name="T1015">just</text:span> eaten a sandwich. <text:span text:style-name="T1081">—</text:span> Я только что съел бутерброд.</text:p>
      <text:p text:style-name="P227">We have n<text:span text:style-name="T1084">o</text:span>t finished <text:span text:style-name="T1015">yet</text:span>. <text:span text:style-name="T1081">—</text:span> Мы еще не закончили.</text:p>
      <text:p text:style-name="P402"/>
      <text:p text:style-name="P408">Другие указатели времени:</text:p>
      <text:list xml:id="list2287538226" text:style-name="L23">
        <text:list-item>
          <text:p text:style-name="P1586">ever — когда либо;</text:p>
        </text:list-item>
        <text:list-item>
          <text:p text:style-name="P1586">never — никогда;</text:p>
        </text:list-item>
        <text:list-item>
          <text:p text:style-name="P1586">recently — в последнее время;</text:p>
        </text:list-item>
        <text:list-item>
          <text:p text:style-name="P1586">these days — в последние дни;</text:p>
        </text:list-item>
        <text:list-item>
          <text:p text:style-name="P1586">словосочетание с this (this mornig, this week).</text:p>
        </text:list-item>
      </text:list>
      <text:p text:style-name="P407"/>
      <text:p text:style-name="P407">Место <text:span text:style-name="T490">ever</text:span>, <text:span text:style-name="T490">never</text:span> — перед 3й формой глагола, <text:span text:style-name="T1083">а</text:span> <text:span text:style-name="T490">recently</text:span>, <text:span text:style-name="T490">these days</text:span> и </text:p>
      <text:p text:style-name="P407">словосочетания с <text:span text:style-name="T490">this</text:span> — в конце предложения.</text:p>
      <text:p text:style-name="P407"/>
      <text:p text:style-name="P228"><text:soft-page-break/>I <text:span text:style-name="T1084">ha</text:span>ve <text:span text:style-name="T1015">never</text:span> been to New York. <text:span text:style-name="T1082">— </text:span>Я никогда не был в Нью Йорке.</text:p>
      <text:p text:style-name="P228">I <text:span text:style-name="T1084">ha</text:span>ve worked a lot <text:span text:style-name="T1015">these days</text:span>. <text:span text:style-name="T1082">—</text:span> Я много работал в эти дни.</text:p>
      <text:p text:style-name="P409"/>
      <text:p text:style-name="P397">Отрицания в Present Perfect</text:p>
      <text:p text:style-name="P410"/>
      <text:p text:style-name="P411">Используются, когда хотят сказать:</text:p>
      <text:list xml:id="list2895300468" text:style-name="L24">
        <text:list-item>
          <text:p text:style-name="P1587">об отсутствии ожидаемого результата;</text:p>
        </text:list-item>
        <text:list-item>
          <text:p text:style-name="P1587">о том, чего автор никогда не делал или не испытывал.</text:p>
        </text:list-item>
      </text:list>
      <text:p text:style-name="P410"/>
      <text:p text:style-name="P410">Для этого ставится частица <text:span text:style-name="T490">not</text:span> после вспомогательного глагола <text:span text:style-name="T490">have</text:span>.</text:p>
      <text:p text:style-name="P410"/>
      <text:p text:style-name="P410">Также отрицательным считается предложение со словом <text:span text:style-name="T490">never</text:span>, которое передает отрицательный контекст.</text:p>
      <text:p text:style-name="P410"/>
      <text:p text:style-name="P1081"><text:span text:style-name="T716">В </text:span><text:span text:style-name="T710">отрицаниях почти всегда используется сокращенная форма глагола — </text:span><text:span text:style-name="T564">haven`t</text:span><text:span text:style-name="T710">.</text:span></text:p>
      <text:p text:style-name="P1082"><text:span text:style-name="T728">Сокращени</text:span><text:span text:style-name="T760">е</text:span><text:span text:style-name="T728"> </text:span><text:span text:style-name="T567">`ve not</text:span><text:span text:style-name="T728"> не используется.</text:span></text:p>
      <text:p text:style-name="P229">I have<text:span text:style-name="T377">n</text:span><text:span text:style-name="T381">`</text:span><text:span text:style-name="T377">t</text:span> expected that. <text:span text:style-name="T1082">—</text:span> Я этого не ожидал.</text:p>
      <text:p text:style-name="P229">I<text:span text:style-name="T1084">`</text:span>ve <text:span text:style-name="T377">never</text:span> seen this movie before. <text:span text:style-name="T1082">— </text:span>Я до этого не видел этот фильм. </text:p>
      <text:p text:style-name="P396"/>
      <text:p text:style-name="P396">Вопросы в Present Perfect</text:p>
      <text:p text:style-name="P230"/>
      <text:p text:style-name="P413">Используются, если хоят узнать:</text:p>
      <text:list xml:id="list1376511890" text:style-name="L25">
        <text:list-item>
          <text:p text:style-name="P1588">сделано ли дело к этом моменту, каким образом оно сделано;</text:p>
        </text:list-item>
        <text:list-item>
          <text:p text:style-name="P1635"><text:span text:style-name="T728">имеет ли человек определенный опыт </text:span><text:span text:style-name="T726">или совершил ли он </text:span><text:span text:style-name="T729">нужное</text:span><text:span text:style-name="T726"> действие</text:span><text:span text:style-name="T728">;</text:span></text:p>
        </text:list-item>
      </text:list>
      <text:p text:style-name="P412"/>
      <text:p text:style-name="P1082">Для этого используется уже знакомая схема. Глагол <text:span text:style-name="T490">have</text:span> ставится перед по<text:span text:style-name="T1088">д</text:span>л<text:span text:style-name="T1088">е</text:span>ж<text:span text:style-name="T1088">а</text:span>щим.</text:p>
      <text:p text:style-name="P1082"/>
      <text:p text:style-name="P231">Why have you done it? <text:span text:style-name="T1082">—</text:span> Зачем ты это сделал?</text:p>
      <text:p text:style-name="P1290"><text:span text:style-name="T575">Ha</text:span><text:span text:style-name="T576">s</text:span><text:span text:style-name="T575"> </text:span><text:span text:style-name="T576">he</text:span><text:span text:style-name="T575"> ever been to Rome? </text:span><text:span text:style-name="T577">—</text:span><text:span text:style-name="T575"> </text:span><text:span text:style-name="T576">Он</text:span><text:span text:style-name="T575"> бывал в Риме?</text:span></text:p>
      <text:p text:style-name="P231"/>
      <text:p text:style-name="P387">Present Perfect Continuous</text:p>
      <text:p text:style-name="P414"/>
      <text:p text:style-name="P416">Для того, чтобы использовать, нужно чтобы совпало сразу несколько условий:</text:p>
      <text:list xml:id="list3204685042" text:style-name="L26">
        <text:list-item>
          <text:p text:style-name="P1636"><text:span text:style-name="T717">действие не закончено либо закончено не</text:span><text:span text:style-name="T721">давно</text:span><text:span text:style-name="T717">;</text:span></text:p>
        </text:list-item>
        <text:list-item>
          <text:p text:style-name="P1636"><text:span text:style-name="T717">известн</text:span><text:span text:style-name="T721">а его продолжительность </text:span><text:span text:style-name="T735">(обычно из контекста предложения)</text:span><text:span text:style-name="T721">.</text:span></text:p>
        </text:list-item>
      </text:list>
      <text:p text:style-name="P415"/>
      <text:p text:style-name="P420">Схема состоит из 3х частей: вспомогательного глагола <text:span text:style-name="T490">have</text:span>, слова <text:span text:style-name="T490">been</text:span> <text:span text:style-name="T1188">(особая форма </text:span></text:p>
      <text:p text:style-name="P420"><text:span text:style-name="T1188">глагола </text:span><text:span text:style-name="T510">be</text:span><text:span text:style-name="T1188">) </text:span>и смыслового глагола с окончанием <text:span text:style-name="T490">-ing</text:span>. </text:p>
      <text:p text:style-name="P418"/>
      <text:p text:style-name="P1093"><text:span text:style-name="T710">На русский </text:span><text:span text:style-name="T719">язык </text:span><text:span text:style-name="T693">Present Perfect Continuous</text:span><text:span text:style-name="T708"> </text:span><text:span text:style-name="T710">переводится настоящим временем</text:span></text:p>
      <text:p text:style-name="P1085"><text:span text:style-name="T718">(редко в прошлом). </text:span><text:span text:style-name="T719">При этом все 3 части </text:span><text:span text:style-name="T720">переводятся</text:span><text:span text:style-name="T719"> одним словом.</text:span></text:p>
      <text:p text:style-name="P417"/>
      <text:p text:style-name="P32"><text:span text:style-name="T1041">I </text:span><text:span text:style-name="T1057">have been learning</text:span><text:span text:style-name="T1041"> English for 2 years. </text:span><text:span text:style-name="T1061">—</text:span><text:span text:style-name="T1041"> Я </text:span><text:span text:style-name="T1057">учу</text:span><text:span text:style-name="T1041"> английский уже 2 года (и еще не закончил).</text:span></text:p>
      <text:p text:style-name="P32"><text:span text:style-name="T1041">We </text:span><text:span text:style-name="T1057">have been cleaning</text:span><text:span text:style-name="T1041"> the flat the whole morning. </text:span><text:span text:style-name="T1061">— </text:span><text:span text:style-name="T1041">Мы </text:span><text:span text:style-name="T1057">убирали</text:span><text:span text:style-name="T1041"> </text:span><text:span text:style-name="T1062">квартиру все утро.</text:span></text:p>
      <text:p text:style-name="P419"/>
      <text:p text:style-name="P421">Формы глагола <text:span text:style-name="T490">have</text:span> <text:span text:style-name="T490">verb-ing</text:span> (подобно <text:span text:style-name="T490">am/is/are verb-ing</text:span>, как в Continuous) не существует.</text:p>
      <text:p text:style-name="P421">Если у смыслового глагола окончание<text:span text:style-name="T490"> -ing</text:span>, то <text:span text:style-name="T490">have</text:span> применяется только с <text:span text:style-name="T490">been</text:span>.</text:p>
      <text:p text:style-name="P421"/>
      <text:p text:style-name="P1086"><text:span text:style-name="T721">С</text:span><text:span text:style-name="T710">лова-маячки Present Perfect Continuous:</text:span></text:p>
      <text:list xml:id="list1782947318" text:style-name="L27">
        <text:list-item>
          <text:p text:style-name="P1589">for — в течении;</text:p>
        </text:list-item>
        <text:list-item>
          <text:p text:style-name="P1589"><text:soft-page-break/>since — с какого-то времени;</text:p>
        </text:list-item>
        <text:list-item>
          <text:p text:style-name="P1589">how long — как долго.</text:p>
        </text:list-item>
      </text:list>
      <text:p text:style-name="P423"/>
      <text:p text:style-name="P422">Дополнительно могут использоваться указатели периода:</text:p>
      <text:list xml:id="list1405410270" text:style-name="L28">
        <text:list-item>
          <text:p text:style-name="P1590">all — весь (день/год);</text:p>
        </text:list-item>
        <text:list-item>
          <text:p text:style-name="P1590">the whole — целый (день/вечер); </text:p>
        </text:list-item>
      </text:list>
      <text:p text:style-name="P417"/>
      <text:p text:style-name="P33"><text:span text:style-name="T1041">He</text:span><text:span text:style-name="T1063">`</text:span><text:span text:style-name="T1042">s been playing</text:span><text:span text:style-name="T1041"> for an hour. — Он </text:span><text:span text:style-name="T1042">играет</text:span><text:span text:style-name="T1041"> уже час </text:span><text:span text:style-name="T1063">(в течении часа).</text:span></text:p>
      <text:p text:style-name="P34"><text:span text:style-name="T1063">W</text:span><text:span text:style-name="T1041">e`</text:span><text:span text:style-name="T1042">ve been staying</text:span><text:span text:style-name="T1041"> in this hotel since Tuesday. </text:span><text:span text:style-name="T1064">— </text:span><text:span text:style-name="T1041">Мы </text:span><text:span text:style-name="T1042">находимся</text:span><text:span text:style-name="T1041"> в этом отеле со вторника.</text:span></text:p>
      <text:p text:style-name="P424"/>
      <text:p text:style-name="P1089"><text:span text:style-name="T722">В утверждениях глагол </text:span><text:span text:style-name="T566">have</text:span><text:span text:style-name="T722"> </text:span><text:span text:style-name="T723">часто</text:span><text:span text:style-name="T722"> сокращают до </text:span><text:span text:style-name="T566">`ve</text:span><text:span text:style-name="T722">, а </text:span><text:span text:style-name="T566">has</text:span><text:span text:style-name="T722"> — до </text:span><text:span text:style-name="T566">`s</text:span><text:span text:style-name="T722"> (лего перепутать с </text:span><text:span text:style-name="T566">is</text:span><text:span text:style-name="T722">, посему здесь вспомогательный глагол можно понять только по контексту).</text:span></text:p>
      <text:p text:style-name="P425"/>
      <text:p text:style-name="P1088"><text:span text:style-name="T722">Е</text:span><text:span text:style-name="T710">сли используется глагол </text:span><text:span text:style-name="T564">be</text:span><text:span text:style-name="T710"> или глаголы состояния, которые не стоят в Continuous</text:span><text:span text:style-name="T732">,</text:span><text:span text:style-name="T710"> </text:span></text:p>
      <text:p text:style-name="P426">то предложение будет в Present Perfect. </text:p>
      <text:p text:style-name="P426"/>
      <text:p text:style-name="P37"><text:span text:style-name="T1042">I </text:span><text:span text:style-name="T1057">have known </text:span><text:span text:style-name="T1042">(</text:span><text:span text:style-name="T1050">а </text:span><text:span text:style-name="T1042">не have been knowing)</text:span><text:span text:style-name="T1041"> Alice for 3 years. </text:span><text:span text:style-name="T722">—</text:span><text:span text:style-name="T1041"> Я </text:span><text:span text:style-name="T1057">знаю</text:span><text:span text:style-name="T1041"> Алису уже 3 года </text:span></text:p>
      <text:p text:style-name="P38"><text:span text:style-name="T1041">I </text:span><text:span text:style-name="T1057">haven`t seen</text:span><text:span text:style-name="T1041"> Mary for years. </text:span><text:span text:style-name="T1063">— </text:span><text:span text:style-name="T1041">Я н</text:span><text:span text:style-name="T1057">е видел</text:span><text:span text:style-name="T1041"> Мэри много лет. </text:span></text:p>
      <text:p text:style-name="P426"/>
      <text:p text:style-name="P1090"><text:span text:style-name="T731">Present Perfect Continuous можно упрощать до Present Perfect с пом</text:span><text:span text:style-name="T730">.</text:span><text:span text:style-name="T731"> глаголов </text:span><text:span text:style-name="T568">live</text:span><text:span text:style-name="T731"> </text:span><text:span text:style-name="T730">и</text:span><text:span text:style-name="T731"> </text:span><text:span text:style-name="T568">work</text:span><text:span text:style-name="T731">:</text:span></text:p>
      <text:p text:style-name="P36"><text:span text:style-name="T1065">I</text:span><text:span text:style-name="T1041">`ve </text:span><text:span text:style-name="T1057">been working</text:span><text:span text:style-name="T1041"> here for 2 years → I`ve </text:span><text:span text:style-name="T1057">worked</text:span><text:span text:style-name="T1041"> here for 2 years. </text:span><text:span text:style-name="T1066">(смысл одинаковый)</text:span></text:p>
      <text:p text:style-name="P425"/>
      <text:p text:style-name="P3"><text:span text:style-name="T722">О</text:span><text:span text:style-name="T710">трицания в Present Perfect Continuous</text:span></text:p>
      <text:p text:style-name="P427"/>
      <text:p text:style-name="P1087"><text:span text:style-name="T723">Использу</text:span><text:span text:style-name="T724">ю</text:span><text:span text:style-name="T723">тся, чтобы сказать, что что-то не происходит в течении указанного времени.</text:span></text:p>
      <text:p text:style-name="P428">Для этого добавляется частица <text:span text:style-name="T490">not</text:span> после вспомогательного глагола <text:span text:style-name="T490">have</text:span>.</text:p>
      <text:p text:style-name="P428"/>
      <text:p text:style-name="P35"><text:span text:style-name="T1041">I </text:span><text:span text:style-name="T1042">have not been waiting</text:span><text:span text:style-name="T1041"> long. </text:span><text:span text:style-name="T1064">—</text:span><text:span text:style-name="T1041"> Я </text:span><text:span text:style-name="T1042">не жду</text:span><text:span text:style-name="T1041"> долго.</text:span></text:p>
      <text:p text:style-name="P417"/>
      <text:p text:style-name="P4"><text:span text:style-name="T710">Вопросы </text:span><text:span text:style-name="T725">в Present Perfect Continuous</text:span><text:span text:style-name="T710"> </text:span></text:p>
      <text:p text:style-name="P417"/>
      <text:p text:style-name="P429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29"/>
      <text:p text:style-name="P146"><text:span text:style-name="T1041">Have you been waiting long? </text:span><text:span text:style-name="T1064">— </text:span><text:span text:style-name="T1041">Вы давно ждете? </text:span></text:p>
      <text:p text:style-name="P146"><text:span text:style-name="T1041">How long have you been waiting? </text:span><text:span text:style-name="T1064">—</text:span><text:span text:style-name="T1041"> Как долго вы ждете?</text:span></text:p>
      <text:p text:style-name="P392"/>
      <text:p text:style-name="P392"><text:span text:style-name="T1091">Прошедшее. </text:span>Past</text:p>
      <text:p text:style-name="P430"/>
      <text:p text:style-name="P442">Past Perfect и Past Perfect Continuous относительно редки и <text:span text:style-name="T1098">в</text:span> рамках начального курса </text:p>
      <text:p text:style-name="P442">не проходятся. <text:span text:style-name="T1092">В художественной литературе почти всегда используется Past Simple.</text:span></text:p>
      <text:p text:style-name="P430"/>
      <text:p text:style-name="P390">Past Simple</text:p>
      <text:p text:style-name="P431"/>
      <text:p text:style-name="P433">Используется, чтобы:</text:p>
      <text:list xml:id="list2912267373" text:style-name="L29">
        <text:list-item>
          <text:p text:style-name="P1637"><text:span text:style-name="T733">сообщить факты </text:span><text:span text:style-name="T734">прошлого,</text:span><text:span text:style-name="T733"> рассказать историю, </text:span><text:span text:style-name="T741">биографию</text:span><text:span text:style-name="T733">; </text:span></text:p>
        </text:list-item>
        <text:list-item>
          <text:p text:style-name="P1591">описать действие из прошлого, результат которого не важен в настоящем.</text:p>
        </text:list-item>
      </text:list>
      <text:p text:style-name="P432"/>
      <text:p text:style-name="P1094"><text:span text:style-name="T735">Для этого использются глаголы во 2й форме. </text:span><text:span text:style-name="T736">Вторая форма правильного глагола образуется добавлением окончания </text:span><text:span text:style-name="T569">-ed</text:span><text:span text:style-name="T736">. </text:span><text:span text:style-name="T744">Ф</text:span><text:span text:style-name="T736">орма </text:span><text:span text:style-name="T744">неправильного глагола </text:span><text:span text:style-name="T736">находится в таблице.</text:span></text:p>
      <text:p text:style-name="P432"/>
      <text:p text:style-name="P39"><text:soft-page-break/><text:span text:style-name="T1041">Mozart </text:span><text:span text:style-name="T1057">lived</text:span><text:span text:style-name="T1041"> from 1756 to 1791 — Моцарт </text:span><text:span text:style-name="T1057">жил</text:span><text:span text:style-name="T1041"> с 1756 по 1791 год (факт прошлого). </text:span></text:p>
      <text:p text:style-name="P39"><text:span text:style-name="T1041">I </text:span><text:span text:style-name="T1057">visited</text:span><text:span text:style-name="T1041"> my parents yesterday — Вчера я </text:span><text:span text:style-name="T1057">навещал</text:span><text:span text:style-name="T1041"> родителей (действие из прошлого).</text:span></text:p>
      <text:p text:style-name="P754"/>
      <text:p text:style-name="P755">Если глагол заканчивается на глухой звук, то <text:span text:style-name="T490">-ed</text:span> читается как <text:span text:style-name="T490">t</text:span>, а если на звконкий </text:p>
      <text:p text:style-name="P755">согласный или на гласный звук — то как <text:span text:style-name="T490">d</text:span>: <text:span text:style-name="T490">worked [воркт], played [плэйд]</text:span>.</text:p>
      <text:p text:style-name="P1092"/>
      <text:p text:style-name="P753">Если глагол заканчивается на <text:span text:style-name="T490">d </text:span>или <text:span text:style-name="T490">t</text:span>, то <text:span text:style-name="T490">-ed</text:span> читается как <text:span text:style-name="T490">id</text:span>: <text:span text:style-name="T490">recorded [рикодид]</text:span>. </text:p>
      <text:p text:style-name="P756">Если глагол заканчивается на <text:span text:style-name="T490">-e</text:span>, то её не надо писать 2 раза: <text:span text:style-name="T490">chase</text:span> → <text:span text:style-name="T490">chased</text:span>.</text:p>
      <text:p text:style-name="P1092"/>
      <text:p text:style-name="P1091">Слова-маячки Past Simple:</text:p>
      <text:list xml:id="list2900167339" text:style-name="L30">
        <text:list-item>
          <text:p text:style-name="P1638">ago — <text:span text:style-name="T1093">тому назад</text:span>;</text:p>
        </text:list-item>
        <text:list-item>
          <text:p text:style-name="P1639">last — <text:span text:style-name="T1093">прошлый</text:span>;</text:p>
        </text:list-item>
        <text:list-item>
          <text:p text:style-name="P1592">yesterday — вчера;</text:p>
        </text:list-item>
      </text:list>
      <text:p text:style-name="P452"/>
      <text:p text:style-name="P1095"><text:span text:style-name="T742">Past Simple часто путают с Present Perfect, потому что на русский они переводятся </text:span><text:span text:style-name="T743">почти</text:span><text:span text:style-name="T742"> одинаково. Главное отличие в том, что Present Perfect всегда будет сообщать доп</text:span><text:span text:style-name="T743">олнительную</text:span><text:span text:style-name="T742"> информацию, указывающ</text:span><text:span text:style-name="T743">ую </text:span><text:span text:style-name="T742">на настоящее время </text:span><text:span text:style-name="T743">(</text:span><text:span text:style-name="T744">чтобы сообщить</text:span><text:span text:style-name="T743"> результат).</text:span></text:p>
      <text:p text:style-name="P439"/>
      <text:p text:style-name="P440">Past Simple используется когда известен момент в прошлом. Если мы знаешь, </text:p>
      <text:p text:style-name="P440">когда произошло событие, то Present Perfect использовать нельзя.</text:p>
      <text:p text:style-name="P440"/>
      <text:p text:style-name="P236">Tom has lost his key — Том потерал ключ (у него сейчас нет ключа, </text:p>
      <text:p text:style-name="P236">потому что он его потерян).</text:p>
      <text:p text:style-name="P236"/>
      <text:p text:style-name="P236">Tom lost his key last weak — Том потерял ключ на прошлой неделе </text:p>
      <text:p text:style-name="P236">(не важно, есть у него ключ или нет).</text:p>
      <text:p text:style-name="P436"/>
      <text:p text:style-name="P437">В английском, если вопрос задается в настоящем, то и ответ должен быть в настоящем. </text:p>
      <text:p text:style-name="P437">Если вопрос в прошлом, то ответ также должен быть в прошлом.</text:p>
      <text:p text:style-name="P437"/>
      <text:p text:style-name="P437">Но если вопрос был в Present Perfect, а в ответе дается информация, когда именно это случилось, тогда необходимо отвечать в Past Simple.</text:p>
      <text:p text:style-name="P437"/>
      <text:p text:style-name="P234">Have you already started to learn English? Yes, I started to learn it 3 month ago — </text:p>
      <text:p text:style-name="P234">Ты уже начал учить английский? Да, 3 месяца назад (информация о времени).</text:p>
      <text:p text:style-name="P233"/>
      <text:p text:style-name="P438">Если вопрос содержит слово <text:span text:style-name="T490">when</text:span>, то он автоматически привязывает нас к моменту </text:p>
      <text:p text:style-name="P438">в прошлом. <text:span text:style-name="T1097">Поэтому Present Perfect в вопросах с </text:span><text:span text:style-name="T500">when</text:span><text:span text:style-name="T1097"> не используется.</text:span></text:p>
      <text:p text:style-name="P438"/>
      <text:p text:style-name="P235">Have you met him before? <text:span text:style-name="T1096">—</text:span> Вы раньше с ним встречались?</text:p>
      <text:p text:style-name="P235">When did you meet him? <text:span text:style-name="T1096">—</text:span> Когда вы встречались с ним?</text:p>
      <text:p text:style-name="P436"/>
      <text:p text:style-name="P393">Отрицания и вопросы в Past Simple</text:p>
      <text:p text:style-name="P435"/>
      <text:p text:style-name="P1097"><text:span text:style-name="T736">Отрицание представляет связку </text:span><text:span text:style-name="T569">did</text:span><text:span text:style-name="T736"> с частицей </text:span><text:span text:style-name="T569">not</text:span><text:span text:style-name="T736">, </text:span><text:span text:style-name="T746">которая ставится перед смысловым глаголом в начальной форме. </text:span><text:span text:style-name="T737">Обычно </text:span><text:span text:style-name="T746">эта связка</text:span><text:span text:style-name="T737"> сокращается до </text:span><text:span text:style-name="T570">didn`t</text:span><text:span text:style-name="T737">.</text:span></text:p>
      <text:p text:style-name="P445"/>
      <text:p text:style-name="P1097"><text:span text:style-name="T745">В вопросах </text:span><text:span text:style-name="T736">вспомогательный глагол </text:span><text:span text:style-name="T569">did</text:span><text:span text:style-name="T736"> используется </text:span><text:span text:style-name="T746">по тем же грамматическим </text:span></text:p>
      <text:p text:style-name="P1097"><text:span text:style-name="T746">правилам</text:span><text:span text:style-name="T736">, </text:span><text:span text:style-name="T737">как</text:span><text:span text:style-name="T736"> </text:span><text:span text:style-name="T569">do</text:span><text:span text:style-name="T736"> для Present Simple. </text:span></text:p>
      <text:p text:style-name="P434"/>
      <text:p text:style-name="P232"><text:span text:style-name="T1015">Did</text:span> you <text:span text:style-name="T1015">go</text:span> to Los Angeles last week? - Ты <text:span text:style-name="T1015">ездил</text:span> в Лос Анжелес на прошлой неделе?</text:p>
      <text:p text:style-name="P232">I <text:span text:style-name="T1015">didn`t go</text:span> to Los Angeles, I <text:span text:style-name="T1015">went</text:span> to Bostom — Я <text:span text:style-name="T1015">не ездил</text:span> в Лос Анжелес, я <text:span text:style-name="T1015">ездил</text:span> в Бостон.</text:p>
      <text:p text:style-name="P1273"><text:soft-page-break/></text:p>
      <text:p text:style-name="P398">Past Continuous</text:p>
      <text:p text:style-name="P441"/>
      <text:p text:style-name="P1100"><text:span text:style-name="T748">О</text:span><text:span text:style-name="T747">значает процесс или незаконченное действие, которое привязано к точному моменту </text:span></text:p>
      <text:p text:style-name="P1100"><text:span text:style-name="T747">в </text:span><text:span text:style-name="T860">прошлом</text:span><text:span text:style-name="T747"> (т. е. действие происходило и не было закончено).</text:span></text:p>
      <text:p text:style-name="P443"/>
      <text:p text:style-name="P1099"><text:span text:style-name="T747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51">обсуждаемая ситуация</text:span><text:span text:style-name="T747">).</text:span></text:p>
      <text:p text:style-name="P443"/>
      <text:p text:style-name="P1101"><text:span text:style-name="T748">Состоит из 2х частей: вспомогательного глагола </text:span><text:span text:style-name="T572">be</text:span><text:span text:style-name="T748"> (</text:span><text:span text:style-name="T749">формы как в Past Simple</text:span><text:span text:style-name="T748">) и смыслового глагола с окончанием </text:span><text:span text:style-name="T572">-ing</text:span><text:span text:style-name="T748">. </text:span><text:span text:style-name="T747">На русский переводится глаголом в прошедшем времени.</text:span></text:p>
      <text:p text:style-name="P444"/>
      <text:p text:style-name="P237">Last Sunday at 5 I <text:span text:style-name="T1015">was having</text:span> dinner with my friends — В прошлое воскресенье в 5 </text:p>
      <text:p text:style-name="P237">я <text:span text:style-name="T1015">ужинал</text:span> со своими друзьями (привязка к точному моменту в прошлом).</text:p>
      <text:p text:style-name="P41"><text:span text:style-name="T1068">My parents </text:span><text:span text:style-name="T1059">were watching</text:span><text:span text:style-name="T1068"> TV when I came home yesterday — Мои родители </text:span><text:span text:style-name="T1059">смотрели</text:span><text:span text:style-name="T1068"> телевизор, когда я пришел вчера домой (незаконченное действие </text:span><text:span text:style-name="T1069">в тот момент</text:span><text:span text:style-name="T1068">).</text:span></text:p>
      <text:p text:style-name="P238"/>
      <text:p text:style-name="P1101"><text:span text:style-name="T749">В отрицаниях и вопросах </text:span><text:span text:style-name="T750">глагол </text:span><text:span text:style-name="T573">be</text:span><text:span text:style-name="T749"> ведет себя точно так же, как и </text:span><text:span text:style-name="T750">для</text:span><text:span text:style-name="T749"> Past Simple:</text:span></text:p>
      <text:p text:style-name="P42"><text:span text:style-name="T1070">W</text:span><text:span text:style-name="T1041">e weren`t reading — Мы не читали (именно тогда). Was I running? — Я бежал?</text:span></text:p>
      <text:p text:style-name="P240"/>
      <text:p text:style-name="P448">В одном предложении часто используются Past Continuous и Past Simple одновременно.</text:p>
      <text:p text:style-name="P1104"><text:span text:style-name="T752">Действие, длящееся какое-то время (</text:span><text:span text:style-name="T753">Past Continuous</text:span><text:span text:style-name="T752">) может прерываться более коротким действием (</text:span><text:span text:style-name="T753">Past Simple</text:span><text:span text:style-name="T758">)</text:span><text:span text:style-name="T752"> </text:span><text:span text:style-name="T756">либо другим Past Continuous </text:span><text:span text:style-name="T759">(смотреть по контексту)</text:span><text:span text:style-name="T756">.</text:span></text:p>
      <text:p text:style-name="P446"/>
      <text:p text:style-name="P1102"><text:span text:style-name="T752">В этом случае предложение может содержать слово </text:span><text:span text:style-name="T574">while</text:span><text:span text:style-name="T752"> </text:span><text:span text:style-name="T754">(в то время, как)</text:span><text:span text:style-name="T752"> в той части, которая относится к <text:s/></text:span><text:span text:style-name="T753">Past Continuous, </text:span><text:span text:style-name="T752">либо </text:span><text:span text:style-name="T574">when</text:span><text:span text:style-name="T752">, там, где используется Past Simple.</text:span></text:p>
      <text:p text:style-name="P446"/>
      <text:p text:style-name="P43"><text:span text:style-name="T1060">While</text:span><text:span text:style-name="T1071"> I was working in the garden, I </text:span><text:span text:style-name="T1072">kicked</text:span><text:span text:style-name="T1071"> my leg — Пока я работал в саду, я </text:span><text:span text:style-name="T1073">пнул</text:span><text:span text:style-name="T1071"> ногу.</text:span></text:p>
      <text:p text:style-name="P44"><text:span text:style-name="T1041">I was working in the garden </text:span><text:span text:style-name="T1057">when</text:span><text:span text:style-name="T1041"> I kicked my leg — </text:span><text:span text:style-name="T1072">Я работал в саду, когда </text:span><text:span text:style-name="T1073">пнул</text:span><text:span text:style-name="T1072"> ногу</text:span><text:span text:style-name="T1041">.</text:span></text:p>
      <text:p text:style-name="P241"/>
      <text:p text:style-name="P45"><text:span text:style-name="T1057">While</text:span><text:span text:style-name="T1041"> Tom was reading, Amely was watching a documentary on TV — Пока </text:span><text:span text:style-name="T1074">Т</text:span><text:span text:style-name="T1041">ом читал, </text:span></text:p>
      <text:p text:style-name="P242">Эмили смотрела документальный фильм по телевизору.</text:p>
      <text:p text:style-name="P449"/>
      <text:p text:style-name="P1103"><text:span text:style-name="T757">Если действия происходят не одновременно, а следуют одно за другим</text:span><text:span text:style-name="T755">, то в этом </text:span></text:p>
      <text:p text:style-name="P447">случае нужно использовать <text:span text:style-name="T1133">только</text:span> Past Simple.</text:p>
      <text:p text:style-name="P447"/>
      <text:p text:style-name="P239">I saw Jane in the street yesterday. I stopped and said hello — Я увидел Джейн вчера на улице. </text:p>
      <text:p text:style-name="P239">Я остановился и поздоровался (сказал «привет»).</text:p>
      <text:p text:style-name="P395"/>
      <text:p text:style-name="P395">Будущие. Future</text:p>
      <text:p text:style-name="P254"/>
      <text:p text:style-name="P259">В английском языке о будущем можно говорить не только с помощью формы Future, но и </text:p>
      <text:p text:style-name="P1110"><text:span text:style-name="T773">с помощью </text:span><text:span text:style-name="T777">формы</text:span><text:span text:style-name="T773"> </text:span><text:span text:style-name="T775">Present</text:span><text:span text:style-name="T773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58"/>
      <text:p text:style-name="P1109"><text:span text:style-name="T774">Другие варианты Future (кроме </text:span><text:span text:style-name="T776">Future </text:span><text:span text:style-name="T774">Simple) используются редко, </text:span><text:span text:style-name="T776">т. к.</text:span><text:span text:style-name="T774"> они громоздкие и довольно неудобные. В современном английском можно обойтись без них.</text:span></text:p>
      <text:p text:style-name="P258"/>
      <text:p text:style-name="P1107"><text:span text:style-name="T231">На будущ</text:span><text:span text:style-name="T232">и</text:span><text:span text:style-name="T231">е могут также указы</text:span><text:span text:style-name="T232">вать</text:span><text:span text:style-name="T231"> модальные глаголы </text:span><text:span text:style-name="T233">и оборот </text:span><text:span text:style-name="T144">be going to</text:span><text:span text:style-name="T234">, </text:span><text:span text:style-name="T233">который </text:span></text:p>
      <text:p text:style-name="P1107"><text:span text:style-name="T233">в основном</text:span><text:span text:style-name="T234"> встречается </text:span><text:span text:style-name="T233">в разговорной речи и нередко используется вместо Future Simple.</text:span></text:p>
      <text:p text:style-name="P258"/>
      <text:p text:style-name="P624"/>
      <text:p text:style-name="P1466">Present Continuous в значении будущего</text:p>
      <text:p text:style-name="P260"/>
      <text:p text:style-name="P260">Используется, чтобы сказать о личных планах. В предложении обычно указывается дата </text:p>
      <text:p text:style-name="P260">или время, связанные с будущим. Переводить можно как будущим так и настоящим.</text:p>
      <text:p text:style-name="P260"/>
      <text:p text:style-name="P953">What are you doing on Satureday? <text:span text:style-name="T382">—</text:span> Что ты делаешь в субботу? (какие у тебя планы?)</text:p>
      <text:p text:style-name="P962">I am flying to London tomorrow — <text:span text:style-name="T1134">Завтра я лечу в Лондон (личный план)</text:span></text:p>
      <text:p text:style-name="P962"/>
      <text:p text:style-name="P856">Present Simple в значении будущего</text:p>
      <text:p text:style-name="P963"/>
      <text:p text:style-name="P261"><text:span text:style-name="T322">Используется, чтобы сказать о том, что </text:span><text:span text:style-name="T324">что-то </text:span><text:span text:style-name="T322">должно произойти по рассписанию, либо </text:span></text:p>
      <text:p text:style-name="P261"><text:span text:style-name="T322">о собственном графике. </text:span><text:span text:style-name="T323">Переводить можно как будущим так и настоящим.</text:span></text:p>
      <text:p text:style-name="P867"/>
      <text:p text:style-name="P867">Ключевое отличие от Present Continuous в том, что расписание не зависит от говорящего, </text:p>
      <text:p text:style-name="P1105"><text:span text:style-name="T152">т. е. речь может идти </text:span><text:span text:style-name="T153">о </text:span><text:span text:style-name="T152">рассписании транспорта, сеансов в кино и т. </text:span><text:span text:style-name="T153">п</text:span><text:span text:style-name="T152">.</text:span></text:p>
      <text:p text:style-name="P964">My airplane flies at 6 o`clock tomorrow — Мой самолет летит завтра в 6 (рассписание)</text:p>
      <text:p text:style-name="P1274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966"/>
      <text:p text:style-name="P857">Оборот <text:span text:style-name="T490">be going to</text:span></text:p>
      <text:p text:style-name="P868"/>
      <text:p text:style-name="P1106"><text:span text:style-name="T154">Подразумевает, что человек говорит не о спонтанном решении что-либо сделать, </text:span><text:span text:style-name="T157">а о заранее </text:span><text:span text:style-name="T158">продуманных</text:span><text:span text:style-name="T157"> действиях. </text:span><text:span text:style-name="T154">На русский переводится как «собираюсь сделать».</text:span></text:p>
      <text:p text:style-name="P868"/>
      <text:p text:style-name="P263"><text:span text:style-name="T321">Чтобы использовать, нужно поставить глагол </text:span><text:span text:style-name="T102">be</text:span><text:span text:style-name="T321"> в форму </text:span><text:span text:style-name="T102">am/is/are</text:span><text:span text:style-name="T321">, а смысловой глагол оставить в начальной форме, после </text:span><text:span text:style-name="T102">going to</text:span><text:span text:style-name="T321">.</text:span></text:p>
      <text:p text:style-name="P868"/>
      <text:p text:style-name="P965">I`m going to meet my friends tomorrow — Я собираюсь встретиться с друзьями завтра.</text:p>
      <text:p text:style-name="P1261"><text:span text:style-name="T41">I`m going to go</text:span><text:span text:style-name="T331"> out after I finish my work — Я собираюсь погулять после, как закончу работу.</text:span></text:p>
      <text:p text:style-name="P868"/>
      <text:p text:style-name="P1108"><text:span text:style-name="T154">В разговорной </text:span><text:span text:style-name="T158">стиле</text:span><text:span text:style-name="T155"> </text:span><text:span text:style-name="T156">этот </text:span><text:span text:style-name="T155">оборот </text:span><text:span text:style-name="T154">очень часто </text:span><text:span text:style-name="T158">записывается</text:span><text:span text:style-name="T154"> как </text:span><text:span text:style-name="T104">gonna</text:span><text:span text:style-name="T154"> </text:span><text:span text:style-name="T104">[гона].</text:span></text:p>
      <text:p text:style-name="P967"/>
      <text:p text:style-name="P264"><text:span text:style-name="T321">Также его используют, когда очевидно, что вот-вот случится какое-то действие. В этом случае </text:span><text:span text:style-name="T102">be goin to </text:span><text:span text:style-name="T321">передает оттенок неизбежности происходящего и применяется по отношению </text:span></text:p>
      <text:p text:style-name="P869">к постороннему человеку или объетку.</text:p>
      <text:p text:style-name="P869"/>
      <text:p text:style-name="P968">Look! He`s going to fall — Смотри! Он сейчас упадет.</text:p>
      <text:p text:style-name="P968">The sky is dark. It`s going to rain — Небо темное. Сейчас пойдет дождь.</text:p>
      <text:p text:style-name="P859"/>
      <text:p text:style-name="P858">Future Simple</text:p>
      <text:p text:style-name="P870"/>
      <text:p text:style-name="P1111"><text:span text:style-name="T159">Сообщает о будущих, еще не случившихся событиях. </text:span><text:span text:style-name="T160">Эта форма говорит о том, что человек сделает что-то в будущем, но решение он принял в момент речи, </text:span><text:span text:style-name="T161">т. е. описывает не спланированные, а спонтанные дейсвтия. </text:span></text:p>
      <text:p text:style-name="P873"/>
      <text:p text:style-name="P1111"><text:span text:style-name="T162">В</text:span><text:span text:style-name="T161"> предложени</text:span><text:span text:style-name="T162">ях</text:span><text:span text:style-name="T161"> </text:span><text:span text:style-name="T162">будут </text:span><text:span text:style-name="T161">часто </text:span><text:span text:style-name="T162">попадаться слова</text:span><text:span text:style-name="T161">, </text:span><text:span text:style-name="T162">выражающие</text:span><text:span text:style-name="T161"> мнение: <text:s/></text:span><text:span text:style-name="T105">I think </text:span><text:span text:style-name="T106">(я думаю)</text:span><text:span text:style-name="T105">, </text:span></text:p>
      <text:p text:style-name="P1111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877"/>
      <text:p text:style-name="P872">Схема состоит из 2х частей: вспомогательного глагола <text:span text:style-name="T490">will </text:span><text:span text:style-name="T1138">(заменяет </text:span><text:span text:style-name="T501">do/did</text:span><text:span text:style-name="T1138">)</text:span> </text:p>
      <text:p text:style-name="P872">и смыслового глагола в начальной форме. </text:p>
      <text:p text:style-name="P970"/>
      <text:p text:style-name="P872"><text:span text:style-name="T490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90">not</text:span>.</text:p>
      <text:p text:style-name="P871"><text:soft-page-break/>В речи и на письме <text:span text:style-name="T490">will</text:span> обычно сокращается до <text:span text:style-name="T490">`ll</text:span>, а отрицание <text:span text:style-name="T490">will</text:span> <text:span text:style-name="T490">not</text:span> д<text:span text:style-name="T1137">о</text:span> <text:span text:style-name="T490">won`t</text:span>.</text:p>
      <text:p text:style-name="P871"/>
      <text:p text:style-name="P969">We <text:span text:style-name="T1015">will</text:span> proobably <text:span text:style-name="T1015">meet</text:span> soon — Мы, возможно, скоро <text:span text:style-name="T1015">встретимся</text:span>.</text:p>
      <text:p text:style-name="P969">I hope everything <text:span text:style-name="T1015">will be</text:span> fine — Надеюсь, все <text:span text:style-name="T1015">будет </text:span>хорошо.</text:p>
      <text:p text:style-name="P969"><text:span text:style-name="T1015">Will</text:span> you <text:span text:style-name="T1015">be</text:span> at home toworrow? No, I won`t — <text:span text:style-name="T1136">Ты </text:span><text:span text:style-name="T1017">будешь</text:span><text:span text:style-name="T1136"> завтра дома? Нет</text:span>.</text:p>
      <text:p text:style-name="P871"/>
      <text:p text:style-name="P876">Чтобы правильно подобрать нужную форму, нужно отталкиваться от контекста:</text:p>
      <text:list xml:id="list277928401" text:style-name="L31">
        <text:list-item>
          <text:p text:style-name="P1489">I will do — я сделаю (считаю/верю, что сделаю это);</text:p>
        </text:list-item>
        <text:list-item>
          <text:p text:style-name="P1490">I am doing — я сделаю (потому что уже спланировал это);</text:p>
        </text:list-item>
        <text:list-item>
          <text:p text:style-name="P1490">I am going to do — я собираюсь сделать (ключевое слово «собираюсь»).</text:p>
        </text:list-item>
      </text:list>
      <text:p text:style-name="P874"/>
      <text:p text:style-name="P875">Нередко, вместо will используется модальный глагол might:</text:p>
      <text:p text:style-name="P972">I might do it — Наверное, я сделаю это.</text:p>
      <text:p text:style-name="P971"/>
      <text:p text:style-name="P1074">Модальные глаголы</text:p>
      <text:p text:style-name="P973"/>
      <text:p text:style-name="P880">Это особенные глаголы, которые одновременно:</text:p>
      <text:list xml:id="list1604414784" text:style-name="L32">
        <text:list-item>
          <text:p text:style-name="P1491">передают смысл (используются как смысловые глаголы);</text:p>
        </text:list-item>
        <text:list-item>
          <text:p text:style-name="P1491">передают время (привязывают дейсвтие к какому-то времени);</text:p>
        </text:list-item>
        <text:list-item>
          <text:p text:style-name="P1491">используются по тем же правилами, что и вспомогательные глаголы.</text:p>
        </text:list-item>
      </text:list>
      <text:p text:style-name="P878"/>
      <text:p text:style-name="P87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878">а в отрицаниях используются вместе с частицей <text:span text:style-name="T490">not</text:span>.</text:p>
      <text:p text:style-name="P878"/>
      <text:p text:style-name="P1120"><text:span text:style-name="T165">Модальные глаголы не имеют окончаний и дополнительных форм. </text:span><text:span text:style-name="T187">Т. е. </text:span><text:span text:style-name="T165">не меняются в зависимости от подлежащего </text:span><text:span text:style-name="T187">(нет окончания -s, если подлежащее he/she/it и </text:span><text:span text:style-name="T188">пр</text:span><text:span text:style-name="T187">)</text:span><text:span text:style-name="T165">. </text:span></text:p>
      <text:p text:style-name="P879"/>
      <text:p text:style-name="P88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886"/>
      <text:p text:style-name="P887"><text:span text:style-name="T1159">После модального глагола почти всегда </text:span><text:span text:style-name="T1161">идет</text:span><text:span text:style-name="T1159"> смысловой глагол в начальной форме, </text:span><text:span text:style-name="T1162">но </text:span><text:span text:style-name="T1159">без частицы </text:span><text:span text:style-name="T506">to. </text:span><text:span text:style-name="T1160">Также смысловой глагол в начальной форме идет после модальных кострукций.</text:span></text:p>
      <text:p text:style-name="P886"/>
      <text:p text:style-name="P1275"><text:span text:style-name="T187">М</text:span><text:span text:style-name="T151">одальные глаголы: </text:span><text:span text:style-name="T102">can, could, must, might, may, should, would, will, shall</text:span><text:span text:style-name="T151">.</text:span></text:p>
      <text:p text:style-name="P1148"><text:span text:style-name="T177">М</text:span><text:span text:style-name="T223">одальные конструкции: </text:span><text:span text:style-name="T136">be able to, have to, used to</text:span><text:span text:style-name="T223">.</text:span></text:p>
      <text:p text:style-name="P888"/>
      <text:p text:style-name="P1148"><text:span text:style-name="T319">Глаголы </text:span><text:span text:style-name="T147">w</text:span><text:span text:style-name="T148">ill</text:span><text:span text:style-name="T320"> и </text:span><text:span text:style-name="T147">s</text:span><text:span text:style-name="T148">hall</text:span></text:p>
      <text:p text:style-name="P889"/>
      <text:p text:style-name="P1276"><text:span text:style-name="T151">В Future Simple </text:span><text:span text:style-name="T102">will</text:span><text:span text:style-name="T151"> используется как вспомогательный глагол. Но иногда он также</text:span></text:p>
      <text:p text:style-name="P1276"><text:span text:style-name="T151">используется как модальный глагол. Это касается ситуац</text:span><text:span text:style-name="T163">и</text:span><text:span text:style-name="T151">й, когда нужно предложить свою помощь либо обратиться за помощью самому.</text:span></text:p>
      <text:p text:style-name="P890"/>
      <text:p text:style-name="P974">You luggage is heavy. I`ll help you — У вас тяжелый багаж. Я помогу вам.</text:p>
      <text:p text:style-name="P974">Will you help me? — Ты мне поможешь?</text:p>
      <text:p text:style-name="P890"/>
      <text:p text:style-name="P1113"><text:span text:style-name="T163">Ситуации с </text:span><text:span text:style-name="T107">will</text:span><text:span text:style-name="T163"> переводятся будущим, а с </text:span><text:span text:style-name="T107">won`t </text:span><text:span text:style-name="T163">— настоящим. </text:span><text:span text:style-name="T107">Won`t</text:span><text:span text:style-name="T163"> означает </text:span></text:p>
      <text:p text:style-name="P882">«отказывается» (не смотря на мои ожидание, действие не происходит).</text:p>
      <text:p text:style-name="P881"/>
      <text:p text:style-name="P975"/>
      <text:p text:style-name="P1475">What`s wrong? My Car won`t start — Что случилось? Моя машина не заводится. </text:p>
      <text:p text:style-name="P975">(отказывается заводиться)</text:p>
      <text:p text:style-name="P881"/>
      <text:p text:style-name="P1112"><text:span text:style-name="T164">Модальный глагол </text:span><text:span text:style-name="T108">shall</text:span><text:span text:style-name="T16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4">.</text:span></text:p>
      <text:p text:style-name="P883"/>
      <text:p text:style-name="P1112"><text:span text:style-name="T16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4"> или </text:span><text:span text:style-name="T108">we</text:span><text:span text:style-name="T164">.</text:span></text:p>
      <text:p text:style-name="P883"/>
      <text:p text:style-name="P976">Shall I close the door? - Я закрою дверь? (вы не против, если я закрою дверь?)</text:p>
      <text:p text:style-name="P46"><text:span text:style-name="T325">S</text:span><text:span text:style-name="T321">hall we dance? - Потанцуем? (вы не против потанцевать?)</text:span></text:p>
      <text:p text:style-name="P881"/>
      <text:p text:style-name="P860"><text:span text:style-name="T1144">Глаголы </text:span><text:span text:style-name="T503">c</text:span><text:span text:style-name="T490">an</text:span> и <text:span text:style-name="T503">c</text:span><text:span text:style-name="T490">ould</text:span></text:p>
      <text:p text:style-name="P883"/>
      <text:p text:style-name="P1118"><text:span text:style-name="T120">Can</text:span><text:span text:style-name="T166"> переводится как «умею», «могу», «смогу». </text:span><text:span text:style-name="T185">С</text:span><text:span text:style-name="T166"> частицей </text:span><text:span text:style-name="T120">not</text:span><text:span text:style-name="T166"> в пишется либо </text:span></text:p>
      <text:p text:style-name="P722"><text:span text:style-name="T166">слитно — </text:span><text:span text:style-name="T120">cannot</text:span><text:span text:style-name="T166">, либо сокращенно — </text:span><text:span text:style-name="T120">can`t</text:span><text:span text:style-name="T166">. </text:span><text:span text:style-name="T185">М</text:span><text:span text:style-name="T167">ожет передавать следующие значения:</text:span></text:p>
      <text:list xml:id="list2269657028" text:style-name="L33">
        <text:list-item>
          <text:p text:style-name="P1640"><text:span text:style-name="T166">у</text:span><text:span text:style-name="T167">мственные или физические возможности, умение что-то сделать;</text:span></text:p>
        </text:list-item>
        <text:list-item>
          <text:p text:style-name="P1492">разрешение или запрет что-то cделать;</text:p>
        </text:list-item>
        <text:list-item>
          <text:p text:style-name="P1492">просьба или предложение о помощи;</text:p>
        </text:list-item>
        <text:list-item>
          <text:p text:style-name="P1492">неуверенность в совершении действия (в вопросах).</text:p>
        </text:list-item>
      </text:list>
      <text:p text:style-name="P885"/>
      <text:p text:style-name="P47"><text:span text:style-name="T326">H</text:span><text:span text:style-name="T321">e can understand my English — Он может понимать мой английский.</text:span></text:p>
      <text:p text:style-name="P977">You can`t smoke here — Ты не можешь сдесь курить.</text:p>
      <text:p text:style-name="P977">Can I help you? - Я могу вам помочь?</text:p>
      <text:p text:style-name="P891"/>
      <text:p text:style-name="P1277"><text:span text:style-name="T166">В </text:span><text:span text:style-name="T151">разговорной речи </text:span><text:span text:style-name="T102">can</text:span><text:span text:style-name="T151"> широко используется именно, когда нужно спросить разрешение </text:span></text:p>
      <text:p text:style-name="P1278"><text:span text:style-name="T151">что-то сделать. </text:span><text:span text:style-name="T191">Е</text:span><text:span text:style-name="T189">сли нужно спросить разрешение вежливо, то используется may.</text:span></text:p>
      <text:p text:style-name="P927"/>
      <text:p text:style-name="P1121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1121"><text:span text:style-name="T122">твоим/</text:span><text:span text:style-name="T123">вашим телефоном?</text:span></text:p>
      <text:p text:style-name="P884"/>
      <text:p text:style-name="P1279"><text:span text:style-name="T102">Could [куд] </text:span><text:span text:style-name="T151">переводится как «мог», «мог бы» и является прошедшей формой от </text:span><text:span text:style-name="T102">can</text:span><text:span text:style-name="T151">. </text:span></text:p>
      <text:p text:style-name="P892">Его следует использовать, когда мы говорим о том, что что-то умели или могли в прошлом.</text:p>
      <text:p text:style-name="P926">Также <text:span text:style-name="T490">could</text:span> <text:span text:style-name="T1163">применяется</text:span> в качестве официальной формы обращения.</text:p>
      <text:p text:style-name="P892"/>
      <text:p text:style-name="P978">I could read at the age of 4 — Я мог читать в 4 года.</text:p>
      <text:p text:style-name="P978">This story could be true — Эта история могла бы быть правдой.</text:p>
      <text:p text:style-name="P865"/>
      <text:p text:style-name="P865"><text:span text:style-name="T1142">К</text:span>онструкция <text:span text:style-name="T490">be able to</text:span></text:p>
      <text:p text:style-name="P893"/>
      <text:p text:style-name="P894">Дублирует по значению модальные глаголы <text:span text:style-name="T490">can/could</text:span>. Говорит о возможности </text:p>
      <text:p text:style-name="P894">соверишить действие. <text:span text:style-name="T1157">В настоящем времени </text:span><text:span text:style-name="T1141">заменяется модальным глаголом </text:span><text:span text:style-name="T502">can</text:span><text:span text:style-name="T1157">.</text:span></text:p>
      <text:p text:style-name="P894"/>
      <text:p text:style-name="P895">В этой конструкции глагол <text:span text:style-name="T490">be</text:span> передает время:</text:p>
      <text:list xml:id="list346394826" text:style-name="L34">
        <text:list-item>
          <text:p text:style-name="P1493">am/is/are able to — могу/может/могут (есть возможность);</text:p>
        </text:list-item>
        <text:list-item>
          <text:p text:style-name="P1493">was/were able to — смог/смогли;</text:p>
        </text:list-item>
        <text:list-item>
          <text:p text:style-name="P1493">will be able to — смогу/сможет/смогут.</text:p>
        </text:list-item>
      </text:list>
      <text:p text:style-name="P896"/>
      <text:p text:style-name="P1114"><text:span text:style-name="T109">B</text:span><text:span text:style-name="T110">e able to</text:span><text:span text:style-name="T168"> передает оттенок </text:span><text:span text:style-name="T169">того, что </text:span><text:span text:style-name="T172">человек</text:span><text:span text:style-name="T169"> обычно не может сделать, но именно тогда </text:span></text:p>
      <text:p text:style-name="P1114"><text:span text:style-name="T169">смог (в прошедшем) или сможет (в будущем).</text:span><text:span text:style-name="T168"> </text:span><text:span text:style-name="T169">Т</text:span><text:span text:style-name="T168">. е. не «мог</text:span><text:span text:style-name="T169">у</text:span><text:span text:style-name="T168">», а «</text:span><text:span text:style-name="T169">смогу</text:span><text:span text:style-name="T168">».</text:span></text:p>
      <text:p text:style-name="P897"/>
      <text:p text:style-name="P979"><text:soft-page-break/>Stacey talked rather quickly, but I was able to understand her — Стэйси говорила довольно быстро, но я смог понять её.</text:p>
      <text:p text:style-name="P979"/>
      <text:p text:style-name="P979">If I learn French, I will be able to understand it — Если я буду учить французский, </text:p>
      <text:p text:style-name="P979">я смогу понимать его.</text:p>
      <text:p text:style-name="P979"/>
      <text:p text:style-name="P861"><text:span text:style-name="T1144">Глаголы </text:span><text:span text:style-name="T503">m</text:span><text:span text:style-name="T490">ight</text:span> и <text:span text:style-name="T503">m</text:span><text:span text:style-name="T490">ay</text:span></text:p>
      <text:p text:style-name="P979"/>
      <text:p text:style-name="P1119"><text:span text:style-name="T186">M</text:span><text:span text:style-name="T113">ight [майт]</text:span><text:span text:style-name="T170"> переводится как «может» или «мог бы», </text:span><text:span text:style-name="T177">а</text:span><text:span text:style-name="T1146"> т</text:span>акже <text:span text:style-name="T170">наречием </text:span><text:span text:style-name="T175">«возможно», «вероятно», </text:span><text:span text:style-name="T176">«должно быть», </text:span><text:span text:style-name="T175">«наверное»</text:span><text:span text:style-name="T170">. </text:span></text:p>
      <text:p text:style-name="P923"/>
      <text:p text:style-name="P898">Он указывает на вероятность того, что ситуация может происходить сейчас или произойти </text:p>
      <text:p text:style-name="P898">в ближайшем будущем. Является синонимом фразе <text:span text:style-name="T490">it is possible that</text:span> (возможно, что).</text:p>
      <text:p text:style-name="P997"/>
      <text:p text:style-name="P1280"><text:span text:style-name="T102">Look at the sky. It might rain — Посмотри на небо. Возможно </text:span><text:span text:style-name="T112">пойдет дождь.</text:span></text:p>
      <text:p text:style-name="P1281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979"/>
      <text:p text:style-name="P1156"><text:span text:style-name="T186">Отрицание</text:span><text:span text:style-name="T171"> </text:span><text:span text:style-name="T111">might</text:span><text:span text:style-name="T171"> </text:span><text:span text:style-name="T111">not</text:span><text:span text:style-name="T171"> </text:span><text:span text:style-name="T186">сокращается до</text:span><text:span text:style-name="T171"> </text:span><text:span text:style-name="T111">mightn`t [майтэнт]</text:span><text:span text:style-name="T171">.</text:span></text:p>
      <text:p text:style-name="P924"/>
      <text:p text:style-name="P1156"><text:span text:style-name="T170">Модальный глагол </text:span><text:span text:style-name="T113">may</text:span><text:span text:style-name="T170"> в современном английском используется </text:span><text:span text:style-name="T171">редко</text:span><text:span text:style-name="T170">. Но его часто применяют, когда нужно предложить помощь незнакомому человеку. </text:span><text:span text:style-name="T190">Он п</text:span><text:span text:style-name="T170">ереводится как «иметь возможность» и по сути </text:span><text:span text:style-name="T171">взаимозаменяем с</text:span><text:span text:style-name="T170"> </text:span><text:span text:style-name="T113">might</text:span><text:span text:style-name="T170">.</text:span></text:p>
      <text:p text:style-name="P980"/>
      <text:p text:style-name="P980">May I help you, sir? Я могу вам помочь, сэр? (имею ли я возможность вам помочь?)</text:p>
      <text:p text:style-name="P925"/>
      <text:p text:style-name="P862"><text:span text:style-name="T1145">Глагол </text:span><text:span text:style-name="T504">m</text:span><text:span text:style-name="T490">ust</text:span></text:p>
      <text:p text:style-name="P899"/>
      <text:p text:style-name="P1122"><text:span text:style-name="T192">О</text:span><text:span text:style-name="T176">дин из самых распространенных в речи модальных глаголов. </text:span><text:span text:style-name="T193">И</text:span><text:span text:style-name="T176">спользуется в настоящем времени. Переводится как «должен», «обязан» или «должно быть», «</text:span><text:span text:style-name="T173">наверное»</text:span><text:span text:style-name="T176">.</text:span></text:p>
      <text:p text:style-name="P900"/>
      <text:p text:style-name="P721"><text:span text:style-name="T173">П</text:span><text:span text:style-name="T167">ереда</text:span><text:span text:style-name="T173">ет</text:span><text:span text:style-name="T167"> следующие значения</text:span><text:span text:style-name="T174">:</text:span></text:p>
      <text:list xml:id="list2901897349" text:style-name="L35">
        <text:list-item>
          <text:p text:style-name="P1494">необходимость, обязанность, долг;</text:p>
        </text:list-item>
        <text:list-item>
          <text:p text:style-name="P1495">настойчивый совет, приказ, запрет (в отрицаниях);</text:p>
        </text:list-item>
      </text:list>
      <text:p text:style-name="P998"/>
      <text:p text:style-name="P998">I must go — Я должен идти. </text:p>
      <text:p text:style-name="P983">He must not be at home now — <text:s/><text:span text:style-name="T1156">О</text:span>н не должен сейчас быть дома.</text:p>
      <text:p text:style-name="P1148"><text:span text:style-name="T137">Must we hurry? — Нам нужно торопиться? </text:span><text:span text:style-name="T138">(должны ли мы торопиться?)</text:span></text:p>
      <text:p text:style-name="P983"/>
      <text:p text:style-name="P1148"><text:span text:style-name="T174">Отрицание </text:span><text:span text:style-name="T121">must not</text:span><text:span text:style-name="T174"> </text:span><text:span text:style-name="T186">означает</text:span><text:span text:style-name="T174"> «нельзя», «запрещено». Сокращается до </text:span><text:span text:style-name="T121">musn`t [мазнт]</text:span><text:span text:style-name="T174">.</text:span></text:p>
      <text:p text:style-name="P981">You musn`t park here — Здесь нельзя парковаться.</text:p>
      <text:p text:style-name="P900"/>
      <text:p text:style-name="P901">Когда <text:span text:style-name="T490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901"/>
      <text:p text:style-name="P982">She has worked so hard these days. She must<text:span text:style-name="T1015"> </text:span>be very tired — </text:p>
      <text:p text:style-name="P982">Она так много работала в эти дни. Она, наверное, очень <text:span text:style-name="T1143">уставшая.</text:span></text:p>
      <text:p text:style-name="P984"/>
      <text:p text:style-name="P863">Конструкция <text:span text:style-name="T490">have to</text:span></text:p>
      <text:p text:style-name="P902"/>
      <text:p text:style-name="P904">Дублирует по значению модальный глагол <text:span text:style-name="T490">must</text:span>. Говорит об обязанностях, </text:p>
      <text:p text:style-name="P904">которые человек вынежден выполнять <text:span text:style-name="T1158">не по свое воле</text:span>. </text:p>
      <text:p text:style-name="P903"/>
      <text:p text:style-name="P903"><text:soft-page-break/>В настоящем времени <text:span text:style-name="T490">have to</text:span> и <text:span text:style-name="T490">must</text:span> взаимозаменяемы и часто разницы между ними нет.</text:p>
      <text:p text:style-name="P903">Однако <text:span text:style-name="T490">must</text:span> означает необходимость, которая исходит от самого человека, </text:p>
      <text:p text:style-name="P903">а <text:span text:style-name="T490">have to</text:span> говорит о необходимости, исходящей извне.</text:p>
      <text:p text:style-name="P903"/>
      <text:p text:style-name="P985">I must do it — Я должен это сделать (это мой долг).</text:p>
      <text:p text:style-name="P985">I have to do it — Я должен это сделать (того требуют обстоятельства).</text:p>
      <text:p text:style-name="P903"/>
      <text:p text:style-name="P1115"><text:span text:style-name="T115">Have to</text:span><text:span text:style-name="T178">, в отличие от </text:span><text:span text:style-name="T115">must</text:span><text:span text:style-name="T178">, может употребляться во всех временах. Форма в будущем </text:span></text:p>
      <text:p text:style-name="P905">времени используется редко и ее предпочитают заменять на форму настоящего.</text:p>
      <text:p text:style-name="P905"/>
      <text:p text:style-name="P905">Отрицательная и вопросительная форма образуется с помощью вспомогательных </text:p>
      <text:p text:style-name="P1115"><text:span text:style-name="T178">глаголов </text:span><text:span text:style-name="T115">do/did/will</text:span><text:span text:style-name="T178">. (</text:span><text:span text:style-name="T194">здесь </text:span><text:span text:style-name="T115">have</text:span><text:span text:style-name="T178"> ведет себя как смысловой глагол).</text:span></text:p>
      <text:p text:style-name="P987"/>
      <text:p text:style-name="P986"><text:span text:style-name="T1166">I </text:span><text:span text:style-name="T321">had to go — Я должен был идти.</text:span></text:p>
      <text:p text:style-name="P985">He doesn`t have to go — Он не должен идти.</text:p>
      <text:p text:style-name="P999">Will they have to go? — Они должны будут идти?</text:p>
      <text:p text:style-name="P906"/>
      <text:p text:style-name="P1282"><text:span text:style-name="T178">В </text:span><text:span text:style-name="T151">отрицательных предложениях </text:span><text:span text:style-name="T102">have to</text:span><text:span text:style-name="T151"> и </text:span><text:span text:style-name="T102">must</text:span><text:span text:style-name="T151"> передают разный смысл. </text:span></text:p>
      <text:p text:style-name="P1282"><text:span text:style-name="T102">Must not</text:span><text:span text:style-name="T151"> выражает запрет, а </text:span><text:span text:style-name="T102">heve to</text:span><text:span text:style-name="T151"> — отсутсвие обязанности.</text:span></text:p>
      <text:p text:style-name="P949"/>
      <text:p text:style-name="P985">You mustn`t tell anyone — Ты не должен рассказывать никому.</text:p>
      <text:p text:style-name="P985">You don`t have to tell me everything — Можешь не рассказывать мне всего.</text:p>
      <text:p text:style-name="P905"/>
      <text:p text:style-name="P1123"><text:span text:style-name="T116">Have</text:span><text:span text:style-name="T179"> в значении «должен» всегда используется с частицей </text:span><text:span text:style-name="T116">to</text:span><text:span text:style-name="T179">. Если не поставить </text:span><text:span text:style-name="T116">to</text:span><text:span text:style-name="T179"> </text:span></text:p>
      <text:p text:style-name="P1123"><text:span text:style-name="T179">после </text:span><text:span text:style-name="T116">have</text:span><text:span text:style-name="T179">, то этот глагол будет ознать «иметь». </text:span></text:p>
      <text:p text:style-name="P905"/>
      <text:p text:style-name="P7"><text:span text:style-name="T235">Г</text:span><text:span text:style-name="T236">лагол </text:span><text:span text:style-name="T145">should</text:span></text:p>
      <text:p text:style-name="P907"/>
      <text:p text:style-name="P1124"><text:span text:style-name="T124">Should [шуд] </text:span><text:span text:style-name="T195">подходит</text:span><text:span text:style-name="T179">, чтобы дать</text:span><text:span text:style-name="T195"> вежливый</text:span><text:span text:style-name="T179"> совет. Переводится как «</text:span><text:span text:style-name="T196">следует сделать</text:span><text:span text:style-name="T179">» </text:span></text:p>
      <text:p text:style-name="P1124"><text:span text:style-name="T196">или «нужно (так поступить)». </text:span><text:span text:style-name="T198">С</text:span><text:span text:style-name="T196">вязан с на</text:span><text:span text:style-name="T198">с</text:span><text:span text:style-name="T196">тоящим и будущим временем. Грамматически использ</text:span><text:span text:style-name="T195">уется</text:span><text:span text:style-name="T196"> по тем же правилами, что и другие модальные глаголы.</text:span></text:p>
      <text:p text:style-name="P910"/>
      <text:p text:style-name="P70">You should be more attentive — Вам следует быть более внимательным.</text:p>
      <text:p text:style-name="P908"/>
      <text:p text:style-name="P1125"><text:span text:style-name="T197">Для</text:span><text:span text:style-name="T196"> совет</text:span><text:span text:style-name="T197">а</text:span><text:span text:style-name="T196">, помимо </text:span><text:span text:style-name="T124">should,</text:span><text:span text:style-name="T196"> можно также использовать обороты, помогающие </text:span></text:p>
      <text:p text:style-name="P1125"><text:span text:style-name="T196">выразить мненеие, например </text:span><text:span text:style-name="T124">I think, I don`t think</text:span><text:span text:style-name="T196">.</text:span></text:p>
      <text:p text:style-name="P909"/>
      <text:p text:style-name="P988">I think you should leave — Думаю, вам пора уйти.</text:p>
      <text:p text:style-name="P989"/>
      <text:p text:style-name="P1116"><text:span text:style-name="T117">Should</text:span><text:span text:style-name="T180"> также выражает: недоумение, удивление, возмущение. В этом случае </text:span><text:span text:style-name="T197">он</text:span><text:span text:style-name="T180"> передает эмоциональную окраску высказыванию. Отрицательная форма говорит о плохой зате</text:span><text:span text:style-name="T181">е</text:span><text:span text:style-name="T180">.</text:span></text:p>
      <text:p text:style-name="P908"/>
      <text:p text:style-name="P988">Why should I go there? - Скакой стати мне туда идти?</text:p>
      <text:p text:style-name="P988">You shouldn`t go there — Не нужно туда идти <text:span text:style-name="T1164">(это плохая идея)</text:span>.</text:p>
      <text:p text:style-name="P908"/>
      <text:p text:style-name="P8"><text:span text:style-name="T230">Глагол </text:span><text:span text:style-name="T143">would</text:span></text:p>
      <text:p text:style-name="P911"/>
      <text:p text:style-name="P91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148">Грамматически использ</text:span><text:span text:style-name="T1149">уется</text:span><text:span text:style-name="T1148"> по тем же правилами, что и другие модальные глаголы.</text:span></text:p>
      <text:p text:style-name="P912"/>
      <text:p text:style-name="P916"><text:soft-page-break/>При переводе <text:span text:style-name="T490">would</text:span>, <text:span text:style-name="T1149">по сути, </text:span>выпадает, а идущий после него смысловой глагол, используется с частицей<text:span text:style-name="T505"> </text:span><text:span text:style-name="T490">to</text:span>. <text:span text:style-name="T505">Would</text:span><text:span text:style-name="T1151"> часто сокращается до </text:span><text:span text:style-name="T505">`d</text:span><text:span text:style-name="T1151"> и произносится как одна буква (поэтому поначалу расслышать </text:span><text:span text:style-name="T505">would</text:span><text:span text:style-name="T1151"> в предложении довольно сложно).</text:span></text:p>
      <text:p text:style-name="P912"/>
      <text:p text:style-name="P914"><text:span text:style-name="T1147">В</text:span>стречается в вариантах, <text:span text:style-name="T1165">когда</text:span>:</text:p>
      <text:list xml:id="list3661764878" text:style-name="L36">
        <text:list-item>
          <text:p text:style-name="P1496">соответствует русской частице «бы» (когда представляют ситуацию);</text:p>
        </text:list-item>
        <text:list-item>
          <text:p text:style-name="P1496">сообщает о привычках прошлого (в этом случае может заменяться на <text:span text:style-name="T490">used to</text:span>).</text:p>
        </text:list-item>
      </text:list>
      <text:p text:style-name="P915"/>
      <text:p text:style-name="P990">I would like to live in New Your — Я бы хотел жить в Нью Йорке <text:span text:style-name="T1147">(представил)</text:span>.</text:p>
      <text:p text:style-name="P991">I wouldn`t watch this film with my child — Я бы не смотрела этот фильм с моим ребенком.</text:p>
      <text:p text:style-name="P992">Would you like to go <text:span text:style-name="T1150">to the party with us? </text:span>—<text:span text:style-name="T1150"> Ты бы хотел пойти с нами на вечеринку?</text:span></text:p>
      <text:p text:style-name="P917"/>
      <text:p text:style-name="P1157"><text:span text:style-name="T182">Фраза </text:span><text:span text:style-name="T118">would you like</text:span><text:span text:style-name="T182"> часто используется, когда хотят предложить человеку услугу</text:span><text:span text:style-name="T200">, </text:span><text:span text:style-name="T182">предмет </text:span></text:p>
      <text:p text:style-name="P1157"><text:span text:style-name="T182">и т. п. Если человек согласен, то он отвечает </text:span><text:span text:style-name="T118">I`d like to</text:span><text:span text:style-name="T182"> (</text:span><text:span text:style-name="T199">я бы хотел</text:span><text:span text:style-name="T182">) </text:span><text:span text:style-name="T199">или </text:span><text:span text:style-name="T126">I`d love to</text:span></text:p>
      <text:p text:style-name="P1157"><text:span text:style-name="T182">(с удовольствием). <text:s/></text:span><text:span text:style-name="T118">I`d like to </text:span><text:span text:style-name="T222">можно использовать вместо</text:span><text:span text:style-name="T135"> I want </text:span><text:span text:style-name="T139">(уточнить)</text:span><text:span text:style-name="T135">.</text:span></text:p>
      <text:p text:style-name="P918"/>
      <text:p text:style-name="P1126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918"/>
      <text:p text:style-name="P993">What would you like, coffee or tea? I`d like some cofee — Чтобы вы хотели, </text:p>
      <text:p text:style-name="P993">кофе или чай? Я бы хотел кофе.</text:p>
      <text:p text:style-name="P918"/>
      <text:p text:style-name="P952"><text:span text:style-name="T490">Would</text:span> — это <text:span text:style-name="T490">will</text:span> в прошедшей форме. Поэтому и предложения с ним как бы </text:p>
      <text:p text:style-name="P952">в прошедшем времени (хочу → хотел бы).</text:p>
      <text:p text:style-name="P918"/>
      <text:p text:style-name="P864">Конструкция <text:span text:style-name="T490">used to</text:span></text:p>
      <text:p text:style-name="P918"/>
      <text:p text:style-name="P919">Используется, когда говорят о регулярных вещах, происходящих в прошлом. </text:p>
      <text:p text:style-name="P1117"><text:span text:style-name="T183">Британцы </text:span><text:span text:style-name="T184">предпочитают</text:span><text:span text:style-name="T183"> </text:span><text:span text:style-name="T119">used to</text:span><text:span text:style-name="T183">, американцы чаще использую </text:span><text:span text:style-name="T119">would</text:span><text:span text:style-name="T183">.</text:span></text:p>
      <text:p text:style-name="P919"/>
      <text:p text:style-name="P919">На русский <text:span text:style-name="T490">would/used to</text:span> можно перевести как «имел привычку делать» <text:span text:style-name="T1153">или</text:span> «раньше».</text:p>
      <text:p text:style-name="P920"><text:span text:style-name="T1153">Также </text:span><text:span text:style-name="T490">would/used to</text:span> <text:span text:style-name="T1153">подразумевает, что сейчас человек уже не делает того, что делал раньше.</text:span></text:p>
      <text:p text:style-name="P920"/>
      <text:p text:style-name="P921">Как правило <text:span text:style-name="T490">would</text:span> используется в ситуациях, когда указан период во время которого </text:p>
      <text:p text:style-name="P921">человек так не поступал. </text:p>
      <text:p text:style-name="P921"/>
      <text:p text:style-name="P922">После <text:span text:style-name="T490">used to</text:span> стоит глагол в начальной форме. В настоящем времени эта констуркция </text:p>
      <text:p text:style-name="P922">не используется <text:span text:style-name="T1154">(для этого есть Present Simple) </text:span>и<text:span text:style-name="T1152"> </text:span>часто <text:span text:style-name="T1152">выпадает при переводе.</text:span></text:p>
      <text:p text:style-name="P922"/>
      <text:p text:style-name="P994">I used to live in Bristol — Раньше я жил <text:span text:style-name="T1155">в Бристоле (а сейчас нет).</text:span></text:p>
      <text:p text:style-name="P995">I didn`t use to drink tea — Раньше я не пил чай (а теперь пью).</text:p>
      <text:p text:style-name="P996">Did you use to play tennis? — Ты раньше играл в теннис?</text:p>
      <text:p text:style-name="P866"/>
      <text:p text:style-name="P1075">Повелительно наклонение. Imperative</text:p>
      <text:p text:style-name="P928"/>
      <text:p text:style-name="P929">Это способ озвучить распоряжение, приказ, <text:span text:style-name="T1167">просьбу</text:span> или призыв к действию.</text:p>
      <text:p text:style-name="P929">В речи очень часто используются предложения в форме повелительного наклонения.</text:p>
      <text:p text:style-name="P929"/>
      <text:p text:style-name="P1127"><text:span text:style-name="T201">Чтобы выразить приказ или просьбу (</text:span><text:span text:style-name="T202">настойчиво</text:span><text:span text:style-name="T201">), нужно начать предложение с глагола </text:span></text:p>
      <text:p text:style-name="P930">в начальной форме (форма повелительного наклонения только одна).</text:p>
      <text:p text:style-name="P929"/>
      <text:p text:style-name="P71"><text:span text:style-name="T327">C</text:span><text:span text:style-name="T321">ome here — Подойдите сюда ( призыв к действию).</text:span></text:p>
      <text:p text:style-name="P1000">Put your gun down! — Опусти оружие! (приказ).</text:p>
      <text:p text:style-name="P1000"><text:soft-page-break/>Help! — Помогите! (настойчивая просьба).</text:p>
      <text:p text:style-name="P931"/>
      <text:p text:style-name="P1283"><text:span text:style-name="T151">Чтобы просьба звучала вежливее, </text:span><text:span text:style-name="T203">используют слово please: </text:span><text:span text:style-name="T127">Come here, please</text:span><text:span text:style-name="T203">.</text:span></text:p>
      <text:p text:style-name="P1284"><text:span text:style-name="T203">Е</text:span><text:span text:style-name="T151">сли </text:span><text:span text:style-name="T204">человеку предлагают угоститься едой, то часто начинают предложение с </text:span><text:span text:style-name="T128">have</text:span><text:span text:style-name="T204">.</text:span></text:p>
      <text:p text:style-name="P1001">Have a cake, please — Угощайтесь тортом, пожалуйста.</text:p>
      <text:p text:style-name="P932"/>
      <text:p text:style-name="P1318"><text:span text:style-name="T151">Глагол </text:span><text:span text:style-name="T102">have</text:span><text:span text:style-name="T151"> может входить в устойчивые обороты, связанные с пожеланием. </text:span></text:p>
      <text:p text:style-name="P932">В этом случае он обычно выпадает при переводе.</text:p>
      <text:p text:style-name="P933"/>
      <text:p text:style-name="P72"><text:span text:style-name="T328">H</text:span><text:span text:style-name="T321">ave a nice time — Приятно провести время.</text:span></text:p>
      <text:p text:style-name="P1002">Have fun — Повеселитесь.</text:p>
      <text:p text:style-name="P1002"/>
      <text:p text:style-name="P265"><text:span text:style-name="T321">Если нужно призвать человека или группу людей совершить что-то вместе, то нужно использовать </text:span><text:span text:style-name="T102">let`s (let us)</text:span><text:span text:style-name="T321"> перед глаголом. Это еще один способ говорить вежливее </text:span></text:p>
      <text:p text:style-name="P934">в повелительном наклонении.</text:p>
      <text:p text:style-name="P934"/>
      <text:p text:style-name="P1002">Let`s do it — Давай сделаем это (досл. Позволь нам сделать это).</text:p>
      <text:p text:style-name="P1002">Let`s not watch this movie — Давай не будем смотреть этот фильм.</text:p>
      <text:p text:style-name="P934"/>
      <text:p text:style-name="P265"><text:span text:style-name="T321">Если нужно попросить человека не делать что-либо, то нужно начать с </text:span><text:span text:style-name="T102">don`t</text:span><text:span text:style-name="T321">.</text:span></text:p>
      <text:p text:style-name="P1002"/>
      <text:p text:style-name="P1003">Don`t come here — Не подходи сюда. </text:p>
      <text:p text:style-name="P1003">Don`t do it — Не делай этого.</text:p>
      <text:p text:style-name="P1003"/>
      <text:p text:style-name="P1076">Пассивный<text:span text:style-name="T1175"> </text:span>залог. <text:span text:style-name="T1176">Passive Voice</text:span></text:p>
      <text:p text:style-name="P935"/>
      <text:p text:style-name="P266"><text:span text:style-name="T321">В английском языке, как и в русском, </text:span><text:span text:style-name="T329">есть 2</text:span><text:span text:style-name="T321"> вида залога: активный и пассивный.</text:span></text:p>
      <text:p text:style-name="P1128"><text:span text:style-name="T205">Активный залог </text:span><text:span text:style-name="T206">по другому</text:span><text:span text:style-name="T205"> называется действительным (я сам совершаю действие), </text:span></text:p>
      <text:p text:style-name="P936">а пассивный — страдательным (надо мной совершают действие.)</text:p>
      <text:p text:style-name="P937"/>
      <text:p text:style-name="P938">Порядок слов у предложения в пассивном залоге: </text:p>
      <text:list xml:id="list2459537843" text:style-name="L37">
        <text:list-item>
          <text:p text:style-name="P1497">подлежащее;</text:p>
        </text:list-item>
        <text:list-item>
          <text:p text:style-name="P1497">сказуемое в пассивном залоге (что сделано?);</text:p>
        </text:list-item>
        <text:list-item>
          <text:p text:style-name="P1497">дополнение;</text:p>
        </text:list-item>
        <text:list-item>
          <text:p text:style-name="P1497">обстоятельство.</text:p>
        </text:list-item>
      </text:list>
      <text:p text:style-name="P939"/>
      <text:p text:style-name="P1129"><text:span text:style-name="T207">Сказуемое в пассивном залоге состоит из 2х частей: вспомогательного глагола </text:span><text:span text:style-name="T132">be</text:span><text:span text:style-name="T207"> </text:span></text:p>
      <text:p text:style-name="P1129"><text:span text:style-name="T207">и смыслового глагола в 3й форме </text:span><text:span text:style-name="T220">(для </text:span><text:span text:style-name="T221">группы </text:span><text:span text:style-name="T220">Simple)</text:span><text:span text:style-name="T207">.</text:span></text:p>
      <text:p text:style-name="P940"/>
      <text:p text:style-name="P73"><text:span text:style-name="T332">I finished my work</text:span><text:span text:style-name="T321"> yesterday — </text:span><text:span text:style-name="T332">Я закончил работу</text:span><text:span text:style-name="T321"> вчера (активный залог).</text:span></text:p>
      <text:p text:style-name="P73"><text:span text:style-name="T332">The work was finished</text:span><text:span text:style-name="T321"> yesterday — </text:span><text:span text:style-name="T332">Работа была закончена</text:span><text:span text:style-name="T321"> вчера (пассивный залог).</text:span></text:p>
      <text:p text:style-name="P950"/>
      <text:p text:style-name="P1134"><text:span text:style-name="T218">П</text:span><text:span text:style-name="T217">ассивный залог </text:span><text:span text:style-name="T218">обычно </text:span><text:span text:style-name="T217">используется, когда автор действия неизвестен, не важен </text:span></text:p>
      <text:p text:style-name="P267"><text:span text:style-name="T321">или намеренно скрыт. </text:span><text:span text:style-name="T330">Пассивный залог часто применяется в деловой речи.</text:span></text:p>
      <text:p text:style-name="P1004"/>
      <text:p text:style-name="P1005">This house is quite old. It was buil in 1990 — Дом старый. Он был простроен в 1990 году.</text:p>
      <text:p text:style-name="P1005">(кто построил дом — неизвестно; известен только дом, и что с ним сделали — построили).</text:p>
      <text:p text:style-name="P1006"/>
      <text:p text:style-name="P1130"><text:span text:style-name="T208">Если нужно указать </text:span><text:span text:style-name="T209">автора</text:span><text:span text:style-name="T208"> действи</text:span><text:span text:style-name="T209">я</text:span><text:span text:style-name="T208">, то это можно сделать в дополнении с использованием предлога </text:span><text:span text:style-name="T133">by</text:span><text:span text:style-name="T208"> (кем). </text:span><text:span text:style-name="T229">Автор действия стоит в конце предложения.</text:span></text:p>
      <text:p text:style-name="P941"/>
      <text:p text:style-name="P1005">Ann Karenina was written by Leo Tolstoy — Анна Каренина была написана Львом Толстым.</text:p>
      <text:p text:style-name="P1131"><text:soft-page-break/><text:span text:style-name="T129">(</text:span><text:span text:style-name="T130">над книгой совершили действие — ее написали</text:span><text:span text:style-name="T129">)</text:span></text:p>
      <text:p text:style-name="P1007"/>
      <text:p text:style-name="P942"/>
      <text:p text:style-name="P1473"><text:span text:style-name="T210">Подлежащие </text:span><text:span text:style-name="T131">I</text:span><text:span text:style-name="T210">, в предложении с пассивным залогом, часто переводится </text:span></text:p>
      <text:p text:style-name="P942">не как «я», а как «мне/мной/меня».</text:p>
      <text:p text:style-name="P943"/>
      <text:p text:style-name="P1008">I am ignored all the time — Меня игнорируют все время.</text:p>
      <text:p text:style-name="P1008">I was born in 1990 — Я родился в 1990 году (Меня родили в 1990 году).</text:p>
      <text:p text:style-name="P1008"/>
      <text:p text:style-name="P1135"><text:span text:style-name="T210">При переводе </text:span><text:span text:style-name="T131">I was born</text:span><text:span text:style-name="T210">, не совсем понятно, что это пассивный залог </text:span><text:span text:style-name="T216">(</text:span><text:span text:style-name="T134">I</text:span><text:span text:style-name="T216"> переводится как «я»)</text:span><text:span text:style-name="T210">.</text:span></text:p>
      <text:p text:style-name="P723"><text:span text:style-name="T210">В английском таких фраз мног. </text:span><text:span text:style-name="T219">Их</text:span><text:span text:style-name="T210"> нужно просто </text:span><text:span text:style-name="T219">запомнить</text:span><text:span text:style-name="T210">, </text:span><text:span text:style-name="T211">например:</text:span></text:p>
      <text:list xml:id="list3665384244" text:style-name="L38">
        <text:list-item>
          <text:p text:style-name="P1498">be born — родился (в Past Simple);</text:p>
        </text:list-item>
        <text:list-item>
          <text:p text:style-name="P1498">be gone — умер (в Present Simple).</text:p>
        </text:list-item>
      </text:list>
      <text:p text:style-name="P944"/>
      <text:p text:style-name="P945">Present Simple Passive:</text:p>
      <text:p text:style-name="P1009">Children are taught at school — Детей учат в школе.</text:p>
      <text:p text:style-name="P945"/>
      <text:p text:style-name="P945">Past Simple Passive:</text:p>
      <text:p text:style-name="P1009">I was taught to ride a bike by my dadschool — Меня научил ездить на велосипеде папа.</text:p>
      <text:p text:style-name="P945"/>
      <text:p text:style-name="P945">Future Simple Passive:</text:p>
      <text:p text:style-name="P1009">I will be taught English at university — Меня будут учить английскому в универе.</text:p>
      <text:p text:style-name="P1009"/>
      <text:p text:style-name="P946">Present Perfect Passive <text:span text:style-name="T1172">требует дополнительно</text:span><text:span text:style-name="T1174">го</text:span><text:span text:style-name="T1172"> слов</text:span><text:span text:style-name="T1174">а</text:span><text:span text:style-name="T1172"> </text:span><text:span text:style-name="T507">been, </text:span><text:span text:style-name="T1174">после</text:span><text:span text:style-name="T508"> have</text:span><text:span text:style-name="T1172">. </text:span></text:p>
      <text:p text:style-name="P947"><text:span text:style-name="T1214">Е</text:span>сли его не указать, то предложение будет в форме активного залога (Present Perfect).</text:p>
      <text:p text:style-name="P1010"/>
      <text:p text:style-name="P1010">I have been taught an important lesson — Мне преподали важный урок.</text:p>
      <text:p text:style-name="P1011">I have <text:span text:style-name="T1173">taught an important lesson — </text:span>Я преподал важный урок.</text:p>
      <text:p text:style-name="P948"/>
      <text:p text:style-name="P945">Предложение в Present Perfect Passive можно перепутать с Present Perfect Continuous.</text:p>
      <text:p text:style-name="P945">Здесь главное в том, что в Passive смысловой глагол стоит в 3й форме, </text:p>
      <text:p text:style-name="P268"><text:span text:style-name="T321">а в Continuous — с окончанием </text:span><text:span text:style-name="T102">ing</text:span><text:span text:style-name="T321">.</text:span></text:p>
      <text:p text:style-name="P945"/>
      <text:p text:style-name="P1132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1132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1013"/>
      <text:p text:style-name="P1133"><text:span text:style-name="T238">Т</text:span><text:span text:style-name="T239">акже можно легко перепутать ситуации, когда be используется с прилагательным </text:span><text:span text:style-name="T240">и</text:span><text:span text:style-name="T239"> когда </text:span></text:p>
      <text:p text:style-name="P1133"><text:span text:style-name="T240">с</text:span><text:span text:style-name="T239"> пассивн</text:span><text:span text:style-name="T240">ым</text:span><text:span text:style-name="T239"> залог</text:span><text:span text:style-name="T240">ом</text:span><text:span text:style-name="T239">. Здесь важно отлич</text:span><text:span text:style-name="T240">а</text:span><text:span text:style-name="T239">ть прилагательное от глагола.</text:span></text:p>
      <text:p text:style-name="P1014"/>
      <text:p text:style-name="P647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292"><text:span text:style-name="T70">I </text:span><text:span text:style-name="T67">am ignored all the time — Меня игнорируют все время (ignored — глагол в 3й форме).</text:span></text:p>
      <text:p text:style-name="P1021"/>
      <text:p text:style-name="P1077">Вопросительные предложения</text:p>
      <text:p text:style-name="P757"/>
      <text:p text:style-name="P759">Чтобы задать вопрос, нужно придерживаться обратного порядка слов, когда </text:p>
      <text:p text:style-name="P759">вспомогательный глагол стоит перед подлежащим (см. выше).</text:p>
      <text:p text:style-name="P759"/>
      <text:p text:style-name="P759">В вопросе может не быть вопросительного слова, смыслового глагола, дополнения, </text:p>
      <text:p text:style-name="P759">но в нем всегда есть вспомогательный глагол и подлежащее.</text:p>
      <text:p text:style-name="P759"/>
      <text:p text:style-name="P1205">В английском есть 5 типов вопросов: <text:span text:style-name="T1275">общий, разделительный, </text:span><text:span text:style-name="T1278">специальный, </text:span></text:p>
      <text:p text:style-name="P1359">вопрос к подлежащему и вопрос с альтернативой.</text:p>
      <text:p text:style-name="P761"/>
      <text:p text:style-name="P760"/>
      <text:p text:style-name="P1476">Общий вопрос</text:p>
      <text:p text:style-name="P760"/>
      <text:p text:style-name="P760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60"/>
      <text:p text:style-name="P1285"><text:span text:style-name="T241">Чтобы коротко ответить на </text:span><text:span text:style-name="T242">такой </text:span><text:span text:style-name="T241">вопрос, недостаточно просто написать </text:span><text:span text:style-name="T73">yes/no</text:span><text:span text:style-name="T241">. Нужно также добавить корешок — местоимение со вспомогательным глаголом. </text:span><text:span text:style-name="T243">Корешок</text:span><text:span text:style-name="T241"> будет указыват</text:span><text:span text:style-name="T243">ь</text:span><text:span text:style-name="T241"> на мысль, которая была сказана в предыдушем предложении:</text:span></text:p>
      <text:p text:style-name="P1050"/>
      <text:p text:style-name="P1047"><text:span text:style-name="T1015">Do you play</text:span> the piano? <text:span text:style-name="T661">—</text:span> Yes, <text:span text:style-name="T1016">I do</text:span><text:span text:style-name="T1040">.</text:span></text:p>
      <text:p text:style-name="P1048"><text:span text:style-name="T1016">Does Rita play</text:span><text:span text:style-name="T1040"> football? </text:span><text:span text:style-name="T661">— </text:span><text:span text:style-name="T1040">No, </text:span><text:span text:style-name="T1016">she doesn`t</text:span><text:span text:style-name="T1040">.</text:span> </text:p>
      <text:p text:style-name="P758"/>
      <text:p text:style-name="P850">Разделительный вопрос</text:p>
      <text:p text:style-name="P760"/>
      <text:p text:style-name="P1139"><text:span text:style-name="T244">Вопрос, который часто используется в разговорной речи, когда собеседник пытается </text:span><text:span text:style-name="T250">начать или поддержать беседу. Также с помощью таких вопросов можно </text:span><text:span text:style-name="T244">выяснить какую-то информацию на основе имеющихся фактов.</text:span></text:p>
      <text:p text:style-name="P762"/>
      <text:p text:style-name="P1136"><text:span text:style-name="T244">С</text:span><text:span text:style-name="T245">остоит из 2х частей, разделенных запятой: утверждения и противоположного корешка. </text:span></text:p>
      <text:p text:style-name="P763">Корешок можно переводить словами: «правда?» «да?», «не так ли?», «верно?»</text:p>
      <text:p text:style-name="P74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763"/>
      <text:p text:style-name="P1136"><text:span text:style-name="T245">В </text:span><text:span text:style-name="T246">корешке </text:span><text:span text:style-name="T24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64"/>
      <text:p text:style-name="P766">Если в главной части отрицание, то в корешке должно быть утверждение (и наоборот). </text:p>
      <text:p text:style-name="P48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766"/>
      <text:p text:style-name="P1137"><text:span text:style-name="T247">Если в гланой части используется </text:span><text:span text:style-name="T74">I am</text:span><text:span text:style-name="T247">, то в корешке нужно говорить </text:span><text:span text:style-name="T74">aren`t I</text:span><text:span text:style-name="T247">, а не </text:span><text:span text:style-name="T74">amn`t I</text:span><text:span text:style-name="T247">.</text:span></text:p>
      <text:p text:style-name="P75"><text:span text:style-name="T48">I </text:span><text:span text:style-name="T45">am a famous artist, aren`t I? - Я знаменитая художница, да?</text:span></text:p>
      <text:p text:style-name="P766"/>
      <text:p text:style-name="P767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67"/>
      <text:p text:style-name="P1138"><text:span text:style-name="T248">П</text:span><text:span text:style-name="T249">осему на такие вопросы лучше отвечать так, чтобы ответ отражал реальное </text:span></text:p>
      <text:p text:style-name="P768">положение дел, а не форму вопроса.</text:p>
      <text:p text:style-name="P768"/>
      <text:p text:style-name="P49"><text:span text:style-name="T50">T</text:span><text:span text:style-name="T45">hat isn`t your car, is it? Yes, it is — Это не твоя машина, да? Нет, моя</text:span></text:p>
      <text:p text:style-name="P1146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765"/>
      <text:p text:style-name="P852">Специальный вопрос</text:p>
      <text:p text:style-name="P769"/>
      <text:p text:style-name="P770">Самый популярный тип вопроса. Используется для получения доп. информации, </text:p>
      <text:p text:style-name="P1286"><text:span text:style-name="T237">поэтому всегда начинается с вопросительного слова </text:span><text:span text:style-name="T252">или связки</text:span><text:span text:style-name="T237">.</text:span></text:p>
      <text:p text:style-name="P771"/>
      <text:p text:style-name="P772">Вопросительные слова:</text:p>
      <text:list xml:id="list1107613812" text:style-name="L39">
        <text:list-item>
          <text:p text:style-name="P1660"><text:span text:style-name="T237">who [ху] — </text:span><text:span text:style-name="T251">кто</text:span><text:span text:style-name="T237">;</text:span></text:p>
        </text:list-item>
        <text:list-item>
          <text:p text:style-name="P1660"><text:span text:style-name="T237">whom [хум] — </text:span><text:span text:style-name="T251">кого</text:span><text:span text:style-name="T237">;</text:span></text:p>
        </text:list-item>
        <text:list-item>
          <text:p text:style-name="P1660"><text:span text:style-name="T237">whose [хуз] — </text:span><text:span text:style-name="T251">чей</text:span><text:span text:style-name="T237">;</text:span></text:p>
        </text:list-item>
        <text:list-item>
          <text:p text:style-name="P1660"><text:span text:style-name="T237">what — </text:span><text:span text:style-name="T251">что, какой</text:span><text:span text:style-name="T237">;</text:span></text:p>
        </text:list-item>
        <text:list-item>
          <text:p text:style-name="P1660"><text:soft-page-break/><text:span text:style-name="T237">which — </text:span><text:span text:style-name="T251">который</text:span><text:span text:style-name="T237">;</text:span></text:p>
        </text:list-item>
        <text:list-item>
          <text:p text:style-name="P1660"><text:span text:style-name="T237">where [</text:span><text:span text:style-name="T251">вэа</text:span><text:span text:style-name="T237">] — </text:span><text:span text:style-name="T251">где, куда</text:span><text:span text:style-name="T237">;</text:span></text:p>
        </text:list-item>
        <text:list-item>
          <text:p text:style-name="P1660"><text:span text:style-name="T237">when — </text:span><text:span text:style-name="T251">когда</text:span><text:span text:style-name="T237">;</text:span></text:p>
        </text:list-item>
        <text:list-item>
          <text:p text:style-name="P1660"><text:span text:style-name="T237">why [</text:span><text:span text:style-name="T251">вай</text:span><text:span text:style-name="T237">] — </text:span><text:span text:style-name="T251">зачем, почему</text:span><text:span text:style-name="T237">;</text:span></text:p>
        </text:list-item>
        <text:list-item>
          <text:p text:style-name="P1500">how [хау] — как;</text:p>
        </text:list-item>
        <text:list-item>
          <text:p text:style-name="P1660"><text:span text:style-name="T237">how often [хау офэн] — </text:span><text:span text:style-name="T251">как часто</text:span><text:span text:style-name="T237">;</text:span></text:p>
        </text:list-item>
        <text:list-item>
          <text:p text:style-name="P1660"><text:span text:style-name="T237">how many — </text:span><text:span text:style-name="T251">сколько (исчисляемые существительные)</text:span><text:span text:style-name="T237">;</text:span></text:p>
        </text:list-item>
        <text:list-item>
          <text:p text:style-name="P1660"><text:span text:style-name="T237">how much — </text:span><text:span text:style-name="T251">сколько (неисчесляемые существительные)</text:span><text:span text:style-name="T237">;</text:span></text:p>
        </text:list-item>
        <text:list-item>
          <text:p text:style-name="P1660"><text:span text:style-name="T237">how long [хау лон] — </text:span><text:span text:style-name="T251">как долго</text:span><text:span text:style-name="T237">;</text:span></text:p>
        </text:list-item>
        <text:list-item>
          <text:p text:style-name="P1660"><text:span text:style-name="T237">how long ago — </text:span><text:span text:style-name="T251">как давно</text:span><text:span text:style-name="T237">;</text:span></text:p>
        </text:list-item>
        <text:list-item>
          <text:p text:style-name="P1660"><text:span text:style-name="T237">how old — </text:span><text:span text:style-name="T251">сколько лет</text:span><text:span text:style-name="T237">.</text:span></text:p>
        </text:list-item>
      </text:list>
      <text:p text:style-name="P764"/>
      <text:p text:style-name="P1287"><text:span text:style-name="T75">W</text:span><text:span text:style-name="T67">hat</text:span><text:span text:style-name="T237"> и </text:span><text:span text:style-name="T67">which</text:span><text:span text:style-name="T237"> могут использоваться отдельно или с уточняющим словом, обычно, существительным, и тогда переводятся как «какой» и «какой из» </text:span><text:span text:style-name="T252">соотв</text:span><text:span text:style-name="T237">. </text:span></text:p>
      <text:p text:style-name="P773"/>
      <text:p text:style-name="P1015">What do you like? — Что ты любишь?</text:p>
      <text:p text:style-name="P1015">What car have you got? — Какая у тебя машина?</text:p>
      <text:p text:style-name="P1015">Which car is yours? — Какая из машин твоя? </text:p>
      <text:p text:style-name="P1015"/>
      <text:p text:style-name="P76"><text:span text:style-name="T51">Which</text:span><text:span text:style-name="T252"> подразумевает выбор из нескольких вариантов.</text:span></text:p>
      <text:p text:style-name="P1140"><text:span text:style-name="T253">Слово </text:span><text:span text:style-name="T76">how</text:span><text:span text:style-name="T253"> чаще присутствует в </text:span><text:span text:style-name="T255">связке</text:span><text:span text:style-name="T253"> с прилагательным или наречием, но может употребляться и самостоятельно.</text:span></text:p>
      <text:p text:style-name="P774"/>
      <text:p text:style-name="P1016">How old are you? — Сколько тебе лет?</text:p>
      <text:p text:style-name="P1016">How are you? — Как ты?</text:p>
      <text:p text:style-name="P775"/>
      <text:p text:style-name="P77"><text:span text:style-name="T237">Вопрос с </text:span><text:span text:style-name="T45">how much</text:span><text:span text:style-name="T237"> задают, когда спрашивают о веществах, жидкостях или абстрактных понятиях </text:span><text:span text:style-name="T254">(что нельзя количественно посчитать)</text:span><text:span text:style-name="T237">. А с </text:span><text:span text:style-name="T45">how many</text:span><text:span text:style-name="T237">, когда спрашивают </text:span></text:p>
      <text:p text:style-name="P775">о нескольких предметах. </text:p>
      <text:p text:style-name="P774"/>
      <text:p text:style-name="P1016">How much money have you got? — Сколько у тебя денег? (<text:span text:style-name="T1179">много, </text:span>абстракция).</text:p>
      <text:p text:style-name="P1016">How many friends have you got? — Сколько у тебя друзей? (<text:span text:style-name="T1180">10, </text:span>количество).</text:p>
      <text:p text:style-name="P1016"/>
      <text:p text:style-name="P851">Вопрос к подлежащему</text:p>
      <text:p text:style-name="P776"/>
      <text:p text:style-name="P1141"><text:span text:style-name="T256">Задается, когда хотят узнать кто или что совершает действие. Начинается со слова </text:span><text:span text:style-name="T77">who</text:span><text:span text:style-name="T256"> </text:span></text:p>
      <text:p text:style-name="P1141"><text:span text:style-name="T256">или </text:span><text:span text:style-name="T77">what</text:span><text:span text:style-name="T256">, которое заменяют собой подлежащее. При этом порядок слов остается таким же, что и в утрверждении. В</text:span><text:span text:style-name="T257">спомогательный глагол часто отсутсвует в таком вопросе.</text:span></text:p>
      <text:p text:style-name="P777"/>
      <text:p text:style-name="P1017">Who is in the Room? — Кто в комнате?</text:p>
      <text:p text:style-name="P1018">What was that? — Что это было?</text:p>
      <text:p text:style-name="P1018"/>
      <text:p text:style-name="P1148"><text:span text:style-name="T78">W</text:span><text:span text:style-name="T67">ho/what</text:span><text:span text:style-name="T237"> </text:span><text:span text:style-name="T258">условно </text:span><text:span text:style-name="T237">являются 3м лицом единственного числа — т. е. </text:span><text:span text:style-name="T67">he/she/it</text:span><text:span text:style-name="T237">.</text:span></text:p>
      <text:p text:style-name="P778"/>
      <text:p text:style-name="P1142"><text:span text:style-name="T237">Если подлежащее предполагается во множественном числе, то </text:span><text:span text:style-name="T257">в форму множественного числа нужно поставить глагол.</text:span></text:p>
      <text:p text:style-name="P778"/>
      <text:p text:style-name="P78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778"/>
      <text:p text:style-name="P779"/>
      <text:p text:style-name="P1477">Вопрос с альтернативой</text:p>
      <text:p text:style-name="P779"/>
      <text:p text:style-name="P1288"><text:span text:style-name="T23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7"> (в подлежащем, сказуемоем, дополнении или даже в слове </text:span><text:span text:style-name="T67">not</text:span><text:span text:style-name="T237">).</text:span></text:p>
      <text:p text:style-name="P1053"/>
      <text:p text:style-name="P1143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143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1143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1143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782"/>
      <text:p text:style-name="P626"><text:span text:style-name="T66">В</text:span><text:span text:style-name="T44">опросы с предлогами</text:span></text:p>
      <text:p text:style-name="P780"/>
      <text:p text:style-name="P783">По началу вызывают много трудностей, т. к. в русском языке предлог и вопросительное </text:p>
      <text:p text:style-name="P783">слово стоят рядом, а в английском они находятся в разных местах. </text:p>
      <text:p text:style-name="P784"/>
      <text:p text:style-name="P784">В английском вопросе предлог стоит в самом конце, но при переводе </text:p>
      <text:p text:style-name="P784">относится к началу предложения.</text:p>
      <text:p text:style-name="P784"/>
      <text:p text:style-name="P1289"><text:span text:style-name="T40">W</text:span><text:span text:style-name="T39">ho</text:span><text:span text:style-name="T237"> do you meet </text:span><text:span text:style-name="T1177">with</text:span><text:span text:style-name="T237">? — </text:span><text:span text:style-name="T1177">С</text:span><text:span text:style-name="T237"> </text:span><text:span text:style-name="T39">кем</text:span><text:span text:style-name="T237"> ты встречаешься?</text:span></text:p>
      <text:p text:style-name="P1289"><text:span text:style-name="T40">W</text:span><text:span text:style-name="T39">hat</text:span><text:span text:style-name="T237"> are you looking </text:span><text:span text:style-name="T1177">at</text:span><text:span text:style-name="T237">? — </text:span><text:span text:style-name="T1177">На</text:span><text:span text:style-name="T237"> </text:span><text:span text:style-name="T39">что</text:span><text:span text:style-name="T237"> ты смотришь?</text:span></text:p>
      <text:p text:style-name="P785"/>
      <text:p text:style-name="P1144"><text:span text:style-name="T260">Ч</text:span><text:span text:style-name="T259">асто логика использования предлогов в русском и английском не совпадают. </text:span></text:p>
      <text:p text:style-name="P786">Поэтому лучше запомнить некоторые устойчивые сочетания предлогов с глаголами, </text:p>
      <text:p text:style-name="P787">которые встречаются достаточно часто:</text:p>
      <text:list xml:id="list1646875475" text:style-name="L40">
        <text:list-item>
          <text:p text:style-name="P1661"><text:span text:style-name="T237">what … like — на что похож (здесь </text:span><text:span text:style-name="T67">like</text:span><text:span text:style-name="T237"> не глагол, а предлог);</text:span></text:p>
        </text:list-item>
        <text:list-item>
          <text:p text:style-name="P1501">look at — стмотреть на;</text:p>
        </text:list-item>
        <text:list-item>
          <text:p text:style-name="P1501">look for — искать;</text:p>
        </text:list-item>
        <text:list-item>
          <text:p text:style-name="P1501">listen to — слушать;</text:p>
        </text:list-item>
        <text:list-item>
          <text:p text:style-name="P1501">wait for — ждать;</text:p>
        </text:list-item>
        <text:list-item>
          <text:p text:style-name="P1501">stay at — останавливаться (например, в отеле).</text:p>
        </text:list-item>
      </text:list>
      <text:p text:style-name="P1289"/>
      <text:p text:style-name="P1019">What does he look like? — Как он выглядит?</text:p>
      <text:p text:style-name="P1019">What are you looking at? — На что ты смотришь?</text:p>
      <text:p text:style-name="P785"/>
      <text:p text:style-name="P1145"><text:span text:style-name="T259">П</text:span><text:span text:style-name="T262">римеры </text:span><text:span text:style-name="T261">5</text:span><text:span text:style-name="T262"> типов вопросов во всех временах, а также с модальными глаголами </text:span></text:p>
      <text:p text:style-name="P789">можно найти на стр. 146.</text:p>
      <text:p text:style-name="P788"/>
      <text:p text:style-name="P1078">Отрицательные предложения</text:p>
      <text:p text:style-name="P781"/>
      <text:p text:style-name="P791">Чтобы придать мысли отрицательное значение, используются 2 способа:</text:p>
      <text:list xml:id="list3416479139" text:style-name="L41">
        <text:list-item>
          <text:p text:style-name="P1502">отрицательная частица <text:span text:style-name="T490">not</text:span>;</text:p>
        </text:list-item>
        <text:list-item>
          <text:p text:style-name="P1502">слово <text:span text:style-name="T490">never</text:span> (и другие слова, придающие отрицательное значение).</text:p>
        </text:list-item>
      </text:list>
      <text:p text:style-name="P790"/>
      <text:p text:style-name="P792">Частица <text:span text:style-name="T490">not</text:span> стоит всегда в связке либо со вспомогательным глаголом, либо с модальным.</text:p>
      <text:p text:style-name="P792">Она является частью сказуемого. Переводится как «не».</text:p>
      <text:p text:style-name="P792"/>
      <text:p text:style-name="P1020">I not like horror movies (неправильно, остуствует вспомогательный глагол)</text:p>
      <text:p text:style-name="P1020">I do n<text:span text:style-name="T1181">o</text:span>t like horror movies (правильно <text:span text:style-name="T1182">для простых предложений</text:span>)</text:p>
      <text:p text:style-name="P792"/>
      <text:p text:style-name="P793"><text:soft-page-break/>В сложных предложениях, где несколько глаголов, используются другие правила.</text:p>
      <text:p text:style-name="P795"><text:span text:style-name="T1187">C</text:span>казуемым обычно является самый первый глагол. Если отрицатульную мысль сообщить </text:p>
      <text:p text:style-name="P795">в дополнении, то not будет стоять самостоятельно.</text:p>
      <text:p text:style-name="P794"/>
      <text:p text:style-name="P796">It`s quite impolite not to call me back — Очень не вежливо не перезванивать мне.</text:p>
      <text:p text:style-name="P796">(здесь сказуемым является первый глагол — is)</text:p>
      <text:p text:style-name="P796"/>
      <text:p text:style-name="P1350"><text:span text:style-name="T318">С</text:span><text:span text:style-name="T317">амые важные глаголы</text:span></text:p>
      <text:p text:style-name="P797"/>
      <text:p text:style-name="P798">Это <text:span text:style-name="T490">be</text:span>, <text:span text:style-name="T490">do</text:span>, <text:span text:style-name="T490">have</text:span> и <text:span text:style-name="T490">get</text:span>. Они могут быть как смысловыми, так и вспомогательными <text:span text:style-name="T1190">(кроме </text:span><text:span text:style-name="T514">get</text:span><text:span text:style-name="T1190">)</text:span>.</text:p>
      <text:p text:style-name="P798">Они могут входить в устойчивые сочетания, где меняют свое значение.</text:p>
      <text:p text:style-name="P798"/>
      <text:p text:style-name="P843">Глагол <text:span text:style-name="T490">be</text:span></text:p>
      <text:p text:style-name="P798"/>
      <text:p text:style-name="P731"><text:span text:style-name="T334">Э</text:span><text:span text:style-name="T335">то начальная форма глагола</text:span><text:span text:style-name="T336"> «быть». </text:span><text:span text:style-name="T341">В </text:span><text:span text:style-name="T334">Present Simple </text:span><text:span text:style-name="T350">be</text:span><text:span text:style-name="T334"> </text:span><text:span text:style-name="T333">изменяется</text:span><text:span text:style-name="T334"> на</text:span><text:span text:style-name="T336">: </text:span></text:p>
      <text:list xml:id="list1104461005" text:style-name="L42">
        <text:list-item>
          <text:p text:style-name="P1521"><text:span text:style-name="T673">a</text:span><text:span text:style-name="T668">m — если подлежащее в первом лице (</text:span><text:span text:style-name="T541">I</text:span><text:span text:style-name="T668">);</text:span></text:p>
        </text:list-item>
        <text:list-item>
          <text:p text:style-name="P1522">is — если подлежащее в третьем лице, единственном числе (<text:span text:style-name="T490">he/she/it</text:span>);</text:p>
        </text:list-item>
        <text:list-item>
          <text:p text:style-name="P1522">are — если подлежащее во множественном числе (<text:span text:style-name="T490">you/we/they</text:span>).</text:p>
        </text:list-item>
      </text:list>
      <text:p text:style-name="P1055"/>
      <text:p text:style-name="P1267"><text:span text:style-name="T355">Г</text:span><text:span text:style-name="T356">лагол </text:span><text:span text:style-name="T146">be</text:span><text:span text:style-name="T356"> в форме </text:span><text:span text:style-name="T146">am/is/are</text:span><text:span text:style-name="T356"> является смысловым, но при переводе на русский выпадает. </text:span></text:p>
      <text:p text:style-name="P1058"/>
      <text:p text:style-name="P1072"><text:span text:style-name="T779">Одновременно с этим формы </text:span><text:span text:style-name="T1193">am/is/are</text:span><text:span text:style-name="T780"> </text:span><text:span text:style-name="T779">привязывают предложение к настоящему времени. </text:span><text:span text:style-name="T1116">(привязывает ко времени во всех формах)</text:span></text:p>
      <text:p text:style-name="P1073"/>
      <text:p text:style-name="P1058">После <text:span text:style-name="T490">be</text:span> обычно указывается характеристика (какой) или место (где).</text:p>
      <text:p text:style-name="P1055"/>
      <text:p text:style-name="P1054"><text:span text:style-name="T492">This dress is blue — </text:span><text:span text:style-name="T513">Это платье синие.</text:span></text:p>
      <text:p text:style-name="P1152"><text:span text:style-name="T344">I</text:span><text:span text:style-name="T345"> </text:span><text:span text:style-name="T344">am</text:span><text:span text:style-name="T345"> in </text:span><text:span text:style-name="T344">my</text:span><text:span text:style-name="T345"> office now — </text:span><text:span text:style-name="T344">Я</text:span><text:span text:style-name="T346"> у себя в офисе сейчас.</text:span></text:p>
      <text:p text:style-name="P1056"/>
      <text:p text:style-name="P1315"><text:span text:style-name="T338">В русском языке предложение может </text:span><text:span text:style-name="T337">не иметь</text:span><text:span text:style-name="T338"> сказуемого. </text:span><text:span text:style-name="T337">Там где в русском сказуемое отсутсвует, в английском будет стоять глагол </text:span><text:span text:style-name="T344">be</text:span><text:span text:style-name="T337"> в форме </text:span><text:span text:style-name="T349">am/is/are</text:span><text:span text:style-name="T334"> </text:span><text:span text:style-name="T337">(т. к. для английского не характерно, когда в предложении нет сказуемого)</text:span><text:span text:style-name="T334">. </text:span></text:p>
      <text:p text:style-name="P1055"/>
      <text:p text:style-name="P1065"><text:span text:style-name="T560">I </text:span><text:span text:style-name="T543">am a doctor — Я (</text:span><text:span text:style-name="T544">есть</text:span><text:span text:style-name="T543">) доктор.</text:span></text:p>
      <text:p text:style-name="P1066"><text:span text:style-name="T1042">We are happy </text:span><text:span text:style-name="T1045">— </text:span><text:span text:style-name="T1042">Мы (есть) счастливы.</text:span></text:p>
      <text:p text:style-name="P1060"/>
      <text:p text:style-name="P1324"><text:span text:style-name="T308">Глагол</text:span><text:span text:style-name="T309"> </text:span><text:span text:style-name="T94">be</text:span><text:span text:style-name="T309"> может использоваться в связке с прилагательным. </text:span><text:span text:style-name="T310">П</text:span><text:span text:style-name="T311">ри переводе такая связка </text:span></text:p>
      <text:p text:style-name="P1324"><text:span text:style-name="T311">может образовывать новый глагол, которого нет в </text:span><text:span text:style-name="T312">словаре</text:span><text:span text:style-name="T311">.</text:span></text:p>
      <text:p text:style-name="P1061"/>
      <text:p text:style-name="P1070"><text:span text:style-name="T545">I </text:span><text:span text:style-name="T562">am interested</text:span><text:span text:style-name="T545"> in art — Я</text:span><text:span text:style-name="T546"> </text:span><text:span text:style-name="T563">интересуюсь</text:span><text:span text:style-name="T555"> </text:span><text:span text:style-name="T546">искусством </text:span><text:span text:style-name="T555">(есть заинтересованный)</text:span><text:span text:style-name="T546">.</text:span></text:p>
      <text:p text:style-name="P1070"><text:span text:style-name="T546">My hands </text:span><text:span text:style-name="T563">are cold</text:span><text:span text:style-name="T546"> — Мои руки</text:span><text:span text:style-name="T547"> </text:span><text:span text:style-name="T563">замерзли </text:span><text:span text:style-name="T555">(есть замерзшие)</text:span><text:span text:style-name="T547">.</text:span></text:p>
      <text:p text:style-name="P1022"/>
      <text:p text:style-name="P824">В вопросительных предложениях глагол <text:span text:style-name="T490">be</text:span> меняется местами с подлежащим, </text:p>
      <text:p text:style-name="P824">а в отрицательных, используется с частицей <text:span text:style-name="T490">not</text:span>:</text:p>
      <text:p text:style-name="P824"/>
      <text:p text:style-name="P954"><text:span text:style-name="T1043">I </text:span><text:span text:style-name="T1042">am not a student — Я не студент.</text:span></text:p>
      <text:p text:style-name="P1023">We are not English speakers — Они не англоговорящие люди.</text:p>
      <text:p text:style-name="P954"><text:span text:style-name="T1043">I</text:span><text:span text:style-name="T1042">s it dark? — Сейчас темно?</text:span></text:p>
      <text:p text:style-name="P1023">Are they hungry? — Они голодны?</text:p>
      <text:p text:style-name="P1023"/>
      <text:p text:style-name="P825">Если перед <text:span text:style-name="T499">am/is/are</text:span> нет вопросительного слова, то это общий вопрос. </text:p>
      <text:p text:style-name="P825">В корешке ответа вместо <text:span text:style-name="T490">do/does</text:span> используется <text:span text:style-name="T490">am/is/are</text:span>:</text:p>
      <text:p text:style-name="P825"><text:soft-page-break/></text:p>
      <text:p text:style-name="P955"><text:span text:style-name="T1042">Am I in danger? Yes, you are. </text:span><text:span text:style-name="T1044">—</text:span><text:span text:style-name="T1042"> Я в опасности? Да.</text:span></text:p>
      <text:p text:style-name="P955"><text:span text:style-name="T1042">Is John married? - No, he isn`t. </text:span><text:span text:style-name="T1044">— </text:span><text:span text:style-name="T1042">Джон женат? </text:span><text:span text:style-name="T1044">— </text:span><text:span text:style-name="T1042">Нет.</text:span></text:p>
      <text:p text:style-name="P1024"><text:span text:style-name="T764">Специальный вопрос начинается с вопросительного слова </text:span><text:span text:style-name="T769">или связки</text:span><text:span text:style-name="T764">:</text:span> </text:p>
      <text:p text:style-name="P1024">Where is Jill?<text:span text:style-name="T1075"> </text:span>She is at school. <text:span text:style-name="T1075">— </text:span>Где Джил? Она в школе.</text:p>
      <text:p text:style-name="P1024"/>
      <text:p text:style-name="P1070"><text:span text:style-name="T676">Очень часто </text:span><text:span text:style-name="T549">am/is/are</text:span><text:span text:style-name="T676"> сокращаются: </text:span><text:span text:style-name="T549">I am → I`m, he is → he`s, <text:s/></text:span></text:p>
      <text:p text:style-name="P1070"><text:span text:style-name="T549">you are → you`re, John is → John`s, </text:span><text:span text:style-name="T551">t</text:span><text:span text:style-name="T549">hey are → </text:span><text:span text:style-name="T551">t</text:span><text:span text:style-name="T549">hey`re</text:span><text:span text:style-name="T550">. </text:span></text:p>
      <text:p text:style-name="P1025"/>
      <text:p text:style-name="P1070"><text:span text:style-name="T677">С</text:span><text:span text:style-name="T678">окращать можно как по </text:span><text:span text:style-name="T679">вспом.</text:span><text:span text:style-name="T678"> глаголу, так и по частице </text:span><text:span text:style-name="T552">not</text:span><text:span text:style-name="T678">: </text:span><text:span text:style-name="T552">he is not → he`s not</text:span><text:span text:style-name="T553"> или</text:span><text:span text:style-name="T552"> he isn`t.</text:span></text:p>
      <text:p text:style-name="P1057"><text:span text:style-name="T1191">П</text:span>ри этом <text:span text:style-name="T490">am</text:span> сокращается только по <text:span text:style-name="T490">am</text:span> → <text:span text:style-name="T490">I`m not (I amn`t не существует).</text:span></text:p>
      <text:p text:style-name="P855"/>
      <text:p text:style-name="P1071"><text:span text:style-name="T738">Глагол be</text:span><text:span text:style-name="T740"> </text:span><text:span text:style-name="T738">в Past Simple имеет 2 формы: </text:span></text:p>
      <text:list xml:id="list79236194" text:style-name="L43">
        <text:list-item>
          <text:p text:style-name="P1525"><text:span text:style-name="T738">was — </text:span><text:span text:style-name="T739">если подлежащее в первом лице или множественном числе (</text:span><text:span text:style-name="T571">I, you, we, they</text:span><text:span text:style-name="T739">);</text:span></text:p>
        </text:list-item>
        <text:list-item>
          <text:p text:style-name="P1525"><text:span text:style-name="T739">were <text:s/>— если подлежащее в третьем лице, единственно</text:span><text:span text:style-name="T763">го</text:span><text:span text:style-name="T739"> числ</text:span><text:span text:style-name="T763">а </text:span><text:span text:style-name="T739">(</text:span><text:span text:style-name="T571">he, she, it</text:span><text:span text:style-name="T739">).</text:span></text:p>
        </text:list-item>
      </text:list>
      <text:p text:style-name="P853"/>
      <text:p text:style-name="P956"><text:span text:style-name="T1067">I </text:span><text:span text:style-name="T1042">was</text:span><text:span text:style-name="T1041"> satisfied with my work — Я </text:span><text:span text:style-name="T1042">был</text:span><text:span text:style-name="T1041"> доволен своей работой.</text:span></text:p>
      <text:p text:style-name="P956"><text:span text:style-name="T1042">Was</text:span><text:span text:style-name="T1041"> the weather good? No, it </text:span><text:span text:style-name="T1042">wasn`t</text:span><text:span text:style-name="T1041"> — </text:span><text:span text:style-name="T1042">Погода была хорош</text:span><text:span text:style-name="T1051">ая</text:span><text:span text:style-name="T1042">? Нет.</text:span></text:p>
      <text:p text:style-name="P799"/>
      <text:p text:style-name="P841">В Future Simple принимает только одну форму — <text:span text:style-name="T490">will be</text:span> (буду).</text:p>
      <text:p text:style-name="P1179"><text:span text:style-name="T95">I will be happy to eat — Я буду </text:span><text:span text:style-name="T96">рад </text:span><text:span text:style-name="T95">поесть.</text:span></text:p>
      <text:p text:style-name="P799"/>
      <text:p text:style-name="P845">Глагол <text:span text:style-name="T490">do</text:span></text:p>
      <text:p text:style-name="P800"/>
      <text:p text:style-name="P1069"><text:span text:style-name="T865">Переводится как </text:span><text:span text:style-name="T864">«делать». В </text:span><text:span text:style-name="T866">одном предложении </text:span><text:span text:style-name="T864">может встречаться несколько раз, </text:span></text:p>
      <text:p text:style-name="P1268"><text:span text:style-name="T359">в качестве вспомогательного </text:span><text:span text:style-name="T360">глагола </text:span><text:span text:style-name="T359">и смыслового.</text:span><text:span text:style-name="T1192"> </text:span><text:span text:style-name="T357">Вспомогательным глаголом </text:span><text:span text:style-name="T358">он </text:span><text:span text:style-name="T357">может быть только в отрицаниях и вопросах, времен группы Simple.</text:span></text:p>
      <text:p text:style-name="P1270"/>
      <text:p text:style-name="P1059"><text:span text:style-name="T511">What do you do? </text:span><text:span text:style-name="T512">— </text:span><text:span text:style-name="T511">Что ты делаешь?</text:span></text:p>
      <text:p text:style-name="P1269"><text:span text:style-name="T357">D</text:span><text:span text:style-name="T41">o you like pets? </text:span><text:span text:style-name="T357">—</text:span><text:span text:style-name="T41"> No, I don`t.</text:span></text:p>
      <text:p text:style-name="P1271"/>
      <text:p text:style-name="P262"><text:span text:style-name="T351">В</text:span><text:span text:style-name="T352"> </text:span><text:span text:style-name="T353">прошедшем времени</text:span><text:span text:style-name="T354"> преорбазуется в </text:span><text:span text:style-name="T348">did</text:span><text:span text:style-name="T354"> — «</text:span><text:span text:style-name="T352">делал» (2я форма </text:span><text:span text:style-name="T347">do</text:span><text:span text:style-name="T352">)</text:span><text:span text:style-name="T354">.</text:span></text:p>
      <text:p text:style-name="P854">Если в предложении появляется <text:span text:style-name="T490">was/were</text:span>, <text:span text:style-name="T1106">то </text:span><text:span text:style-name="T1101">did</text:span><text:span text:style-name="T1106"> уже не нужно использовать.</text:span></text:p>
      <text:p text:style-name="P847"/>
      <text:p text:style-name="P846">Глагол <text:span text:style-name="T490">have</text:span></text:p>
      <text:p text:style-name="P826"/>
      <text:p text:style-name="P1153"><text:span text:style-name="T277">Переводится как «иметь». </text:span><text:span text:style-name="T279">Д</text:span><text:span text:style-name="T277">ля времен группы Perfect </text:span><text:span text:style-name="T279">выступает в роли вспомогательного глагола</text:span><text:span text:style-name="T277">. </text:span><text:span text:style-name="T263">Также </text:span><text:span text:style-name="T277">может быть</text:span><text:span text:style-name="T263"> частью устойчивых словосотечаний. В </text:span><text:span text:style-name="T280">прошедшем </text:span></text:p>
      <text:p text:style-name="P1153"><text:span text:style-name="T280">времени</text:span><text:span text:style-name="T263"> преобразуется в </text:span><text:span text:style-name="T82">had</text:span><text:span text:style-name="T263"> </text:span><text:span text:style-name="T348">—</text:span><text:span text:style-name="T263"> «</text:span><text:span text:style-name="T280">имел</text:span><text:span text:style-name="T263">».</text:span></text:p>
      <text:p text:style-name="P828"/>
      <text:p text:style-name="P1149"><text:span text:style-name="T263">В некоторых ситуациях его можно не переводить (когда он смысловой). </text:span><text:span text:style-name="T264">Но при этом в предложении он обязан быть. </text:span><text:span text:style-name="T277">Это </text:span><text:span text:style-name="T264">из-за особенностей английской грамматики, которая требует, обязательного наличия подлежащего и сказуемого.</text:span></text:p>
      <text:p text:style-name="P801"/>
      <text:p text:style-name="P1026">I have a lot of friends — У меня (есть) много друзей.</text:p>
      <text:p text:style-name="P1027">We heave a big house — У нас (есть) большой дом.</text:p>
      <text:p text:style-name="P827"/>
      <text:p text:style-name="P1154"><text:span text:style-name="T281">Когда </text:span><text:span text:style-name="T85">have</text:span><text:span text:style-name="T281"> является смысловым глаголом, он </text:span><text:span text:style-name="T267">работает по тем же правилам что и </text:span><text:span text:style-name="T268">другие</text:span><text:span text:style-name="T267"> </text:span><text:span text:style-name="T281">смысловые </text:span><text:span text:style-name="T267">глаголы, т. е. требует вспомогательного </text:span><text:span text:style-name="T83">do</text:span><text:span text:style-name="T267"> для отрицаний и вопросов. </text:span></text:p>
      <text:p text:style-name="P1154"><text:span text:style-name="T279">В утверждениях </text:span><text:span text:style-name="T85">have</text:span><text:span text:style-name="T281"> </text:span><text:span text:style-name="T279">не пишется с окончанием </text:span><text:span text:style-name="T84">-s</text:span><text:span text:style-name="T279">, а преобразуется в </text:span><text:span text:style-name="T84">has</text:span><text:span text:style-name="T279">.</text:span></text:p>
      <text:p text:style-name="P801"/>
      <text:p text:style-name="P50"><text:span text:style-name="T53">Mike has </text:span><text:span text:style-name="T54">many friends</text:span><text:span text:style-name="T53"> — У Майка много друзей.</text:span></text:p>
      <text:p text:style-name="P51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9"><text:span text:style-name="T45">Do you have many friends? </text:span><text:span text:style-name="T55">—</text:span><text:span text:style-name="T45"> У тебя много друзей?</text:span></text:p>
      <text:p text:style-name="P1036"/>
      <text:p text:style-name="P270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80">He hasn`t lost his keys — Он не потерял свои ключи <text:span text:style-name="T1194">(has в отрицании)</text:span>.</text:p>
      <text:p text:style-name="P1037"/>
      <text:p text:style-name="P802">Have в значении «иметь» не употребляется во временах группы Continuous.</text:p>
      <text:p text:style-name="P802"/>
      <text:p text:style-name="P1028">I am having many friends now <text:span text:style-name="T1306">(н</text:span>еправильно<text:span text:style-name="T1306">)</text:span></text:p>
      <text:p text:style-name="P1028">I have many friends <text:span text:style-name="T1306">(п</text:span>равильно<text:span text:style-name="T1306">)</text:span></text:p>
      <text:p text:style-name="P801"/>
      <text:p text:style-name="P1309"><text:span text:style-name="T237">В разговорной речи очесть часто используется оборот </text:span><text:span text:style-name="T67">have got</text:span><text:span text:style-name="T237">. </text:span><text:span text:style-name="T265">Он обозначает тоже самое, что и </text:span><text:span text:style-name="T86">have</text:span><text:span text:style-name="T265"> </text:span><text:span text:style-name="T237">(иметь/владеть/</text:span><text:span text:style-name="T314">есть</text:span><text:span text:style-name="T237">)</text:span><text:span text:style-name="T265">, но используется только в настоящем времени.</text:span></text:p>
      <text:p text:style-name="P809"/>
      <text:p text:style-name="P1309"><text:span text:style-name="T265">Г</text:span><text:span text:style-name="T237">рамматически, </text:span><text:span text:style-name="T67">have got</text:span><text:span text:style-name="T237"> — это Present Perfect, т. е. </text:span><text:span text:style-name="T67">have</text:span><text:span text:style-name="T237"> здесь вспомогательный глагол, </text:span></text:p>
      <text:p text:style-name="P1180"><text:span text:style-name="T278">а основное значение «</text:span><text:span text:style-name="T313">есть</text:span><text:span text:style-name="T278">» передает </text:span><text:span text:style-name="T87">got</text:span><text:span text:style-name="T278"> </text:span><text:span text:style-name="T266">(3я форма get)</text:span><text:span text:style-name="T278">. </text:span></text:p>
      <text:p text:style-name="P803"/>
      <text:p text:style-name="P1029">Have you got a Mercedes? / Do you have a Mercedes? — У тебя есть мерседес?</text:p>
      <text:p text:style-name="P1029">I haven`t got a Mercedes / I don`t have a Mercedes — У меня нет мерседеса.</text:p>
      <text:p text:style-name="P804"/>
      <text:p text:style-name="P1155"><text:span text:style-name="T269">Глагол </text:span><text:span text:style-name="T88">have</text:span><text:span text:style-name="T270"> может входить в состав устойчивых выражений и словосочетаний. </text:span></text:p>
      <text:p text:style-name="P806">В этом случае он может переводится по другому. Также здесь отменяется правило, </text:p>
      <text:p text:style-name="P805">по которому <text:span text:style-name="T490">have</text:span> нельзя употребять в Continuous:</text:p>
      <text:p text:style-name="P805"/>
      <text:list xml:id="list646912185" text:style-name="L44">
        <text:list-item>
          <text:p text:style-name="P1503"><text:span text:style-name="T1215">в</text:span>ыражения, связанные с приемом пищи:</text:p>
        </text:list-item>
      </text:list>
      <text:list xml:id="list3087129406" text:style-name="L45">
        <text:list-item>
          <text:list>
            <text:list-item>
              <text:p text:style-name="P1504">have a coffee/tea/<text:span text:style-name="T1189">drink</text:span> — пить кофе/чай/<text:span text:style-name="T1189">напиток</text:span>;</text:p>
            </text:list-item>
            <text:list-item>
              <text:p text:style-name="P1504">have a meal — принимать пищу;</text:p>
            </text:list-item>
            <text:list-item>
              <text:p text:style-name="P1504">have a breakfast/luch/dinner — завтракать/обедать/ужинать.</text:p>
            </text:list-item>
          </text:list>
        </text:list-item>
      </text:list>
      <text:p text:style-name="P807"/>
      <text:list xml:id="list144340095565703" text:continue-list="list646912185" text:style-name="L44">
        <text:list-item>
          <text:p text:style-name="P1662"><text:span text:style-name="T305">в</text:span><text:span text:style-name="T270">ыражения, связанные с времяпровождением:</text:span></text:p>
        </text:list-item>
      </text:list>
      <text:list xml:id="list3787271440" text:style-name="L46">
        <text:list-item>
          <text:list>
            <text:list-item>
              <text:p text:style-name="P1505">have a date — ходить на свидание;</text:p>
            </text:list-item>
            <text:list-item>
              <text:p text:style-name="P1505">have a good time — хорошо проводить время;</text:p>
            </text:list-item>
            <text:list-item>
              <text:p text:style-name="P1505">have a meeting / an appointment — назначать встречу;</text:p>
            </text:list-item>
            <text:list-item>
              <text:p text:style-name="P1505">have a nice day — удачного дня (пожелание);</text:p>
            </text:list-item>
            <text:list-item>
              <text:p text:style-name="P1505">have fun — веселиться.</text:p>
            </text:list-item>
          </text:list>
        </text:list-item>
      </text:list>
      <text:p text:style-name="P805"/>
      <text:list xml:id="list144339676587062" text:continue-list="list144340095565703" text:style-name="L44">
        <text:list-item>
          <text:p text:style-name="P1662"><text:span text:style-name="T305">в</text:span><text:span text:style-name="T270">ыражения, связанные </text:span><text:span text:style-name="T306">с внешностью:</text:span></text:p>
        </text:list-item>
      </text:list>
      <text:list xml:id="list2684189398" text:style-name="L47">
        <text:list-item>
          <text:list>
            <text:list-item>
              <text:p text:style-name="P1506">have a bath/shower/shave — принимать ванну/душ, побриться;</text:p>
            </text:list-item>
            <text:list-item>
              <text:p text:style-name="P1506">have a haircat — постричься.</text:p>
            </text:list-item>
          </text:list>
        </text:list-item>
      </text:list>
      <text:p text:style-name="P808"/>
      <text:list xml:id="list144338653645043" text:continue-list="list144339676587062" text:style-name="L44">
        <text:list-item>
          <text:p text:style-name="P1663"><text:span text:style-name="T305">в</text:span><text:span text:style-name="T306">ыражения, связанные с общением:</text:span></text:p>
        </text:list-item>
      </text:list>
      <text:list xml:id="list2999824171" text:style-name="L48">
        <text:list-item>
          <text:list>
            <text:list-item>
              <text:p text:style-name="P1507">have a guess — угадывать, догадываться;</text:p>
            </text:list-item>
            <text:list-item>
              <text:p text:style-name="P1507">have a chat — болтать;</text:p>
            </text:list-item>
            <text:list-item>
              <text:p text:style-name="P1507">have a talk/discussion — беседовать/обсуждать;</text:p>
            </text:list-item>
            <text:list-item>
              <text:p text:style-name="P1507">have a call — позвонить.</text:p>
            </text:list-item>
          </text:list>
        </text:list-item>
      </text:list>
      <text:p text:style-name="P808"/>
      <text:list xml:id="list144339176658952" text:continue-list="list144338653645043" text:style-name="L44">
        <text:list-item>
          <text:p text:style-name="P1663"><text:span text:style-name="T305">в</text:span><text:span text:style-name="T306">ыражения связанные со здоровьем:</text:span></text:p>
        </text:list-item>
      </text:list>
      <text:list xml:id="list3739615284" text:style-name="L49">
        <text:list-item>
          <text:list>
            <text:list-item>
              <text:p text:style-name="P1508">have a baby — родить;</text:p>
            </text:list-item>
            <text:list-item>
              <text:p text:style-name="P1508">have a cold — простудиться;</text:p>
            </text:list-item>
            <text:list-item>
              <text:p text:style-name="P1508"><text:soft-page-break/>have a cough — кашлять;</text:p>
            </text:list-item>
            <text:list-item>
              <text:p text:style-name="P1508">have a headache — болит голова.</text:p>
            </text:list-item>
          </text:list>
        </text:list-item>
      </text:list>
      <text:p text:style-name="P808"/>
      <text:list xml:id="list144338433477501" text:continue-list="list144339176658952" text:style-name="L44">
        <text:list-item>
          <text:p text:style-name="P1663"><text:span text:style-name="T305">в</text:span><text:span text:style-name="T306">ыражения, связанные с отдыхом:</text:span></text:p>
          <text:list>
            <text:list-item>
              <text:p text:style-name="P1509">have a day off — взять выходной;</text:p>
            </text:list-item>
            <text:list-item>
              <text:p text:style-name="P1509">have a dream — видеть сон;</text:p>
            </text:list-item>
            <text:list-item>
              <text:p text:style-name="P1509">have a nightmare — видеть кошмар;</text:p>
            </text:list-item>
            <text:list-item>
              <text:p text:style-name="P1509">have a rest — отдыхать;</text:p>
            </text:list-item>
            <text:list-item>
              <text:p text:style-name="P1509">have a sleep — спать.</text:p>
            </text:list-item>
          </text:list>
        </text:list-item>
      </text:list>
      <text:p text:style-name="P808"/>
      <text:list xml:id="list144338114209147" text:continue-numbering="true" text:style-name="L44">
        <text:list-item>
          <text:p text:style-name="P1663"><text:span text:style-name="T305">в</text:span><text:span text:style-name="T306">ыражения, свяханые с физической активностью:</text:span></text:p>
        </text:list-item>
      </text:list>
      <text:list xml:id="list3377777381" text:style-name="L50">
        <text:list-item>
          <text:list>
            <text:list-item>
              <text:p text:style-name="P1510">have a good journey — добраться без проблем (пожелание);</text:p>
            </text:list-item>
            <text:list-item>
              <text:p text:style-name="P1510">have a good flight — хорошо долететь (пожелание);</text:p>
            </text:list-item>
            <text:list-item>
              <text:p text:style-name="P1510">have a lift — подвести (на машине);</text:p>
            </text:list-item>
            <text:list-item>
              <text:p text:style-name="P1511">have a ride — проехаться;</text:p>
            </text:list-item>
            <text:list-item>
              <text:p text:style-name="P1511">have a walk — пройтись (прогуляться);</text:p>
            </text:list-item>
            <text:list-item>
              <text:p text:style-name="P1511">have a swim — поплавать;</text:p>
            </text:list-item>
            <text:list-item>
              <text:p text:style-name="P1511">have a hug — обняться;</text:p>
            </text:list-item>
            <text:list-item>
              <text:p text:style-name="P1511">have a kiss — поцеловаться.</text:p>
            </text:list-item>
          </text:list>
        </text:list-item>
      </text:list>
      <text:p text:style-name="P808"/>
      <text:p text:style-name="P848">Глагол <text:span text:style-name="T490">get</text:span></text:p>
      <text:p text:style-name="P810"/>
      <text:p text:style-name="P1150"><text:span text:style-name="T272">Один и самых запутанных глаголов, который может переводится по разному,</text:span><text:span text:style-name="T271"> в записимости </text:span></text:p>
      <text:p text:style-name="P811">от слов, идущих после него. Поэтому его нужно переводить в связке с соседними словами.</text:p>
      <text:p text:style-name="P812"/>
      <text:p text:style-name="P1150"><text:span text:style-name="T272">Если после </text:span><text:span text:style-name="T89">get</text:span><text:span text:style-name="T272"> идет существительное, то он передает значение </text:span><text:span text:style-name="T271">«</text:span><text:span text:style-name="T272">получать, покупать</text:span><text:span text:style-name="T271">».</text:span></text:p>
      <text:p text:style-name="P811"/>
      <text:p text:style-name="P81"><text:span text:style-name="T56">I </text:span><text:span text:style-name="T45">got a new car — Я купил новую машину.</text:span></text:p>
      <text:p text:style-name="P1030">I got an A today — Я получил пятерку сегодня. (A — <text:span text:style-name="T1194">это </text:span>оценка)</text:p>
      <text:p text:style-name="P1310"><text:span text:style-name="T271">Е</text:span><text:span text:style-name="T237">сли </text:span><text:span text:style-name="T67">get</text:span><text:span text:style-name="T237"> используется со средством передвижения, то он приобретает значение </text:span></text:p>
      <text:p text:style-name="P813">«сесть в транспорт». В этом случае он может использоваться с предлогом <text:span text:style-name="T490">on</text:span>.</text:p>
      <text:p text:style-name="P813"/>
      <text:p text:style-name="P1030">I got on a bus at 5 o`clock — Я сел в автобус в 5 часов.</text:p>
      <text:p text:style-name="P1030">I got a taxi — Я взял такси.</text:p>
      <text:p text:style-name="P811"/>
      <text:p text:style-name="P1310"><text:span text:style-name="T271">Е</text:span><text:span text:style-name="T237">сли после get идет прилагательное, то это означает «прийти к этому состоянию», </text:span></text:p>
      <text:p text:style-name="P813">например: <text:span text:style-name="T490">get hungry (проголодаться), get better (стать лучше), get cold (замерзнуть)</text:span> и т. д.</text:p>
      <text:p text:style-name="P813"/>
      <text:p text:style-name="P1030">He got dressed quickly and left — Он оделся быстро и ушел.</text:p>
      <text:p text:style-name="P813"/>
      <text:p text:style-name="P813">Если <text:span text:style-name="T490">get</text:span> используется с частицей <text:span text:style-name="T490">to</text:span>, то это означает «прибывать в такое-то место».</text:p>
      <text:p text:style-name="P813"/>
      <text:p text:style-name="P1030">I got to work late — Я приехал на работу поздно.</text:p>
      <text:p text:style-name="P1030">I got to the airport by train — Я приехал в аэропорт на поезде.</text:p>
      <text:p text:style-name="P811"/>
      <text:p text:style-name="P811">В пассивном залоге может заменять глагол <text:span text:style-name="T490">be</text:span>. </text:p>
      <text:p text:style-name="P811"/>
      <text:p text:style-name="P811">Если <text:span text:style-name="T490">be</text:span> означает «быть в состоянии / обладать качеством», то <text:span text:style-name="T490">get</text:span> означает </text:p>
      <text:p text:style-name="P812">«входить в состояние / приобретать качество».</text:p>
      <text:p text:style-name="P812"/>
      <text:p text:style-name="P812">В отличии от <text:span text:style-name="T490">be, do, have</text:span>, этот глагол не может быть вспомогательным.</text:p>
      <text:p text:style-name="P814"><text:soft-page-break/>Почти для любого предложения с <text:span text:style-name="T490">get</text:span> можно найти замену с другим глаголом.</text:p>
      <text:p text:style-name="P812"/>
      <text:p text:style-name="P1316"><text:span text:style-name="T237">После </text:span><text:span text:style-name="T67">get</text:span><text:span text:style-name="T237"> могут стоять разные предлоги, в зависимости от которых он может сильно</text:span></text:p>
      <text:p text:style-name="P1317"><text:span text:style-name="T237">меняться. Такие измененя не всегда поддаются логике</text:span><text:span text:style-name="T273">:</text:span></text:p>
      <text:list xml:id="list2696247896" text:style-name="L51">
        <text:list-item>
          <text:p text:style-name="P1512">get along — ладить друг с другом;</text:p>
        </text:list-item>
        <text:list-item>
          <text:p text:style-name="P1512">get away — убираться прочь (грубо);</text:p>
        </text:list-item>
        <text:list-item>
          <text:p text:style-name="P1512">get back — вернуться;</text:p>
        </text:list-item>
        <text:list-item>
          <text:p text:style-name="P1512">get in — попасть внутрь;</text:p>
        </text:list-item>
        <text:list-item>
          <text:p text:style-name="P1512">get on — справиться с ситуацией.</text:p>
        </text:list-item>
      </text:list>
      <text:p text:style-name="P815"/>
      <text:p text:style-name="P957"><text:span text:style-name="T1052">W</text:span><text:span text:style-name="T1042">e get along well — Мы хорошо ладим.</text:span></text:p>
      <text:p text:style-name="P1031">I`ll get away from work as soon as I can — Я свалю с этой работы, как только смогу.</text:p>
      <text:p text:style-name="P1031">Get in the car quickly! — Быстро садись в машину!</text:p>
      <text:p text:style-name="P1032">How are you getting on with your new job? — Как дела на новой работе?</text:p>
      <text:p text:style-name="P1265"/>
      <text:p text:style-name="P1265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264">Такие сочетания нельзя переводить по отдельности, а только в связке.</text:p>
      <text:p text:style-name="P812"/>
      <text:p text:style-name="P1264">Один и тот же фразовый глагол может иметь несколько значений.</text:p>
      <text:p text:style-name="P812"/>
      <text:p text:style-name="P844">Глаголы, в которых все путаются</text:p>
      <text:p text:style-name="P816"/>
      <text:p text:style-name="P817"><text:span text:style-name="T648">Tell и say</text:span> можно перевести как «сказать». Только первый означатает «рассказать», </text:p>
      <text:p text:style-name="P817">а второй - «сказать/говорить». </text:p>
      <text:p text:style-name="P817"/>
      <text:p text:style-name="P817">После <text:span text:style-name="T490">tell</text:span> нужно обязательно указать, кому адресована фраза, либо что именно </text:p>
      <text:p text:style-name="P817">говорится. После <text:span text:style-name="T490">tell</text:span> не нужен предлог.</text:p>
      <text:p text:style-name="P817"/>
      <text:p text:style-name="P1033">Tell me the truth — Скажи мне правду.</text:p>
      <text:p text:style-name="P1033">Tell Michael that I will be late — Скажи Майклу, что я опоздаю.</text:p>
      <text:p text:style-name="P817"/>
      <text:p text:style-name="P817">После <text:span text:style-name="T490">say</text:span> можно ничего не указывать, либо указать того, кто сказал фразу.</text:p>
      <text:p text:style-name="P817">Если мы говорим, кому адресована фраза, то после <text:span text:style-name="T490">say</text:span> нужен предлог <text:span text:style-name="T490">to</text:span>.</text:p>
      <text:p text:style-name="P817"/>
      <text:p text:style-name="P1033">«You deserve more than this», I said to myself — Ты заслуживаешь большего, я сказал себе.</text:p>
      <text:p text:style-name="P817"/>
      <text:p text:style-name="P1311"><text:span text:style-name="T150">See, l</text:span><text:span text:style-name="T149">ook, watch</text:span><text:span text:style-name="T237"> передают значение «видеть», но с разными смысловыми оттенками.</text:span></text:p>
      <text:p text:style-name="P817"/>
      <text:p text:style-name="P818">Глагол <text:span text:style-name="T490">see</text:span> означает «видеть», как физическую возможность. Обычно <text:span text:style-name="T1195">он </text:span>не употребляется </text:p>
      <text:p text:style-name="P818">во временах Continuous.</text:p>
      <text:p text:style-name="P817"/>
      <text:p text:style-name="P1033">I see a bird in the tree — Я вижу птицу на дереве.</text:p>
      <text:p text:style-name="P817"/>
      <text:p text:style-name="P817"><text:span text:style-name="T490">Look</text:span> означает «смотреть на что-либо». Если мы хотим узнать на какой объет смотрим — используется предлог <text:span text:style-name="T490">at</text:span>. В отличии от <text:span text:style-name="T490">see</text:span>, можно использовать в Continuous.</text:p>
      <text:p text:style-name="P817"/>
      <text:p text:style-name="P1033">Don`t worry, I`m not looking — Не волнуйся, я не смотрю.</text:p>
      <text:p text:style-name="P1033">I`m looking at the dog — Я смотрю на собаку.</text:p>
      <text:p text:style-name="P817"/>
      <text:p text:style-name="P1151"><text:span text:style-name="T67">Watch</text:span><text:span text:style-name="T237"> означает «</text:span><text:span text:style-name="T275">следить (взором)</text:span><text:span text:style-name="T237">» или «наблюдать» </text:span><text:span text:style-name="T274">за объектом</text:span><text:span text:style-name="T237">.</text:span></text:p>
      <text:p text:style-name="P819"/>
      <text:p text:style-name="P52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82"><text:span text:style-name="T59">I </text:span><text:span text:style-name="T45">like watching birds — Мне нравится наблюдать за птицами.</text:span></text:p>
      <text:p text:style-name="P819"/>
      <text:p text:style-name="P1151"><text:span text:style-name="T149">Hear, listen</text:span><text:span text:style-name="T237"> можно перевести как «слышать» и «слушать». Первый означает физическую возможность, а второй — осознанное действие.</text:span></text:p>
      <text:p text:style-name="P819"/>
      <text:p text:style-name="P1034">Can you hear some noise? — Ты слышишь шум?</text:p>
      <text:p text:style-name="P1034">I think I heard something — Кажется, я что-то слышал.</text:p>
      <text:p text:style-name="P819"/>
      <text:p text:style-name="P1312"><text:span text:style-name="T275">Когда мы говорим о том, что именно слушаем, то</text:span><text:span text:style-name="T237"> </text:span><text:span text:style-name="T275">п</text:span><text:span text:style-name="T237">осле </text:span><text:span text:style-name="T67">listen</text:span><text:span text:style-name="T237"> </text:span><text:span text:style-name="T275">ставится предлог </text:span><text:span text:style-name="T90">to</text:span><text:span text:style-name="T275">.</text:span></text:p>
      <text:p text:style-name="P820">При переводе на русский предлог выпадает.</text:p>
      <text:p text:style-name="P820"/>
      <text:p text:style-name="P1034">Listen to me, please — Пожалуйста, послушай меня.</text:p>
      <text:p text:style-name="P1034">What music do you listen to? - Какую музыку ты слушает?</text:p>
      <text:p text:style-name="P820"/>
      <text:p text:style-name="P1313"><text:span text:style-name="T149">Do, make</text:span><text:span text:style-name="T237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20"/>
      <text:p text:style-name="P821">Устойчивые выражения с do:</text:p>
      <text:list xml:id="list2050414323" text:style-name="L52">
        <text:list-item>
          <text:p text:style-name="P1513">do an exam/test — сдавать экзамен/тест;</text:p>
        </text:list-item>
        <text:list-item>
          <text:p text:style-name="P1513">do a course — пройти курс;</text:p>
        </text:list-item>
        <text:list-item>
          <text:p text:style-name="P1513">do work/homework/housework — делать работу / домашнюю работу / работу по дому;</text:p>
        </text:list-item>
        <text:list-item>
          <text:p text:style-name="P1513">do a favour — оказывать услугу;</text:p>
        </text:list-item>
        <text:list-item>
          <text:p text:style-name="P1513">do business — заниматься бизнесом;</text:p>
        </text:list-item>
        <text:list-item>
          <text:p text:style-name="P1513">do right/wrong — поступать правильно/неправильно;</text:p>
        </text:list-item>
        <text:list-item>
          <text:p text:style-name="P1515">do the shopping — делать покупки;</text:p>
        </text:list-item>
        <text:list-item>
          <text:p text:style-name="P1513">do the wassing up — мыть посуду;</text:p>
        </text:list-item>
      </text:list>
      <text:p text:style-name="P820"/>
      <text:p text:style-name="P821">Устойчивые выражения с make:</text:p>
      <text:list xml:id="list3609828131" text:style-name="L53">
        <text:list-item>
          <text:p text:style-name="P1514">make a noise — шуметь;</text:p>
        </text:list-item>
        <text:list-item>
          <text:p text:style-name="P1514">make a bed — застилать постель;</text:p>
        </text:list-item>
        <text:list-item>
          <text:p text:style-name="P1514">make a cake/tea/dinner — приготовить торт/чай/ужин;</text:p>
        </text:list-item>
        <text:list-item>
          <text:p text:style-name="P1664"><text:span text:style-name="T237">make a choice — сделать </text:span><text:span text:style-name="T276">выбор;</text:span></text:p>
        </text:list-item>
        <text:list-item>
          <text:p text:style-name="P1516">make a scision — принять решение;</text:p>
        </text:list-item>
        <text:list-item>
          <text:p text:style-name="P1516">make a promise — обещать, дать обещание;</text:p>
        </text:list-item>
        <text:list-item>
          <text:p text:style-name="P1516">make a friends — подружиться.</text:p>
        </text:list-item>
      </text:list>
      <text:p text:style-name="P822"/>
      <text:p text:style-name="P1035">Could you do me a favour — Не мог бы ты оказать мне услугу? </text:p>
      <text:p text:style-name="P1035">I belive she`ll make the right choice — Я верю, что она сделает правильный выбор.</text:p>
      <text:p text:style-name="P822"/>
      <text:p text:style-name="P1206"><text:span text:style-name="T362">Про и</text:span><text:span text:style-name="T363">нфинитив и герундий</text:span></text:p>
      <text:p text:style-name="P823"/>
      <text:p text:style-name="P830">Когда в английском предложении идет несколько глаголов <text:span text:style-name="T1197">подря</text:span><text:span text:style-name="T1198">д</text:span>, то первый является сказуемым<text:span text:style-name="T1196">, а следующий, свободный от времени, стоит в форме инфинитива </text:span></text:p>
      <text:p text:style-name="P1159"><text:span text:style-name="T295">или герундия </text:span><text:span text:style-name="T296">(</text:span><text:span text:style-name="T307">после сказуемоего</text:span><text:span text:style-name="T297"> </text:span><text:span text:style-name="T295">может быть несколько </text:span><text:span text:style-name="T307">глаголов</text:span><text:span text:style-name="T296">)</text:span><text:span text:style-name="T295">.</text:span></text:p>
      <text:p text:style-name="P829"/>
      <text:p text:style-name="P1044">What do you want <text:span text:style-name="T1015">to do</text:span>? — Что ты хочешь <text:span text:style-name="T1015">делать</text:span>?</text:p>
      <text:p text:style-name="P1044">I like <text:span text:style-name="T1015">playing</text:span> cards — Я люблю <text:span text:style-name="T1015">играть</text:span> в карты.</text:p>
      <text:p text:style-name="P1045">Please don`t make me <text:span text:style-name="T1015">worry</text:span> — Пожалуйста, не заставляй меня <text:span text:style-name="T1015">волноваться</text:span>.</text:p>
      <text:p text:style-name="P1046">I don`t mind <text:span text:style-name="T1015">doing</text:span> it on my own — Я не против <text:span text:style-name="T1015">сделать</text:span> это в одиночку.</text:p>
      <text:p text:style-name="P831"/>
      <text:p text:style-name="P1160"><text:soft-page-break/><text:span text:style-name="T282">И</text:span><text:span text:style-name="T283">нфинитив и герундий дополняют по смыслу </text:span><text:span text:style-name="T298">сказуемое</text:span><text:span text:style-name="T283">. </text:span><text:span text:style-name="T284">Они являются взаимозаменяемы </text:span></text:p>
      <text:p text:style-name="P1160"><text:span text:style-name="T291">и</text:span><text:span text:style-name="T284"> </text:span><text:span text:style-name="T291">в</text:span><text:span text:style-name="T284"> основном </text:span><text:span text:style-name="T291">и</text:span><text:span text:style-name="T284">спользуют</text:span><text:span text:style-name="T291">ся</text:span><text:span text:style-name="T284"> по наитию </text:span><text:span text:style-name="T298">либо</text:span><text:span text:style-name="T284"> в зависимости от диалекта.</text:span></text:p>
      <text:p text:style-name="P832"/>
      <text:p text:style-name="P833">На русский инфинитив и герундий переводятся несколькими способами:</text:p>
      <text:list xml:id="list3797419546" text:style-name="L54">
        <text:list-item>
          <text:p text:style-name="P1517">начальной формой глагола (делать);</text:p>
        </text:list-item>
        <text:list-item>
          <text:p text:style-name="P1517">причастием (делая);</text:p>
        </text:list-item>
        <text:list-item>
          <text:p text:style-name="P1517">придаточным предложением (чтобы сделать).</text:p>
        </text:list-item>
      </text:list>
      <text:p text:style-name="P832"/>
      <text:p text:style-name="P849">Инфинитив </text:p>
      <text:p text:style-name="P839"/>
      <text:p text:style-name="P1166"><text:span text:style-name="T304">Э</text:span><text:span text:style-name="T291">то глагол в начальной форме, </text:span><text:span text:style-name="T298">который </text:span><text:span text:style-name="T299">обычно </text:span><text:span text:style-name="T300">идет</text:span><text:span text:style-name="T298"> </text:span><text:span text:style-name="T291">с частицей </text:span><text:span text:style-name="T92">to</text:span><text:span text:style-name="T291">.</text:span></text:p>
      <text:p text:style-name="P1039"><text:span text:style-name="T65">I don`t want </text:span><text:span text:style-name="T1213">to interface</text:span><text:span text:style-name="T65"> — Я не хочу </text:span><text:span text:style-name="T1213">вмешиваться</text:span><text:span text:style-name="T65">.</text:span></text:p>
      <text:p text:style-name="P840"/>
      <text:p text:style-name="P725"><text:span text:style-name="T291">Г</text:span><text:span text:style-name="T285">лаголы, после которых инфинитив всегда </text:span><text:span text:style-name="T292">с частицей </text:span><text:span text:style-name="T91">to</text:span><text:span text:style-name="T285">:</text:span></text:p>
      <text:list xml:id="list4085950391" text:style-name="L55">
        <text:list-item>
          <text:p text:style-name="P1518">want — хотеть;</text:p>
        </text:list-item>
        <text:list-item>
          <text:p text:style-name="P1518">need — нуждаться;</text:p>
        </text:list-item>
        <text:list-item>
          <text:p text:style-name="P1518">plan — планировать;</text:p>
        </text:list-item>
        <text:list-item>
          <text:p text:style-name="P1518">decide — принимать решение;</text:p>
        </text:list-item>
        <text:list-item>
          <text:p text:style-name="P1518">offer — предлагать;</text:p>
        </text:list-item>
        <text:list-item>
          <text:p text:style-name="P1518">hope — надеяться;</text:p>
        </text:list-item>
        <text:list-item>
          <text:p text:style-name="P1518">promise — обещать;</text:p>
        </text:list-item>
        <text:list-item>
          <text:p text:style-name="P1518">try — пытаться;</text:p>
        </text:list-item>
        <text:list-item>
          <text:p text:style-name="P1518">forget — забывать;</text:p>
        </text:list-item>
        <text:list-item>
          <text:p text:style-name="P1518">learn — изучать;</text:p>
        </text:list-item>
        <text:list-item>
          <text:p text:style-name="P1518">would like — хотел бы.</text:p>
        </text:list-item>
      </text:list>
      <text:p text:style-name="P1038"/>
      <text:p text:style-name="P1038">We promise <text:span text:style-name="T1015">to get</text:span> the money — Мы обещали <text:span text:style-name="T1015">достать</text:span> денег.</text:p>
      <text:p text:style-name="P1038">Don`t forget <text:span text:style-name="T1015">to write</text:span> importang things — Не забывай <text:span text:style-name="T1015">записывать</text:span> самое главное.</text:p>
      <text:p text:style-name="P834"/>
      <text:p text:style-name="P1158"><text:span text:style-name="T286">Между смысловым глаголом и идущим за ним инфинитивом часто </text:span><text:span text:style-name="T302">стоит</text:span><text:span text:style-name="T286"> дополнение.</text:span></text:p>
      <text:p text:style-name="P726"><text:span text:style-name="T302">Обычно</text:span><text:span text:style-name="T303"> </text:span><text:span text:style-name="T289">дополнение указывает</text:span><text:span text:style-name="T290">ся</text:span><text:span text:style-name="T289"> после </text:span><text:span text:style-name="T302">следующих </text:span><text:span text:style-name="T289">глаголов:</text:span></text:p>
      <text:list xml:id="list636008322" text:style-name="L56">
        <text:list-item>
          <text:p text:style-name="P1519">ask — спрашивать;</text:p>
        </text:list-item>
        <text:list-item>
          <text:p text:style-name="P1519">tell — говорить;</text:p>
        </text:list-item>
        <text:list-item>
          <text:p text:style-name="P1519">advice — советовать;</text:p>
        </text:list-item>
        <text:list-item>
          <text:p text:style-name="P1519">expect — ожидать;</text:p>
        </text:list-item>
        <text:list-item>
          <text:p text:style-name="P1519">pesuade — убеждать;</text:p>
        </text:list-item>
        <text:list-item>
          <text:p text:style-name="P1519">teach — обучать.</text:p>
        </text:list-item>
      </text:list>
      <text:p text:style-name="P837"/>
      <text:p text:style-name="P1043"><text:span text:style-name="T1204">I </text:span><text:span text:style-name="T34">asked</text:span><text:span text:style-name="T1205"> </text:span><text:span text:style-name="T1235">Mike</text:span><text:span text:style-name="T1205"> </text:span><text:span text:style-name="T1020">to come</text:span><text:span text:style-name="T1205"> in — Я просила Майка войти.</text:span></text:p>
      <text:p text:style-name="P84"><text:span text:style-name="T32">Tell</text:span><text:span text:style-name="T45"> </text:span><text:span text:style-name="T1236">them</text:span><text:span text:style-name="T45"> </text:span><text:span text:style-name="T63">to leave</text:span><text:span text:style-name="T45"> us alone — Попроси их оставить нас в покое.</text:span></text:p>
      <text:p text:style-name="P834"/>
      <text:p text:style-name="P1161"><text:span text:style-name="T286">Если после смыслового глагола </text:span><text:span text:style-name="T301">указано</text:span><text:span text:style-name="T287"> </text:span><text:span text:style-name="T286">дополне</text:span><text:span text:style-name="T287">ние, </text:span><text:span text:style-name="T288">то такие предложения удобней переводить с использованием придаточного предложения </text:span><text:span text:style-name="T315">(о них позже)</text:span><text:span text:style-name="T288">.</text:span></text:p>
      <text:p text:style-name="P838"/>
      <text:p text:style-name="P88"><text:span text:style-name="T60">I </text:span><text:span text:style-name="T33">promise</text:span><text:span text:style-name="T60"> </text:span><text:span text:style-name="T1237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1040"/>
      <text:p text:style-name="P1161"><text:span text:style-name="T368">(</text:span><text:span text:style-name="T369">п</text:span><text:span text:style-name="T370">ридаточно</text:span><text:span text:style-name="T371">е</text:span><text:span text:style-name="T370"> предложени</text:span><text:span text:style-name="T372">е</text:span><text:span text:style-name="T370"> — </text:span><text:span text:style-name="T368">это синтаксическая часть сложноподчиненного предложения, содержащая подчинительный союз или союзное слово: </text:span><text:span text:style-name="T373">Петя убежал с урока, </text:span><text:span text:style-name="T374">чтобы не пропустить концерт</text:span><text:span text:style-name="T368">. </text:span><text:span text:style-name="Emphasis"><text:span text:style-name="T375">Изобразить чувство, </text:span></text:span><text:span text:style-name="Emphasis"><text:span text:style-name="T376">которое я испытывал</text:span></text:span><text:span text:style-name="Emphasis"><text:span text:style-name="T375">, очень трудно</text:span></text:span><text:span text:style-name="T368">)</text:span><text:span text:style-name="T370">.</text:span></text:p>
      <text:p text:style-name="P1040"/>
      <text:p text:style-name="P1161"><text:soft-page-break/><text:span text:style-name="T288">Т</text:span><text:span text:style-name="T293">акже придаточное предложение используется, когда вторая часть объясняет причину действия из главной части. </text:span><text:span text:style-name="T294">В этом случае инфинитив всегда используется с </text:span><text:span text:style-name="T93">to</text:span><text:span text:style-name="T294">.</text:span></text:p>
      <text:p text:style-name="P835"/>
      <text:p text:style-name="P89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90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1041"/>
      <text:p text:style-name="P279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836"/>
      <text:p text:style-name="P1042">I <text:span text:style-name="T23">went out</text:span> <text:span text:style-name="T1015">for food</text:span> — Я <text:span text:style-name="T23">вышел</text:span><text:span text:style-name="T1203"> </text:span><text:span text:style-name="T1015">за едой</text:span>.</text:p>
      <text:p text:style-name="P273"/>
      <text:p text:style-name="P273">Ес<text:span text:style-name="T1203">ть</text:span> глаголы, после которых инфинитив используется без частицы <text:span text:style-name="T490">to</text:span> («голый» инфитив). Таких глаголов немного. Самыми распространенные: <text:span text:style-name="T490">let </text:span>(позволять) и <text:span text:style-name="T490">make</text:span>.</text:p>
      <text:p text:style-name="P271"/>
      <text:p text:style-name="P86"><text:span text:style-name="T23">Let</text:span> <text:span text:style-name="T1232">Peter</text:span> <text:span text:style-name="T1015">explain</text:span> himself — Позволь Питеру объясниться.</text:p>
      <text:p text:style-name="P87"><text:span text:style-name="T23">Let</text:span> <text:span text:style-name="T1232">us</text:span> (let`s) <text:span text:style-name="T1015">watch</text:span> this movie — Давай<text:span text:style-name="T1200"> </text:span>посмотрим этот фильм.</text:p>
      <text:p text:style-name="P272"/>
      <text:p text:style-name="P274">Если после <text:span text:style-name="T490">make</text:span> стоит еще один глагол, то в этом случае <text:span text:style-name="T490">make</text:span> переводится не как «делать», </text:p>
      <text:p text:style-name="P274">а как «заставлять». После <text:span text:style-name="T490">make</text:span> нужно также указать дополнение.</text:p>
      <text:p text:style-name="P274"/>
      <text:p text:style-name="P243">I <text:span text:style-name="T3">can`t</text:span> <text:span text:style-name="T23">make</text:span> <text:span text:style-name="T1232">John</text:span> <text:span text:style-name="T1015">work</text:span> — Я не могу заставить Джона работать.</text:p>
      <text:p text:style-name="P275"/>
      <text:p text:style-name="P277"><text:span text:style-name="T1201">Если инфинитив стоит после связки </text:span><text:span text:style-name="T518">it</text:span><text:span text:style-name="T1223"> + </text:span><text:span text:style-name="T515">be </text:span><text:span text:style-name="T1201">+ прилагательно</text:span><text:span text:style-name="T1202">е</text:span><text:span text:style-name="T1201">, то </text:span><text:span text:style-name="T1223">он </text:span><text:span text:style-name="T1201">используется </text:span></text:p>
      <text:p text:style-name="P277"><text:span text:style-name="T1201">с частицей </text:span><text:span text:style-name="T515">to</text:span><text:span text:style-name="T1201">. </text:span><text:span text:style-name="T1223">Такая связка выражает отношение к делу.</text:span></text:p>
      <text:p text:style-name="P276"/>
      <text:p text:style-name="P85">It <text:span text:style-name="T361">is difficult</text:span> to understand him — Его<text:span text:style-name="T1223"> </text:span>сложно понять.</text:p>
      <text:p text:style-name="P93">It was difficult to find a good job — Было трудно найти хорошую работу.</text:p>
      <text:p text:style-name="P54"><text:span text:style-name="T1223">It is nice to live here — Здесь </text:span><text:span text:style-name="T1224">приятно жить.</text:span></text:p>
      <text:p text:style-name="P276"/>
      <text:p text:style-name="P1329">По правилам английского языка после <text:span text:style-name="T490">be</text:span> всегда используется прилалагательное, при этом на русский, <text:span text:style-name="T490">be</text:span> + прилагательное будет переводиться наречием (где, куда, зачем, как).</text:p>
      <text:p text:style-name="P278"/>
      <text:p text:style-name="P1166"><text:span text:style-name="T1007">Г</text:span><text:span text:style-name="T1008">ерундий</text:span><text:span text:style-name="T785"> </text:span></text:p>
      <text:p text:style-name="P282"/>
      <text:p text:style-name="P1166"><text:span text:style-name="T788">Э</text:span><text:span text:style-name="T781">то нечно среднее между глаголом и существительным, </text:span><text:span text:style-name="T786">потому что м</text:span><text:span text:style-name="T781">ожет переводит</text:span><text:span text:style-name="T786">ь</text:span><text:span text:style-name="T781">ся </text:span></text:p>
      <text:p text:style-name="P1166"><text:span text:style-name="T786">и так и этак </text:span><text:span text:style-name="T789">(в зависимости от места)</text:span><text:span text:style-name="T781">.</text:span><text:span text:style-name="T787"> </text:span><text:span text:style-name="T782">Выглядит как глагол c окончанием </text:span><text:span text:style-name="T516">-ing</text:span><text:span text:style-name="T782">.</text:span></text:p>
      <text:p text:style-name="P285"/>
      <text:p text:style-name="P1167"><text:span text:style-name="T790">Герундий используется после предлогов </text:span><text:span text:style-name="T793">и</text:span><text:span text:style-name="T790"> некоторых глаголов. </text:span><text:span text:style-name="T792">Т</text:span><text:span text:style-name="T793">акже</text:span><text:span text:style-name="T790"> е</text:span><text:span text:style-name="T791">сли после </text:span></text:p>
      <text:p text:style-name="P286">первого глагола идет предлог, то второй всегда пишется в форме герундия.</text:p>
      <text:p text:style-name="P287"/>
      <text:p text:style-name="P284">Если герундий стоит в конце предложения, то он переводится глаголом.</text:p>
      <text:p text:style-name="P1062"/>
      <text:p text:style-name="P958"><text:span text:style-name="T1109">I </text:span><text:span text:style-name="T31">ran</text:span><text:span text:style-name="T1108"> for a long time </text:span><text:span text:style-name="T1178">without</text:span><text:span text:style-name="T1108"> </text:span><text:span text:style-name="T1111">stopping</text:span><text:span text:style-name="T1108"> — Я долго бежал, не останавливаясь.</text:span></text:p>
      <text:p text:style-name="P958"><text:span text:style-name="T1109">D</text:span><text:span text:style-name="T1108">on`t stop. </text:span><text:span text:style-name="T31">Keep</text:span><text:span text:style-name="T1108"> </text:span><text:span text:style-name="T1178">on</text:span><text:span text:style-name="T1108"> </text:span><text:span text:style-name="T1111">running</text:span><text:span text:style-name="T1108">! </text:span><text:span text:style-name="T1110">— </text:span><text:span text:style-name="T1108">Не останавливайся. Продолжай бежать!</text:span></text:p>
      <text:p text:style-name="P959"><text:span text:style-name="T1178">Before</text:span><text:span text:style-name="T1108"> </text:span><text:span text:style-name="T1111">going</text:span><text:span text:style-name="T1108"> </text:span><text:span text:style-name="T1111">out</text:span><text:span text:style-name="T1108">, I phoned Jerry — Перед выходом я позвонил Джерри.</text:span></text:p>
      <text:p text:style-name="P1062"/>
      <text:p text:style-name="P1162"><text:span text:style-name="T339">Глаголы, после которых </text:span><text:span text:style-name="T340">принято использовать</text:span><text:span text:style-name="T339"> герундий:</text:span></text:p>
      <text:p text:style-name="P1063"/>
      <text:list xml:id="list2396989327" text:style-name="L57">
        <text:list-item>
          <text:p text:style-name="P1523">обозначающие начало, продолжительность или конец процесса:</text:p>
          <text:list>
            <text:list-item>
              <text:p text:style-name="P1524">stop — прекращать;</text:p>
            </text:list-item>
            <text:list-item>
              <text:p text:style-name="P1524">finish — заканчивать;</text:p>
            </text:list-item>
            <text:list-item>
              <text:p text:style-name="P1524">give up — прекращать;</text:p>
            </text:list-item>
            <text:list-item>
              <text:p text:style-name="P1524"><text:soft-page-break/>carry on / go on / keep on — продолжать;</text:p>
            </text:list-item>
          </text:list>
          <text:p text:style-name="P1524"/>
        </text:list-item>
        <text:list-item>
          <text:p text:style-name="P1523">обозначающие отношение к чему-то:</text:p>
          <text:list>
            <text:list-item>
              <text:p text:style-name="P1524">dislike — нелюбить;</text:p>
            </text:list-item>
            <text:list-item>
              <text:p text:style-name="P1524">enjoy — нравиться;</text:p>
            </text:list-item>
          </text:list>
        </text:list-item>
        <text:list-item>
          <text:p text:style-name="P1523">глаголы чувственного восприятия:</text:p>
          <text:list>
            <text:list-item>
              <text:p text:style-name="P1524">see — видеть;</text:p>
            </text:list-item>
            <text:list-item>
              <text:p text:style-name="P1524">watch — смотреть;</text:p>
            </text:list-item>
            <text:list-item>
              <text:p text:style-name="P1524">hear — слышать;</text:p>
            </text:list-item>
            <text:list-item>
              <text:p text:style-name="P1524">listen to — слушать.</text:p>
            </text:list-item>
          </text:list>
        </text:list-item>
      </text:list>
      <text:p text:style-name="P1064"/>
      <text:list xml:id="list144339190050186" text:continue-numbering="true" text:style-name="L57">
        <text:list-item>
          <text:p text:style-name="P1523">другие глаголы и словосочетания:</text:p>
          <text:list>
            <text:list-item>
              <text:p text:style-name="P1524">suggest — предлагать;</text:p>
            </text:list-item>
            <text:list-item>
              <text:p text:style-name="P1524">mind — иметь ввиду, возражать;</text:p>
            </text:list-item>
            <text:list-item>
              <text:p text:style-name="P1524">avoid — избегать;</text:p>
            </text:list-item>
            <text:list-item>
              <text:p text:style-name="P1524">practice — практиковаться;</text:p>
            </text:list-item>
            <text:list-item>
              <text:p text:style-name="P1524">can`t help — не мочь не делать;</text:p>
            </text:list-item>
            <text:list-item>
              <text:p text:style-name="P1524">can`t stand — не выносить, ненавидеть;</text:p>
            </text:list-item>
            <text:list-item>
              <text:p text:style-name="P1524">look forward to — ждать с нетерпением.</text:p>
            </text:list-item>
          </text:list>
        </text:list-item>
      </text:list>
      <text:p text:style-name="P1063"/>
      <text:p text:style-name="P960">I enjoy <text:span text:style-name="T1015">reading</text:span> very much — Я очень люблю читать.</text:p>
      <text:p text:style-name="P960">I can`t help <text:span text:style-name="T1015">feeling</text:span> responsible — Я не могу не чувствовать ответственности.</text:p>
      <text:p text:style-name="P960">I look forward to <text:span text:style-name="T1015">meeting</text:span> John — Я жд<text:span text:style-name="T1216">у</text:span> с нетерпением встечи с Джоном.</text:p>
      <text:p text:style-name="P280"/>
      <text:p text:style-name="P280">Сочетание сказуемого и герундия можно расш<text:span text:style-name="T1217">и</text:span>рить, добавив между ними дополнение.</text:p>
      <text:p text:style-name="P280"/>
      <text:p text:style-name="P53"><text:span text:style-name="T1206">I </text:span><text:span text:style-name="T35">saw</text:span><text:span text:style-name="T1206"> </text:span><text:span text:style-name="T1238">John</text:span><text:span text:style-name="T1206"> </text:span><text:span text:style-name="T1021">working</text:span><text:span text:style-name="T1206"> in the garden — Я видел, как Джон работает в саду.</text:span></text:p>
      <text:p text:style-name="P91">He <text:span text:style-name="T3">can`t</text:span> <text:span text:style-name="T23">stand</text:span> <text:span text:style-name="T1232">his father</text:span> <text:span text:style-name="T1015">drinking</text:span> — Он не может вынести того, что его отец пьет.</text:p>
      <text:p text:style-name="P271"/>
      <text:p text:style-name="P283">Когда нужно сказать про дейсвтие, которое регулярно совершается, то для этого используется</text:p>
      <text:p text:style-name="P727"><text:span text:style-name="T783">связка </text:span><text:span text:style-name="T517">go</text:span><text:span text:style-name="T783"> + герундий. Глагол </text:span><text:span text:style-name="T517">go</text:span><text:span text:style-name="T783"> в этом случае переводится как «занимаюсь этим делом»:</text:span></text:p>
      <text:list xml:id="list1333731208" text:style-name="L58">
        <text:list-item>
          <text:p text:style-name="P1641"><text:span text:style-name="T783">go swimming — занима</text:span><text:span text:style-name="T784">ться</text:span><text:span text:style-name="T783"> плаваньем;</text:span></text:p>
        </text:list-item>
        <text:list-item>
          <text:p text:style-name="P1593">go running — бегать;</text:p>
        </text:list-item>
        <text:list-item>
          <text:p text:style-name="P1593">go fishing — рыбачить;</text:p>
        </text:list-item>
        <text:list-item>
          <text:p text:style-name="P1641">go skiing — кататься на лыжах;</text:p>
        </text:list-item>
        <text:list-item>
          <text:p text:style-name="P1665">go shopping — ходить по магазинам.</text:p>
        </text:list-item>
      </text:list>
      <text:p text:style-name="P1320"/>
      <text:p text:style-name="P1163"><text:span text:style-name="T1207">А связка </text:span><text:span text:style-name="T517">like</text:span><text:span text:style-name="T1207"> + герундий означает «</text:span><text:span text:style-name="T1208">люблю</text:span><text:span text:style-name="T1207"> заниматься этим </text:span><text:span text:style-name="T1208">делом</text:span><text:span text:style-name="T1207">».</text:span></text:p>
      <text:p text:style-name="P1320"/>
      <text:p text:style-name="P92">Would you like to <text:span text:style-name="T1015">go skiing</text:span> this weekend? — Ты хочешь <text:span text:style-name="T1015">покататься на лыжах</text:span> на выходных?</text:p>
      <text:p text:style-name="P92">I would rather <text:span text:style-name="T1015">go shopp</text:span><text:span text:style-name="T1022">i</text:span><text:span text:style-name="T1015">ng</text:span> — Нет, я лучше <text:span text:style-name="T1015">пойду по магазинам</text:span>.</text:p>
      <text:p text:style-name="P92">I <text:span text:style-name="T1015">like shopping</text:span> with my girlfriends! — Я <text:span text:style-name="T1015">люблю ходить по магазинам</text:span> с подру<text:span text:style-name="T1218">ж</text:span>ками!</text:p>
      <text:p text:style-name="P1320"/>
      <text:p text:style-name="P1165"><text:span text:style-name="T1210">Если герундий стоит в начале предложения, то он </text:span><text:span text:style-name="T1212">переводится не как глагол, а</text:span><text:span text:style-name="T1211"> как сущестительное </text:span><text:span text:style-name="T1212">(т. е. в этом случае он является подлежащим)</text:span><text:span text:style-name="T1210">.</text:span></text:p>
      <text:p text:style-name="P1164"/>
      <text:p text:style-name="P151">Swimming is very good for your health — Плаванье хорошо для здоровья</text:p>
      <text:p text:style-name="P151"><text:span text:style-name="T1209">L</text:span>earning English is not easy — Изучение английского — это нелегко.</text:p>
      <text:p text:style-name="P1164"/>
      <text:p text:style-name="P648">Глаголы, после который можно использовать как инфинитив так и герундий:</text:p>
      <text:p text:style-name="P648"><text:soft-page-break/></text:p>
      <text:list xml:id="list105539111" text:style-name="L59">
        <text:list-item>
          <text:p text:style-name="P1626">обозначающие процесс:</text:p>
          <text:list>
            <text:list-item>
              <text:p text:style-name="P1627">start, begin — начинать;</text:p>
            </text:list-item>
            <text:list-item>
              <text:p text:style-name="P1627">continue — продолжать;</text:p>
            </text:list-item>
          </text:list>
        </text:list-item>
      </text:list>
      <text:p text:style-name="P648"/>
      <text:list xml:id="list144339042079907" text:continue-numbering="true" text:style-name="L59">
        <text:list-item>
          <text:p text:style-name="P1626">обозначающие отношение к чему-то:</text:p>
          <text:list>
            <text:list-item>
              <text:p text:style-name="P1628">love — любить;</text:p>
            </text:list-item>
            <text:list-item>
              <text:p text:style-name="P1628">like — нравиться;</text:p>
            </text:list-item>
            <text:list-item>
              <text:p text:style-name="P1628">hate — ненавидеть;</text:p>
            </text:list-item>
            <text:list-item>
              <text:p text:style-name="P1628">prefer — предпочитать;</text:p>
            </text:list-item>
          </text:list>
        </text:list-item>
      </text:list>
      <text:p text:style-name="P649"/>
      <text:p text:style-name="P152">I started to leart English at school / I started learning English at school.</text:p>
      <text:p text:style-name="P152">I love to play the piano / I love playing the piano.</text:p>
      <text:p text:style-name="P650"/>
      <text:p text:style-name="P1351">Формальное подлежащее. <text:span text:style-name="T1220">Dummy subject</text:span></text:p>
      <text:p text:style-name="P651"/>
      <text:p text:style-name="P652">В английском предложении обязательно должно присутствовать подлежащее и сказуемое.</text:p>
      <text:p text:style-name="P653">Это его грамматическая основа. В русском предложении подлежащее может отсутствовать.</text:p>
      <text:p text:style-name="P652">Из-за этого могут возн<text:span text:style-name="T1220">и</text:span>кать некоторые трудности при переводе.</text:p>
      <text:p text:style-name="P652"/>
      <text:p text:style-name="P654">Когда в русском предложении подлежащее отсутствует, в английском используется формальное подлежащее. Их всего 2: <text:span text:style-name="T490">there</text:span> и <text:span text:style-name="T490">it</text:span>, <text:span text:style-name="T1221">но </text:span><text:span text:style-name="T1225">еще </text:span><text:span text:style-name="T1221">могут</text:span><text:span text:style-name="T1225"> </text:span><text:span text:style-name="T1221">встретиться: </text:span><text:span text:style-name="T519">t</text:span><text:span text:style-name="T490">hey</text:span>, <text:span text:style-name="T490">this</text:span>, <text:span text:style-name="T490">that</text:span>.</text:p>
      <text:p text:style-name="P1195"><text:span text:style-name="T385">Т</text:span><text:span text:style-name="T386">акие предложения удобнее переводить с конца </text:span><text:span text:style-name="T457">(как и </text:span><text:span text:style-name="T458">все, в английском</text:span><text:span text:style-name="T457">)</text:span><text:span text:style-name="T386">. </text:span></text:p>
      <text:p text:style-name="P655"/>
      <text:p text:style-name="P1171"><text:span text:style-name="T393">П</text:span><text:span text:style-name="T391">одлежащее </text:span><text:span text:style-name="T582">there</text:span><text:span text:style-name="T391"> </text:span><text:span text:style-name="T393">всегда идет</text:span><text:span text:style-name="T391"> в связке с глаголом </text:span><text:span text:style-name="T582">be</text:span><text:span text:style-name="T391">. Оно необходимо, чтобы сказать </text:span></text:p>
      <text:p text:style-name="P1171"><text:span text:style-name="T391">о местоположении существительного, которое идет после </text:span><text:span text:style-name="T582">be</text:span><text:span text:style-name="T391"> </text:span><text:span text:style-name="T393">(как указатель)</text:span><text:span text:style-name="T391">.</text:span></text:p>
      <text:p text:style-name="P658"/>
      <text:p text:style-name="P153"><text:span text:style-name="T21">There</text:span><text:span text:style-name="T1222"> </text:span><text:span text:style-name="T37">is</text:span><text:span text:style-name="T1222"> </text:span><text:span text:style-name="T1239">a new restaurant</text:span><text:span text:style-name="T1222"> </text:span><text:span text:style-name="T12">in King Street</text:span><text:span text:style-name="T1222"> — На Кинг-стрит есть новый ресторан.</text:span></text:p>
      <text:p text:style-name="P154"><text:span text:style-name="T13">There</text:span> <text:span text:style-name="T23">was</text:span> <text:span text:style-name="T1232">a fight</text:span> <text:span text:style-name="T10">in the street today</text:span> — На улице сегодня была драка.</text:p>
      <text:p text:style-name="P659"/>
      <text:p text:style-name="P1169"><text:span text:style-name="T391">Иногда с помощью </text:span><text:span text:style-name="T582">there</text:span><text:span text:style-name="T391"> + </text:span><text:span text:style-name="T582">be</text:span><text:span text:style-name="T391"> говорят о существительном, которое не может совершать действий, но с которым связана дополнительная информация.</text:span></text:p>
      <text:p text:style-name="P659"/>
      <text:p text:style-name="P94"><text:span text:style-name="T385">T</text:span><text:span text:style-name="T391">here is something I want to tell you — Есть, кое-что, что я должен сказать тебе.</text:span></text:p>
      <text:p text:style-name="P660"/>
      <text:p text:style-name="P1170"><text:span text:style-name="T386">Связка </text:span><text:span text:style-name="T583">there</text:span><text:span text:style-name="T386"> + </text:span><text:span text:style-name="T583">be</text:span><text:span text:style-name="T386"> переводится по глаголу </text:span><text:span text:style-name="T583">be</text:span><text:span text:style-name="T386">, либо полностью выпадает при переводе.</text:span></text:p>
      <text:p text:style-name="P1322"><text:span text:style-name="T387">В Present Perfect, </text:span><text:span text:style-name="T584">be</text:span><text:span text:style-name="T387"> преобразуется в </text:span><text:span text:style-name="T584">have/has been</text:span><text:span text:style-name="T387">.</text:span></text:p>
      <text:p text:style-name="P660"/>
      <text:p text:style-name="P1168"><text:span text:style-name="T387">В вопросах </text:span><text:span text:style-name="T584">be</text:span><text:span text:style-name="T387"> </text:span><text:span text:style-name="T388">ставится</text:span><text:span text:style-name="T387"> перед </text:span><text:span text:style-name="T584">there</text:span><text:span text:style-name="T387">. Вопрос не обязательно </text:span><text:span text:style-name="T392">должен быть </text:span><text:span text:style-name="T387">общи</text:span><text:span text:style-name="T392">м</text:span><text:span text:style-name="T387">. </text:span></text:p>
      <text:p text:style-name="P657">Он может начинаться и с вопросительного слова. </text:p>
      <text:p text:style-name="P662"/>
      <text:p text:style-name="P155">What is there in the box? — Что находится в коробке? (Что есть в коробке?)</text:p>
      <text:p text:style-name="P662"/>
      <text:p text:style-name="P1168"><text:span text:style-name="T388">Отрицание образуется</text:span><text:span text:style-name="T387"> </text:span><text:span text:style-name="T388">с помощью частицы </text:span><text:span text:style-name="T585">not</text:span><text:span text:style-name="T388"> после </text:span><text:span text:style-name="T585">be</text:span><text:span text:style-name="T388">. Также </text:span><text:span text:style-name="T390">можно</text:span><text:span text:style-name="T388"> использовать отрицательное местоимение </text:span><text:span text:style-name="T585">no</text:span><text:span text:style-name="T388">, </text:span><text:span text:style-name="T1228">которое стоит перед существительным, как отдельное слово</text:span><text:span text:style-name="T388">.</text:span></text:p>
      <text:p text:style-name="P662"/>
      <text:p text:style-name="P95"><text:span text:style-name="T377">There aren`t any challenges in his life / T</text:span><text:span text:style-name="T389">here are no challenges in his life</text:span><text:span text:style-name="T377"> — </text:span></text:p>
      <text:p text:style-name="P155">В его жизни нет испытаний.</text:p>
      <text:p text:style-name="P662"/>
      <text:p text:style-name="P1171"><text:span text:style-name="T393">Подлежащее </text:span><text:span text:style-name="T586">it</text:span><text:span text:style-name="T393"> </text:span><text:span text:style-name="T402">обычно </text:span><text:span text:style-name="T393">используется, когда надо сообщить время или сказать о погоде.</text:span></text:p>
      <text:p text:style-name="P666"/>
      <text:p text:style-name="P1172"><text:soft-page-break/><text:span text:style-name="T396">После </text:span><text:span text:style-name="T587">it</text:span><text:span text:style-name="T396"> может идти не только существительное </text:span><text:span text:style-name="T398">(в отличие от </text:span><text:span text:style-name="T589">there</text:span><text:span text:style-name="T398">)</text:span><text:span text:style-name="T396">, но </text:span><text:span text:style-name="T398">также </text:span><text:span text:style-name="T396">прилагательное </text:span><text:span text:style-name="T398">или глагол</text:span><text:span text:style-name="T396"> </text:span><text:span text:style-name="T398">(обычно идет прилагательное).</text:span></text:p>
      <text:p text:style-name="P156"/>
      <text:p text:style-name="P665"><text:span text:style-name="T520">It</text:span><text:span text:style-name="T1227"> может идти в связке с любым глаголом, а не только с </text:span><text:span text:style-name="T520">be</text:span><text:span text:style-name="T1227">.</text:span></text:p>
      <text:p text:style-name="P666"/>
      <text:p text:style-name="P1335"><text:span text:style-name="T16">It</text:span><text:span text:style-name="T580"> </text:span><text:span text:style-name="T27">is</text:span><text:span text:style-name="T580"> 5 o`clock — Сейчас 5 часов.</text:span></text:p>
      <text:p text:style-name="P96"><text:span text:style-name="T17">It</text:span><text:span text:style-name="T377"> </text:span><text:span text:style-name="T36">is</text:span><text:span text:style-name="T377"> warm — Тепло.</text:span></text:p>
      <text:p text:style-name="P96"><text:span text:style-name="T17">It</text:span><text:span text:style-name="T377"> often </text:span><text:span text:style-name="T36">snows</text:span><text:span text:style-name="T377"> </text:span><text:span text:style-name="T394">in the winter — Зимой часто идет снег.</text:span></text:p>
      <text:p text:style-name="P667"/>
      <text:p text:style-name="P728"><text:span text:style-name="T394">Е</text:span><text:span text:style-name="T397">ще </text:span><text:span text:style-name="T588">it</text:span><text:span text:style-name="T397"> является подлежащим в таких конструкциях:</text:span></text:p>
      <text:list xml:id="list1451872179" text:style-name="L60">
        <text:list-item>
          <text:p text:style-name="P1666"><text:span text:style-name="T580">It`s time</text:span><text:span text:style-name="T377"> — пора (после используется инфинитив для указания действия, </text:span></text:p>
          <text:p text:style-name="P1629">которое пришло время сделать);</text:p>
        </text:list-item>
        <text:list-item>
          <text:p text:style-name="P1667"><text:span text:style-name="T585">I</text:span><text:span text:style-name="T580">t</text:span><text:span text:style-name="T377"> + </text:span><text:span text:style-name="T580">be</text:span><text:span text:style-name="T377"> + прилагательное + инфинитив</text:span><text:span text:style-name="T395"> (отношение к делу);</text:span></text:p>
        </text:list-item>
        <text:list-item>
          <text:p text:style-name="P1668"><text:span text:style-name="T395">в </text:span><text:span text:style-name="T377">пассивном залоге, в оборотах </text:span><text:span text:style-name="T580">it is known</text:span><text:span text:style-name="T377"> (известно) и </text:span><text:span text:style-name="T580">it is said</text:span><text:span text:style-name="T377"> (говорят).</text:span></text:p>
        </text:list-item>
      </text:list>
      <text:p text:style-name="P663"/>
      <text:p text:style-name="P1183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663"/>
      <text:p text:style-name="P1334"><text:span text:style-name="T389">Т</text:span><text:span text:style-name="T377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64"/>
      <text:p text:style-name="P1067"><text:span text:style-name="T384">They say this film is interesting / </text:span><text:span text:style-name="T383">This film is said to be interesting</text:span><text:span text:style-name="T384"> — </text:span></text:p>
      <text:p text:style-name="P1068">Говорят, этот фильминтересный.</text:p>
      <text:p text:style-name="P1323"/>
      <text:p text:style-name="P1300"><text:span text:style-name="T1226">М</text:span>естоимение. Pronoun</text:p>
      <text:p text:style-name="P661"/>
      <text:p text:style-name="P1299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68"/>
      <text:p text:style-name="P669">Все местоимения можно разбить на несколько группы:</text:p>
      <text:list xml:id="list1874041457" text:style-name="L61">
        <text:list-item>
          <text:p text:style-name="P1630">личные местоимения (Personal Pronouns);</text:p>
        </text:list-item>
        <text:list-item>
          <text:p text:style-name="P1630">притяжательные местоимения (Possessive Pronouns);</text:p>
        </text:list-item>
        <text:list-item>
          <text:p text:style-name="P1630">возвратные местоимения (Reflexive Pronouns);</text:p>
        </text:list-item>
        <text:list-item>
          <text:p text:style-name="P1630">указательные местоимения (Demonstrative Pronouns);</text:p>
        </text:list-item>
        <text:list-item>
          <text:p text:style-name="P1630"><text:span text:style-name="T1259">неопределенные </text:span>местоимения <text:span text:style-name="T1263">(</text:span>some, any, no и их производные<text:span text:style-name="T1263">)</text:span>.</text:p>
        </text:list-item>
      </text:list>
      <text:p text:style-name="P656"/>
      <text:p text:style-name="P9">Личные местоимения</text:p>
      <text:p text:style-name="P670"/>
      <text:p text:style-name="P1188"><text:span text:style-name="T399">Имеют только 2 формы: </text:span>именительный паде<text:span text:style-name="T1264">ж и </text:span><text:span text:style-name="T399">объектные падеж.</text:span></text:p>
      <text:p text:style-name="P671">Объектный падеж соответсвует любому косвенному падежу русского языка.</text:p>
      <text:p text:style-name="P671">(косвенный падежы — это все падежы, кроме именительного)</text:p>
      <text:p text:style-name="P671"/>
      <text:p text:style-name="P729"><text:span text:style-name="T399">Личные местоимения в именительном падеже </text:span><text:span text:style-name="T412">заменяют</text:span><text:span text:style-name="T408"> подлежащее </text:span><text:span text:style-name="T416">(кто/</text:span><text:span text:style-name="T417">что</text:span><text:span text:style-name="T416">)</text:span><text:span text:style-name="T408">:</text:span></text:p>
      <table:table table:name="Table10" table:style-name="Table10">
        <table:table-column table:style-name="Table10.A" table:number-columns-repeated="3"/>
        <table:table-row table:style-name="TableLine93867700733920">
          <table:table-cell table:style-name="Table10.A1" office:value-type="string">
            <text:p text:style-name="P1401">Лицо</text:p>
          </table:table-cell>
          <table:table-cell table:style-name="Table10.A1" office:value-type="string">
            <text:p text:style-name="P1401">Единственное число</text:p>
          </table:table-cell>
          <table:table-cell table:style-name="Table10.C1" office:value-type="string">
            <text:p text:style-name="P1401">Множественное число</text:p>
          </table:table-cell>
        </table:table-row>
        <table:table-row table:style-name="TableLine93867698136672">
          <table:table-cell table:style-name="Table10.A2" office:value-type="string">
            <text:p text:style-name="P1441">1</text:p>
          </table:table-cell>
          <table:table-cell table:style-name="Table10.A2" office:value-type="string">
            <text:p text:style-name="P1441">I</text:p>
          </table:table-cell>
          <table:table-cell table:style-name="Table10.C2" office:value-type="string">
            <text:p text:style-name="P1442">we</text:p>
          </table:table-cell>
        </table:table-row>
        <table:table-row table:style-name="TableLine93867698152288">
          <table:table-cell table:style-name="Table10.A2" office:value-type="string">
            <text:p text:style-name="P1441">2</text:p>
          </table:table-cell>
          <table:table-cell table:style-name="Table10.A2" office:value-type="string">
            <text:p text:style-name="P1441">you</text:p>
          </table:table-cell>
          <table:table-cell table:style-name="Table10.C2" office:value-type="string">
            <text:p text:style-name="P1442">you</text:p>
          </table:table-cell>
        </table:table-row>
        <table:table-row table:style-name="TableLine93867698153520">
          <table:table-cell table:style-name="Table10.A2" office:value-type="string">
            <text:p text:style-name="P1441">3</text:p>
          </table:table-cell>
          <table:table-cell table:style-name="Table10.A2" office:value-type="string">
            <text:p text:style-name="P1441">he/she/<text:span text:style-name="T1229">it</text:span></text:p>
          </table:table-cell>
          <table:table-cell table:style-name="Table10.C2" office:value-type="string">
            <text:p text:style-name="P1442">they</text:p>
          </table:table-cell>
        </table:table-row>
      </table:table>
      <text:p text:style-name="P671"><text:soft-page-break/></text:p>
      <text:p text:style-name="P673">Местоимения <text:span text:style-name="T490">he</text:span> <text:span text:style-name="T1243">(он)</text:span> и <text:span text:style-name="T490">she</text:span> <text:span text:style-name="T1243">(она)</text:span> заменяют <text:span text:style-name="T1197">человека</text:span>.</text:p>
      <text:p text:style-name="P673">Они не могут заменить неодушевленный предмет или животное.</text:p>
      <text:p text:style-name="P672"/>
      <text:p text:style-name="P1177">Местоимение you заменяет 2 лицо <text:span text:style-name="T1253">(ты/</text:span>вы<text:span text:style-name="T1253">)</text:span>. По умолчанию you означает «вы» <text:span text:style-name="T400">и лишь </text:span></text:p>
      <text:p text:style-name="P1177"><text:span text:style-name="T400">по тону и </text:span><text:span text:style-name="T401">словам</text:span><text:span text:style-name="T400"> можно догадаться что вместо «вы», хотят сказать «ты».</text:span></text:p>
      <text:p text:style-name="P672"/>
      <text:p text:style-name="P157">Hey you, kid! Come to me — Эй ты, пацан, подойди сюда. (грубо)</text:p>
      <text:p text:style-name="P157">Would you like some tea? — Не хотите ли вы чаю? (вежливо)</text:p>
      <text:p text:style-name="P672"/>
      <text:p text:style-name="P676">Местоимение <text:span text:style-name="T490">it</text:span> <text:span text:style-name="T1230">переводится как «он/она/оно».</text:span> <text:span text:style-name="T1230">З</text:span>аменяет все неодушевленный </text:p>
      <text:p text:style-name="P677">предметы <text:span text:style-name="T1252">(</text:span>независимо от их рода<text:span text:style-name="T1252">)</text:span>, а также животных.</text:p>
      <text:p text:style-name="P674"/>
      <text:p text:style-name="P158">Where is the <text:span text:style-name="T1015">book</text:span>? <text:span text:style-name="T1015">It</text:span> is on the table — Где <text:span text:style-name="T1015">книга</text:span>? <text:span text:style-name="T1015">Она</text:span> на столе.</text:p>
      <text:p text:style-name="P158">My <text:span text:style-name="T1015">cat</text:span> is funny. <text:span text:style-name="T1015">It</text:span> plays all day long — Мой <text:span text:style-name="T1015">кот</text:span> смешной. <text:span text:style-name="T1015">Он</text:span> играет целый день.</text:p>
      <text:p text:style-name="P674"/>
      <text:p text:style-name="P676">Местоимение <text:span text:style-name="T490">they</text:span> переводится как «они». <text:span text:style-name="T1230">Может заменять как людей,</text:span> </text:p>
      <text:p text:style-name="P676"><text:span text:style-name="T1230">так и </text:span>неодушевленные предметы.</text:p>
      <text:p text:style-name="P675"/>
      <text:p text:style-name="P159">Where are the <text:span text:style-name="T1015">keys</text:span>? <text:span text:style-name="T1015">They</text:span> are on the table — Где <text:span text:style-name="T1015">ключи</text:span>? <text:span text:style-name="T1015">Они</text:span> на столе.</text:p>
      <text:p text:style-name="P676"/>
      <text:p text:style-name="P1173"><text:span text:style-name="T403">Местоимение </text:span><text:span text:style-name="T590">we</text:span><text:span text:style-name="T403"> переводится как «мы». </text:span><text:span text:style-name="T406">И </text:span><text:span text:style-name="T591">they</text:span><text:span text:style-name="T406">, и </text:span><text:span text:style-name="T591">we</text:span><text:span text:style-name="T403"> </text:span><text:span text:style-name="T406">могут </text:span><text:span text:style-name="T403">заменять связки из </text:span></text:p>
      <text:p text:style-name="P679">нескольких слов, которые используются как одно подлежащее.</text:p>
      <text:p text:style-name="P680"/>
      <text:p text:style-name="P55"><text:span text:style-name="T1023">S</text:span><text:span text:style-name="T1024">ue and I</text:span><text:span text:style-name="T404"> are good friends — </text:span><text:span text:style-name="T1025">Мы со Сью</text:span><text:span text:style-name="T405"> хорошие друзья </text:span><text:span text:style-name="T407">(</text:span><text:span text:style-name="T409">я</text:span><text:span text:style-name="T407"> </text:span><text:span text:style-name="T409">+</text:span><text:span text:style-name="T407"> Сью = we)</text:span><text:span text:style-name="T404">.</text:span></text:p>
      <text:p text:style-name="P160"><text:span text:style-name="T377">Where are </text:span><text:span text:style-name="T1015">Tom and Jerry</text:span><text:span text:style-name="T377">? </text:span><text:span text:style-name="T1015">They</text:span><text:span text:style-name="T377"> are in the garden — Где </text:span><text:span text:style-name="T1015">Том и Джерри</text:span><text:span text:style-name="T377">? </text:span><text:span text:style-name="T1015">Они</text:span><text:span text:style-name="T377"> в саду.</text:span></text:p>
      <text:p text:style-name="P681"/>
      <text:p text:style-name="P1330"><text:span text:style-name="T401">It — </text:span><text:span text:style-name="T436">переводится как «</text:span><text:span text:style-name="T401">это»? </text:span><text:span text:style-name="T437">(</text:span><text:span text:style-name="T401">I</text:span><text:span text:style-name="T438">t</text:span><text:span text:style-name="T401"> is in the garden — Это в саду</text:span><text:span text:style-name="T437">)</text:span><text:span text:style-name="T401">.</text:span></text:p>
      <text:p text:style-name="P1331"><text:span text:style-name="T401">(</text:span><text:span text:style-name="T439">после it может стоять указание на место, где происходит ситуация, стр. 192</text:span><text:span text:style-name="T435">)</text:span></text:p>
      <text:p text:style-name="P682"/>
      <text:p text:style-name="P730"><text:span text:style-name="T410">Личные местоимения в объектном падеже </text:span><text:span text:style-name="T412">заменяют</text:span><text:span text:style-name="T410"> дополнени</text:span><text:span text:style-name="T411">е </text:span><text:span text:style-name="T416">(кого, кому, кем)</text:span><text:span text:style-name="T410">:</text:span></text:p>
      <text:list xml:id="list1985365394" text:style-name="L62">
        <text:list-item>
          <text:p text:style-name="P1716">me — меня, мне, мной;</text:p>
        </text:list-item>
        <text:list-item>
          <text:p text:style-name="P1716">you — тебя, тебе, тобой / вас, вам, вами;</text:p>
        </text:list-item>
        <text:list-item>
          <text:p text:style-name="P1717">him — его, ему, <text:span text:style-name="T1249">им;</text:span></text:p>
        </text:list-item>
        <text:list-item>
          <text:p text:style-name="P1717">her — ее, ей;</text:p>
        </text:list-item>
        <text:list-item>
          <text:p text:style-name="P1718"><text:span text:style-name="T1112">it — </text:span><text:span text:style-name="T1113">этого</text:span><text:span text:style-name="T1112">, </text:span><text:span text:style-name="T1113">этому, этим </text:span><text:span text:style-name="T1115">(неодушевлен.)</text:span><text:span text:style-name="T1114">;</text:span></text:p>
        </text:list-item>
        <text:list-item>
          <text:p text:style-name="P1717">us — нас, нам, нами;</text:p>
        </text:list-item>
        <text:list-item>
          <text:p text:style-name="P1717">them — их, им, ими.</text:p>
          <text:p text:style-name="P1719"/>
        </text:list-item>
      </text:list>
      <text:p text:style-name="P161"><text:span text:style-name="T13">I</text:span> <text:span text:style-name="T23">love</text:span> <text:span text:style-name="T1232">Jave</text:span> — Я люблю Джейн</text:p>
      <text:p text:style-name="P161"><text:span text:style-name="T13">Jane</text:span> <text:span text:style-name="T23">loves</text:span> <text:span text:style-name="T1232">me</text:span> — Джейн любит меня</text:p>
      <text:p text:style-name="P683"/>
      <text:p text:style-name="P10">Притяжательные местоимения</text:p>
      <text:p text:style-name="P684"/>
      <text:p text:style-name="P1175"><text:span text:style-name="T413">Овечают на вопрос «чей?». </text:span><text:span text:style-name="T414">И</text:span><text:span text:style-name="T424">х особенность </text:span><text:span text:style-name="T423">в</text:span><text:span text:style-name="T424"> то</text:span><text:span text:style-name="T423">м</text:span><text:span text:style-name="T424">, что они заменяют артикли.</text:span></text:p>
      <text:p text:style-name="P162">The dress is blue →<text:span text:style-name="T1255"> </text:span>Her dress is blue.</text:p>
      <text:p text:style-name="P685"/>
      <text:p text:style-name="P1328"><text:span text:style-name="T413">А</text:span><text:span text:style-name="T377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686"/>
      <text:p text:style-name="P1174"><text:span text:style-name="T419">П</text:span><text:span text:style-name="T415">ритяжательные местоимения первого типа — это местоимен</text:span><text:span text:style-name="T418">ия</text:span><text:span text:style-name="T415">, </text:span><text:span text:style-name="T418">которые </text:span><text:span text:style-name="T413">употребляются</text:span><text:span text:style-name="T418"> </text:span></text:p>
      <text:p text:style-name="P693"><text:soft-page-break/>в связке с существительным (существительное идет после, обязательно):</text:p>
      <text:list xml:id="list2578556751" text:style-name="L63">
        <text:list-item>
          <text:p text:style-name="P1631">my — <text:span text:style-name="T1244">мо</text:span><text:span text:style-name="T1245">й</text:span>; </text:p>
        </text:list-item>
        <text:list-item>
          <text:p text:style-name="P1631">your — <text:span text:style-name="T1244">твой/ваш</text:span>; </text:p>
        </text:list-item>
        <text:list-item>
          <text:p text:style-name="P1631">his — <text:span text:style-name="T1245">его</text:span>;</text:p>
        </text:list-item>
        <text:list-item>
          <text:p text:style-name="P1631">her — <text:span text:style-name="T1245">ее</text:span>;</text:p>
        </text:list-item>
        <text:list-item>
          <text:p text:style-name="P1642"><text:span text:style-name="T415">its — </text:span><text:span text:style-name="T428">этого</text:span><text:span text:style-name="T415">.</text:span></text:p>
        </text:list-item>
        <text:list-item>
          <text:p text:style-name="P1632">our — <text:span text:style-name="T1244">наш</text:span>; </text:p>
        </text:list-item>
        <text:list-item>
          <text:p text:style-name="P1631">their — <text:span text:style-name="T1245">их</text:span>; </text:p>
        </text:list-item>
      </text:list>
      <text:p text:style-name="P688"/>
      <text:p text:style-name="P56"><text:span text:style-name="T1026">I</text:span><text:span text:style-name="T418"> like </text:span><text:span text:style-name="T1026">my</text:span><text:span text:style-name="T418"> </text:span><text:span text:style-name="T431">work</text:span><text:span text:style-name="T418"> — Мне нравится моя </text:span><text:span text:style-name="T431">работа</text:span><text:span text:style-name="T418">.</text:span></text:p>
      <text:p text:style-name="P57"><text:span text:style-name="T1026">He</text:span><text:span text:style-name="T418"> likes </text:span><text:span text:style-name="T1026">his</text:span><text:span text:style-name="T418"> </text:span><text:span text:style-name="T431">work</text:span><text:span text:style-name="T418"> — Ему нравится его </text:span><text:span text:style-name="T431">работа</text:span><text:span text:style-name="T418">.</text:span></text:p>
      <text:p text:style-name="P695"/>
      <text:p text:style-name="P1178"><text:span text:style-name="T430">С</text:span><text:span text:style-name="T432">ледует обратить внимание, в каком контексте используется </text:span><text:span text:style-name="T592">its</text:span><text:span text:style-name="T432">.</text:span></text:p>
      <text:p text:style-name="P696"/>
      <text:p text:style-name="P97"><text:span text:style-name="T427">T</text:span><text:span text:style-name="T377">he </text:span><text:span text:style-name="T1027">plant</text:span><text:span text:style-name="T429"> likes </text:span><text:span text:style-name="T1027">its</text:span><text:span text:style-name="T429"> soil — Растению нравится его почва.</text:span></text:p>
      <text:p text:style-name="P1194"><text:span text:style-name="T606">The</text:span><text:span text:style-name="T654"> </text:span><text:span text:style-name="T655">dog</text:span><text:span text:style-name="T607"> likes </text:span><text:span text:style-name="T654">his</text:span><text:span text:style-name="T607"> food — </text:span><text:span text:style-name="T608">Собаке</text:span><text:span text:style-name="T607"> нратися е</text:span><text:span text:style-name="T608">е</text:span><text:span text:style-name="T607"> </text:span><text:span text:style-name="T609">корм </text:span><text:span text:style-name="T610">(так выдает google-переводчик)</text:span><text:span text:style-name="T607">.</text:span></text:p>
      <text:p text:style-name="P687"/>
      <text:p text:style-name="P1176"><text:span text:style-name="T416">Иногда </text:span><text:span text:style-name="T425">такие</text:span><text:span text:style-name="T418"> местоимения удобнее переводить словом «свой» </text:span><text:span text:style-name="T419">и его вариантами</text:span><text:span text:style-name="T418">.</text:span></text:p>
      <text:p text:style-name="P690"/>
      <text:p text:style-name="P163">I love <text:span text:style-name="T1015">my</text:span> native town — Я люблю <text:span text:style-name="T1015">свой</text:span> родной город.</text:p>
      <text:p text:style-name="P163">He loves <text:span text:style-name="T1015">his</text:span> native town — Он любит <text:span text:style-name="T1015">свой</text:span> родной город.</text:p>
      <text:p text:style-name="P689"/>
      <text:p text:style-name="P691">Бывают ситуации, когда после притяжательного местоимения существительного нет.</text:p>
      <text:p text:style-name="P692">В этом случае используются притяжательные местоимения второго типа. </text:p>
      <text:p text:style-name="P692"/>
      <text:p text:style-name="P697">Они употребляются самостоятельно, в конце предложения:</text:p>
      <text:list xml:id="list4077846850" text:style-name="L64">
        <text:list-item>
          <text:p text:style-name="P1633"><text:span text:style-name="T1250">m</text:span>ine — <text:span text:style-name="T1250">мой</text:span>;</text:p>
        </text:list-item>
        <text:list-item>
          <text:p text:style-name="P1633">yours — <text:span text:style-name="T1250">твой/ваш</text:span>;</text:p>
        </text:list-item>
        <text:list-item>
          <text:p text:style-name="P1633">his — <text:span text:style-name="T1250">его</text:span>;</text:p>
        </text:list-item>
        <text:list-item>
          <text:p text:style-name="P1633">hers — <text:span text:style-name="T1250">ее</text:span>;</text:p>
        </text:list-item>
        <text:list-item>
          <text:p text:style-name="P1643"><text:span text:style-name="T420">its — </text:span><text:span text:style-name="T426">э</text:span><text:span text:style-name="T421">того</text:span><text:span text:style-name="T420">;</text:span></text:p>
        </text:list-item>
        <text:list-item>
          <text:p text:style-name="P1633">ours — <text:span text:style-name="T1250">наш</text:span>; </text:p>
        </text:list-item>
        <text:list-item>
          <text:p text:style-name="P1634">theirs — их.</text:p>
        </text:list-item>
      </text:list>
      <text:p text:style-name="P698"/>
      <text:p text:style-name="P58"><text:span text:style-name="T421">Don`t touch it. It`s </text:span><text:span text:style-name="T425">mine</text:span><text:span text:style-name="T421"> — </text:span><text:span text:style-name="T422">Не трогай это. Это </text:span><text:span text:style-name="T425">мое</text:span><text:span text:style-name="T422">.</text:span></text:p>
      <text:p text:style-name="P164">It`s my money (это мои деньги) → It`s mine (они мои).</text:p>
      <text:p text:style-name="P678"/>
      <text:p text:style-name="P11">Возвратные местоимения</text:p>
      <text:p text:style-name="P694"/>
      <text:p text:style-name="P1181"><text:span text:style-name="T433">Показывают, что человек совершает действие по отношению к самому себе. </text:span><text:span text:style-name="T867">С</text:span><text:span text:style-name="T869">остоят из </text:span></text:p>
      <text:p text:style-name="P1189"><text:span text:style-name="T869">2х частей: слова </text:span><text:span text:style-name="T593">my/your/him/her/it/our/them</text:span><text:span text:style-name="T869"> и хвостика </text:span><text:span text:style-name="T593">-self</text:span><text:span text:style-name="T869"> или </text:span><text:span text:style-name="T593">-selves</text:span><text:span text:style-name="T869"> </text:span><text:span text:style-name="T884">(</text:span><text:span text:style-name="T869">для множеств. числа</text:span><text:span text:style-name="T884">)</text:span><text:span text:style-name="T869">.</text:span><text:span text:style-name="T434"> </text:span></text:p>
      <text:p text:style-name="P497"/>
      <text:p text:style-name="P1189"><text:span text:style-name="T867">В</text:span><text:span text:style-name="T868">сегда </text:span><text:span text:style-name="T869">идут</text:span><text:span text:style-name="T868"> после глаголов. </text:span><text:span text:style-name="T794">На русский переводятся словами «себя, себе, собой», </text:span></text:p>
      <text:p text:style-name="P289">либо появляются у глаголов в виде окончания -сь, -ся.</text:p>
      <text:p text:style-name="P288"/>
      <text:p text:style-name="P98"><text:span text:style-name="T1265">I </text:span>looked at <text:span text:style-name="T1015">myself</text:span> in the mirror — Я посмотрела на <text:span text:style-name="T1015">себя</text:span> в зеркало.</text:p>
      <text:p text:style-name="P165">He had to explain <text:span text:style-name="T1015">himself</text:span> — Ему пришлось объяснить<text:span text:style-name="T1015">ся</text:span></text:p>
      <text:p text:style-name="P460"/>
      <text:p text:style-name="P699"><text:span text:style-name="T764">Местоимение, образованное от you имеет 2 варианта: </text:span><text:span text:style-name="T490">yourself</text:span><text:span text:style-name="T764"> и </text:span><text:span text:style-name="T490">yourselves</text:span><text:span text:style-name="T764">. Это практически единственный слу</text:span><text:span text:style-name="T795">ч</text:span><text:span text:style-name="T764">ай в английском, когда видны отличия между «ты» и «вы».</text:span></text:p>
      <text:p text:style-name="P460"/>
      <text:p text:style-name="P166"><text:soft-page-break/>You talk to yourself when you sleep — Ты говоришь с собой, когда спишь.</text:p>
      <text:p text:style-name="P166">You should belive in yourselves — Вы должны верить в себя. (во множественном)</text:p>
      <text:p text:style-name="P461"/>
      <text:p text:style-name="P461">Местоимение <text:span text:style-name="T490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61"/>
      <text:p text:style-name="P166">I hope crisis resolves itself — Я надеюсь, кризис разрешится сам собой.</text:p>
      <text:p text:style-name="P461"/>
      <text:p text:style-name="P463">Глаголы, после которых возвратные местоимения не используются:</text:p>
      <text:list xml:id="list641766994" text:style-name="L65">
        <text:list-item>
          <text:p text:style-name="P1530">concentrate — сконцентрироваться;</text:p>
        </text:list-item>
        <text:list-item>
          <text:p text:style-name="P1530">relax — расслабиться;</text:p>
        </text:list-item>
        <text:list-item>
          <text:p text:style-name="P1530">feel — чувствовать (себя);</text:p>
        </text:list-item>
        <text:list-item>
          <text:p text:style-name="P1530">meet — встретиться.</text:p>
        </text:list-item>
      </text:list>
      <text:p text:style-name="P462"/>
      <text:p text:style-name="P167">I can`t concentrate — Я не могу сконцентрировать<text:span text:style-name="T1015">ся</text:span>.</text:p>
      <text:p text:style-name="P167">I feel good — Я чувствую <text:span text:style-name="T1015">себя</text:span> хорошо.</text:p>
      <text:p text:style-name="P168">You need to relax — Тебе нужно расслабить<text:span text:style-name="T1015">ся</text:span>.</text:p>
      <text:p text:style-name="P464"/>
      <text:p text:style-name="P464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64"/>
      <text:p text:style-name="P99">I did it <text:span text:style-name="T1015">myself</text:span> — Я <text:span text:style-name="T1015">сам</text:span> это сделал.</text:p>
      <text:p text:style-name="P59"><text:span text:style-name="T1256">If you want to do it well, do it </text:span><text:span text:style-name="T1028">yourself</text:span><text:span text:style-name="T1256"> — Хочешь сделать хорошо, делай это </text:span><text:span text:style-name="T1028">сам</text:span><text:span text:style-name="T1256">.</text:span></text:p>
      <text:p text:style-name="P464"/>
      <text:p text:style-name="P1190"><text:span text:style-name="T891">Также, в этом случае перед местоимением можно поставить предлог </text:span><text:span text:style-name="T594">by</text:span><text:span text:style-name="T891">. </text:span><text:span text:style-name="T889">Он лишь указывает на то, кто же сделал это самостоятельно </text:span><text:span text:style-name="T890">(здесь </text:span><text:span text:style-name="T595">by</text:span><text:span text:style-name="T890"> — это отсылка к пассивному залогу)</text:span><text:span text:style-name="T889">.</text:span></text:p>
      <text:p text:style-name="P465"/>
      <text:p text:style-name="P169">I did it by myself — Я сам это сделал (обратите внимание на меня).</text:p>
      <text:p text:style-name="P465"/>
      <text:p text:style-name="P625">Указательные местоимения</text:p>
      <text:p text:style-name="P466"/>
      <text:p text:style-name="P732"><text:span text:style-name="T863">Нужны, чтобы указать на человека, предмет </text:span><text:span text:style-name="T870">или идею</text:span><text:span text:style-name="T875">.</text:span></text:p>
      <text:list xml:id="list330565586" text:style-name="L66">
        <text:list-item>
          <text:p text:style-name="P1531">this — этот;</text:p>
        </text:list-item>
        <text:list-item>
          <text:p text:style-name="P1531">that — тот;</text:p>
        </text:list-item>
        <text:list-item>
          <text:p text:style-name="P1531">these — эти;</text:p>
        </text:list-item>
        <text:list-item>
          <text:p text:style-name="P1531">those — те.</text:p>
        </text:list-item>
      </text:list>
      <text:p text:style-name="P467"/>
      <text:p text:style-name="P468">Они связаны с расстоянием и показывают близко ли объект или далеко. Если объект близко, </text:p>
      <text:p text:style-name="P468">то используют <text:span text:style-name="T490">this</text:span> и <text:span text:style-name="T490">these</text:span>. Если объект далеко, и до него не дотянуться — то <text:span text:style-name="T490">that</text:span> и <text:span text:style-name="T490">thas</text:span>. </text:p>
      <text:p text:style-name="P468">После <text:span text:style-name="T490">these</text:span> и <text:span text:style-name="T490">those</text:span> нужно использовать глагол во множественном числе.</text:p>
      <text:p text:style-name="P468"/>
      <text:p text:style-name="P60"><text:span text:style-name="T442">T</text:span><text:span text:style-name="T443">his is my friend Joe — Это мой друг Джо (</text:span><text:span text:style-name="T444">досл. </text:span><text:span text:style-name="T445">Этот есть мой друг</text:span><text:span text:style-name="T443">).</text:span></text:p>
      <text:p text:style-name="P170">Those pictures on the wall are very beautiful — Те картины на стене очень красивые.</text:p>
      <text:p text:style-name="P468"/>
      <text:p text:style-name="P1191"><text:span text:style-name="T892">Данные</text:span><text:span text:style-name="T870"> местоимения могут использоватьс в связке с существительным или самостоятельно.</text:span></text:p>
      <text:p text:style-name="P469">Если используются самостоятельно, то могут быть как подлежащим, так и дополнением.</text:p>
      <text:p text:style-name="P469"/>
      <text:p text:style-name="P1182"><text:span text:style-name="T872">Очень часто </text:span><text:span text:style-name="T596">this</text:span><text:span text:style-name="T872"> и </text:span><text:span text:style-name="T596">that</text:span><text:span text:style-name="T872"> указывают именно на идею, </text:span><text:span text:style-name="T873">выступа</text:span><text:span text:style-name="T874">я</text:span><text:span text:style-name="T871"> формальн</text:span><text:span text:style-name="T873">ым</text:span><text:span text:style-name="T871"> подлежа</text:span><text:span text:style-name="T873">щим</text:span><text:span text:style-name="T872">. </text:span></text:p>
      <text:p text:style-name="P470">В этом случае <text:span text:style-name="T490">this</text:span> соответствует тому, что человек видит сейчас, а <text:span text:style-name="T490">that</text:span> — тому, что человек видел или слышал раньше. Также <text:span text:style-name="T490">that</text:span> может указывать на событие прошлого.</text:p>
      <text:p text:style-name="P471"/>
      <text:p text:style-name="P100"><text:soft-page-break/><text:span text:style-name="T446">T</text:span><text:span text:style-name="T377">hanks for help. That was really nice of you — Спасибо за помощь. Это было мило </text:span></text:p>
      <text:p text:style-name="P171">с вашей стороны (that указывает на ранее произошедшее событие).</text:p>
      <text:p text:style-name="P473"/>
      <text:p text:style-name="P171">I`ve got a new job! That`s good news — Я получил работу. Это хорошие новости </text:p>
      <text:p text:style-name="P171">(that указывает на озвученную ранее мысл).</text:p>
      <text:p text:style-name="P473"/>
      <text:p text:style-name="P172">That`s OK — Все в порядке (формальное подлежащее, </text:p>
      <text:p text:style-name="P61"><text:span text:style-name="T447">я </text:span><text:span text:style-name="T1199">вижу</text:span><text:span text:style-name="T447"> что все хорошо / </text:span><text:span text:style-name="T1054">идея</text:span><text:span text:style-name="T447"> хороша</text:span><text:span text:style-name="T448">).</text:span></text:p>
      <text:p text:style-name="P474"/>
      <text:p text:style-name="P171">This is Kerry — Это Кэри (подлежащее).</text:p>
      <text:p text:style-name="P471"/>
      <text:p text:style-name="P472">Указательные местоимения можно заменить определенным артиклем <text:span text:style-name="T490">the</text:span>.</text:p>
      <text:p text:style-name="P173">This food is delicious → The food is delicious (Эта еда очень вкусная).</text:p>
      <text:p text:style-name="P475"/>
      <text:p text:style-name="P476">Когда необходимо указать на человека или предмет, то это можно сделать и через <text:span text:style-name="T490">it is</text:span>. Разницы между <text:span text:style-name="T490">this is</text:span> и <text:span text:style-name="T490">it is</text:span> в этом случае нет. Но обычно используют вариант с <text:span text:style-name="T490">it</text:span>, </text:p>
      <text:p text:style-name="P477">т. к. он короче и является более разговорным: </text:p>
      <text:p text:style-name="P477"/>
      <text:p text:style-name="P62"><text:span text:style-name="T449">T</text:span><text:span text:style-name="T437">his is my book / </text:span><text:span text:style-name="T449">I</text:span><text:span text:style-name="T437">t is my book — </text:span><text:span text:style-name="T449">Это моя книга</text:span><text:span text:style-name="T437">. </text:span></text:p>
      <text:p text:style-name="P476"/>
      <text:p text:style-name="P12"><text:span text:style-name="T796">Н</text:span><text:span text:style-name="T764">еопределенные местоимения</text:span></text:p>
      <text:p text:style-name="P478"/>
      <text:p text:style-name="P479">Местоимения <text:span text:style-name="T490">some</text:span> и <text:span text:style-name="T490">any</text:span> означают «какой-то», «какое-то количество», «некоторый». </text:p>
      <text:p text:style-name="P479">Они связаны с чем-то неопределенным и часто выпадают при переводе.</text:p>
      <text:p text:style-name="P1326"/>
      <text:p text:style-name="P1185"><text:span text:style-name="T882">Они стоят перед существительном во множественно числе или перед неисчисляемым существительным: </text:span><text:span text:style-name="T597">s</text:span><text:span text:style-name="T598">ome water</text:span><text:span text:style-name="T876">, </text:span><text:span text:style-name="T597">some</text:span><text:span text:style-name="T598"> friends</text:span><text:span text:style-name="T876"> </text:span><text:span text:style-name="T881">и т. д.</text:span></text:p>
      <text:p text:style-name="P480"/>
      <text:p text:style-name="P481">Разница между <text:span text:style-name="T490">some</text:span> и <text:span text:style-name="T490">any</text:span> в том, что <text:span text:style-name="T490">some</text:span> используется в утверждениях, а <text:span text:style-name="T490">any</text:span> — </text:p>
      <text:p text:style-name="P481">в отрицаниях (в связке с <text:span text:style-name="T490">not</text:span>). Связка <text:span text:style-name="T490">not + any</text:span> <text:span text:style-name="T1262">обычно </text:span>переводится двойным отрицанием.</text:p>
      <text:p text:style-name="P479"/>
      <text:p text:style-name="P174">I have some friends — У меня есть друзья. (какое-то количество)</text:p>
      <text:p text:style-name="P174">I haven`t got any friends — У меня нет (никаких) друзей.</text:p>
      <text:p text:style-name="P480"/>
      <text:p text:style-name="P482">В утвержениях <text:span text:style-name="T490">some</text:span> ставить не обязательно. Его часто не указывают.</text:p>
      <text:p text:style-name="P175">I have some friends / I have friends (одно и тоже).</text:p>
      <text:p text:style-name="P482"/>
      <text:p text:style-name="P482">В вопросах можно использовать оба местоимения, но смысл они будут передавать разный.</text:p>
      <text:p text:style-name="P484"/>
      <text:p text:style-name="P484"><text:span text:style-name="T490">Some</text:span> имеет позитивный оттенок <text:span text:style-name="T1258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484"/>
      <text:p text:style-name="P1192"><text:span text:style-name="T599">Would you like some </text:span><text:span text:style-name="T600">milk</text:span><text:span text:style-name="T599">? </text:span><text:span text:style-name="T598">—</text:span><text:span text:style-name="T599"> Вы хотите </text:span><text:span text:style-name="T600">молока</text:span><text:span text:style-name="T599">? (он</text:span><text:span text:style-name="T601">о</text:span><text:span text:style-name="T599"> у нас есть)</text:span></text:p>
      <text:p text:style-name="P63"><text:span text:style-name="T450">Could you give me some </text:span><text:span text:style-name="T451">milk</text:span><text:span text:style-name="T450">? </text:span><text:span text:style-name="T452">— </text:span><text:span text:style-name="T450">Я могу попросить </text:span><text:span text:style-name="T451">молока</text:span><text:span text:style-name="T450">? (поделитесь </text:span><text:span text:style-name="T453">пожалуйста</text:span><text:span text:style-name="T450">)</text:span></text:p>
      <text:p text:style-name="P485"/>
      <text:p text:style-name="P1184"><text:span text:style-name="T602">Any</text:span><text:span text:style-name="T877"> передает сомнение </text:span><text:span text:style-name="T878">в наличии объектов, о которых спрашивают, поэтому обычно используется в вопросах, </text:span><text:span text:style-name="T879">где нужно получить </text:span><text:span text:style-name="T892">дополнительную</text:span><text:span text:style-name="T879"> информаци</text:span><text:span text:style-name="T880">ю</text:span><text:span text:style-name="T878">.</text:span></text:p>
      <text:p text:style-name="P486"/>
      <text:p text:style-name="P101"><text:span text:style-name="T454">H</text:span><text:span text:style-name="T377">ave you </text:span><text:span text:style-name="T453">got any milk in the fridge? </text:span><text:span text:style-name="T455">—</text:span><text:span text:style-name="T453"> У тебя есть молоко в холодильнике?</text:span></text:p>
      <text:p text:style-name="P102"><text:span text:style-name="T453">H</text:span><text:span text:style-name="T377">ave you bought </text:span><text:span text:style-name="T1015">any</text:span><text:span text:style-name="T377"> new closes? — Ты купила </text:span><text:span text:style-name="T1015">какую-нибудь</text:span><text:span text:style-name="T377"> новую одежду?</text:span></text:p>
      <text:p text:style-name="P483"/>
      <text:p text:style-name="P1193"><text:span text:style-name="T879">Если зада</text:span><text:span text:style-name="T881">ется вопрос и ожидается положительный ответ, то используется </text:span><text:span text:style-name="T597">some</text:span><text:span text:style-name="T881">.</text:span></text:p>
      <text:p text:style-name="P1325"><text:soft-page-break/>Are you wainting for somebody? — Ты кого-то ждешь? (не так ли).<text:span text:style-name="T1107"> <text:s/></text:span><text:span text:style-name="T1129">(привести другой пример)</text:span></text:p>
      <text:p text:style-name="P1325"/>
      <text:p text:style-name="P1186"><text:span text:style-name="T883">Местоимение </text:span><text:span text:style-name="T603">no</text:span><text:span text:style-name="T883"> </text:span><text:span text:style-name="T888">также </text:span><text:span text:style-name="T883">используется в отрицаниях. Им можно заменить связку </text:span><text:span text:style-name="T603">not</text:span><text:span text:style-name="T883"> + </text:span><text:span text:style-name="T603">any</text:span><text:span text:style-name="T883">.</text:span></text:p>
      <text:p text:style-name="P487">В предложениях с <text:span text:style-name="T490">no</text:span> первая половина выглядит, как утверждение. </text:p>
      <text:p text:style-name="P487"/>
      <text:p text:style-name="P489">Местоимение <text:span text:style-name="T490">no</text:span> стоит перед существительным, а частица <text:span text:style-name="T490">not</text:span> идет вместе со вспомогательны<text:span text:style-name="T1260">м</text:span> глаголом. <text:span text:style-name="T1260">Они не могут использоваться вместе в одном предложении.</text:span></text:p>
      <text:p text:style-name="P490"/>
      <text:p text:style-name="P176">There are no shops here / There aren`t any shops here — Здесь нет<text:span text:style-name="T1261"> </text:span>магазинов.</text:p>
      <text:p text:style-name="P488"/>
      <text:p text:style-name="P1212"><text:span text:style-name="T884">Неопределенные местоимения, </text:span><text:span text:style-name="T886">как и</text:span><text:span text:style-name="T884"> возвратны</text:span><text:span text:style-name="T886">е</text:span><text:span text:style-name="T884">, могут объединяться с некоторыми словами. </text:span><text:span text:style-name="T885">Здесь п</text:span><text:span text:style-name="T884">ервой половинкой будет: </text:span><text:span text:style-name="T604">some</text:span><text:span text:style-name="T884">, </text:span><text:span text:style-name="T604">any</text:span><text:span text:style-name="T884">, </text:span><text:span text:style-name="T604">no</text:span><text:span text:style-name="T884">, а второй — </text:span><text:span text:style-name="T604">b</text:span><text:span text:style-name="T605">ody/one</text:span><text:span text:style-name="T885"> (если человек), </text:span></text:p>
      <text:p text:style-name="P1212"><text:span text:style-name="T605">thing</text:span><text:span text:style-name="T885"> (если предмет) или </text:span><text:span text:style-name="T605">where</text:span><text:span text:style-name="T885"> (если мест</text:span><text:span text:style-name="T918">о</text:span><text:span text:style-name="T885">).</text:span></text:p>
      <text:p text:style-name="P491"/>
      <text:p text:style-name="P492">Переводятся они как: «кто-то», «что-то», «где-то», «никто», «ничто», «нигде».</text:p>
      <text:p text:style-name="P493">Могут заменять как подлежащее, так и дополнение. <text:span text:style-name="T1267">И</text:span><text:span text:style-name="T1266">спользуются по тем же правилам.</text:span></text:p>
      <text:p text:style-name="P491"/>
      <text:p text:style-name="P103"><text:span text:style-name="T456">T</text:span><text:span text:style-name="T377">here is somebody in the street — Кто-то на улице.</text:span></text:p>
      <text:p text:style-name="P177">Is there anybody in the street? — Есть кто на улице?</text:p>
      <text:p text:style-name="P177">There is nobody in the street / There isn`t anybody in the street — Никого нет на улице.</text:p>
      <text:p text:style-name="P491"/>
      <text:p text:style-name="P491">Если в предложении стоит <text:span text:style-name="T490">nobody</text:span>/<text:span text:style-name="T490">nothing</text:span>/<text:span text:style-name="T490">nowthere</text:span>, то отрицательная частица <text:span text:style-name="T490">not</text:span> уже </text:p>
      <text:p text:style-name="P1187"><text:span text:style-name="T885">не нужна, подобно тому как она не используется </text:span><text:span text:style-name="T887">вместе с</text:span><text:span text:style-name="T885"> </text:span><text:span text:style-name="T605">no</text:span><text:span text:style-name="T885">.</text:span></text:p>
      <text:p text:style-name="P491"/>
      <text:p text:style-name="P1339"><text:span text:style-name="T885">М</text:span><text:span text:style-name="T863">естоимения с окончанием </text:span><text:span text:style-name="T580">-body</text:span><text:span text:style-name="T863"> и </text:span><text:span text:style-name="T580">-one</text:span><text:span text:style-name="T863"> взаимозаменяемы.</text:span></text:p>
      <text:p text:style-name="P494"/>
      <text:p text:style-name="P1353">Притяжательный падеж. Possessive Case</text:p>
      <text:p text:style-name="P498"/>
      <text:p text:style-name="P1199"><text:span text:style-name="T893">Сообщает информацию о том, </text:span><text:span text:style-name="T862">кому</text:span><text:span text:style-name="T893"> принадлежит </text:span><text:span text:style-name="T897">объект</text:span><text:span text:style-name="T893">, </text:span><text:span text:style-name="T894">т. е. указывает на владельца.</text:span></text:p>
      <text:p text:style-name="P500"/>
      <text:p text:style-name="P1341"><text:span text:style-name="T863">Существительно в притяжательном падеже, как и </text:span><text:span text:style-name="T894">притяжательное</text:span><text:span text:style-name="T863"> местоимение, </text:span></text:p>
      <text:p text:style-name="P1197"><text:span text:style-name="T893">отвечает </text:span><text:span text:style-name="T863">на вопрос «чей?». </text:span><text:span text:style-name="T894">Они взаимозаменяемы.</text:span></text:p>
      <text:p text:style-name="P501"/>
      <text:p text:style-name="P502"><text:span text:style-name="T894">Чтобы поставить существительное в этот падеж, нужно добавить к нему окончание </text:span><text:span text:style-name="T490">`s</text:span><text:span text:style-name="T894">.</text:span></text:p>
      <text:p text:style-name="P499"/>
      <text:p text:style-name="P64"><text:span text:style-name="T459">This is </text:span><text:span text:style-name="T1029">Tom`s</text:span><text:span text:style-name="T460"> friend — </text:span><text:span text:style-name="T459">Это друг </text:span><text:span text:style-name="T1030">Тома</text:span><text:span text:style-name="T459"> (существительное в притяжательном падеже)</text:span></text:p>
      <text:p text:style-name="P179">This is <text:span text:style-name="T1015">his</text:span> friend — Это <text:span text:style-name="T1015">его</text:span> друг (притяжательное местоимение)</text:p>
      <text:p text:style-name="P499"/>
      <text:p text:style-name="P500"><text:span text:style-name="T1268">Если существительное </text:span><text:span text:style-name="T1269">только </text:span><text:span text:style-name="T1268">подразумевается, то его можно не указывать.</text:span></text:p>
      <text:p text:style-name="P179">This isn`t my car. It`s my brothers`s — Это не моя машина. Она брата.</text:p>
      <text:p text:style-name="P501"/>
      <text:p text:style-name="P503">Если существительное идет в связке с прилагательным или местоимением, то <text:span text:style-name="T490">`s</text:span> </text:p>
      <text:p text:style-name="P503">ставиться в концей всей связки: <text:span text:style-name="T490">a </text:span><text:span text:style-name="T653">big dog`s</text:span><text:span text:style-name="T490"> owner</text:span>, <text:span text:style-name="T653">my friend`s</text:span><text:span text:style-name="T490"> house</text:span>.</text:p>
      <text:p text:style-name="P503"/>
      <text:p text:style-name="P503">Если владельцев несколько то <text:span text:style-name="T490">`s</text:span> ставится в конце словосочетания: </text:p>
      <text:p text:style-name="P180"><text:span text:style-name="T1015">Rick and Kate`s</text:span> wedding — Свадьба Рика и Кейт.</text:p>
      <text:p text:style-name="P503"/>
      <text:p text:style-name="P503">Если существительное во множественном числе, то в конце пишется только апостроф, </text:p>
      <text:p text:style-name="P1198"><text:span text:style-name="T895">без </text:span><text:span text:style-name="T611">s</text:span><text:span text:style-name="T895">: </text:span><text:span text:style-name="T611">my </text:span><text:span text:style-name="T656">friends`</text:span><text:span text:style-name="T611"> school</text:span><text:span text:style-name="T895">. Но если во множественном числе слово-исключение, </text:span></text:p>
      <text:p text:style-name="P1198"><text:span text:style-name="T895">то применяются обычные правила: </text:span><text:span text:style-name="T656">men`s</text:span><text:span text:style-name="T611"> clothes</text:span><text:span text:style-name="T895"> (мужская одежда).</text:span></text:p>
      <text:p text:style-name="P503"/>
      <text:p text:style-name="P1342"><text:span text:style-name="T895">П</text:span><text:span text:style-name="T863">орядок слов следующий: сначала указывается владелец в притяжательном падеже, </text:span></text:p>
      <text:p text:style-name="P504"><text:soft-page-break/>а потом то, чем он владеет (в русском языке все наоборот).</text:p>
      <text:p text:style-name="P504"/>
      <text:p text:style-name="P1199"><text:span text:style-name="T896">Если </text:span><text:span text:style-name="T897">предмет</text:span><text:span text:style-name="T896"> является частью другого </text:span><text:span text:style-name="T897">предмета</text:span><text:span text:style-name="T896">, то вместо притяжательного падежа используется предлог </text:span><text:span text:style-name="T612">of</text:span><text:span text:style-name="T896">. Т. к. владельцем может быть кто-то живой.</text:span></text:p>
      <text:p text:style-name="P504"/>
      <text:p text:style-name="P104"><text:span text:style-name="T461">T</text:span><text:span text:style-name="T377">he wheel of the car — Колесо машины (Car`s wheel неправильно).</text:span></text:p>
      <text:p text:style-name="P65"><text:span text:style-name="T461">The door of the house — Двер дома </text:span><text:span text:style-name="T462">(предмет + of + больший предмет)</text:span><text:span text:style-name="T461">.</text:span></text:p>
      <text:p text:style-name="P505"/>
      <text:p text:style-name="P1344"><text:span text:style-name="T896">С</text:span><text:span text:style-name="T863">ловосочетания с предлогом </text:span><text:span text:style-name="T580">of</text:span><text:span text:style-name="T863">:</text:span></text:p>
      <text:list xml:id="list4081812475" text:style-name="L67">
        <text:list-item>
          <text:p text:style-name="P1532">the beginning/end of — начало/конец чего-то;</text:p>
        </text:list-item>
        <text:list-item>
          <text:p text:style-name="P1532">the top/middle/bottom of — вершина/середина/дно чего-то;</text:p>
        </text:list-item>
        <text:list-item>
          <text:p text:style-name="P1532">the side of — сторона чего-то.</text:p>
        </text:list-item>
      </text:list>
      <text:p text:style-name="P1343"/>
      <text:p text:style-name="P1352">Существительное. Noun</text:p>
      <text:p text:style-name="P1345"/>
      <text:p text:style-name="P1200"><text:span text:style-name="T1279">Ч</text:span>асть речи, обознача<text:span text:style-name="T1279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270">в предложении. </text:span></text:p>
      <text:p text:style-name="P1346"/>
      <text:p text:style-name="P1201"><text:span text:style-name="T1270">В русском языке существительное меняется по падежам. В английском </text:span><text:span text:style-name="T1274">все</text:span><text:span text:style-name="T1270"> по другому. </text:span></text:p>
      <text:p text:style-name="P1201"><text:span text:style-name="T1270">Там за падежи отвечают предлоги, а не окончания:</text:span><text:span text:style-name="T1031"> </text:span><text:span text:style-name="T659">to</text:span><text:span text:style-name="T523"> the table </text:span><text:span text:style-name="T616">—</text:span><text:span text:style-name="T523"> </text:span><text:span text:style-name="T659">к</text:span><text:span text:style-name="T523"> стол</text:span><text:span text:style-name="T659">у</text:span><text:span text:style-name="T1270">.</text:span></text:p>
      <text:p text:style-name="P1201"/>
      <text:p text:style-name="P1235"><text:span text:style-name="T365">И</text:span><text:span text:style-name="T366">менительным и объектный падеж </text:span><text:span text:style-name="T367">распростанаются</text:span><text:span text:style-name="T366"> только </text:span><text:span text:style-name="T367">на</text:span><text:span text:style-name="T366"> местоимения!</text:span></text:p>
      <text:p text:style-name="P1346"/>
      <text:p text:style-name="P13">Множественное <text:span text:style-name="T1271">число. Plural</text:span></text:p>
      <text:p text:style-name="P1346"/>
      <text:p text:style-name="P1360">Распространяется только на существительные, и не касается прилагательных.</text:p>
      <text:p text:style-name="P1204"><text:span text:style-name="T1272">Образуется с помощью окончания </text:span><text:span text:style-name="T521">-s</text:span><text:span text:style-name="T1272"> или </text:span><text:span text:style-name="T521">-es.</text:span></text:p>
      <text:p text:style-name="P107"/>
      <text:p text:style-name="P1204"><text:span text:style-name="T522">a </text:span><text:span text:style-name="T521">blue ballon</text:span><text:span text:style-name="T658">s</text:span><text:span text:style-name="T521"> — </text:span><text:span text:style-name="T522">г</text:span><text:span text:style-name="T521">олуб</text:span><text:span text:style-name="T658">ые</text:span><text:span text:style-name="T521"> шарик</text:span><text:span text:style-name="T658">и</text:span><text:span text:style-name="T521">.</text:span></text:p>
      <text:p text:style-name="P1343"/>
      <text:p text:style-name="P506">Окончание <text:span text:style-name="T490">-es</text:span> ставится, когда:</text:p>
      <text:p text:style-name="P506"/>
      <text:list xml:id="list3065608171" text:style-name="L68">
        <text:list-item>
          <text:p text:style-name="P1533">слово заканчивается на <text:span text:style-name="T490">-s</text:span> или шипящий <text:span text:style-name="T490">-sh</text:span>, <text:span text:style-name="T490">-ch</text:span>, <text:span text:style-name="T490">-x</text:span>:</text:p>
          <text:p text:style-name="P1669">box/boxes, watch/watches, dish/dishes, bus/buses;</text:p>
          <text:p text:style-name="P1533"/>
        </text:list-item>
        <text:list-item>
          <text:p text:style-name="P1533">слово заканчивается на <text:span text:style-name="T490">-o</text:span> <text:span text:style-name="T1273">(</text:span>кроме исключений<text:span text:style-name="T1273">)</text:span>:</text:p>
          <text:p text:style-name="P1669">potato/potatoes, piano/pianos;</text:p>
          <text:p text:style-name="P1533"/>
        </text:list-item>
        <text:list-item>
          <text:p text:style-name="P1644"><text:span text:style-name="T898">слово заканчивается на </text:span><text:span text:style-name="T617">-f</text:span><text:span text:style-name="T898"> или </text:span><text:span text:style-name="T617">-fe</text:span><text:span text:style-name="T898">, </text:span><text:span text:style-name="T899">где</text:span><text:span text:style-name="T898"> </text:span><text:span text:style-name="T617">-f</text:span><text:span text:style-name="T898"> </text:span><text:span text:style-name="T899">также </text:span><text:span text:style-name="T898">заменяется на </text:span><text:span text:style-name="T617">-v</text:span><text:span text:style-name="T898"> </text:span><text:span text:style-name="T899">(кроме исключений)</text:span><text:span text:style-name="T898">:</text:span></text:p>
          <text:p text:style-name="P1676"><text:span text:style-name="T463">s</text:span><text:span text:style-name="T377">helf/shelves, wife/wives, proof/proofs.</text:span></text:p>
        </text:list-item>
      </text:list>
      <text:p text:style-name="P507"/>
      <text:p text:style-name="P508">Слова-исключения, которые меняются не по правилам:</text:p>
      <text:list xml:id="list3231451158" text:style-name="L69">
        <text:list-item>
          <text:p text:style-name="P1534">man/men — мужчина/мужчины;</text:p>
        </text:list-item>
        <text:list-item>
          <text:p text:style-name="P1534">child/children — ребенок/дети;</text:p>
        </text:list-item>
        <text:list-item>
          <text:p text:style-name="P1534">woman/women [вимен] — женщина/женщины;</text:p>
        </text:list-item>
        <text:list-item>
          <text:p text:style-name="P1534">foot/feet — нога/ноги;</text:p>
        </text:list-item>
        <text:list-item>
          <text:p text:style-name="P1534">mouse/mice — мышь/мыши;</text:p>
        </text:list-item>
        <text:list-item>
          <text:p text:style-name="P1534">sheep/sheep — овца/овцы;</text:p>
        </text:list-item>
        <text:list-item>
          <text:p text:style-name="P1686"><text:span text:style-name="T863">tooth/teeth — </text:span><text:span text:style-name="T900">зуб/</text:span><text:span text:style-name="T863">зубы;</text:span></text:p>
        </text:list-item>
        <text:list-item>
          <text:p text:style-name="P1535">fish/fish — рыба/рыбы;</text:p>
        </text:list-item>
        <text:list-item>
          <text:p text:style-name="P1686"><text:span text:style-name="T900">goose/geese — гусь/гуси.</text:span><text:span text:style-name="T863"> </text:span></text:p>
        </text:list-item>
      </text:list>
      <text:p text:style-name="P14"><text:soft-page-break/><text:span text:style-name="T797">И</text:span><text:span text:style-name="T764">счисляемые и неисчисляемые существительные</text:span></text:p>
      <text:p text:style-name="P509"/>
      <text:p text:style-name="P510">Исчисляемые существительные можно пересчитать. У них есть форма единственного </text:p>
      <text:p text:style-name="P1203"><text:span text:style-name="T901">и множественного числа. Количество можно указать числом, наречием </text:span><text:span text:style-name="T903">или артиклем </text:span><text:span text:style-name="T614">a</text:span><text:span text:style-name="T903"> (one).</text:span></text:p>
      <text:p text:style-name="P511"/>
      <text:p text:style-name="P181"><text:span text:style-name="T1015">3</text:span> apples — 3 яблока;</text:p>
      <text:p text:style-name="P181"><text:span text:style-name="T1015">many</text:span> books — много книг;</text:p>
      <text:p text:style-name="P1202"><text:span text:style-name="T613">I want </text:span><text:span text:style-name="T657">a</text:span><text:span text:style-name="T613"> banana — </text:span><text:span text:style-name="T615">я</text:span><text:span text:style-name="T613"> хочу банан.</text:span></text:p>
      <text:p text:style-name="P511"/>
      <text:p text:style-name="P1347"><text:span text:style-name="T863">Неисчисляемые существительные невозможно посчитать. К ним относятся вещества, жидкости, явления, ощущуне</text:span><text:span text:style-name="T903">н</text:span><text:span text:style-name="T863">ия, </text:span><text:span text:style-name="T904">абстрактные </text:span><text:span text:style-name="T863">понятия. </text:span><text:span text:style-name="T906">Они и</text:span><text:span text:style-name="T863">меют только одну форму единственного числа и заменяются местоимнием </text:span><text:span text:style-name="T580">it</text:span><text:span text:style-name="T863">.</text:span></text:p>
      <text:p text:style-name="P511"/>
      <text:p text:style-name="P511">Чтобы выразить количество, используется дополнительная мерка: </text:p>
      <text:p text:style-name="P511"/>
      <text:list xml:id="list2271878826" text:style-name="L70">
        <text:list-item>
          <text:p text:style-name="P1536">для жидкостей:</text:p>
          <text:list>
            <text:list-item>
              <text:p text:style-name="P1538"><text:span text:style-name="T1281">a </text:span>glass of — стакан;</text:p>
            </text:list-item>
            <text:list-item>
              <text:p text:style-name="P1538"><text:span text:style-name="T1281">a </text:span>cup of — чашка;</text:p>
            </text:list-item>
            <text:list-item>
              <text:p text:style-name="P1538"><text:span text:style-name="T1281">a</text:span> jar of — банка;</text:p>
            </text:list-item>
            <text:list-item>
              <text:p text:style-name="P1538"><text:span text:style-name="T1281">a </text:span>jug of — кувшин;</text:p>
            </text:list-item>
            <text:list-item>
              <text:p text:style-name="P1538"><text:span text:style-name="T1281">a </text:span>bottle of — бутылка;</text:p>
            </text:list-item>
          </text:list>
          <text:p text:style-name="P1537"/>
        </text:list-item>
        <text:list-item>
          <text:p text:style-name="P1536">для сыпучих веществ:</text:p>
          <text:list>
            <text:list-item>
              <text:p text:style-name="P1538"><text:span text:style-name="T1281">a </text:span>packet of — упаковка;</text:p>
            </text:list-item>
            <text:list-item>
              <text:p text:style-name="P1538"><text:span text:style-name="T1281">a </text:span>bowl of — миска;</text:p>
            </text:list-item>
            <text:list-item>
              <text:p text:style-name="P1538"><text:span text:style-name="T1281">a </text:span>bag of — мешок;</text:p>
            </text:list-item>
            <text:list-item>
              <text:p text:style-name="P1538"><text:span text:style-name="T1281">a </text:span>kilo of — килограм;</text:p>
            </text:list-item>
          </text:list>
          <text:p text:style-name="P1541"/>
        </text:list-item>
        <text:list-item>
          <text:p text:style-name="P1540">для продуктов, которые режут:</text:p>
          <text:list>
            <text:list-item>
              <text:p text:style-name="P1687"><text:span text:style-name="T908">a </text:span><text:span text:style-name="T863">piece/</text:span><text:span text:style-name="T902">slice</text:span><text:span text:style-name="T863"> of — кусо</text:span><text:span text:style-name="T902">чек</text:span><text:span text:style-name="T863">;</text:span></text:p>
            </text:list-item>
            <text:list-item>
              <text:p text:style-name="P1538"><text:span text:style-name="T1281">a </text:span>loaf of — буханка;</text:p>
            </text:list-item>
          </text:list>
        </text:list-item>
      </text:list>
      <text:p text:style-name="P512"/>
      <text:p text:style-name="P66"><text:span text:style-name="T464">2 loafs of bread — </text:span><text:span text:style-name="T465">д</text:span><text:span text:style-name="T464">ве буханки хлеба.</text:span></text:p>
      <text:p text:style-name="P108"><text:span text:style-name="T467">a </text:span><text:span text:style-name="T464">c</text:span><text:span text:style-name="T377">up of tea — (одна) чашка чая</text:span></text:p>
      <text:p text:style-name="P512"/>
      <text:p text:style-name="P513">Существительные, которые всегда неислисляемые:</text:p>
      <text:list xml:id="list3223704436" text:style-name="L71">
        <text:list-item>
          <text:p text:style-name="P1539">news — новости;</text:p>
        </text:list-item>
        <text:list-item>
          <text:p text:style-name="P1539">money — деньги;</text:p>
        </text:list-item>
        <text:list-item>
          <text:p text:style-name="P1539">bad luck — неудача;</text:p>
        </text:list-item>
        <text:list-item>
          <text:p text:style-name="P1539">traffic — транспорт на дороге;</text:p>
        </text:list-item>
        <text:list-item>
          <text:p text:style-name="P1539">f<text:span text:style-name="T1280">u</text:span>rniture — мебель;</text:p>
        </text:list-item>
        <text:list-item>
          <text:p text:style-name="P1539">progress — прогресс;</text:p>
        </text:list-item>
        <text:list-item>
          <text:p text:style-name="P1539">information — информация;</text:p>
        </text:list-item>
        <text:list-item>
          <text:p text:style-name="P1539">advice — совет;</text:p>
        </text:list-item>
        <text:list-item>
          <text:p text:style-name="P1539">hair — волосы;</text:p>
        </text:list-item>
        <text:list-item>
          <text:p text:style-name="P1539">paper — бумага;</text:p>
        </text:list-item>
        <text:list-item>
          <text:p text:style-name="P1539">food — еда;</text:p>
        </text:list-item>
      </text:list>
      <text:p text:style-name="P512"/>
      <text:p text:style-name="P105"><text:span text:style-name="T377">It is good news — Это хорошие новости </text:span><text:span text:style-name="T466">(без артикля)</text:span><text:span text:style-name="T377">.</text:span></text:p>
      <text:p text:style-name="P106"><text:span text:style-name="T377">I need good advice — Мне нужен хороший совет </text:span><text:span text:style-name="T466">(без артикля)</text:span><text:span text:style-name="T377">.</text:span></text:p>
      <text:p text:style-name="P15"><text:soft-page-break/><text:span text:style-name="T764">Два </text:span><text:span text:style-name="T798">(и более) </text:span><text:span text:style-name="T764">существительный рядом</text:span></text:p>
      <text:p text:style-name="P514"/>
      <text:p text:style-name="P1207"><text:span text:style-name="T905">Такая цепочка обозначает один предмет, идею </text:span><text:span text:style-name="T907">или </text:span><text:span text:style-name="T905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09">ь</text:span><text:span text:style-name="T905">ся прилагательным </text:span><text:span text:style-name="T907">или</text:span><text:span text:style-name="T905"> существительным с предлогом).</text:span></text:p>
      <text:p text:style-name="P515"/>
      <text:p text:style-name="P182">a tennis ball — теннисный мяч / мяч для тенниса;</text:p>
      <text:p text:style-name="P182">a income tax — подоходный налог / налог на прибыль;</text:p>
      <text:p text:style-name="P516"/>
      <text:p text:style-name="P518">Первое существительное всегда стоит в единственном числе.</text:p>
      <text:p text:style-name="P518"/>
      <text:p text:style-name="P183">tennis balls — теннисные мячи;</text:p>
      <text:p text:style-name="P184">two part question (question of two parts) — <text:span text:style-name="T1282">вопрос из 2х частей;</text:span></text:p>
      <text:p text:style-name="P516"/>
      <text:p text:style-name="P1348"><text:span text:style-name="T905">И</text:span><text:span text:style-name="T863">ногда первое существительное имеет окончание </text:span><text:span text:style-name="T580">-ing</text:span><text:span text:style-name="T863">.</text:span></text:p>
      <text:p text:style-name="P517"/>
      <text:p text:style-name="P182">a swimming pool — плавательный бассейн;</text:p>
      <text:p text:style-name="P184">working hours — рабочие часы;</text:p>
      <text:p text:style-name="P517"/>
      <text:p text:style-name="P1354">Артикли. Articles</text:p>
      <text:p text:style-name="P519"/>
      <text:p text:style-name="P520">Это маленькие слова перед существительными, которые передают оттенки смысла.</text:p>
      <text:p text:style-name="P520">Есть 2 вида артикля: неопределенный <text:span text:style-name="T1285">(</text:span><text:span text:style-name="T490">a/an</text:span><text:span text:style-name="T1285">)</text:span> и определенный <text:span text:style-name="T1285">(</text:span><text:span text:style-name="T490">the</text:span><text:span text:style-name="T1285">)</text:span>.</text:p>
      <text:p text:style-name="P520"/>
      <text:p text:style-name="P627">Неопределенный артикль</text:p>
      <text:p text:style-name="P520"/>
      <text:p text:style-name="P1208"><text:span text:style-name="T910">Артикль </text:span><text:span text:style-name="T618">a</text:span><text:span text:style-name="T910"> </text:span><text:span text:style-name="T919">указывает на</text:span><text:span text:style-name="T910"> </text:span><text:span text:style-name="T911">один </text:span><text:span text:style-name="T910">предмет. Причем не конкретный предмет, а</text:span><text:span text:style-name="T911"> </text:span><text:span text:style-name="T910">неопределенный. </text:span><text:span text:style-name="T911">К</text:span><text:span text:style-name="T910">аждый </text:span><text:span text:style-name="T911">человек </text:span><text:span text:style-name="T910">может представлять </text:span><text:span text:style-name="T911">такой предмет </text:span><text:span text:style-name="T910">по своему.</text:span></text:p>
      <text:p text:style-name="P521"/>
      <text:p text:style-name="P185">a house — дом (один представит большой особняк, другой — маленький домик).</text:p>
      <text:p text:style-name="P521"/>
      <text:p text:style-name="P1211"><text:span text:style-name="T911">Его можно условно заменить на числительное </text:span><text:span text:style-name="T624">one </text:span><text:span text:style-name="T917">(какой-то один)</text:span><text:span text:style-name="T911">. </text:span><text:span text:style-name="T699">Поэтому о</text:span><text:span text:style-name="T700">н ставится перед исчисляемыми существительными в единственном числе.</text:span></text:p>
      <text:p text:style-name="P522"/>
      <text:p text:style-name="P1214"><text:span text:style-name="T619">I have </text:span><text:span text:style-name="T660">a</text:span><text:span text:style-name="T619"> cat / I have </text:span><text:span text:style-name="T660">one</text:span><text:span text:style-name="T619"> cat — У меня есть </text:span><text:span text:style-name="T626">(одна такая </text:span><text:span text:style-name="T632">прикольная</text:span><text:span text:style-name="T626">) </text:span><text:span text:style-name="T619">кошка.</text:span></text:p>
      <text:p text:style-name="P527"/>
      <text:p text:style-name="P523"><text:span text:style-name="T490">A</text:span> ставится перед согласными, а <text:span text:style-name="T490">an</text:span> — перед гласными. Оба означают одно и тоже.</text:p>
      <text:p text:style-name="P523"/>
      <text:p text:style-name="P708"><text:span text:style-name="T859">Если гласная читается как двойной звук с первым [</text:span>йи<text:span text:style-name="T859">], то ставится </text:span><text:span text:style-name="T540">a</text:span><text:span text:style-name="T859">: </text:span><text:span text:style-name="T540">a union</text:span><text:span text:style-name="T859">, </text:span><text:span text:style-name="T540">a European</text:span><text:span text:style-name="T859">.</text:span></text:p>
      <text:p text:style-name="P523"/>
      <text:p text:style-name="P1209"><text:span text:style-name="T913">Если первая согласная (после которой гласная) не произносится, то ставится </text:span><text:span text:style-name="T622">an</text:span><text:span text:style-name="T913">: </text:span></text:p>
      <text:p text:style-name="P1209"><text:span text:style-name="T622">an hour </text:span><text:span text:style-name="T913">(аувер), </text:span><text:span text:style-name="T622">an honesty </text:span><text:span text:style-name="T913">(анэсти).</text:span></text:p>
      <text:p text:style-name="P523"/>
      <text:p text:style-name="P733"><text:span text:style-name="T913">Т</text:span><text:span text:style-name="T914">акже артикль </text:span><text:span text:style-name="T623">a</text:span><text:span text:style-name="T914"> </text:span><text:span text:style-name="T916">ставится</text:span><text:span text:style-name="T914">, когда:</text:span></text:p>
      <text:list xml:id="list808874836" text:style-name="L72">
        <text:list-item>
          <text:p text:style-name="P1688"><text:span text:style-name="T863">говорят о профессии (</text:span><text:span text:style-name="T580">I`m a doctor)</text:span><text:span text:style-name="T863">;</text:span></text:p>
        </text:list-item>
        <text:list-item>
          <text:p text:style-name="P1689"><text:span text:style-name="T863">впервые упоминяют человека или предмет в разговоре </text:span><text:span text:style-name="T915">(</text:span><text:span text:style-name="T619">I have a cat</text:span><text:span text:style-name="T915">);</text:span></text:p>
        </text:list-item>
        <text:list-item>
          <text:p text:style-name="P1645"><text:span text:style-name="T915">дается определение предмету (</text:span><text:span text:style-name="T620">He is a good man «</text:span><text:span text:style-name="T621">О</text:span><text:span text:style-name="T620">н относится к хорошим людям»</text:span><text:span text:style-name="T915">)</text:span></text:p>
        </text:list-item>
      </text:list>
      <text:p text:style-name="P528"/>
      <text:p text:style-name="P1210">Если перед существительным сто<text:span text:style-name="T1284">и</text:span>т прилагательн<text:span text:style-name="T1284">ое</text:span>, то артикль <text:span text:style-name="T524">a</text:span><text:span text:style-name="T1288"> </text:span>ставится перед ним.</text:p>
      <text:p text:style-name="P526"/>
      <text:p text:style-name="P1210">a big old house — большой старый дом.</text:p>
      <text:p text:style-name="P186">a black and white cat — черно-белый кот.</text:p>
      <text:p text:style-name="P522"><text:soft-page-break/></text:p>
      <text:p text:style-name="P524">При этом перед прилагательным без существительного артикль <text:span text:style-name="T524">a</text:span><text:span text:style-name="T1288"> </text:span>не ставится.</text:p>
      <text:p text:style-name="P524"/>
      <text:p text:style-name="P187">This book is a good (неправильно).</text:p>
      <text:p text:style-name="P187">Th<text:span text:style-name="T1283">i</text:span>s book is good (правильно).</text:p>
      <text:p text:style-name="P522"/>
      <text:p text:style-name="P628">Определенный артикль</text:p>
      <text:p text:style-name="P525"/>
      <text:p text:style-name="P530">Артикль <text:span text:style-name="T490">the</text:span> указывает на конкретный предмет или понятие.</text:p>
      <text:p text:style-name="P530">Т. е. на то, что выделяется из общей массы.</text:p>
      <text:p text:style-name="P531"/>
      <text:p text:style-name="P532">Его можно заменить указательным местоимением (<text:span text:style-name="T490">this, that, these, those</text:span>) </text:p>
      <text:p text:style-name="P1218"><text:span text:style-name="T920">и</text:span><text:span text:style-name="T919"> часто удобнее </text:span><text:span text:style-name="T922">им же </text:span><text:span text:style-name="T931">и </text:span><text:span text:style-name="T919">переводить.</text:span></text:p>
      <text:p text:style-name="P531"/>
      <text:p text:style-name="P531">Он может стоять как перед единственным числом, так и перед множественным; </text:p>
      <text:p text:style-name="P531">как перед исчисляемыми, так и неисчисляемыми существительными.</text:p>
      <text:p text:style-name="P533"/>
      <text:p text:style-name="P1213"><text:span text:style-name="T920">Е</text:span><text:span text:style-name="T912">сли предмет или человек упоминаются в </text:span><text:span text:style-name="T923">речи </text:span><text:span text:style-name="T912">впервые, то обычно о них ничего не известно, поэтому </text:span><text:span text:style-name="T921">сначала</text:span><text:span text:style-name="T912"> использ</text:span><text:span text:style-name="T921">уется</text:span><text:span text:style-name="T912"> неопределенный артикль </text:span><text:span text:style-name="T625">a/an</text:span><text:span text:style-name="T912"> </text:span><text:span text:style-name="T920">(при условии, что он нужен</text:span><text:span text:style-name="T912">).</text:span></text:p>
      <text:p text:style-name="P1363"><text:span text:style-name="T912">Н</text:span><text:span text:style-name="T863">о если </text:span><text:span text:style-name="T932">этот </text:span><text:span text:style-name="T863">предмет или человек упоминаются в речи повторно, то уже используется определенный артикль </text:span><text:span text:style-name="T580">the</text:span><text:span text:style-name="T863">.</text:span></text:p>
      <text:p text:style-name="P529"/>
      <text:p text:style-name="P109"><text:span text:style-name="T470">I </text:span><text:span text:style-name="T377">have got </text:span><text:span text:style-name="T1015">a</text:span><text:span text:style-name="T377"> puppy. </text:span><text:span text:style-name="T1015">The</text:span><text:span text:style-name="T377"> puppy is white — У меня есть щенок. (Этот) щенок белый.</text:span></text:p>
      <text:p text:style-name="P534"/>
      <text:p text:style-name="P534">Определенный артикль может стоять не только перед существительным, но и перед прилагательным. <text:span text:style-name="T1289">В этом случае прилагательное становится существительным.</text:span></text:p>
      <text:p text:style-name="P534"/>
      <text:p text:style-name="P190">rich people — богатые люди.</text:p>
      <text:p text:style-name="P109"><text:span text:style-name="T471">t</text:span><text:span text:style-name="T377">he rich — богачи.</text:span></text:p>
      <text:p text:style-name="P534"/>
      <text:p text:style-name="P535">Также артикль <text:span text:style-name="T490">the</text:span> ставится, когда:</text:p>
      <text:p text:style-name="P535"/>
      <text:list xml:id="list725714567" text:style-name="L73">
        <text:list-item>
          <text:p text:style-name="P1542">говорят о части помещения:</text:p>
          <text:list>
            <text:list-item>
              <text:p text:style-name="P1546">in the room — в комнате;</text:p>
            </text:list-item>
            <text:list-item>
              <text:p text:style-name="P1546">on the floor — на полу;</text:p>
            </text:list-item>
          </text:list>
          <text:p text:style-name="P1544"/>
        </text:list-item>
        <text:list-item>
          <text:p text:style-name="P1543">говорят, на каком музыкальном инструменте играют:</text:p>
          <text:list>
            <text:list-item>
              <text:p text:style-name="P1547">play the piano — играть на фортепиано;</text:p>
            </text:list-item>
          </text:list>
          <text:p text:style-name="P1544"/>
        </text:list-item>
        <text:list-item>
          <text:p text:style-name="P1542">человек напрявляется в конкретное место:</text:p>
          <text:list>
            <text:list-item>
              <text:p text:style-name="P1546">go to the bank — идти в банк;</text:p>
            </text:list-item>
            <text:list-item>
              <text:p text:style-name="P1546">drive to the shop — поехать на машине в магазин;</text:p>
            </text:list-item>
          </text:list>
          <text:p text:style-name="P1544"/>
        </text:list-item>
        <text:list-item>
          <text:p text:style-name="P1551">объект, о котором идет речь, уникальный (другого такого нет):</text:p>
          <text:list>
            <text:list-item>
              <text:p text:style-name="P1550">природные объекты или явления:</text:p>
              <text:list>
                <text:list-item>
                  <text:p text:style-name="P1547">the equator — экватор;</text:p>
                </text:list-item>
                <text:list-item>
                  <text:p text:style-name="P1547">the sky — небо;</text:p>
                </text:list-item>
                <text:list-item>
                  <text:p text:style-name="P1550">the moon — луна;</text:p>
                </text:list-item>
              </text:list>
            </text:list-item>
            <text:list-item>
              <text:p text:style-name="P1550">объекты созданные человеком</text:p>
              <text:list>
                <text:list-item>
                  <text:p text:style-name="P1547"><text:soft-page-break/>the Bible (the Book) — Библия;</text:p>
                </text:list-item>
                <text:list-item>
                  <text:p text:style-name="P1547">the Internet — Интернет;</text:p>
                </text:list-item>
                <text:list-item>
                  <text:p text:style-name="P1550">the radio — радио;</text:p>
                </text:list-item>
              </text:list>
            </text:list-item>
            <text:list-item>
              <text:p text:style-name="P1550"><text:span text:style-name="T1290">с </text:span>превосходн<text:span text:style-name="T1290">ой</text:span> степень<text:span text:style-name="T1290">ю</text:span> прилагательных:</text:p>
              <text:list>
                <text:list-item>
                  <text:p text:style-name="P1547">the longest — самый длинный;</text:p>
                </text:list-item>
                <text:list-item>
                  <text:p text:style-name="P1550">the hottest — самый жаркий;</text:p>
                </text:list-item>
              </text:list>
            </text:list-item>
            <text:list-item>
              <text:p text:style-name="P1548"><text:span text:style-name="T1291">со </text:span>словосочетани<text:span text:style-name="T1291">ем</text:span><text:span text:style-name="T490"> the same</text:span> (такой же, одинаковый):</text:p>
              <text:p text:style-name="P1670">These two photos are the same — Эти 2 фото одинаковые;</text:p>
            </text:list-item>
          </text:list>
          <text:p text:style-name="P1549"/>
        </text:list-item>
        <text:list-item>
          <text:p text:style-name="P1542">перед порядковым числительным:</text:p>
          <text:list>
            <text:list-item>
              <text:p text:style-name="P1552">the first — первый;</text:p>
            </text:list-item>
            <text:list-item>
              <text:p text:style-name="P1552">the second — второй;</text:p>
            </text:list-item>
          </text:list>
          <text:p text:style-name="P1544"/>
        </text:list-item>
        <text:list-item>
          <text:p text:style-name="P1545">перед фамилией (чтобы показать что люди принадлежат одной семье):</text:p>
          <text:p text:style-name="P1677"><text:span text:style-name="T468">The Jachsons </text:span><text:span text:style-name="T469">are very nice people — Джексоны очень милые люди;</text:span></text:p>
          <text:p text:style-name="P1544"/>
        </text:list-item>
        <text:list-item>
          <text:p text:style-name="P1553">в словосочетаниях, касающихся сторон:</text:p>
          <text:list>
            <text:list-item>
              <text:p text:style-name="P1554">the top of — верхушка (чего-то);</text:p>
            </text:list-item>
            <text:list-item>
              <text:p text:style-name="P1554">on the left — слева.</text:p>
            </text:list-item>
          </text:list>
        </text:list-item>
      </text:list>
      <text:p text:style-name="P536"/>
      <text:p text:style-name="P631">Случаи, когда артикли не используются</text:p>
      <text:p text:style-name="P536"/>
      <text:p text:style-name="P537">Такие ситуации зачастую не имеют логического объяснения и их нужно просто запомнить.</text:p>
      <text:p text:style-name="P537"/>
      <text:list xml:id="list502434429" text:style-name="L74">
        <text:list-item>
          <text:p text:style-name="P1555">в выражениях со словами <text:span text:style-name="T490">breakfast</text:span>, <text:span text:style-name="T490">lunch</text:span>, <text:span text:style-name="T490">dinner</text:span>:</text:p>
          <text:p text:style-name="P1671">When do you usually have breakfast? — Когда ты обычно завтракаешь?</text:p>
          <text:p text:style-name="P1556"/>
        </text:list-item>
        <text:list-item>
          <text:p text:style-name="P1557">когда говорят о направлении или местонахождении словами:</text:p>
          <text:list>
            <text:list-item>
              <text:p text:style-name="P1556">work <text:span text:style-name="T1301">(</text:span><text:span text:style-name="T490">go to work, start work</text:span><text:span text:style-name="T1301">)</text:span>;</text:p>
            </text:list-item>
            <text:list-item>
              <text:p text:style-name="P1556">school, university, college <text:span text:style-name="T1301">(</text:span><text:span text:style-name="T490">go to school, start school</text:span>);</text:p>
            </text:list-item>
            <text:list-item>
              <text:p text:style-name="P1556">church, hospital, prison <text:span text:style-name="T1301">(</text:span><text:span text:style-name="T490">go to church, be at hospital</text:span><text:span text:style-name="T1301">)</text:span>;</text:p>
            </text:list-item>
            <text:list-item>
              <text:p text:style-name="P1556">home, bed <text:span text:style-name="T1301">(</text:span><text:span text:style-name="T490">go home, go to bed</text:span><text:span text:style-name="T1301">)</text:span>;</text:p>
            </text:list-item>
          </text:list>
          <text:p text:style-name="P1556"/>
        </text:list-item>
        <text:list-item>
          <text:p text:style-name="P1555">в словосочетаниях <text:span text:style-name="T490">play</text:span> + вид спорта или игры:</text:p>
          <text:p text:style-name="P1671">I play football — Я играю в футбол;</text:p>
          <text:p text:style-name="P1556"/>
        </text:list-item>
        <text:list-item>
          <text:p text:style-name="P1555">перед названием языков или учебных дисциплин (котор. всегда с большой буквы):</text:p>
          <text:p text:style-name="P1671">I want to speak <text:span text:style-name="T1286">English well — Я хочу хорошо говорить по-английски;</text:span></text:p>
          <text:p text:style-name="P1556"/>
        </text:list-item>
        <text:list-item>
          <text:p text:style-name="P1558">перед именами людей и фамилями:</text:p>
          <text:p text:style-name="P1672">My name is Bond, James Bond — Меня зовут Бонд, Джеймс Бонд.</text:p>
        </text:list-item>
      </text:list>
      <text:p text:style-name="P538"/>
      <text:p text:style-name="P629">Артикли в географических названиях</text:p>
      <text:p text:style-name="P539"/>
      <text:p text:style-name="P1215"><text:span text:style-name="T924">Артикли не </text:span><text:span text:style-name="T926">ставятся</text:span><text:span text:style-name="T924"> </text:span><text:span text:style-name="T926">с</text:span><text:span text:style-name="T924"> названиями континентов:</text:span></text:p>
      <text:p text:style-name="P188">I live in Western Europe — Я живу в западной Европе.</text:p>
      <text:p text:style-name="P540"/>
      <text:p text:style-name="P540">Артикли не ставятся с названиям<text:span text:style-name="T1287">и</text:span> стран из 1 слова и с названиями городов:</text:p>
      <text:p text:style-name="P188">Washington is the capital of America — Вашингтон — столица Америки.</text:p>
      <text:p text:style-name="P188"><text:soft-page-break/></text:p>
      <text:p text:style-name="P189"><text:span text:style-name="T76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40"/>
      <text:p text:style-name="P1215"><text:span text:style-name="T924">Артикли не нужны в названиях горных вершин, а также там, где присутсв</text:span><text:span text:style-name="T925">ует</text:span><text:span text:style-name="T924"> слово Mount: </text:span></text:p>
      <text:p text:style-name="P1215"><text:span text:style-name="T627">Everest / Mount Everest, Makalu</text:span><text:span text:style-name="T924">. Но </text:span><text:span text:style-name="T925">в</text:span><text:span text:style-name="T924"> названия</text:span><text:span text:style-name="T925">х</text:span><text:span text:style-name="T924"> горных цепей ставится </text:span><text:span text:style-name="T627">the</text:span><text:span text:style-name="T924">: </text:span><text:span text:style-name="T627">the Himalayas</text:span><text:span text:style-name="T924">.</text:span></text:p>
      <text:p text:style-name="P540"/>
      <text:p text:style-name="P1361"><text:span text:style-name="T863">Артикль </text:span><text:span text:style-name="T580">the</text:span><text:span text:style-name="T863"> не нужен с прилагательными, образованными от частей света или когда часть света указана вместе с названием страны: </text:span><text:span text:style-name="T580">North America, Eastern Europe.</text:span></text:p>
      <text:p text:style-name="P543"/>
      <text:p text:style-name="P1361"><text:span text:style-name="T863">Артикль </text:span><text:span text:style-name="T580">the</text:span><text:span text:style-name="T863"> не нужен в названиях улиц, дорог, скверов, парков:</text:span></text:p>
      <text:p text:style-name="P192">Fifth Avenue (5я Авеню), Broadway, Times Square.</text:p>
      <text:p text:style-name="P540"/>
      <text:p text:style-name="P1215"><text:span text:style-name="T924">А</text:span><text:span text:style-name="T927">ртикль </text:span><text:span text:style-name="T629">the</text:span><text:span text:style-name="T927"> нужен в названиях водных объектов (океан, море, река, канал): </text:span><text:span text:style-name="T629">the Thames River, the Amazon (Амазонка), the Pacific (Тихий океан), the Baltic Sea. </text:span><text:span text:style-name="T926">Но с названиями озер он </text:span></text:p>
      <text:p text:style-name="P1215"><text:span text:style-name="T926">не используется: </text:span><text:span text:style-name="T628">Lake Superior (Верхнее озеро).</text:span></text:p>
      <text:p text:style-name="P545"/>
      <text:p text:style-name="P541">Также <text:span text:style-name="T490">the</text:span> нужен в названиях частей света: <text:span text:style-name="T490">the north, the south, the east, the west</text:span>.</text:p>
      <text:p text:style-name="P189">We should go to the north — Нам нужно идти на север.</text:p>
      <text:p text:style-name="P542"/>
      <text:p text:style-name="P1215"><text:span text:style-name="T933">Следует</text:span><text:span text:style-name="T934"> </text:span><text:span text:style-name="T933">знать</text:span><text:span text:style-name="T934">, что на картах не печатают артикль </text:span><text:span text:style-name="T633">the</text:span><text:span text:style-name="T934">, даже когда он нужен.</text:span></text:p>
      <text:p text:style-name="P542"/>
      <text:p text:style-name="P630">Артикли в других названиях</text:p>
      <text:p text:style-name="P542"/>
      <text:p text:style-name="P544">Артикль не ставится в названиях административных зданий или комплексов из 2х слов.</text:p>
      <text:p text:style-name="P191"/>
      <text:p text:style-name="P191">Cambridge University, JFK Airport, Buckingham Palace.</text:p>
      <text:p text:style-name="P191">(порядок слов: сначала уникальное название, а затем категория <text:s/>объекта).</text:p>
      <text:p text:style-name="P544"/>
      <text:p text:style-name="P1216"><text:span text:style-name="T928">Артикль </text:span><text:span text:style-name="T630">the</text:span><text:span text:style-name="T928"> ставится в названиях отелей, театров, галерей, а также в названиях всемирно известных зданий:</text:span><text:span text:style-name="T630"> the Hilton Hotel, the Red Lion (бар), the White House.</text:span></text:p>
      <text:p text:style-name="P544"/>
      <text:p text:style-name="P1362"><text:span text:style-name="T863">В названиях, где присутствует предлог </text:span><text:span text:style-name="T580">of</text:span><text:span text:style-name="T863">, артикль </text:span><text:span text:style-name="T580">the</text:span><text:span text:style-name="T863"> ставится всегда: </text:span></text:p>
      <text:p text:style-name="P191">the Bank of England, the Great Wall of China, the Tower of London.</text:p>
      <text:p text:style-name="P544"/>
      <text:p text:style-name="P632">Какой артикль выбрать</text:p>
      <text:p text:style-name="P546"/>
      <text:p text:style-name="P1217"><text:span text:style-name="T929">Мысленно предсавить перед существительным слово «один», «один такой (</text:span><text:span text:style-name="T930">прикольный</text:span><text:span text:style-name="T929">)», </text:span></text:p>
      <text:p text:style-name="P1217"><text:span text:style-name="T929">«один из» и т. д. Если логика предложения не нарушена, то скорее всего нужен </text:span><text:span text:style-name="T631">a/an</text:span><text:span text:style-name="T929">.</text:span></text:p>
      <text:p text:style-name="P546"/>
      <text:p text:style-name="P193">I`ve got a window in my room — У меня в комнате есть окно. (обычное окно, каких много)</text:p>
      <text:p text:style-name="P546"/>
      <text:p text:style-name="P1217"><text:span text:style-name="T929">Мысленно представить перед существительным слова: </text:span><text:span text:style-name="T631">this, that, these, those</text:span><text:span text:style-name="T929"> или «тот самый», «именно тот», «конкретное этот» и т. д. Если смысл предложения в целом не изменился, </text:span></text:p>
      <text:p text:style-name="P1217"><text:span text:style-name="T929">то можно ставить </text:span><text:span text:style-name="T631">the</text:span><text:span text:style-name="T929">.</text:span></text:p>
      <text:p text:style-name="P546"/>
      <text:p text:style-name="P193">Look at the window. It`s broken — Посмотри на окно. Оно разбито. (посмотри на это конкретное окно, именно оно разбито).</text:p>
      <text:p text:style-name="P546"/>
      <text:p text:style-name="P547"/>
      <text:p text:style-name="P1480">Прилагательное. Adjective</text:p>
      <text:p text:style-name="P547"/>
      <text:p text:style-name="P1219"><text:span text:style-name="T936">Ч</text:span><text:span text:style-name="T935">асть речи, которая описывает качества и свойства объектов, и отвечает на вопрос «какой?».</text:span></text:p>
      <text:p text:style-name="P548"/>
      <text:p text:style-name="P1220"><text:span text:style-name="T935">П</text:span><text:span text:style-name="T936">рилагательное стоит перед существительным, но может появиться и без него если используется после глагола </text:span><text:span text:style-name="T634">be</text:span><text:span text:style-name="T936">. В этом случае </text:span><text:span text:style-name="T944">оно</text:span><text:span text:style-name="T936"> </text:span><text:span text:style-name="T944">обычно</text:span><text:span text:style-name="T936"> переводиться глаголом.</text:span></text:p>
      <text:p text:style-name="P549"/>
      <text:p text:style-name="P1220"><text:span text:style-name="T936">Если перед прилагательным стоит артикль </text:span><text:span text:style-name="T634">the</text:span><text:span text:style-name="T936">, то оно </text:span><text:span text:style-name="T937">становится</text:span><text:span text:style-name="T936"> существительным.</text:span></text:p>
      <text:p text:style-name="P1221"><text:span text:style-name="T936">Прилагательн</text:span><text:span text:style-name="T938">ые</text:span><text:span text:style-name="T936"> не меняется по родам, числам и падежам.</text:span></text:p>
      <text:p text:style-name="P549"/>
      <text:p text:style-name="P1364"><text:span text:style-name="T936">П</text:span><text:span text:style-name="T863">рилагательные делятся на 2 группы:</text:span></text:p>
      <text:p text:style-name="P551"/>
      <text:list xml:id="list1500895736" text:style-name="L75">
        <text:list-item>
          <text:p text:style-name="P1559">оценочные прилагательные; они выражают личное мнение человека о предмете:</text:p>
          <text:p text:style-name="P1673">a funny cat — смешной кот (мнение, с которым можно не соглашаться)</text:p>
          <text:p text:style-name="P1559"/>
        </text:list-item>
        <text:list-item>
          <text:p text:style-name="P1559">фактовые прилагательные; они указывают на визуальную информацию, либо факты, </text:p>
          <text:p text:style-name="P1559">которые известны об объекте: размер, возраст, цвет, происхождение, состав и пр.:</text:p>
          <text:p text:style-name="P1673">a gray cat — серый кот (характеристика, которая не зависит от мнения)</text:p>
        </text:list-item>
      </text:list>
      <text:p text:style-name="P551"/>
      <text:p text:style-name="P551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51"/>
      <text:p text:style-name="P194">a gray funny cat (неправильно)</text:p>
      <text:p text:style-name="P194">a funny gray cat (правильно)</text:p>
      <text:p text:style-name="P551"/>
      <text:p text:style-name="P734"><text:span text:style-name="T940">Глаголы, после которых </text:span><text:span text:style-name="T956">всегда</text:span><text:span text:style-name="T940"> </text:span><text:span text:style-name="T956">идут</text:span><text:span text:style-name="T940"> прилагательн</text:span><text:span text:style-name="T939">ые</text:span><text:span text:style-name="T940">:</text:span></text:p>
      <text:list xml:id="list1118574362" text:style-name="L76">
        <text:list-item>
          <text:p text:style-name="P1560">be — быть;</text:p>
        </text:list-item>
        <text:list-item>
          <text:p text:style-name="P1560">get — становиться;</text:p>
        </text:list-item>
        <text:list-item>
          <text:p text:style-name="P1560">become — становиться;</text:p>
        </text:list-item>
        <text:list-item>
          <text:p text:style-name="P1560">seem — казаться;</text:p>
        </text:list-item>
        <text:list-item>
          <text:p text:style-name="P1560">look — выглядеть;</text:p>
        </text:list-item>
        <text:list-item>
          <text:p text:style-name="P1560">feel — чувствовать (себя);</text:p>
        </text:list-item>
        <text:list-item>
          <text:p text:style-name="P1560">sound — звучать;</text:p>
        </text:list-item>
        <text:list-item>
          <text:p text:style-name="P1690"><text:span text:style-name="T863">taste — </text:span><text:span text:style-name="T939">иметь вкус</text:span><text:span text:style-name="T863">;</text:span></text:p>
        </text:list-item>
        <text:list-item>
          <text:p text:style-name="P1690"><text:span text:style-name="T863">smell — </text:span><text:span text:style-name="T939">иметь запах</text:span><text:span text:style-name="T863">;</text:span></text:p>
        </text:list-item>
      </text:list>
      <text:p text:style-name="P551"/>
      <text:p text:style-name="P1223"><text:span text:style-name="T224">Обычно, в английском </text:span><text:span text:style-name="T225">языке </text:span><text:span text:style-name="T224">после глаголов стоят наречия. </text:span><text:span text:style-name="T226">Но даже если стоит прилагательное, то оно все равно будет перводится наречием (кроме случае с глаголом be).</text:span></text:p>
      <text:p text:style-name="P951"/>
      <text:p text:style-name="P961"><text:span text:style-name="T377">You look nice! </text:span><text:span text:style-name="T472">— </text:span><text:span text:style-name="T377">Ты прекрасно выглядишь!</text:span></text:p>
      <text:p text:style-name="P1012">I feel bad — Я плохо себя чувствую.</text:p>
      <text:p text:style-name="P550"/>
      <text:p text:style-name="P133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33"/>
      <text:p text:style-name="P1332"><text:span text:style-name="T377">He </text:span><text:span text:style-name="T1015">looked at</text:span><text:span text:style-name="T377"> me angrily — Он посмотрел на меня злобно</text:span></text:p>
      <text:p text:style-name="P550"/>
      <text:p text:style-name="P633">Степени сравнения прилагательных</text:p>
      <text:p text:style-name="P554"/>
      <text:p text:style-name="P555">Их всего 2: сравнительная и превосходная.</text:p>
      <text:p text:style-name="P552"/>
      <text:p text:style-name="P1222">Сравнительная степень нужна, когда сравниваются 2 альтернативы. Вторая альтернатива </text:p>
      <text:p text:style-name="P553"><text:soft-page-break/>не обязательно должна указываться напрямую. Она может подразумеваться.</text:p>
      <text:p text:style-name="P553"/>
      <text:p text:style-name="P556">Сравнительная степень образуется с помощью суффикса <text:span text:style-name="T490">-er</text:span> или слова <text:span text:style-name="T490">more</text:span>.</text:p>
      <text:p text:style-name="P557">Суффикс <text:span text:style-name="T490">-er</text:span> ставится, когда слово состоит из 1 слога, или 2х, но заканчивается на <text:span text:style-name="T490">-y</text:span>:</text:p>
      <text:p text:style-name="P1301">small → smaller (маленький → еще меньше); </text:p>
      <text:p text:style-name="P1301">funny → funnier (смешной → смешнее);</text:p>
      <text:p text:style-name="P1301"/>
      <text:p text:style-name="P737"><text:span text:style-name="T1120">Если сло</text:span><text:span text:style-name="T1121">г</text:span><text:span text:style-name="T1120"> с 1 гласной, после которой </text:span><text:span text:style-name="T1121">1 </text:span><text:span text:style-name="T1120">согласная, то эта согласная удваивается:</text:span></text:p>
      <text:p text:style-name="P1306">big → bigger (большой → больше);</text:p>
      <text:p text:style-name="P1306">hot → hotter (горячий → горячее);</text:p>
      <text:p text:style-name="P556"/>
      <text:p text:style-name="P1223"><text:span text:style-name="T945">С</text:span><text:span text:style-name="T942">лово </text:span><text:span text:style-name="T636">more</text:span><text:span text:style-name="T942"> </text:span><text:span text:style-name="T945">(более) ставится</text:span><text:span text:style-name="T942">, когда сло</text:span><text:span text:style-name="T943">в</text:span><text:span text:style-name="T942">о </text:span><text:span text:style-name="T944">состоит </text:span><text:span text:style-name="T942">из 2х и более слогов. </text:span></text:p>
      <text:p text:style-name="P737"><text:span text:style-name="T964">Здесь с</text:span><text:span text:style-name="T942">уффикс </text:span><text:span text:style-name="T636">-er</text:span><text:span text:style-name="T942"> уже не </text:span><text:span text:style-name="T945">используется</text:span><text:span text:style-name="T951">:</text:span></text:p>
      <text:p text:style-name="P1304">useful → more useful (полезный → более полезный)</text:p>
      <text:p text:style-name="P1305"><text:span text:style-name="T1292">i</text:span>nteresting → more interesting (интересный → более интересный)</text:p>
      <text:p text:style-name="P556"/>
      <text:p text:style-name="P559">Есть прилагательные, для которых сравнительная степень образовывается и так и эдак:</text:p>
      <text:p text:style-name="P1294">quiet (тихий), clever (умный), narrow (узкий), simple (простой).</text:p>
      <text:p text:style-name="P1327"/>
      <text:p text:style-name="P1294">Be quiet<text:span text:style-name="T1015">er</text:span>, please / Be <text:span text:style-name="T1015">more</text:span> quiet, please — Веди себя <text:span text:style-name="T1015">тише</text:span>, пожалуйста.</text:p>
      <text:p text:style-name="P556"/>
      <text:p text:style-name="P558"><text:span text:style-name="T1130">П</text:span><text:span text:style-name="T1099">ри сравнении двух прилагательных часто используется слово </text:span><text:span text:style-name="T1105">than</text:span><text:span text:style-name="T1099"> (чем).</text:span></text:p>
      <text:p text:style-name="P1302"/>
      <text:p text:style-name="P1297"><text:span text:style-name="T377">New York is </text:span><text:span text:style-name="T1015">bigger than</text:span><text:span text:style-name="T377"> Manchester — Нью Йорк </text:span><text:span text:style-name="T1015">больше, чем</text:span><text:span text:style-name="T377"> Манчестер.</text:span></text:p>
      <text:p text:style-name="P1224"><text:span text:style-name="T1102">Apples are </text:span><text:span text:style-name="T1104">testier than</text:span><text:span text:style-name="T1102"> cherries — Яблоки </text:span><text:span text:style-name="T1104">слаще</text:span><text:span text:style-name="T1102"> вишен.</text:span></text:p>
      <text:p text:style-name="P1295"/>
      <text:p text:style-name="P1307"><text:span text:style-name="T941">Иногда после </text:span><text:span text:style-name="T635">than</text:span><text:span text:style-name="T941"> может идти местоимение в объектной форме (</text:span><text:span text:style-name="T635">me, you, him, her</text:span><text:span text:style-name="T941"> и т. д.).</text:span></text:p>
      <text:p text:style-name="P1224"><text:span text:style-name="T1127">Сложность этой ситуации в том, </text:span><text:span text:style-name="T1128">что при переводе</text:span><text:span text:style-name="T1127"> местоимен. </text:span><text:span text:style-name="T1122">будет </text:span><text:span text:style-name="T1127">в именительном падеже.</text:span></text:p>
      <text:p text:style-name="P1302"/>
      <text:p text:style-name="P1297"><text:span text:style-name="T377">I`m more attentive </text:span><text:span text:style-name="T1015">than him</text:span><text:span text:style-name="T377"> — Я внимательней, </text:span><text:span text:style-name="T1015">чем он</text:span><text:span text:style-name="T377">.</text:span></text:p>
      <text:p text:style-name="P1294"/>
      <text:p text:style-name="P1224"><text:span text:style-name="T1122">В качестве альтернативы</text:span><text:span text:style-name="T1123"> </text:span><text:span text:style-name="T1122">м</text:span><text:span text:style-name="T1123">ожно поставить местоимение в начальной форме, а после </text:span></text:p>
      <text:p text:style-name="P1303">него вспомогательный или модальный глагол из первой части предложения.</text:p>
      <text:p text:style-name="P1296"/>
      <text:p text:style-name="P1298"><text:span text:style-name="T377">I am more attentive </text:span><text:span text:style-name="T1015">than he is</text:span><text:span text:style-name="T377"> — Я внимательне, </text:span><text:span text:style-name="T1015">чем он</text:span><text:span text:style-name="T377">.</text:span></text:p>
      <text:p text:style-name="P1296">I can jump higher <text:span text:style-name="T1015">than he can</text:span> — Я прыгаю выше, <text:span text:style-name="T1015">чем он</text:span>.</text:p>
      <text:p text:style-name="P556"/>
      <text:p text:style-name="P1225"><text:span text:style-name="T946">Прилагательн</text:span><text:span text:style-name="T947">ые</text:span><text:span text:style-name="T946"> в сравнительной степени </text:span><text:span text:style-name="T947">могут</text:span><text:span text:style-name="T946"> переводиться одинаково, будь он</text:span><text:span text:style-name="T947">и</text:span><text:span text:style-name="T946"> </text:span><text:span text:style-name="T1124">с суффиксом </text:span><text:span text:style-name="T1103">-er</text:span><text:span text:style-name="T1124"> или с</text:span><text:span text:style-name="T1125">о</text:span><text:span text:style-name="T1124"> словом </text:span><text:span text:style-name="T1103">more</text:span><text:span text:style-name="T1124">. Тоже самое касается и </text:span><text:span text:style-name="T1103">than</text:span><text:span text:style-name="T1124"> </text:span><text:span text:style-name="T1126">(см. внимательно примеры)</text:span><text:span text:style-name="T1124">.</text:span></text:p>
      <text:p text:style-name="P195"/>
      <text:p text:style-name="P290"><text:span text:style-name="T377">Превосходная степень </text:span><text:span text:style-name="T473">обозначает наивысшую степень качества, которая в русском соответствует усилительн</text:span><text:span text:style-name="T476">о</text:span><text:span text:style-name="T473">м</text:span><text:span text:style-name="T476">у</text:span><text:span text:style-name="T473"> суффикс</text:span><text:span text:style-name="T476">у</text:span><text:span text:style-name="T473"> </text:span><text:span text:style-name="T474">-ший</text:span><text:span text:style-name="T473"> или слову «самый».</text:span></text:p>
      <text:p text:style-name="P560"/>
      <text:p text:style-name="P291"><text:span text:style-name="T377">Она используется, когда сравнивают 3 и более объектов. Общее количество может подразумеваться или выражаться местоимением </text:span><text:span text:style-name="T580">all</text:span><text:span text:style-name="T377"> или </text:span><text:span text:style-name="T580">every</text:span><text:span text:style-name="T377">.</text:span></text:p>
      <text:p text:style-name="P561"/>
      <text:p text:style-name="P563">Превосходная степень образуется по тем же правилам, что и сравнительная, только вместо</text:p>
      <text:p text:style-name="P293"><text:span text:style-name="T377">суффикса </text:span><text:span text:style-name="T580">-er</text:span><text:span text:style-name="T377"> используется </text:span><text:span text:style-name="T580">-est</text:span><text:span text:style-name="T377">, а вместо слова more используется </text:span><text:span text:style-name="T580">-most</text:span><text:span text:style-name="T377"> (самый).</text:span></text:p>
      <text:p text:style-name="P196">strong → the strongest (сильный → сильнейший / самый сильный);</text:p>
      <text:p text:style-name="P196">reasonable → the most reasonable (разумный → разумнейший / самый разумный);</text:p>
      <text:p text:style-name="P562"><text:soft-page-break/></text:p>
      <text:p text:style-name="P1226"><text:span text:style-name="T948">П</text:span><text:span text:style-name="T949">еред прилогательным </text:span><text:span text:style-name="T948">в превосходной степени</text:span><text:span text:style-name="T950"> </text:span><text:span text:style-name="T949">почти всегда </text:span><text:span text:style-name="T948">стоит</text:span><text:span text:style-name="T949"> артикль </text:span><text:span text:style-name="T637">the</text:span><text:span text:style-name="T949"> </text:span><text:span text:style-name="T948">(т. к. эта степень подчеркивает уникальность). А после прилагательного — 2 предлога: </text:span><text:span text:style-name="T638">in</text:span><text:span text:style-name="T948"> и </text:span><text:span text:style-name="T638">of</text:span><text:span text:style-name="T948">.</text:span></text:p>
      <text:p text:style-name="P564"/>
      <text:p text:style-name="P1365"><text:span text:style-name="T863">Предлог </text:span><text:span text:style-name="T580">in</text:span><text:span text:style-name="T863"> указывает на место, или группу людей, в которых выделяется объект.</text:span></text:p>
      <text:p text:style-name="P1226"><text:span text:style-name="T948">А предлог </text:span><text:span text:style-name="T638">of</text:span><text:span text:style-name="T948"> — на период времени, в котором выделяется объект.</text:span></text:p>
      <text:p text:style-name="P564"/>
      <text:p text:style-name="P110"><text:span text:style-name="T475">W</text:span><text:span text:style-name="T377">hat is the longest river in the world? — Какая самая длинная река в мире?</text:span></text:p>
      <text:p text:style-name="P1227"><text:span text:style-name="T639">It</text:span><text:span text:style-name="T640"> was the happiest day of </text:span><text:span text:style-name="T639">my</text:span><text:span text:style-name="T640"> life — </text:span><text:span text:style-name="T639">Это</text:span><text:span text:style-name="T640"> был самый счастливый день </text:span><text:span text:style-name="T639">в моей</text:span><text:span text:style-name="T640"> жизни.</text:span></text:p>
      <text:p text:style-name="P562"/>
      <text:p text:style-name="P292"><text:span text:style-name="T377">Слова-исключения </text:span><text:span text:style-name="T477">с особой сравнительной и превосходной степен</text:span><text:span text:style-name="T478">ью</text:span><text:span text:style-name="T477">:</text:span></text:p>
      <text:p text:style-name="P565">good → better → the best (хороший → лучше → самый лучший);</text:p>
      <text:p text:style-name="P565">bad → worse → the worst (плохой → хуже → самый плохой);</text:p>
      <text:p text:style-name="P565">far → farther → the farthest (далекий → дальше → самый далекий);</text:p>
      <text:p text:style-name="P197"/>
      <text:p text:style-name="P1355">Наречие. Adverb</text:p>
      <text:p text:style-name="P565"/>
      <text:p text:style-name="P567">Часть речи, которая отвечает на вопросы «как?», «каким образом?». </text:p>
      <text:p text:style-name="P1229"><text:span text:style-name="T956">Оно п</text:span><text:span text:style-name="T955">омогает описать действие и дает его более точную характеристику.</text:span></text:p>
      <text:p text:style-name="P566"/>
      <text:p text:style-name="P1228"><text:span text:style-name="T1294">Е</text:span>сли наречие относится к глаголу, то оно ст<text:span text:style-name="T1297">ои</text:span>т после него <text:span text:style-name="T1293">(</text:span><text:span text:style-name="T1131">обычно </text:span><text:span text:style-name="T1099">в </text:span><text:span text:style-name="T1132">самом</text:span><text:span text:style-name="T1099"> </text:span><text:span text:style-name="T1131">конце</text:span><text:span text:style-name="T1293">)</text:span>. </text:p>
      <text:p text:style-name="P1228"><text:span text:style-name="T1295">Е</text:span><text:span text:style-name="T952">сли наречие относится к прилагательному, то оно сто</text:span><text:span text:style-name="T961">и</text:span><text:span text:style-name="T952">т перед ним.</text:span></text:p>
      <text:p text:style-name="P568"/>
      <text:p text:style-name="P198">I kwon him <text:span text:style-name="T1015">well</text:span> — Я <text:span text:style-name="T1015">хорошо</text:span> его знаю.</text:p>
      <text:p text:style-name="P198">He is <text:span text:style-name="T1015">very</text:span> serious — Он <text:span text:style-name="T1015">очень</text:span> серьезный.</text:p>
      <text:p text:style-name="P198"/>
      <text:p text:style-name="P570">В английском, начерия делятся на 2 группы: </text:p>
      <text:list xml:id="list4175304066" text:style-name="L77">
        <text:list-item>
          <text:p text:style-name="P1561">наречия, образованые от прилагательных;</text:p>
        </text:list-item>
        <text:list-item>
          <text:p text:style-name="P1561">самобытне наречия, которые существуют с давних времен.</text:p>
        </text:list-item>
      </text:list>
      <text:p text:style-name="P569"/>
      <text:p text:style-name="P634">Наречия, образованные от прилагательных</text:p>
      <text:p text:style-name="P569"/>
      <text:p text:style-name="P571"><text:span text:style-name="T1296">О</text:span>ни <text:span text:style-name="T1296">о</text:span>бразуются при помощи суффикса <text:span text:style-name="T490">-ly</text:span>:</text:p>
      <text:p text:style-name="P572">quick → quickly (быстрый → быстро);</text:p>
      <text:p text:style-name="P572">serious → seriously (серьезный → серьезно);</text:p>
      <text:p text:style-name="P572"/>
      <text:p text:style-name="P735"><text:span text:style-name="T959">Н</text:span><text:span text:style-name="T953">аречи</text:span><text:span text:style-name="T954">я</text:span><text:span text:style-name="T953">, которые </text:span><text:span text:style-name="T958">пишутся</text:span><text:span text:style-name="T953"> также, как </text:span><text:span text:style-name="T957">и </text:span><text:span text:style-name="T953">прилагательные</text:span><text:span text:style-name="T957">:</text:span></text:p>
      <text:list xml:id="list2628576475" text:style-name="L78">
        <text:list-item>
          <text:p text:style-name="P1691"><text:span text:style-name="T863">fast — </text:span><text:span text:style-name="T954">быстрый, быстро</text:span><text:span text:style-name="T863">;</text:span></text:p>
        </text:list-item>
        <text:list-item>
          <text:p text:style-name="P1691"><text:span text:style-name="T863">late — </text:span><text:span text:style-name="T954">поздний, поздно</text:span><text:span text:style-name="T863">;</text:span></text:p>
        </text:list-item>
        <text:list-item>
          <text:p text:style-name="P1691"><text:span text:style-name="T863">hard — </text:span><text:span text:style-name="T954">тяжелый, тяжело</text:span><text:span text:style-name="T863">.</text:span></text:p>
        </text:list-item>
      </text:list>
      <text:p text:style-name="P576"/>
      <text:p text:style-name="P111"><text:span text:style-name="T377">Jack is a very </text:span><text:span text:style-name="T1015">fast runner</text:span><text:span text:style-name="T377"> — Джек очень быстрый бегут. (fast — это прилагательное, </text:span></text:p>
      <text:p text:style-name="P200">т. к. стоит перед существительным; см. раздел «Прилагательное»)</text:p>
      <text:p text:style-name="P200"/>
      <text:p text:style-name="P111"><text:span text:style-name="T377">Jack can </text:span><text:span text:style-name="T1015">run fast</text:span><text:span text:style-name="T377"> — Джек быстро бегает. (fast — это наречие, т. к. стоит после глагола)</text:span></text:p>
      <text:p text:style-name="P200"/>
      <text:p text:style-name="P577"/>
      <text:p text:style-name="P1474"><text:span text:style-name="T960">Наречие </text:span><text:span text:style-name="T641">well</text:span><text:span text:style-name="T960"> (хорошо) можно использовать как прилагательное, если оно </text:span><text:span text:style-name="T968">идет в связке </text:span></text:p>
      <text:p text:style-name="P1231"><text:span text:style-name="T960">с глаголом </text:span><text:span text:style-name="T641">be</text:span><text:span text:style-name="T960"> или </text:span><text:span text:style-name="T641">get </text:span><text:span text:style-name="T960">(в разговор</text:span><text:span text:style-name="T971">ах</text:span><text:span text:style-name="T960"> о здоровь</text:span><text:span text:style-name="T970">и</text:span><text:span text:style-name="T960"> и самочувствии).</text:span></text:p>
      <text:p text:style-name="P201"/>
      <text:p text:style-name="P112"><text:span text:style-name="T479">H</text:span><text:span text:style-name="T377">ow are you? I`m </text:span><text:span text:style-name="T1015">well</text:span><text:span text:style-name="T377"> — Как ты? Я в </text:span><text:span text:style-name="T1015">порядке</text:span><text:span text:style-name="T377">.</text:span></text:p>
      <text:p text:style-name="P112"><text:span text:style-name="T377">He got </text:span><text:span text:style-name="T1015">well</text:span><text:span text:style-name="T377"> after the accident — Он </text:span><text:span text:style-name="T1015">поправился</text:span><text:span text:style-name="T377"> после аварии.</text:span></text:p>
      <text:p text:style-name="P577"/>
      <text:p text:style-name="P635">Самобытные наречия</text:p>
      <text:p text:style-name="P578"/>
      <text:p text:style-name="P1366"><text:span text:style-name="T956">О</text:span><text:span text:style-name="T863">ни имеют собственную форму и используются по особым правилам или в особых случаях.</text:span></text:p>
      <text:p text:style-name="P579">Ниже приведены списки самых распространенных самобытных наречий.</text:p>
      <text:p text:style-name="P574"/>
      <text:p text:style-name="P575">Наречия, указывающие на степень чего-либо:</text:p>
      <text:list xml:id="list2802783691" text:style-name="L79">
        <text:list-item>
          <text:p text:style-name="P1692"><text:span text:style-name="T863">enough — </text:span><text:span text:style-name="T962">достаточно</text:span><text:span text:style-name="T863">;</text:span></text:p>
        </text:list-item>
        <text:list-item>
          <text:p text:style-name="P1692"><text:span text:style-name="T863">a lot, much, many - </text:span><text:span text:style-name="T962">много</text:span><text:span text:style-name="T863">;</text:span></text:p>
        </text:list-item>
        <text:list-item>
          <text:p text:style-name="P1692"><text:span text:style-name="T863">almost — </text:span><text:span text:style-name="T962">почти</text:span><text:span text:style-name="T863">;</text:span></text:p>
        </text:list-item>
        <text:list-item>
          <text:p text:style-name="P1562">pretty, very — довольно (очень);</text:p>
        </text:list-item>
        <text:list-item>
          <text:p text:style-name="P1562">too — слишком;</text:p>
        </text:list-item>
      </text:list>
      <text:p text:style-name="P580"/>
      <text:p text:style-name="P581">Наречия, помогающие акцентироваться на чем-либо:</text:p>
      <text:list xml:id="list359136479" text:style-name="L80">
        <text:list-item>
          <text:p text:style-name="P1563">just — всего лишь;</text:p>
        </text:list-item>
        <text:list-item>
          <text:p text:style-name="P1563">only — только;</text:p>
        </text:list-item>
        <text:list-item>
          <text:p text:style-name="P1563">simply — просто;</text:p>
        </text:list-item>
        <text:list-item>
          <text:p text:style-name="P1563">especially — особенно.</text:p>
        </text:list-item>
      </text:list>
      <text:p text:style-name="P566"/>
      <text:p text:style-name="P736"><text:span text:style-name="T962">Другие</text:span><text:span text:style-name="T963"> распространенные наречи</text:span><text:span text:style-name="T962">я</text:span><text:span text:style-name="T963">:</text:span></text:p>
      <text:list xml:id="list1972062006" text:style-name="L81">
        <text:list-item>
          <text:p text:style-name="P1693"><text:span text:style-name="T863">quite - </text:span><text:span text:style-name="T962">совсем</text:span><text:span text:style-name="T863">;</text:span></text:p>
        </text:list-item>
        <text:list-item>
          <text:p text:style-name="P1693"><text:span text:style-name="T863">so - </text:span><text:span text:style-name="T962">такой</text:span><text:span text:style-name="T863">;</text:span></text:p>
        </text:list-item>
        <text:list-item>
          <text:p text:style-name="P1564">soon - <text:span text:style-name="T1298">скоро</text:span>;</text:p>
        </text:list-item>
      </text:list>
      <text:p text:style-name="P573"/>
      <text:p text:style-name="P67">Marry is pretty smart — Мэри очень умная;</text:p>
      <text:p text:style-name="P199">I almost finished my work yesterday — Я почти закончил вчера работу.</text:p>
      <text:p text:style-name="P199">We just want to ask you a question — Мы всего лишь хотим задать вам вопрос.</text:p>
      <text:p text:style-name="P113"><text:span text:style-name="T480">W</text:span><text:span text:style-name="T377">hy are you so sad? — Почему ты такой грусный?</text:span></text:p>
      <text:p text:style-name="P202">See you soon — Скоро увидимся.</text:p>
      <text:p text:style-name="P582"/>
      <text:p text:style-name="P636">Наречия <text:span text:style-name="T490">much</text:span>, <text:span text:style-name="T490">many</text:span>, <text:span text:style-name="T490">a lot</text:span>, <text:span text:style-name="T490">little</text:span>, <text:span text:style-name="T490">few</text:span></text:p>
      <text:p text:style-name="P579"/>
      <text:p text:style-name="P583">Наречия <text:span text:style-name="T490">much</text:span> и <text:span text:style-name="T490">many</text:span> стоят перед существительными. <text:span text:style-name="T490">Much</text:span> — перед неисчисляемыми, </text:p>
      <text:p text:style-name="P583">а <text:span text:style-name="T490">many</text:span> — перед исчисляемыми: <text:span text:style-name="T490">much work, many books</text:span>.</text:p>
      <text:p text:style-name="P583"/>
      <text:p text:style-name="P583">Связка <text:span text:style-name="T490">a lot of</text:span> (или <text:span text:style-name="T490">lots of</text:span>) может стоять как перед исчисляемыми, так и неисчисляемыми существительными: <text:span text:style-name="T490">a lot of coffee, a lot of cars</text:span>.</text:p>
      <text:p text:style-name="P583"/>
      <text:p text:style-name="P584">Англоговорящие избегают использовать <text:span text:style-name="T490">much</text:span> в утвердительных предложениях. </text:p>
      <text:p text:style-name="P584">Они заменяют его на <text:span text:style-name="T490">a lof of</text:span> <text:span text:style-name="T1299">в этих случаях</text:span>.</text:p>
      <text:p text:style-name="P584"/>
      <text:p text:style-name="P203">There is a lot of juice in the jug — В кувшине много сока.</text:p>
      <text:p text:style-name="P203">There isn`t much coffee in the cup — В чашке не много кофе.</text:p>
      <text:p text:style-name="P583"/>
      <text:p text:style-name="P585"/>
      <text:p text:style-name="P1467">Слова <text:span text:style-name="T490">little</text:span> и <text:span text:style-name="T490">few</text:span> переводятся как «мало». <text:span text:style-name="T490">Little</text:span> — это антоним <text:span text:style-name="T490">much</text:span>, </text:p>
      <text:p text:style-name="P585">а <text:span text:style-name="T490">few</text:span> — антоним <text:span text:style-name="T490">many</text:span>: <text:span text:style-name="T490">little work, few books</text:span>.</text:p>
      <text:p text:style-name="P585"/>
      <text:p text:style-name="P637">Наречия частности</text:p>
      <text:p text:style-name="P586"/>
      <text:p text:style-name="P1230"><text:span text:style-name="T965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969">я</text:span><text:span text:style-name="T965">ть правильное время)</text:span></text:p>
      <text:p text:style-name="P587"/>
      <text:p text:style-name="P1232"><text:span text:style-name="T966">Они могут стоять почти в любой позиции в предложении, </text:span><text:span text:style-name="T967">но </text:span><text:span text:style-name="T972">чаще всего стоят </text:span></text:p>
      <text:p text:style-name="P592">между подлежащим и сказуемым <text:span text:style-name="T1301">(после вспомогательного глагола)</text:span>.</text:p>
      <text:p text:style-name="P589"/>
      <text:p text:style-name="P204"><text:span text:style-name="T13">I</text:span> <text:span text:style-name="T3">don`t</text:span> <text:span text:style-name="T1015">usually</text:span> <text:span text:style-name="T23">drive</text:span> to work — Обычно, я не еду (на машине) на работу.</text:p>
      <text:p text:style-name="P205"><text:span text:style-name="T13">You</text:span> <text:span text:style-name="T3">can</text:span> <text:span text:style-name="T1015">always</text:span> <text:span text:style-name="T23">call</text:span> me — Ты всегда можешь позвонить мне.</text:p>
      <text:p text:style-name="P588"/>
      <text:p text:style-name="P601">Если в предложении есть глагол <text:span text:style-name="T490">be</text:span>, то наречие частности будет стоять после него.</text:p>
      <text:p text:style-name="P208">He <text:span text:style-name="T23">was</text:span> <text:span text:style-name="T1015">sometimes</text:span> very lazy — Иногда он был очень ленивым.</text:p>
      <text:p text:style-name="P590"/>
      <text:p text:style-name="P600">Если наречие частотности стоит в связке с другим словом, то вся связка </text:p>
      <text:p text:style-name="P600">должна быть в конце предложения.</text:p>
      <text:p text:style-name="P600"/>
      <text:p text:style-name="P209">I <text:span text:style-name="T1015">often</text:span> buy coffee on my way to work — Я часто покупаю кофе по дороге на работу.</text:p>
      <text:p text:style-name="P209">I buy coffee on my way to work <text:span text:style-name="T1015">very often</text:span> — Я очень часто покупаю кофе по дороге на работу.</text:p>
      <text:p text:style-name="P590"/>
      <text:p text:style-name="P1356">Порядок слов в предложении</text:p>
      <text:p text:style-name="P591"/>
      <text:p text:style-name="P593">Любое английское предложение <text:span text:style-name="T1300">обязано</text:span> иметь подлежащее и сказуемое.</text:p>
      <text:p text:style-name="P593">Если подлежащее отсутсвует, то на его место ставят формальное подлежащее.</text:p>
      <text:p text:style-name="P593"/>
      <text:p text:style-name="P593">Сказуемое всегда передает время. В вопросах и отрицаниях оно разделяется </text:p>
      <text:p text:style-name="P593">на вспомогательный и смысловой глаголы.</text:p>
      <text:p text:style-name="P593"/>
      <text:p text:style-name="P1233"><text:span text:style-name="T973">Если в предло</text:span><text:span text:style-name="T974">жении несколько смысловых глаголов, то </text:span><text:span text:style-name="T975">лишь </text:span><text:span text:style-name="T974">первый будет сказуемым, </text:span></text:p>
      <text:p text:style-name="P594">а остальные, в форме инфинитива или герундия, будут дополнять его.</text:p>
      <text:p text:style-name="P588"/>
      <text:p text:style-name="P1234"><text:span text:style-name="T977">Наречие</text:span><text:span text:style-name="T976"> обычно стоит после смыслового глагола, в конце предложения. </text:span></text:p>
      <text:p text:style-name="P595"/>
      <text:p text:style-name="P1234"><text:span text:style-name="T976">Т</text:span><text:span text:style-name="T977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97"/>
      <text:p text:style-name="P597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97"/>
      <text:p text:style-name="P638">В разговоре о месте и времени</text:p>
      <text:p text:style-name="P598"/>
      <text:p text:style-name="P599">Если после глагола указан человек, то сначала указывают человека, а потом говорят </text:p>
      <text:p text:style-name="P599">о месте, где все происходит.</text:p>
      <text:p text:style-name="P599"/>
      <text:p text:style-name="P599">Обстоятельство времени обычно идет в конце, после слов, связанных с местом.</text:p>
      <text:p text:style-name="P599">Но если оно состоит из нескольких слов, то может переехать в самое начало предложения.</text:p>
      <text:p text:style-name="P599"/>
      <text:p text:style-name="P206">Tom walks to work <text:span text:style-name="T10">every morning</text:span> / <text:span text:style-name="T10">Every morning</text:span> Tom walks to work — </text:p>
      <text:p text:style-name="P206">Том ходит на работу каждое утро.</text:p>
      <text:p text:style-name="P599"><text:soft-page-break/></text:p>
      <text:p text:style-name="P207">I`m going to Paris <text:span text:style-name="T10">on Monday</text:span> / <text:span text:style-name="T10">On Monday</text:span> I`m going to Paris — </text:p>
      <text:p text:style-name="P207">В понедельник я поеду в Париж.</text:p>
      <text:p text:style-name="P210"/>
      <text:p text:style-name="P639">Глаголы, которые требуют 2х дополнений</text:p>
      <text:p text:style-name="P602"/>
      <text:p text:style-name="P738"><text:span text:style-name="T978">Эт</text:span><text:span text:style-name="T979">и</text:span><text:span text:style-name="T978"> глаголы могут направлять действие и на человека, и на предмет одновременно:</text:span></text:p>
      <text:list xml:id="list3815877712" text:style-name="L82">
        <text:list-item>
          <text:p text:style-name="P1565">give — давать, дарить;</text:p>
        </text:list-item>
        <text:list-item>
          <text:p text:style-name="P1565">lend — одалживать;</text:p>
        </text:list-item>
        <text:list-item>
          <text:p text:style-name="P1565">pass — передавать;</text:p>
        </text:list-item>
        <text:list-item>
          <text:p text:style-name="P1565">send — посылать;</text:p>
        </text:list-item>
        <text:list-item>
          <text:p text:style-name="P1565">show — показывать.</text:p>
        </text:list-item>
      </text:list>
      <text:p text:style-name="P602"/>
      <text:p text:style-name="P602">Дополнения могут указ<text:span text:style-name="T1303">ываться</text:span> двумя способами:</text:p>
      <text:p text:style-name="P602"/>
      <text:list xml:id="list848213757" text:style-name="L83">
        <text:list-item>
          <text:p text:style-name="P1566"><text:span text:style-name="T1302">п</text:span>осле глагола указать человека, а затем предмет; без предлогов:</text:p>
          <text:p text:style-name="P1674">I lent <text:span text:style-name="T1232">Mike</text:span> some <text:span text:style-name="T1232">money </text:span><text:span text:style-name="T41">— Я одолжил</text:span><text:span text:style-name="T1232"> Майку деньги</text:span><text:span text:style-name="T41">.</text:span></text:p>
          <text:p text:style-name="P1675"><text:span text:style-name="T41">You lent </text:span><text:span text:style-name="T1232">me</text:span><text:span text:style-name="T41"> some </text:span><text:span text:style-name="T1232">money</text:span><text:span text:style-name="T41"> — Ты </text:span><text:span text:style-name="T364">одолжил </text:span><text:span text:style-name="T1240">мне деньги</text:span><text:span text:style-name="T364">.</text:span></text:p>
          <text:p text:style-name="P1499"/>
        </text:list-item>
        <text:list-item>
          <text:p text:style-name="P1646"><text:span text:style-name="T228">п</text:span><text:span text:style-name="T227">осле глагола указать предмет, а затем человека; перед человеком будет предлог </text:span><text:span text:style-name="T142">to:</text:span></text:p>
          <text:p text:style-name="P1694"><text:span text:style-name="T142">I </text:span><text:span text:style-name="T102">lent some </text:span><text:span text:style-name="T1234">money </text:span><text:span text:style-name="T102">to</text:span><text:span text:style-name="T1234"> Mike</text:span><text:span text:style-name="T102"> — Я одолжил </text:span><text:span text:style-name="T1234">деньги Майку</text:span><text:span text:style-name="T102">.</text:span></text:p>
        </text:list-item>
      </text:list>
      <text:p text:style-name="P602"/>
      <text:p text:style-name="P1357">Предлог. Preposition</text:p>
      <text:p text:style-name="P603"/>
      <text:p text:style-name="P1236"><text:span text:style-name="T980">В английском языке предлоги заменяют падежи для существительных. </text:span><text:span text:style-name="T981">При этом нет четкого соответствия. К одному падежу могут вести разные предлоги или вообще никаких.</text:span></text:p>
      <text:p text:style-name="P608"/>
      <text:p text:style-name="P16"><text:span text:style-name="T764">Предлоги времени </text:span><text:span text:style-name="T490">at</text:span><text:span text:style-name="T764">, </text:span><text:span text:style-name="T490">on</text:span><text:span text:style-name="T764">, </text:span><text:span text:style-name="T490">in</text:span></text:p>
      <text:p text:style-name="P609"/>
      <text:p text:style-name="P610">Отвечают на вопрос «когда?». Каждый из них обозначает разный момент времни.</text:p>
      <text:p text:style-name="P610"/>
      <text:p text:style-name="P1367"><text:span text:style-name="T863">Предлог </text:span><text:span text:style-name="T580">at</text:span><text:span text:style-name="T863"> используется для указания </text:span><text:span text:style-name="T991">точного </text:span><text:span text:style-name="T863">времени </text:span><text:span text:style-name="T991">(</text:span><text:span text:style-name="T863">на часах</text:span><text:span text:style-name="T991">)</text:span><text:span text:style-name="T863">. Иногда с помощью </text:span></text:p>
      <text:p text:style-name="P741"><text:span text:style-name="T982">него указываются периоды дня и праздники </text:span><text:span text:style-name="T992">(в качестве исключени</text:span><text:span text:style-name="T993">й</text:span><text:span text:style-name="T992">)</text:span><text:span text:style-name="T982">:</text:span></text:p>
      <text:list xml:id="list2344256018" text:style-name="L84">
        <text:list-item>
          <text:p text:style-name="P1567">at 5 o`clock — в 5 часов;</text:p>
        </text:list-item>
        <text:list-item>
          <text:p text:style-name="P1567">at noon — днем;</text:p>
        </text:list-item>
        <text:list-item>
          <text:p text:style-name="P1567">at night — ночью;</text:p>
        </text:list-item>
        <text:list-item>
          <text:p text:style-name="P1567">at luchtime — во время обеда;</text:p>
        </text:list-item>
        <text:list-item>
          <text:p text:style-name="P1567">at sunset — на рассвете;</text:p>
        </text:list-item>
        <text:list-item>
          <text:p text:style-name="P1567">at the weekdays — в будние дни;</text:p>
        </text:list-item>
        <text:list-item>
          <text:p text:style-name="P1567">at the weekend — в выходные;</text:p>
        </text:list-item>
        <text:list-item>
          <text:p text:style-name="P1567">at the moment — в данный момент;</text:p>
        </text:list-item>
        <text:list-item>
          <text:p text:style-name="P1567">at the end (of) — в конце;</text:p>
        </text:list-item>
        <text:list-item>
          <text:p text:style-name="P1567">at Christmas — на Рождество;</text:p>
        </text:list-item>
        <text:list-item>
          <text:p text:style-name="P1567">at Easter — на Пасху.</text:p>
        </text:list-item>
      </text:list>
      <text:p text:style-name="P610"/>
      <text:p text:style-name="P739"><text:span text:style-name="T983">Предлог </text:span><text:span text:style-name="T642">on</text:span><text:span text:style-name="T985"> </text:span><text:span text:style-name="T983">указывает на конкретный день. Обычно это дни недели или точные даты</text:span><text:span text:style-name="T1005">:</text:span></text:p>
      <text:list xml:id="list1545195826" text:style-name="L85">
        <text:list-item>
          <text:p text:style-name="P1695"><text:span text:style-name="T863">on Sunday — </text:span><text:span text:style-name="T985">в воскресенье / по воскресеньям</text:span><text:span text:style-name="T863">;</text:span></text:p>
        </text:list-item>
        <text:list-item>
          <text:p text:style-name="P1695"><text:span text:style-name="T863">on Monday — </text:span><text:span text:style-name="T985">в понедельник / по понелеьникам</text:span><text:span text:style-name="T863">;</text:span></text:p>
        </text:list-item>
        <text:list-item>
          <text:p text:style-name="P1568">on Tuesday — во вторник / по вторникам;</text:p>
        </text:list-item>
        <text:list-item>
          <text:p text:style-name="P1568">on Wednesday — в срезу / по средам;</text:p>
        </text:list-item>
        <text:list-item>
          <text:p text:style-name="P1568">on Thursday — в четверг;</text:p>
        </text:list-item>
        <text:list-item>
          <text:p text:style-name="P1568"><text:soft-page-break/>on Friday — в пятницу;</text:p>
        </text:list-item>
        <text:list-item>
          <text:p text:style-name="P1569">on Saturday — в субботу;</text:p>
        </text:list-item>
        <text:list-item>
          <text:p text:style-name="P1568">on the 8th of March — 8го марта;</text:p>
        </text:list-item>
        <text:list-item>
          <text:p text:style-name="P1569">on April, 10 — 10го апреля;</text:p>
        </text:list-item>
        <text:list-item>
          <text:p text:style-name="P1568">on my birthday — на мой день рождения;</text:p>
        </text:list-item>
        <text:list-item>
          <text:p text:style-name="P1568">on Christmas day — в день Рождества.</text:p>
        </text:list-item>
      </text:list>
      <text:p text:style-name="P611"/>
      <text:p text:style-name="P612">В английском языке дни недели, месяцы, и названия праздников пишутся с большой буквы.</text:p>
      <text:p text:style-name="P1368"><text:span text:style-name="T984">Первым днем недели является не понедельник, а воскресенье. </text:span><text:span text:style-name="T863">Если </text:span><text:span text:style-name="T994">в названии </text:span><text:span text:style-name="T863">праздник</text:span><text:span text:style-name="T994">а</text:span><text:span text:style-name="T863"> содержит</text:span><text:span text:style-name="T994">ся</text:span><text:span text:style-name="T863"> слово </text:span><text:span text:style-name="T580">day</text:span><text:span text:style-name="T863">, то он </text:span><text:span text:style-name="T986">также </text:span><text:span text:style-name="T863">пишется с предлогом </text:span><text:span text:style-name="T580">on</text:span><text:span text:style-name="T863">, а не </text:span><text:span text:style-name="T580">at</text:span><text:span text:style-name="T863">.</text:span></text:p>
      <text:p text:style-name="P611"/>
      <text:p text:style-name="P740"><text:span text:style-name="T988">Предлог </text:span><text:span text:style-name="T643">in</text:span><text:span text:style-name="T988"> </text:span><text:span text:style-name="T987">указывает на</text:span><text:span text:style-name="T986"> </text:span><text:span text:style-name="T987">большие</text:span><text:span text:style-name="T986"> период</text:span><text:span text:style-name="T987">ы</text:span><text:span text:style-name="T986">: </text:span><text:span text:style-name="T987">месяцы</text:span><text:span text:style-name="T986">, </text:span><text:span text:style-name="T987">сезоны,</text:span><text:span text:style-name="T986"> год</text:span><text:span text:style-name="T987">ы</text:span><text:span text:style-name="T986">:</text:span></text:p>
      <text:list xml:id="list2043141222" text:style-name="L86">
        <text:list-item>
          <text:p text:style-name="P1696"><text:span text:style-name="T863">In January — </text:span><text:span text:style-name="T989">в январе</text:span><text:span text:style-name="T863">;</text:span></text:p>
        </text:list-item>
        <text:list-item>
          <text:p text:style-name="P1696"><text:span text:style-name="T863">in February — </text:span><text:span text:style-name="T989">в феврале</text:span><text:span text:style-name="T863">;</text:span></text:p>
        </text:list-item>
        <text:list-item>
          <text:p text:style-name="P1696"><text:span text:style-name="T863">in March — </text:span><text:span text:style-name="T989">в марте</text:span><text:span text:style-name="T863">;</text:span></text:p>
        </text:list-item>
        <text:list-item>
          <text:p text:style-name="P1696"><text:span text:style-name="T863">in April — </text:span><text:span text:style-name="T989">в апреле</text:span><text:span text:style-name="T863">;</text:span></text:p>
        </text:list-item>
        <text:list-item>
          <text:p text:style-name="P1696"><text:span text:style-name="T863">in May — </text:span><text:span text:style-name="T989">в мае</text:span><text:span text:style-name="T863">;</text:span></text:p>
        </text:list-item>
        <text:list-item>
          <text:p text:style-name="P1696"><text:span text:style-name="T863">in June — </text:span><text:span text:style-name="T989">в июне</text:span><text:span text:style-name="T863">;</text:span></text:p>
        </text:list-item>
        <text:list-item>
          <text:p text:style-name="P1570">in July — в июле;</text:p>
        </text:list-item>
        <text:list-item>
          <text:p text:style-name="P1696"><text:span text:style-name="T863">in August — </text:span><text:span text:style-name="T989">в авгесте</text:span><text:span text:style-name="T863">;</text:span></text:p>
        </text:list-item>
        <text:list-item>
          <text:p text:style-name="P1696"><text:span text:style-name="T863">in September — </text:span><text:span text:style-name="T989">в сентябре</text:span><text:span text:style-name="T863">;</text:span></text:p>
        </text:list-item>
        <text:list-item>
          <text:p text:style-name="P1696"><text:span text:style-name="T863">in October — </text:span><text:span text:style-name="T989">в октябре</text:span><text:span text:style-name="T863">;</text:span></text:p>
        </text:list-item>
        <text:list-item>
          <text:p text:style-name="P1696"><text:span text:style-name="T863">in November — </text:span><text:span text:style-name="T989">в ноябре</text:span><text:span text:style-name="T863">;</text:span></text:p>
        </text:list-item>
        <text:list-item>
          <text:p text:style-name="P1697"><text:span text:style-name="T863">in December — </text:span><text:span text:style-name="T989">в декабре</text:span><text:span text:style-name="T863">;</text:span></text:p>
        </text:list-item>
        <text:list-item>
          <text:p text:style-name="P1696"><text:span text:style-name="T863">in winter — </text:span><text:span text:style-name="T989">зимой</text:span><text:span text:style-name="T863">;</text:span></text:p>
        </text:list-item>
        <text:list-item>
          <text:p text:style-name="P1696"><text:span text:style-name="T863">in spring — </text:span><text:span text:style-name="T989">весной</text:span><text:span text:style-name="T863">;</text:span></text:p>
        </text:list-item>
        <text:list-item>
          <text:p text:style-name="P1696"><text:span text:style-name="T863">in summer — </text:span><text:span text:style-name="T989">летом</text:span><text:span text:style-name="T863">;</text:span></text:p>
        </text:list-item>
        <text:list-item>
          <text:p text:style-name="P1697"><text:span text:style-name="T863">in autumn — </text:span><text:span text:style-name="T989">осенью</text:span><text:span text:style-name="T863">;</text:span></text:p>
        </text:list-item>
        <text:list-item>
          <text:p text:style-name="P1696"><text:span text:style-name="T863">in the evening — </text:span><text:span text:style-name="T989">вечером</text:span><text:span text:style-name="T863">;</text:span></text:p>
        </text:list-item>
        <text:list-item>
          <text:p text:style-name="P1697"><text:span text:style-name="T863">in the morning — </text:span><text:span text:style-name="T989">утром</text:span><text:span text:style-name="T863">;</text:span></text:p>
        </text:list-item>
        <text:list-item>
          <text:p text:style-name="P1647"><text:span text:style-name="T986">in </text:span><text:span text:style-name="T990">2065</text:span><text:span text:style-name="T986"> — </text:span><text:span text:style-name="T989">в </text:span><text:span text:style-name="T990">2065</text:span><text:span text:style-name="T989"> году</text:span><text:span text:style-name="T986">;</text:span></text:p>
        </text:list-item>
        <text:list-item>
          <text:p text:style-name="P1696"><text:span text:style-name="T863">in the 1970s — </text:span><text:span text:style-name="T989">в 1970х годах</text:span><text:span text:style-name="T863">;</text:span></text:p>
        </text:list-item>
        <text:list-item>
          <text:p text:style-name="P1696"><text:span text:style-name="T863">in the 20th century — </text:span><text:span text:style-name="T989">в 20м веке</text:span><text:span text:style-name="T863">;</text:span></text:p>
        </text:list-item>
        <text:list-item>
          <text:p text:style-name="P1696"><text:span text:style-name="T863">in the past — </text:span><text:span text:style-name="T989">в прошлом</text:span><text:span text:style-name="T863">;</text:span></text:p>
        </text:list-item>
        <text:list-item>
          <text:p text:style-name="P1696"><text:span text:style-name="T863">in the future — </text:span><text:span text:style-name="T989">в будущем</text:span><text:span text:style-name="T863">;</text:span></text:p>
        </text:list-item>
      </text:list>
      <text:p text:style-name="P610"/>
      <text:p text:style-name="P613">Предлог <text:span text:style-name="T490">in</text:span> в связке со временем означает «через»:</text:p>
      <text:list xml:id="list122250387" text:style-name="L87">
        <text:list-item>
          <text:p text:style-name="P1571">in 5 minutes — через 5 минут;</text:p>
        </text:list-item>
        <text:list-item>
          <text:p text:style-name="P1571">in two weeks — через две недели;</text:p>
        </text:list-item>
        <text:list-item>
          <text:p text:style-name="P1571">in no time — мигом.</text:p>
        </text:list-item>
      </text:list>
      <text:p text:style-name="P596"/>
      <text:p text:style-name="P604">Предлоги времени не используются перед словами: <text:span text:style-name="T490">last, next, this, that, each, every</text:span>.</text:p>
      <text:p text:style-name="P604"/>
      <text:p text:style-name="P211">See you next Friday — Увидимся в следующую пятницу (next заменяет on).</text:p>
      <text:p text:style-name="P211">I didn`t have breakfast this morning — Я не завтракал этим утром (this вместо in the).</text:p>
      <text:p text:style-name="P211"/>
      <text:p text:style-name="P606"><text:span text:style-name="T1304">Эти п</text:span>редлоги имеют множество не логичных исключений. Так, напрамер <text:span text:style-name="T490">in</text:span> и <text:span text:style-name="T490">at</text:span> принятно говорить с некоторыми переодами дня и пр. Это нужно просто заучить.</text:p>
      <text:p text:style-name="P605"/>
      <text:p text:style-name="P640"><text:soft-page-break/>Предлоги времени <text:span text:style-name="T490">since, for, from … to, until</text:span></text:p>
      <text:p text:style-name="P607"/>
      <text:p text:style-name="P614">Они связаны с большими отрезками времени. Отвечают на вопрос «в какой период?»</text:p>
      <text:p text:style-name="P614"/>
      <text:p text:style-name="P1240"><text:span text:style-name="T995">Предлог </text:span><text:span text:style-name="T644">since</text:span><text:span text:style-name="T995"> </text:span><text:span text:style-name="T996">означает</text:span><text:span text:style-name="T995"> «с». Он указывает на начало периода:</text:span></text:p>
      <text:p text:style-name="P615">(с какого времени действие происходит)</text:p>
      <text:list xml:id="list3413758787" text:style-name="L88">
        <text:list-item>
          <text:p text:style-name="P1572">since Wednesday — со среды;</text:p>
        </text:list-item>
        <text:list-item>
          <text:p text:style-name="P1572">since 1984 — с 1984 года;</text:p>
        </text:list-item>
        <text:list-item>
          <text:p text:style-name="P1572">since Monday — с понедельника.</text:p>
        </text:list-item>
      </text:list>
      <text:p text:style-name="P614"/>
      <text:p text:style-name="P1237"><text:span text:style-name="T995">Предлог </text:span><text:span text:style-name="T644">for</text:span><text:span text:style-name="T995"> </text:span><text:span text:style-name="T1003">означает</text:span><text:span text:style-name="T995"> «</text:span><text:span text:style-name="T996">уже</text:span><text:span text:style-name="T995">», «в течение». Он указывает, как долго длится дейс</text:span><text:span text:style-name="T996">т</text:span><text:span text:style-name="T995">вие. </text:span></text:p>
      <text:p text:style-name="P742"><text:span text:style-name="T995">После </text:span><text:span text:style-name="T644">for</text:span><text:span text:style-name="T995"> ставится время, в течении которого</text:span><text:span text:style-name="T998"> это</text:span><text:span text:style-name="T995"> </text:span><text:span text:style-name="T998">действие длится</text:span><text:span text:style-name="T995">:</text:span></text:p>
      <text:list xml:id="list3765039305" text:style-name="L89">
        <text:list-item>
          <text:p text:style-name="P1698"><text:span text:style-name="T863">for 10 hours — </text:span><text:span text:style-name="T997">(</text:span><text:span text:style-name="T863">уже</text:span><text:span text:style-name="T997">)</text:span><text:span text:style-name="T863"> 10 часов / в течении 10 часов</text:span></text:p>
        </text:list-item>
        <text:list-item>
          <text:p text:style-name="P1698"><text:span text:style-name="T995">f</text:span><text:span text:style-name="T863">or two weeks — </text:span><text:span text:style-name="T997">(</text:span><text:span text:style-name="T863">уже</text:span><text:span text:style-name="T997">)</text:span><text:span text:style-name="T863"> две недели / в течении 2х недель</text:span></text:p>
        </text:list-item>
      </text:list>
      <text:p text:style-name="P614"/>
      <text:p text:style-name="P614">Предлоги <text:span text:style-name="T490">since</text:span> и <text:span text:style-name="T490">for</text:span> используются в Present Perfect Continuous.</text:p>
      <text:p text:style-name="P614"/>
      <text:p text:style-name="P1238">Составной предлог <text:span text:style-name="T490">from … to</text:span> означает «с … до». Он указыват с какого и по какое время</text:p>
      <text:p text:style-name="P617">происходит / происходило действие, <text:span text:style-name="T1305">т. е. границы периода:</text:span></text:p>
      <text:list xml:id="list2361446124" text:style-name="L90">
        <text:list-item>
          <text:p text:style-name="P1573">from 9 to 5 — с девяти до пяти (часов);</text:p>
        </text:list-item>
        <text:list-item>
          <text:p text:style-name="P1573">from January to March — с января по март;</text:p>
        </text:list-item>
      </text:list>
      <text:p text:style-name="P618"/>
      <text:p text:style-name="P743"><text:span text:style-name="T999">Предлог </text:span><text:span text:style-name="T645">until</text:span><text:span text:style-name="T999"> (</text:span><text:span text:style-name="T645">till</text:span><text:span text:style-name="T999">) означает «до того момента, как». Он </text:span><text:span text:style-name="T1001">обозначает</text:span><text:span text:style-name="T999"> конец </text:span><text:span text:style-name="T1000">периода</text:span><text:span text:style-name="T1004">:</text:span></text:p>
      <text:list xml:id="list2085335931" text:style-name="L91">
        <text:list-item>
          <text:p text:style-name="P1574">until Wednesday — до среды;</text:p>
        </text:list-item>
        <text:list-item>
          <text:p text:style-name="P1574">until I come — до того, как я вернусь;</text:p>
        </text:list-item>
      </text:list>
      <text:p text:style-name="P619"/>
      <text:p text:style-name="P114"><text:span text:style-name="T377">You should come back </text:span><text:span text:style-name="T1015">till</text:span><text:span text:style-name="T377"> 10 o`clock — Ты должен вернуться </text:span><text:span text:style-name="T1015">до</text:span><text:span text:style-name="T377"> 10 часов.</text:span></text:p>
      <text:p text:style-name="P616"/>
      <text:p text:style-name="P1239"><text:span text:style-name="T1002">После </text:span><text:span text:style-name="T646">until</text:span><text:span text:style-name="T1002"> можно указывать целое предложение, которое отвечает на вопрос </text:span></text:p>
      <text:p text:style-name="P1239"><text:span text:style-name="T1002">«до какого времени?», «когда закончится / закончилось ?». В этом случае </text:span><text:span text:style-name="T646">until</text:span><text:span text:style-name="T1002"> будет </text:span></text:p>
      <text:p text:style-name="P620">работать как союз перед придаточным предложением.</text:p>
      <text:p text:style-name="P620"/>
      <text:p text:style-name="P115"><text:span text:style-name="T481">W</text:span><text:span text:style-name="T377">ait for me </text:span><text:span text:style-name="T1015">until</text:span><text:span text:style-name="T377"> I finish my work — Подожди меня </text:span><text:span text:style-name="T1015">до того момента, как</text:span><text:span text:style-name="T377"> я закончу работу.</text:span></text:p>
      <text:p text:style-name="P620"/>
      <text:p text:style-name="P17"><text:span text:style-name="T799">П</text:span><text:span text:style-name="T764">редлоги места </text:span><text:span text:style-name="T490">at</text:span><text:span text:style-name="T764">, </text:span><text:span text:style-name="T490">on</text:span><text:span text:style-name="T764">, </text:span><text:span text:style-name="T490">in</text:span></text:p>
      <text:p text:style-name="P620"/>
      <text:p text:style-name="P1241"><text:span text:style-name="T800">Помимо времени </text:span><text:span text:style-name="T804">они </text:span><text:span text:style-name="T800">также используются для указания местоположения.</text:span></text:p>
      <text:p text:style-name="P294"/>
      <text:p text:style-name="P295">Предлог <text:span text:style-name="T490">in</text:span> переводится как «в», «внутри». Он обозначает положение в определенном месте,</text:p>
      <text:p text:style-name="P744"><text:span text:style-name="T800">зоне, области, пространстве (место, ограниченное какими-то рамками или барьером)</text:span><text:span text:style-name="T801">:</text:span></text:p>
      <text:list xml:id="list3704905908" text:style-name="L92">
        <text:list-item>
          <text:p text:style-name="P1699"><text:span text:style-name="T800">i</text:span><text:span text:style-name="T764">n the house — в доме;</text:span></text:p>
        </text:list-item>
        <text:list-item>
          <text:p text:style-name="P1594">in a box — в коробке;</text:p>
        </text:list-item>
        <text:list-item>
          <text:p text:style-name="P1594">in the garden — в саду;</text:p>
        </text:list-item>
        <text:list-item>
          <text:p text:style-name="P1594">in a country — в стране;</text:p>
        </text:list-item>
      </text:list>
      <text:p text:style-name="P298"/>
      <text:p text:style-name="P1369"><text:span text:style-name="T764">Предлог </text:span><text:span text:style-name="T490">on</text:span><text:span text:style-name="T764"> обозначает поверхность или линию, </text:span><text:span text:style-name="T710">на</text:span><text:span text:style-name="T764"> которой располагается объект:</text:span></text:p>
      <text:list xml:id="list682230531" text:style-name="L93">
        <text:list-item>
          <text:p text:style-name="P1700"><text:span text:style-name="T764">on the table — </text:span><text:span text:style-name="T804">на столе</text:span><text:span text:style-name="T764">;</text:span></text:p>
        </text:list-item>
        <text:list-item>
          <text:p text:style-name="P1701"><text:span text:style-name="T764">on the ceiling — </text:span><text:span text:style-name="T804">на потолке (на поверхности потолка)</text:span><text:span text:style-name="T764">;</text:span></text:p>
        </text:list-item>
        <text:list-item>
          <text:p text:style-name="P1700"><text:span text:style-name="T764">on the floor — </text:span><text:span text:style-name="T804">на полу</text:span><text:span text:style-name="T764">;</text:span></text:p>
        </text:list-item>
        <text:list-item>
          <text:p text:style-name="P1700"><text:soft-page-break/><text:span text:style-name="T764">on the head — </text:span><text:span text:style-name="T804">на голове</text:span><text:span text:style-name="T764">;</text:span></text:p>
        </text:list-item>
        <text:list-item>
          <text:p text:style-name="P1648"><text:span text:style-name="T822">on the page — на странице </text:span><text:span text:style-name="T823">(текс)</text:span><text:span text:style-name="T822">.</text:span></text:p>
        </text:list-item>
      </text:list>
      <text:p text:style-name="P297"/>
      <text:p text:style-name="P745"><text:span text:style-name="T801">Предлог </text:span><text:span text:style-name="T530">at</text:span><text:span text:style-name="T801"> обозначает конкретное место/точку, </text:span><text:span text:style-name="T802">где</text:span><text:span text:style-name="T801"> находится предмет</text:span><text:span text:style-name="T803">:</text:span></text:p>
      <text:list xml:id="list3125453929" text:style-name="L94">
        <text:list-item>
          <text:p text:style-name="P1702"><text:span text:style-name="T801">a</text:span><text:span text:style-name="T764">t the bus stop — на автобусной остановке;</text:span></text:p>
        </text:list-item>
        <text:list-item>
          <text:p text:style-name="P1595">at the top/bottom - наверху/внизу;</text:p>
        </text:list-item>
        <text:list-item>
          <text:p text:style-name="P1595">at the end — в конце;</text:p>
        </text:list-item>
        <text:list-item>
          <text:p text:style-name="P1595">at school — в школе;</text:p>
        </text:list-item>
      </text:list>
      <text:p text:style-name="P297"/>
      <text:p text:style-name="P296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96"><text:span text:style-name="T490">on the cornet</text:span>, и <text:span text:style-name="T490">at the corner</text:span>.</text:p>
      <text:p text:style-name="P296"/>
      <text:p text:style-name="P1242"><text:span text:style-name="T804">Очень часто предлог </text:span><text:span text:style-name="T531">in</text:span><text:span text:style-name="T804"> переводится как «на», </text:span><text:span text:style-name="T805">а </text:span><text:span text:style-name="T532">on</text:span><text:span text:style-name="T805"> — наоборот, как «в» </text:span><text:span text:style-name="T820">(</text:span><text:span text:style-name="T805">или похожим</text:span><text:span text:style-name="T820">)</text:span><text:span text:style-name="T805">. </text:span><text:span text:style-name="T806">Особенно это касается случаев, когда </text:span><text:span text:style-name="T820">они</text:span><text:span text:style-name="T806"> используются с транспортом:</text:span></text:p>
      <text:p text:style-name="P296"/>
      <text:list xml:id="list2189957791" text:style-name="L95">
        <text:list-item>
          <text:p text:style-name="P1596">in the sky — на небе;</text:p>
        </text:list-item>
        <text:list-item>
          <text:p text:style-name="P1596">in the street — на улице;</text:p>
        </text:list-item>
        <text:list-item>
          <text:p text:style-name="P1703"><text:span text:style-name="T764">in a photo — на фото</text:span><text:span text:style-name="T805">;</text:span></text:p>
        </text:list-item>
        <text:list-item>
          <text:p text:style-name="P1704"><text:span text:style-name="T764">on the list — </text:span><text:span text:style-name="T806">в списке</text:span><text:span text:style-name="T764">;</text:span></text:p>
        </text:list-item>
        <text:list-item>
          <text:p text:style-name="P1704"><text:span text:style-name="T764">on the menu — </text:span><text:span text:style-name="T806">в меню</text:span><text:span text:style-name="T764">;</text:span></text:p>
        </text:list-item>
        <text:list-item>
          <text:p text:style-name="P1704"><text:span text:style-name="T764">on the left - </text:span><text:span text:style-name="T806">слева</text:span><text:span text:style-name="T764">;</text:span></text:p>
        </text:list-item>
        <text:list-item>
          <text:p text:style-name="P1705"><text:span text:style-name="T764">on the way — </text:span><text:span text:style-name="T806">по дороге;</text:span></text:p>
        </text:list-item>
        <text:list-item>
          <text:p text:style-name="P1597">on a bus — в автобусе;</text:p>
        </text:list-item>
        <text:list-item>
          <text:p text:style-name="P1597">on a plain — в самолете;</text:p>
        </text:list-item>
        <text:list-item>
          <text:p text:style-name="P1597">in a car — на машине;</text:p>
        </text:list-item>
        <text:list-item>
          <text:p text:style-name="P1597">in a taxi — на такси.</text:p>
        </text:list-item>
      </text:list>
      <text:p text:style-name="P299"/>
      <text:p text:style-name="P641">Другие предлоги места</text:p>
      <text:p text:style-name="P300"/>
      <text:p text:style-name="P301">Помогают определить нахождение объекта в пространсте:</text:p>
      <text:list xml:id="list2269930868" text:style-name="L96">
        <text:list-item>
          <text:p text:style-name="P1598">above — над;</text:p>
        </text:list-item>
        <text:list-item>
          <text:p text:style-name="P1598">under — под;</text:p>
        </text:list-item>
        <text:list-item>
          <text:p text:style-name="P1598">in front of — перед;</text:p>
        </text:list-item>
        <text:list-item>
          <text:p text:style-name="P1598">behind — позади;</text:p>
        </text:list-item>
        <text:list-item>
          <text:p text:style-name="P1598">between/<text:span text:style-name="T1326">with</text:span> — между/<text:span text:style-name="T1326">c</text:span>;</text:p>
        </text:list-item>
        <text:list-item>
          <text:p text:style-name="P1598">next to — рядом с.</text:p>
        </text:list-item>
      </text:list>
      <text:p text:style-name="P300"/>
      <text:p text:style-name="P127">The cat is <text:span text:style-name="T1015">under</text:span> the ball — Кот <text:span text:style-name="T1015">под</text:span> клубком.</text:p>
      <text:p text:style-name="P127">The cat is <text:span text:style-name="T1015">in front of</text:span> the ball — Кот <text:span text:style-name="T1015">перед</text:span> клубком.</text:p>
      <text:p text:style-name="P300"/>
      <text:p text:style-name="P18"><text:span text:style-name="T764">Предллог направления </text:span><text:span text:style-name="T490">to</text:span></text:p>
      <text:p text:style-name="P300"/>
      <text:p text:style-name="P302">Указывает в какое место хочет попасть человек. Отвечает на вопрос «куда?»</text:p>
      <text:p text:style-name="P302"/>
      <text:p text:style-name="P303">Используется после глаголов движения:</text:p>
      <text:list xml:id="list3654952399" text:style-name="L97">
        <text:list-item>
          <text:p text:style-name="P1599">go — ехать, идти, направляться;</text:p>
        </text:list-item>
        <text:list-item>
          <text:p text:style-name="P1599">walk — идти пешком;</text:p>
        </text:list-item>
        <text:list-item>
          <text:p text:style-name="P1599">drive — ехать на машине (в качестве водителя);</text:p>
        </text:list-item>
        <text:list-item>
          <text:p text:style-name="P1599">come — приходить;</text:p>
        </text:list-item>
        <text:list-item>
          <text:p text:style-name="P1599"><text:soft-page-break/>travel — путешествовать;</text:p>
        </text:list-item>
        <text:list-item>
          <text:p text:style-name="P1599">return — возвращаться;</text:p>
        </text:list-item>
        <text:list-item>
          <text:p text:style-name="P1599">send — посылать;</text:p>
        </text:list-item>
        <text:list-item>
          <text:p text:style-name="P1599">get to — добираться.</text:p>
        </text:list-item>
      </text:list>
      <text:p text:style-name="P297"/>
      <text:p text:style-name="P126">I want to go <text:span text:style-name="T377">to</text:span> New York — Я хочу поехать <text:span text:style-name="T377">в</text:span> Нью Йорк.</text:p>
      <text:p text:style-name="P126">Did they get to London? — Они добрались до Лондона?</text:p>
      <text:p text:style-name="P302"/>
      <text:p text:style-name="P304">Если в качестве направления используется слово <text:span text:style-name="T490">home</text:span>, то перед ним <text:span text:style-name="T490">to</text:span> не нужен. </text:p>
      <text:p text:style-name="P304"/>
      <text:p text:style-name="P125">Go to home (неправильно).</text:p>
      <text:p text:style-name="P125">Go home (правильно).</text:p>
      <text:p text:style-name="P304"/>
      <text:p text:style-name="P305">Если нужно сказать о том, что бывали в каком-то месте, например, в стране или городе, </text:p>
      <text:p text:style-name="P1370"><text:span text:style-name="T764">то нужно использовать Present Perfect с </text:span><text:span text:style-name="T490">to</text:span><text:span text:style-name="T764"> (</text:span><text:span text:style-name="T807">PP т. к </text:span><text:span text:style-name="T764">имеющийся опыт из прошлого).</text:span></text:p>
      <text:p text:style-name="P297"/>
      <text:p text:style-name="P124">The have been to Italy — Они бывали в Италии.</text:p>
      <text:p text:style-name="P124">Have you ever been to Mexico? — Ты когда-то бывал в Мексике.</text:p>
      <text:p text:style-name="P306"/>
      <text:p text:style-name="P19"><text:span text:style-name="T764">Предлог </text:span><text:span text:style-name="T490">by</text:span></text:p>
      <text:p text:style-name="P307"/>
      <text:p text:style-name="P308">Может переводится по-разному. Не нужно использовать только 1 вариант перевода.</text:p>
      <text:p text:style-name="P308"/>
      <text:p text:style-name="P746"><text:span text:style-name="T808">Он помогает сказать, </text:span><text:span text:style-name="T861">как</text:span><text:span text:style-name="T808"> что-</text:span><text:span text:style-name="T811">то</text:span><text:span text:style-name="T808"> делается или случается:</text:span></text:p>
      <text:list xml:id="list1442676591" text:style-name="L98">
        <text:list-item>
          <text:p text:style-name="P1600">send by post — <text:span text:style-name="T1307">отправиться почтой</text:span>;</text:p>
        </text:list-item>
        <text:list-item>
          <text:p text:style-name="P1601">happen by mistake — <text:span text:style-name="T1307">случиться по ошибке.</text:span></text:p>
        </text:list-item>
      </text:list>
      <text:p text:style-name="P308"/>
      <text:p text:style-name="P123">Did you play for the meal by credit card — Ты заплатил за еду кредиткой?</text:p>
      <text:p text:style-name="P309"/>
      <text:p text:style-name="P747"><text:span text:style-name="T809">Таже </text:span><text:span text:style-name="T812">применяется</text:span><text:span text:style-name="T809">, когда говорят, каким транспортом воспользовались:</text:span></text:p>
      <text:list xml:id="list3620133997" text:style-name="L99">
        <text:list-item>
          <text:p text:style-name="P1602">go by car — ехать <text:span text:style-name="T1308">на машине (машиной)</text:span>;</text:p>
        </text:list-item>
        <text:list-item>
          <text:p text:style-name="P1649"><text:span text:style-name="T809">travel by bu</text:span><text:span text:style-name="T810">s</text:span><text:span text:style-name="T809"> — </text:span><text:span text:style-name="T810">путешествовать на автобусе (автобусом);</text:span></text:p>
        </text:list-item>
        <text:list-item>
          <text:p text:style-name="P1603">fly by plane — лететь на самолете (самолетом);</text:p>
        </text:list-item>
      </text:list>
      <text:p text:style-name="P310"/>
      <text:p text:style-name="P122">I prefer to travel <text:span text:style-name="T1015">by bus</text:span> than <text:span text:style-name="T1015">by car</text:span> — Я больше люблю путешествовать </text:p>
      <text:p text:style-name="P122"><text:span text:style-name="T1015">на автобусе</text:span> (автобусом), а не <text:span text:style-name="T1015">на машине</text:span> (машиной).</text:p>
      <text:p text:style-name="P310"/>
      <text:p text:style-name="P1243">Предлог <text:span text:style-name="T490">by</text:span> может использоваться <text:span text:style-name="T1309">в пассивном залоге, когда указывают автора действия, </text:span></text:p>
      <text:p text:style-name="P1376">а также в значении «рядом», «около». </text:p>
      <text:p text:style-name="P1244"/>
      <text:p text:style-name="P121">Sit by me — Посиди рядом со мной (около меня).</text:p>
      <text:p text:style-name="P1244"/>
      <text:p text:style-name="P20">Устойчивые связки существительных и предлогов</text:p>
      <text:p text:style-name="P1371"/>
      <text:p text:style-name="P1373">Иногда, после некоторых существительных, принятно использовать определенные предлоги.</text:p>
      <text:p text:style-name="P1372">Такие связки нужно просто запомнить. При переводе на русский предлог может выпадать.</text:p>
      <text:p text:style-name="P1372">После предлога в связке обычно идет либо еще одно существительное, либо герундий:</text:p>
      <text:p text:style-name="P1372"/>
      <text:list xml:id="list2304072220" text:style-name="L100">
        <text:list-item>
          <text:p text:style-name="P1706">a need for — нужда в;</text:p>
        </text:list-item>
        <text:list-item>
          <text:p text:style-name="P1708">a reason for — причина для <text:span text:style-name="T1314">(</text:span>чего-либо<text:span text:style-name="T1314">)</text:span>;</text:p>
        </text:list-item>
        <text:list-item>
          <text:p text:style-name="P1706">an advantage of — преимущество <text:span text:style-name="T1314">(</text:span>чего-либо<text:span text:style-name="T1314">)</text:span>;</text:p>
        </text:list-item>
        <text:list-item>
          <text:p text:style-name="P1706"><text:soft-page-break/>a disadvantage of — <text:span text:style-name="T1311">недостаток </text:span><text:span text:style-name="T1314">(</text:span><text:span text:style-name="T1311">чего-либо</text:span><text:span text:style-name="T1314">)</text:span>;</text:p>
        </text:list-item>
        <text:list-item>
          <text:p text:style-name="P1706">a cause of — <text:span text:style-name="T1311">причина </text:span><text:span text:style-name="T1314">(</text:span><text:span text:style-name="T1311">чего-либо</text:span><text:span text:style-name="T1314">)</text:span>;</text:p>
        </text:list-item>
        <text:list-item>
          <text:p text:style-name="P1706">a photograph of — <text:span text:style-name="T1311">фото </text:span><text:span text:style-name="T1314">(</text:span><text:span text:style-name="T1311">чего-либо</text:span><text:span text:style-name="T1314">)</text:span>;</text:p>
        </text:list-item>
        <text:list-item>
          <text:p text:style-name="P1706">a picture of — <text:span text:style-name="T1311">изображение </text:span><text:span text:style-name="T1314">(</text:span><text:span text:style-name="T1311">чего-либо</text:span><text:span text:style-name="T1314">)</text:span>;</text:p>
        </text:list-item>
        <text:list-item>
          <text:p text:style-name="P1708">a map of — <text:span text:style-name="T1311">карта </text:span><text:span text:style-name="T1314">(</text:span><text:span text:style-name="T1311">чего-либо</text:span><text:span text:style-name="T1314">)</text:span>.</text:p>
        </text:list-item>
        <text:list-item>
          <text:p text:style-name="P1706">an invitation to — <text:span text:style-name="T1311">приглашение на</text:span>;</text:p>
        </text:list-item>
        <text:list-item>
          <text:p text:style-name="P1706">a solution to — <text:span text:style-name="T1311">решение какой-то проблемы</text:span>;</text:p>
        </text:list-item>
        <text:list-item>
          <text:p text:style-name="P1650"><text:span text:style-name="T1310">a key to — </text:span><text:span text:style-name="T1311">ключ к/от </text:span><text:span text:style-name="T1315">(</text:span><text:span text:style-name="T1311">чего-либо</text:span><text:span text:style-name="T1315">)</text:span><text:span text:style-name="T1310">;</text:span></text:p>
        </text:list-item>
        <text:list-item>
          <text:p text:style-name="P1706">an answer to — <text:span text:style-name="T1311">ответ на</text:span>;</text:p>
        </text:list-item>
        <text:list-item>
          <text:p text:style-name="P1706">a reaction to — <text:span text:style-name="T1311">реакция на</text:span>;</text:p>
        </text:list-item>
        <text:list-item>
          <text:p text:style-name="P1708">an attitude to — <text:span text:style-name="T1311">отношение к</text:span>;</text:p>
        </text:list-item>
        <text:list-item>
          <text:p text:style-name="P1707">a contact with/between — <text:span text:style-name="T1311">контакт с/между</text:span>;</text:p>
        </text:list-item>
        <text:list-item>
          <text:p text:style-name="P1707">a connection with/between — <text:span text:style-name="T1311">связь с/между</text:span>;</text:p>
        </text:list-item>
        <text:list-item>
          <text:p text:style-name="P1706">a relationship with/between — <text:span text:style-name="T1311">взаимосвязь с/между</text:span>;</text:p>
        </text:list-item>
      </text:list>
      <text:p text:style-name="P700"/>
      <text:p text:style-name="P212">There must be a reason for his actions — Должна быть какая-то причина его действий.</text:p>
      <text:p text:style-name="P213">What`s the advantage of living in a big city? — В чем преимущество жизни в большом городе?</text:p>
      <text:p text:style-name="P213">We`ll find a solution to the problem — Мы найдем решение этой проблемы.</text:p>
      <text:p text:style-name="P213">She has an emotion connection with him — У нее эмоциональная связь с ним.</text:p>
      <text:p text:style-name="P1374"/>
      <text:p text:style-name="P21">Устойчивые связки прилагательных и предлогов</text:p>
      <text:p text:style-name="P1375"/>
      <text:p text:style-name="P1378">После <text:span text:style-name="T1197">некоторых</text:span> прилагательных могут <text:span text:style-name="T1329">также </text:span>идти определенные предлоги. </text:p>
      <text:p text:style-name="P1249"><text:span text:style-name="T1328">Иногда </text:span><text:span text:style-name="T1329">такие связки</text:span><text:span text:style-name="T1328"> могут переводиться глаголами.</text:span></text:p>
      <text:p text:style-name="P1377"/>
      <text:p text:style-name="P749"><text:span text:style-name="T1327">П</text:span><text:span text:style-name="T1328">рилагательное + </text:span><text:span text:style-name="T535">about</text:span><text:span text:style-name="T1328"> означает «испытывать чувство из-за чего-либо»:</text:span></text:p>
      <text:list xml:id="list1076036839" text:style-name="L101">
        <text:list-item>
          <text:p text:style-name="P1709">angry about — злиться из-за;</text:p>
        </text:list-item>
        <text:list-item>
          <text:p text:style-name="P1709">furious about — разозлиться из-за;</text:p>
        </text:list-item>
        <text:list-item>
          <text:p text:style-name="P1709">upset about — расстроиться из-за;</text:p>
        </text:list-item>
        <text:list-item>
          <text:p text:style-name="P1709">happy about — счаствил из-за;</text:p>
        </text:list-item>
        <text:list-item>
          <text:p text:style-name="P1709">worried about — взволнованный из-за;</text:p>
        </text:list-item>
        <text:list-item>
          <text:p text:style-name="P1709">nervous about — нервничать из-за.</text:p>
        </text:list-item>
      </text:list>
      <text:p text:style-name="P1377"/>
      <text:p text:style-name="P120">Bull seems really <text:span text:style-name="T1015">upset about</text:span> this — Билл выглядит очень <text:span text:style-name="T1015">расстроенным из-за</text:span> этого.</text:p>
      <text:p text:style-name="P120">I was <text:span text:style-name="T1015">worried about</text:span> you — <text:span text:style-name="T1312">Я </text:span><text:span text:style-name="T1032">волновался за</text:span><text:span text:style-name="T1312"> тебя.</text:span></text:p>
      <text:p text:style-name="P1377"/>
      <text:p text:style-name="P748"><text:span text:style-name="T533">S</text:span><text:span text:style-name="T534">orry</text:span><text:span text:style-name="T1312"> </text:span><text:span text:style-name="T1324">в связке с</text:span><text:span text:style-name="T1312"> </text:span><text:span text:style-name="T534">about</text:span><text:span text:style-name="T1312"> и </text:span><text:span text:style-name="T534">for</text:span><text:span text:style-name="T1312"> выражает сожаление, сочувствие или просьбу о помощи:</text:span></text:p>
      <text:list xml:id="list3795442339" text:style-name="L102">
        <text:list-item>
          <text:p text:style-name="P1710">sorry about something — прости за (что-либо);</text:p>
        </text:list-item>
        <text:list-item>
          <text:p text:style-name="P1710">sorry for doing something — прости за то, что я сделал;</text:p>
        </text:list-item>
        <text:list-item>
          <text:p text:style-name="P1710">be/feel sorry for somebody — мне жаль <text:span text:style-name="T1316">(</text:span>кого-либо<text:span text:style-name="T1316">)</text:span>.</text:p>
        </text:list-item>
      </text:list>
      <text:p text:style-name="P1379"/>
      <text:p text:style-name="P119">I`m <text:span text:style-name="T1015">sorry about</text:span> my behavior — <text:span text:style-name="T1015">Прости</text:span> мое поведение.</text:p>
      <text:p text:style-name="P119"><text:span text:style-name="T1015">Sorry for</text:span> interrupting — <text:span text:style-name="T1015">Простите, что</text:span> беспокою вас.</text:p>
      <text:p text:style-name="P119">I`m <text:span text:style-name="T1015">sorry for</text:span> your loss — <text:span text:style-name="T1015">Сожалею о</text:span> вашей утрате.</text:p>
      <text:p text:style-name="P1377"/>
      <text:p text:style-name="P1381">Предлог <text:span text:style-name="T490">of</text:span> <text:span text:style-name="T1314">также </text:span>часто встречается после прилагательных. Во многих случаях он соответсвует родительскому падежу (кого/чего).</text:p>
      <text:p text:style-name="P1380"/>
      <text:p text:style-name="P1245"><text:span text:style-name="T1313">Он часто используется во фразах типа </text:span><text:span text:style-name="T525">i</text:span><text:span text:style-name="T526">t was nice/</text:span><text:span text:style-name="T533">kind/good/stupied</text:span><text:span text:style-name="T526"> of you/</text:span><text:span text:style-name="T536">them</text:span><text:span text:style-name="T526"> to</text:span><text:span text:style-name="T1313">.</text:span></text:p>
      <text:p text:style-name="P1382"/>
      <text:p text:style-name="P116"><text:soft-page-break/>It was very stupied of you to go there — Было очень глупо с твоей стороны идти туда.</text:p>
      <text:p text:style-name="P1383"/>
      <text:p text:style-name="P1383">Предлог <text:span text:style-name="T490">of</text:span> часто используется после прилагательных, выражающий отношение </text:p>
      <text:p text:style-name="P1384">к чему-либо, которые в этих значениях переводятся глаголом:</text:p>
      <text:list xml:id="list2065896932" text:style-name="L103">
        <text:list-item>
          <text:p text:style-name="P1711">afraid of — бояться (кого-то/чего-то);</text:p>
        </text:list-item>
        <text:list-item>
          <text:p text:style-name="P1712">ashamed of — стыдиться (кого-то/чего-то);</text:p>
        </text:list-item>
        <text:list-item>
          <text:p text:style-name="P1712">proud of — гордиться (кем-то/чем-то).</text:p>
        </text:list-item>
      </text:list>
      <text:p text:style-name="P1385"/>
      <text:p text:style-name="P118">Are you afraid of dogs? — Ты боишься собак?</text:p>
      <text:p text:style-name="P118">I`m so proud of you! — Я так горжусь тобой!</text:p>
      <text:p text:style-name="P1385"/>
      <text:p text:style-name="P1387">Другие связки с пред<text:span text:style-name="T1324">л</text:span>ого<text:span text:style-name="T1324">м</text:span> <text:span text:style-name="T490">of</text:span>:</text:p>
      <text:list xml:id="list2315153355" text:style-name="L104">
        <text:list-item>
          <text:p text:style-name="P1713">full of — полон (чего-то);</text:p>
        </text:list-item>
        <text:list-item>
          <text:p text:style-name="P1713">short of — не хватает (чего-то);</text:p>
        </text:list-item>
        <text:list-item>
          <text:p text:style-name="P1713">tired of — уставать от;</text:p>
        </text:list-item>
        <text:list-item>
          <text:p text:style-name="P1713">sure of — быть уверенным в (чем-то).</text:p>
        </text:list-item>
      </text:list>
      <text:p text:style-name="P1386"/>
      <text:p text:style-name="P117">This bag is full of cash — В этой сумке полно денег.</text:p>
      <text:p text:style-name="P117">I`m tired of all this — Я устал от всего этого.</text:p>
      <text:p text:style-name="P117">I`m sure of him — Я уверен в нем.</text:p>
      <text:p text:style-name="P117"/>
      <text:p text:style-name="P642">Устойчивые связки глаголов и предлогов</text:p>
      <text:p text:style-name="P311"/>
      <text:p text:style-name="P312">Предлог, который стоит после глагола может целенаправленно меня его значение.</text:p>
      <text:p text:style-name="P312">Такие связки называются фразовыми глаголами. </text:p>
      <text:p text:style-name="P312"/>
      <text:p text:style-name="P312">Многие фразовые глаголы вытеснели из речи глаголы, <text:span text:style-name="T1325">предназначенные специально для той или иной ситуации</text:span>. Например вместо <text:span text:style-name="T490">search</text:span> чаще используется связка <text:span text:style-name="T490">look for</text:span>.</text:p>
      <text:p text:style-name="P312"/>
      <text:p text:style-name="P321">Связки глаголов и предлогов, которые всегда используются вместе:</text:p>
      <text:list xml:id="list227223773" text:style-name="L105">
        <text:list-item>
          <text:p text:style-name="P1604">belong to — принадлежать (кому-то);</text:p>
        </text:list-item>
        <text:list-item>
          <text:p text:style-name="P1604">happen to — случилось с;</text:p>
        </text:list-item>
        <text:list-item>
          <text:p text:style-name="P1604">listen to — слушать (что-то);</text:p>
        </text:list-item>
        <text:list-item>
          <text:p text:style-name="P1604">speak to / talk to — говорить с (кем-то);</text:p>
        </text:list-item>
        <text:list-item>
          <text:p text:style-name="P1604">ask for — просить (чего-то);</text:p>
        </text:list-item>
        <text:list-item>
          <text:p text:style-name="P1604">thank for — благодарить за;</text:p>
        </text:list-item>
        <text:list-item>
          <text:p text:style-name="P1604">wait for — ждать (чего-то);</text:p>
        </text:list-item>
        <text:list-item>
          <text:p text:style-name="P1604">depend on — зависить от;</text:p>
        </text:list-item>
        <text:list-item>
          <text:p text:style-name="P1604">think about/of — думать о;</text:p>
        </text:list-item>
      </text:list>
      <text:p text:style-name="P322"/>
      <text:p text:style-name="P128">We <text:span text:style-name="T1015">belong to</text:span> different world — Мы <text:span text:style-name="T1015">принадлежим к</text:span> разным мирам.</text:p>
      <text:p text:style-name="P128">I would not let it <text:span text:style-name="T1015">happen to</text:span> you — Я не позволю, чтобы это <text:span text:style-name="T1015">случилось с</text:span> тобой.</text:p>
      <text:p text:style-name="P129">If you are in trouble, you should <text:span text:style-name="T1015">ask for</text:span> help — Если ты в беде, нужно <text:span text:style-name="T1015">просить о</text:span> помощи.</text:p>
      <text:p text:style-name="P313"/>
      <text:p text:style-name="P314">Фразовые глаголы нельзя переводить по отдельности (отдельно глагол, отдельно предлог).</text:p>
      <text:p text:style-name="P314">Предлоги в этом слуае работаю<text:span text:style-name="T1330">т</text:span> примерно также, как приставки в русском языке:</text:p>
      <text:p text:style-name="P314"/>
      <text:p text:style-name="P130">come back — приехать (приставка «при» и корень «ехать»).</text:p>
      <text:p text:style-name="P314"/>
      <text:p text:style-name="P317"/>
      <text:p text:style-name="P1472"><text:span text:style-name="T821">П</text:span><text:span text:style-name="T813">редлоги, передаю</text:span><text:span text:style-name="T821">щие</text:span><text:span text:style-name="T813"> особый контекст </text:span><text:span text:style-name="T821">для </text:span><text:span text:style-name="T813">глагол</text:span><text:span text:style-name="T821">ов</text:span><text:span text:style-name="T813"> движения </text:span><text:span text:style-name="T814">и перемещения</text:span><text:span text:style-name="T813">:</text:span></text:p>
      <text:list xml:id="list3964118798" text:style-name="L106">
        <text:list-item>
          <text:p text:style-name="P1605">in — переместить<text:span text:style-name="T1320">(</text:span>ся<text:span text:style-name="T1320">)</text:span> в закрытое пространство <text:span text:style-name="T1320">(</text:span><text:span text:style-name="T490">go on — войти</text:span><text:span text:style-name="T1320">)</text:span>;</text:p>
        </text:list-item>
        <text:list-item>
          <text:p text:style-name="P1605">out — покинуть закрытое пространство <text:span text:style-name="T1320">(</text:span><text:span text:style-name="T490">go out — выйти</text:span><text:span text:style-name="T1320">)</text:span>;</text:p>
        </text:list-item>
        <text:list-item>
          <text:p text:style-name="P1606">on — переместить(ся) на поверхность (<text:span text:style-name="T490">go on — продложать (движение)</text:span>);</text:p>
        </text:list-item>
        <text:list-item>
          <text:p text:style-name="P1651"><text:span text:style-name="T813">off — убрать с поверхности (</text:span><text:span text:style-name="T527">go off — </text:span><text:span text:style-name="T529">уходить, сходить</text:span><text:span text:style-name="T813">);</text:span></text:p>
        </text:list-item>
        <text:list-item>
          <text:p text:style-name="P1606">up — переместить(ся) выше уровнем (<text:span text:style-name="T490">go up — подняться</text:span>);</text:p>
        </text:list-item>
        <text:list-item>
          <text:p text:style-name="P1606">down — переместить(ся) ниже уровнем (<text:span text:style-name="T490">go down — опускаться</text:span>);</text:p>
        </text:list-item>
        <text:list-item>
          <text:p text:style-name="P1651"><text:span text:style-name="T813">away — убрать(ся) прочь (</text:span><text:span text:style-name="T527">go away — уходить, </text:span><text:span text:style-name="T529">разойтись</text:span><text:span text:style-name="T813">);</text:span></text:p>
        </text:list-item>
        <text:list-item>
          <text:p text:style-name="P1606">back — <text:span text:style-name="T1321">вернуть(ся) (</text:span><text:span text:style-name="T528">go back — возвращаться</text:span><text:span text:style-name="T1321">)</text:span>.</text:p>
        </text:list-item>
      </text:list>
      <text:p text:style-name="P316"/>
      <text:p text:style-name="P1247"><text:span text:style-name="T815">Если фразовый глагол имеет дополнение (направлен на какой-то объект), то дополнение может стоять </text:span><text:span text:style-name="T816">как </text:span><text:span text:style-name="T817">в середине связки</text:span><text:span text:style-name="T815">, </text:span><text:span text:style-name="T816">так и</text:span><text:span text:style-name="T815"> после. </text:span><text:span text:style-name="T817">Но если дополнение заменяется местоимением, то оно всегда будет между глаголом и предлогом.</text:span></text:p>
      <text:p text:style-name="P318"/>
      <text:p text:style-name="P131">I <text:span text:style-name="T1015">turned</text:span> <text:span text:style-name="T1232">the light</text:span> <text:span text:style-name="T1015">off / </text:span><text:span text:style-name="T482">I </text:span><text:span text:style-name="T1033">turned off</text:span><text:span text:style-name="T482"> </text:span><text:span text:style-name="T1241">the light</text:span><text:span text:style-name="T1015"> </text:span>— Я выключил свет.</text:p>
      <text:p text:style-name="P132">I <text:span text:style-name="T1015">turned</text:span> <text:span text:style-name="T1232">it</text:span> <text:span text:style-name="T1015">off</text:span> — Я выключил это.</text:p>
      <text:p text:style-name="P318"/>
      <text:p text:style-name="P1248"><text:span text:style-name="T817">Когда предлог отрывается от глагола, </text:span><text:span text:style-name="T818">то </text:span><text:span text:style-name="T819">порой</text:span><text:span text:style-name="T817"> сложно определить что это фразовый глагол.</text:span></text:p>
      <text:p text:style-name="P320"/>
      <text:p text:style-name="P1358">Сложные предложения</text:p>
      <text:p text:style-name="P325"/>
      <text:p text:style-name="P323">Простое предложение содержит 1 подлежащее и 1 и более сказуемых.</text:p>
      <text:p text:style-name="P324">Сложное предложение содержит 2 и более подлежащих, и 2 и более сказуемых.</text:p>
      <text:p text:style-name="P323"/>
      <text:p text:style-name="P134"><text:span text:style-name="T13">I</text:span> <text:span text:style-name="T23">woke</text:span> up at 7 o`clock — Я проснулся в 7 часов <text:span text:style-name="T1335">(простое предложение)</text:span>.</text:p>
      <text:p text:style-name="P134"/>
      <text:p text:style-name="P135"><text:span text:style-name="T13">Jake</text:span> <text:span text:style-name="T23">woke</text:span> up, <text:span text:style-name="T23">had</text:span> breakfast, <text:span text:style-name="T23">got</text:span> dressed and <text:span text:style-name="T23">went</text:span> to work — Джек проснулся, позавтракал, оделся и пошел на работу <text:span text:style-name="T1332">(перед and нет запятой, т. к. простое предложение)</text:span>.</text:p>
      <text:p text:style-name="P326"/>
      <text:p text:style-name="P133"><text:span text:style-name="T13">I</text:span> <text:span text:style-name="T23">woke</text:span> up at 7 o`clock, but <text:span text:style-name="T13">everybody</text:span> <text:span text:style-name="T23">was</text:span> still asleep — Я проснулся в 7, но все еще спали.</text:p>
      <text:p text:style-name="P319"/>
      <text:p text:style-name="P1654"><text:span text:style-name="T1117">Сложное предложение делится на </text:span><text:span text:style-name="T1118">1</text:span><text:span text:style-name="T1117"> главную часть и остальные, зависимые. </text:span><text:span text:style-name="T342">В английском, зависим</text:span><text:span text:style-name="T343">ая</text:span><text:span text:style-name="T342"> част</text:span><text:span text:style-name="T343">ь</text:span><text:span text:style-name="T342"> называется clause, а в русском — придаточным предложением.</text:span></text:p>
      <text:p text:style-name="P1714"><text:span text:style-name="T316">Г</text:span><text:span text:style-name="T237">лавная часть также называется главным предложением.</text:span></text:p>
      <text:p text:style-name="P1049"/>
      <text:p text:style-name="P842">Виды придаточных предложений:</text:p>
      <text:list xml:id="list1352831631" text:style-name="L107">
        <text:list-item>
          <text:p text:style-name="P1520">reperted clause (reported speech) — косвенная речь;</text:p>
        </text:list-item>
        <text:list-item>
          <text:p text:style-name="P1520">if clause (conditional) — условные предложения;</text:p>
        </text:list-item>
        <text:list-item>
          <text:p text:style-name="P1520">relative clause — придаточные определительные предложения.</text:p>
        </text:list-item>
      </text:list>
      <text:p text:style-name="P319"/>
      <text:p text:style-name="P643">Союзы <text:span text:style-name="T490">and</text:span>, <text:span text:style-name="T490">but</text:span>, <text:span text:style-name="T490">or</text:span>, <text:span text:style-name="T490">so</text:span>, <text:span text:style-name="T490">because</text:span></text:p>
      <text:p text:style-name="P327"/>
      <text:p text:style-name="P328">Они объединяют части сложного предложения. <text:span text:style-name="T1331">Но могут встречаться и в простых предложениях, чтобы объеднить между собой отдельные слова.</text:span></text:p>
      <text:p text:style-name="P328"/>
      <text:p text:style-name="P329">Самые популярные союзы:</text:p>
      <text:list xml:id="list1973514511" text:style-name="L108">
        <text:list-item>
          <text:p text:style-name="P1607">and — и;</text:p>
        </text:list-item>
        <text:list-item>
          <text:p text:style-name="P1607">or — или;</text:p>
        </text:list-item>
        <text:list-item>
          <text:p text:style-name="P1607">but — но;</text:p>
        </text:list-item>
        <text:list-item>
          <text:p text:style-name="P1607">so — поэтому;</text:p>
        </text:list-item>
        <text:list-item>
          <text:p text:style-name="P1607">because — потому что.</text:p>
        </text:list-item>
      </text:list>
      <text:p text:style-name="P1251"><text:soft-page-break/><text:span text:style-name="T824">Части сложного предложения </text:span><text:span text:style-name="T825">всегда </text:span><text:span text:style-name="T824">разделяются запятыми, за исключением случаев, </text:span></text:p>
      <text:p text:style-name="P332">когда используются союз <text:span text:style-name="T490">because</text:span>. Но если союзы <text:span text:style-name="T1334">стоят </text:span>в простом предложении, </text:p>
      <text:p text:style-name="P1251"><text:span text:style-name="T828">то</text:span><text:span text:style-name="T824"> перед ними запятые не </text:span><text:span text:style-name="T831">нужны</text:span><text:span text:style-name="T824">.</text:span></text:p>
      <text:p text:style-name="P330"/>
      <text:p text:style-name="P136">I met Jill, <text:span text:style-name="T1015">and</text:span> we went for a wolk — Я встретила Джил <text:span text:style-name="T1015">и</text:span> мы пошли гулять.</text:p>
      <text:p text:style-name="P136">I was very tired, <text:span text:style-name="T1015">so</text:span> I went to sleep early — Я очень устал, <text:span text:style-name="T1015">поэтому</text:span> я пошел спать раньше.</text:p>
      <text:p text:style-name="P136"/>
      <text:p text:style-name="P144">We can`t go to the party <text:span text:style-name="T1015">because</text:span> we were going away that weekend — </text:p>
      <text:p text:style-name="P144">Мы не сможет пойти <text:span text:style-name="T764">на вечеринку, </text:span><text:span text:style-name="T1006">потому что</text:span><text:span text:style-name="T764"> уезжаем в эти выходные.</text:span></text:p>
      <text:p text:style-name="P331"/>
      <text:p text:style-name="P1252"><text:span text:style-name="T824">В </text:span><text:span text:style-name="T832">русском и английском язык</text:span><text:span text:style-name="T831">ах</text:span><text:span text:style-name="T832"> расстановка запятых </text:span><text:span text:style-name="T838">часто </text:span><text:span text:style-name="T832">не совпадает!</text:span></text:p>
      <text:p text:style-name="P333"/>
      <text:p text:style-name="P1250"><text:span text:style-name="T826">Иногда встречаются сложные предложения состоящие из </text:span><text:span text:style-name="T827">2</text:span><text:span text:style-name="T826">х и более простых предложений, объединенных вместе, но без запятых. Это сильно сбивает по началу.</text:span></text:p>
      <text:p text:style-name="P334"/>
      <text:p text:style-name="P68"><text:span text:style-name="T1049">It`s the fitst time I have driven a car — </text:span><text:span text:style-name="T1055">Это впервые, когда я веду машину.</text:span></text:p>
      <text:p text:style-name="P139"><text:span text:style-name="T1055">S</text:span><text:span text:style-name="T1042">he told me she wanted to go — Она сказал мне, что хочет уйти.</text:span></text:p>
      <text:p text:style-name="P226"/>
      <text:p text:style-name="P22"><text:span text:style-name="T1333">В</text:span>опросительные <text:span text:style-name="T1333">c</text:span>ложные предложения</text:p>
      <text:p text:style-name="P23"/>
      <text:p text:style-name="P705">Главная часть сохраняет вопросительный порядок слов. В зависимых частях порядок </text:p>
      <text:p text:style-name="P1253"><text:span text:style-name="T486">слов такой же, как в утверждениях. </text:span><text:span text:style-name="T485">Зависимая част</text:span><text:span text:style-name="T487">ь</text:span><text:span text:style-name="T485"> разделя</text:span><text:span text:style-name="T487">е</text:span><text:span text:style-name="T485">тся вопросительным словом, которое в данном случае </text:span><text:span text:style-name="T489">является</text:span><text:span text:style-name="T487"> </text:span><text:span text:style-name="T485">союз</text:span><text:span text:style-name="T489">ом</text:span><text:span text:style-name="T485">.</text:span></text:p>
      <text:p text:style-name="P702"/>
      <text:p text:style-name="P138"><text:span text:style-name="T377">Why is she crying? </text:span><text:span text:style-name="T483">(простое предложение)</text:span></text:p>
      <text:p text:style-name="P138"><text:span text:style-name="T1056">D</text:span><text:span text:style-name="T1042">o you know</text:span><text:span text:style-name="T377"> </text:span><text:span text:style-name="T1057">why</text:span><text:span text:style-name="T1042"> she is crying</text:span><text:span text:style-name="T377">? </text:span><text:span text:style-name="T483">(сложное предложение; </text:span><text:span text:style-name="T485">why — это союз</text:span><text:span text:style-name="T483">)</text:span></text:p>
      <text:p text:style-name="P704"/>
      <text:p text:style-name="P706">Если вопрос общий (без вопросительного слова), то зависимая часть разделяется </text:p>
      <text:p text:style-name="P1254"><text:span text:style-name="T488">союзом</text:span><text:span text:style-name="T485"> </text:span><text:span text:style-name="T647">if/whether</text:span><text:span text:style-name="T485">, </text:span><text:span text:style-name="T487">котор</text:span><text:span text:style-name="T489">ый</text:span><text:span text:style-name="T485"> перевод</text:span><text:span text:style-name="T487">и</text:span><text:span text:style-name="T485">тся частицей «ли».</text:span></text:p>
      <text:p text:style-name="P703"/>
      <text:p text:style-name="P137"><text:span text:style-name="T484">C</text:span><text:span text:style-name="T377">an you tell </text:span><text:span text:style-name="T1015">if</text:span><text:span text:style-name="T377"> this house belongs to Jerry? — Скажите, этот </text:span><text:span text:style-name="T1015">ли</text:span><text:span text:style-name="T377"> дом принадлежит Джерри?</text:span></text:p>
      <text:p text:style-name="P701"/>
      <text:p text:style-name="P707">Если вопросительное слово или союз <text:span text:style-name="T490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701"/>
      <text:p text:style-name="P24">Косвенная речь</text:p>
      <text:p text:style-name="P315"/>
      <text:p text:style-name="P1255"><text:span text:style-name="T829">Это </text:span><text:span text:style-name="T830">способ передать слова другого человека, т. е. дословный пересказ речи.</text:span></text:p>
      <text:p text:style-name="P339"/>
      <text:p text:style-name="P337">Части предложения разделяются вопросительным словом или союзом<text:span text:style-name="T1337"> </text:span><text:span text:style-name="T490">if/whether</text:span> <text:span text:style-name="T1337">и др</text:span>. </text:p>
      <text:p text:style-name="P1259"><text:span text:style-name="T830">В главной части указывается автор слов. В зависимой части меняется время </text:span><text:span text:style-name="T1337">(</text:span><text:span text:style-name="T1342">на прошлое</text:span><text:span text:style-name="T1343">).</text:span></text:p>
      <text:p text:style-name="P340"/>
      <text:p text:style-name="P140"><text:span text:style-name="T1035">I </text:span><text:span text:style-name="T1015">want to eat</text:span> — Я хочу есть (прямая речь; Джон)</text:p>
      <text:p text:style-name="P140">John said that <text:span text:style-name="T1015">he wanted to eat</text:span> — Джон сказал, что он хочет есть (ковенная речь)</text:p>
      <text:p text:style-name="P341"/>
      <text:p text:style-name="P335"><text:span text:style-name="T764">Союз </text:span><text:span text:style-name="T490">that</text:span><text:span text:style-name="T764"> означает «что». Он часто выпадает при переводе.</text:span></text:p>
      <text:p text:style-name="P338"/>
      <text:p text:style-name="P337">Косвенную речь принято выражать в форме прошедшего, поэтому если слова автора были </text:p>
      <text:p text:style-name="P337">в Present, то при пересказе они станут в Past, а если были в Future, то станут </text:p>
      <text:p text:style-name="P1260"><text:span text:style-name="T835">в future-in-the-past </text:span><text:span text:style-name="T836">(это когда will меняется на would)</text:span><text:span text:style-name="T835">. </text:span><text:span text:style-name="T843">(перевод не обязательно </text:span><text:span text:style-name="T845">будет </text:span></text:p>
      <text:p text:style-name="P1260"><text:span text:style-name="T843">в прошедшем; прошедшее указывается </text:span><text:span text:style-name="T844">просто</text:span><text:span text:style-name="T843"> грамматически)</text:span></text:p>
      <text:p text:style-name="P1608"/>
      <text:p text:style-name="P69"><text:soft-page-break/><text:span text:style-name="T1336">W</text:span>hen <text:span text:style-name="T1015">will</text:span> <text:span text:style-name="T1339">Joe</text:span> <text:span text:style-name="T1015">come</text:span><text:span text:style-name="T1339"> to the meeting</text:span>? <text:span text:style-name="T1338">—</text:span> <text:span text:style-name="T1339">Когда Джо </text:span><text:span text:style-name="T1034">придет</text:span><text:span text:style-name="T1339"> на собрание?</text:span></text:p>
      <text:p text:style-name="P69"><text:span text:style-name="T1339">I asked when Joe </text:span><text:span text:style-name="T1034">would</text:span><text:span text:style-name="T1339"> </text:span><text:span text:style-name="T1034">come</text:span><text:span text:style-name="T1339"> to the meeting? — Я спросил, когда Джо </text:span><text:span text:style-name="T1034">придет</text:span><text:span text:style-name="T1339"> на собрание?</text:span></text:p>
      <text:p text:style-name="P336"/>
      <text:p text:style-name="P1256"><text:span text:style-name="T835">Модальные глаголы </text:span><text:span text:style-name="T837">также </text:span><text:span text:style-name="T835">меняются на аналогичные в прошедшей форме или на </text:span></text:p>
      <text:p text:style-name="P337">заменяющие их модальные конструкции.</text:p>
      <text:p text:style-name="P336"/>
      <text:p text:style-name="P1258"><text:span text:style-name="T834">Если пересказывается просьба или приказ в утвердительной форме, то перед </text:span><text:span text:style-name="T833">зависимой</text:span><text:span text:style-name="T834"> частью ставится слово </text:span><text:span text:style-name="T537">to</text:span><text:span text:style-name="T834">, а если в отрицательной </text:span><text:span text:style-name="T841">форме</text:span><text:span text:style-name="T834"> — то </text:span><text:span text:style-name="T537">not to</text:span><text:span text:style-name="T834">. </text:span><text:span text:style-name="T841">При этом </text:span></text:p>
      <text:p text:style-name="P1258"><text:span text:style-name="T841">зависимая часть уже не меняется </text:span><text:span text:style-name="T850">по</text:span><text:span text:style-name="T841"> времени </text:span><text:span text:style-name="T842">(уточнить)</text:span><text:span text:style-name="T841">.</text:span></text:p>
      <text:p text:style-name="P342"/>
      <text:p text:style-name="P141">Stop the car, Tom →<text:span text:style-name="T1340"> She told Tom </text:span><text:span text:style-name="T1036">to</text:span><text:span text:style-name="T1340"> stop the car.</text:span></text:p>
      <text:p text:style-name="P142">Don`t stop the car, Tom → She told Tom <text:span text:style-name="T1015">not to</text:span> stop the car.</text:p>
      <text:p text:style-name="P343"/>
      <text:p text:style-name="P1257"><text:span text:style-name="T839">Если пересказывается вопрос, то </text:span><text:span text:style-name="T840">дополнительно</text:span><text:span text:style-name="T839"> </text:span><text:span text:style-name="T840">подключаться все</text:span><text:span text:style-name="T839"> те же правила, </text:span></text:p>
      <text:p text:style-name="P344">что в вопросительном сложном предложении.</text:p>
      <text:p text:style-name="P345"/>
      <text:p text:style-name="P143">Do you like cars, Tom → She asked Tom <text:span text:style-name="T377">if</text:span> he liked <text:span text:style-name="T1341">cars (Она спросила Тома, </text:span></text:p>
      <text:p text:style-name="P145">любит ли он машины)</text:p>
      <text:p text:style-name="P345"/>
      <text:p text:style-name="P644">Условные предложения</text:p>
      <text:p text:style-name="P1653"><text:span text:style-name="T847"/></text:p>
      <text:p text:style-name="P1655"><text:span text:style-name="T846">Если ситуация, описанная в главно</text:span><text:span text:style-name="T850">й</text:span><text:span text:style-name="T846"> </text:span><text:span text:style-name="T850">части</text:span><text:span text:style-name="T846">, может случиться только при условии, указанном </text:span></text:p>
      <text:p text:style-name="P1655"><text:span text:style-name="T846">в </text:span><text:span text:style-name="T850">зависимой</text:span><text:span text:style-name="T846"> </text:span><text:span text:style-name="T850">части</text:span><text:span text:style-name="T846">, то </text:span><text:span text:style-name="T848">так</text:span><text:span text:style-name="T852">ое</text:span><text:span text:style-name="T846"> предложени</text:span><text:span text:style-name="T852">е</text:span><text:span text:style-name="T846"> </text:span><text:span text:style-name="T852">называется</text:span><text:span text:style-name="T848"> </text:span><text:span text:style-name="T846">условным.</text:span><text:span text:style-name="T847"> </text:span></text:p>
      <text:p text:style-name="P1610"/>
      <text:p text:style-name="P1652"><text:span text:style-name="T846">В условном предложении </text:span><text:span text:style-name="T850">зависимая часть</text:span><text:span text:style-name="T846"> начинается с </text:span><text:span text:style-name="T849">союза</text:span><text:span text:style-name="T846"> </text:span><text:span text:style-name="T538">when</text:span><text:span text:style-name="T846"> или </text:span><text:span text:style-name="T538">if</text:span><text:span text:style-name="T846">.</text:span></text:p>
      <text:p text:style-name="P1615">Если действие случится наверняка, то используется <text:span text:style-name="T490">when</text:span>. <text:span text:style-name="T1344">Если уверенности нет, </text:span></text:p>
      <text:p text:style-name="P1615"><text:span text:style-name="T1344">но есть </text:span><text:span text:style-name="T1352">только</text:span><text:span text:style-name="T1344"> вероятность, что случится, то </text:span><text:span text:style-name="T539">if</text:span><text:span text:style-name="T1352">.</text:span></text:p>
      <text:p text:style-name="P1609"/>
      <text:p text:style-name="P1681"><text:span text:style-name="T1345">When I com home (</text:span><text:span text:style-name="T1346">зависимая часть</text:span><text:span text:style-name="T1345">), I always watch TV (главн</text:span><text:span text:style-name="T1346">ая часть</text:span><text:span text:style-name="T1345">) — </text:span></text:p>
      <text:p text:style-name="P1682">Когда я прихожу домой, я всегда смотрю телевизор.</text:p>
      <text:p text:style-name="P1609"/>
      <text:p text:style-name="P1659"><text:span text:style-name="T857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39">if</text:span><text:span text:style-name="T857"> запятая может вовсе не ставиться.</text:span></text:p>
      <text:p text:style-name="P1611"/>
      <text:p text:style-name="P1654"><text:span text:style-name="T850">Когда </text:span><text:span text:style-name="T851">в </text:span><text:span text:style-name="T850">главн</text:span><text:span text:style-name="T851">ой</text:span><text:span text:style-name="T850"> </text:span><text:span text:style-name="T851">части</text:span><text:span text:style-name="T850"> настояще</text:span><text:span text:style-name="T851">е</text:span><text:span text:style-name="T850">, то так</text:span><text:span text:style-name="T851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853">(уклад жизни)</text:span><text:span text:style-name="T851">.</text:span></text:p>
      <text:p text:style-name="P1654"><text:span text:style-name="T851"/></text:p>
      <text:p text:style-name="P1679"><text:span text:style-name="T1347">W</text:span>ater boils when the temperature is 100 degrees — Вода кипит, когда температ. 100 градусов.</text:p>
      <text:p text:style-name="P1679">When the sun goes down, it gets dark — Когда солнце садится, становится темно.</text:p>
      <text:p text:style-name="P1680"><text:span text:style-name="T1348">If I am late for work, my boss gets angree — Если я опаздывают на работу, мой шеф злится.</text:span></text:p>
      <text:p text:style-name="P1655"><text:span text:style-name="T853"/></text:p>
      <text:p text:style-name="P1657"><text:span text:style-name="T853">Когда в главной части </text:span><text:span text:style-name="T855">стоит </text:span><text:span text:style-name="T853">будущее, </text:span><text:span text:style-name="T854">то </text:span><text:span text:style-name="T853">такие предложения называются условными</text:span></text:p>
      <text:p text:style-name="P1658"><text:span text:style-name="T853">предложениями первого типа (first conditionals). Они говорят, при каких условиях </text:span><text:span text:style-name="T1119">произойдут будущие события (планы).</text:span></text:p>
      <text:p text:style-name="P1715"><text:span text:style-name="T764"/></text:p>
      <text:p text:style-name="P1678">If it`s nice day tomorrow, I will go <text:span text:style-name="T1349">the beach — Если завтра будет хор. день, я пойду на пляж.</text:span></text:p>
      <text:p text:style-name="P1683">I will go shopping if I have time — Я зайду в магазин, если у меня будет время.</text:p>
      <text:p text:style-name="P1656"><text:span text:style-name="T856"/></text:p>
      <text:p text:style-name="P1658"><text:span text:style-name="T856">В </text:span><text:span text:style-name="T858">условных предложениях первого типа (и нулевого, но там и так все очевидно), в зависимой части, грамматически всегда стоит настоящее! Но переводить удобнее будущим.</text:span></text:p>
      <text:p text:style-name="P1685"><text:soft-page-break/>If I <text:span text:style-name="T1015">see</text:span> him, I <text:span text:style-name="T1015">will </text:span><text:span text:style-name="T1037">tell</text:span><text:span text:style-name="T1351"> </text:span>him exactly how angry I am — Если я <text:span text:style-name="T1015">увижу</text:span> его, я <text:span text:style-name="T1015">выскажусь</text:span> ему </text:p>
      <text:p text:style-name="P1685"><text:span text:style-name="T1350">в подробностях о том, как я разозлилась </text:span><text:span text:style-name="T1351">(first conditional)</text:span><text:span text:style-name="T1350">.</text:span></text:p>
      <text:p text:style-name="P1684"/>
      <text:p text:style-name="P1612">Союзы в условных предложениях:</text:p>
      <text:p text:style-name="P1612"/>
      <text:list xml:id="list1001261122" text:style-name="L109">
        <text:list-item>
          <text:p text:style-name="P1614">when — когда;</text:p>
        </text:list-item>
        <text:list-item>
          <text:p text:style-name="P1614">before — до того, как;</text:p>
        </text:list-item>
        <text:list-item>
          <text:p text:style-name="P1614">while — в то время, как;</text:p>
        </text:list-item>
        <text:list-item>
          <text:p text:style-name="P1614">after — после;</text:p>
        </text:list-item>
        <text:list-item>
          <text:p text:style-name="P1614">until (till) — до того момента, как.</text:p>
        </text:list-item>
      </text:list>
      <text:p text:style-name="P1613"/>
      <text:p text:style-name="P1575">Условные предложения второго типа...</text:p>
      <text:p text:style-name="P1616"/>
      <text:p text:style-name="P1616"/>
      <text:p text:style-name="P1468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67701029248">
          <table:table-cell table:style-name="Table7.A1" office:value-type="string">
            <text:p text:style-name="P1406"/>
          </table:table-cell>
          <table:table-cell table:style-name="Table7.A1" office:value-type="string">
            <text:p text:style-name="P1388">Past</text:p>
          </table:table-cell>
          <table:table-cell table:style-name="Table7.A1" office:value-type="string">
            <text:p text:style-name="P1388">Present</text:p>
          </table:table-cell>
          <table:table-cell table:style-name="Table7.D1" office:value-type="string">
            <text:p text:style-name="P1388">Future</text:p>
          </table:table-cell>
        </table:table-row>
        <table:table-row table:style-name="TableLine93867698341792">
          <table:table-cell table:style-name="Table7.A2" office:value-type="string">
            <text:p text:style-name="P1395">+</text:p>
          </table:table-cell>
          <table:table-cell table:style-name="Table7.A2" office:value-type="string">
            <text:p text:style-name="P1428">I/y<text:span text:style-name="T1140">ou</text:span>/w<text:span text:style-name="T1140">e</text:span>/t<text:span text:style-name="T1140">hey</text:span>/he/she/it started</text:p>
          </table:table-cell>
          <table:table-cell table:style-name="Table7.A2" office:value-type="string">
            <text:p text:style-name="P1419">I/you/we/they start</text:p>
            <text:p text:style-name="P1419">He/she/it starts</text:p>
          </table:table-cell>
          <table:table-cell table:style-name="Table7.D2" office:value-type="string">
            <text:p text:style-name="P1431">I/y<text:span text:style-name="T1140">ou</text:span>/w<text:span text:style-name="T1140">e</text:span>/t<text:span text:style-name="T1140">hey</text:span>/he/she/it </text:p>
            <text:p text:style-name="P1431">will start</text:p>
          </table:table-cell>
        </table:table-row>
        <table:table-row table:style-name="TableLine93867698410496">
          <table:table-cell table:style-name="Table7.A2" office:value-type="string">
            <text:p text:style-name="P1389">-</text:p>
          </table:table-cell>
          <table:table-cell table:style-name="Table7.A2" office:value-type="string">
            <text:p text:style-name="P1428">I/y<text:span text:style-name="T1140">ou</text:span>/w<text:span text:style-name="T1140">e</text:span>/t<text:span text:style-name="T1140">hey</text:span>/he/she/it</text:p>
            <text:p text:style-name="P1428">didn`t start</text:p>
          </table:table-cell>
          <table:table-cell table:style-name="Table7.A2" office:value-type="string">
            <text:p text:style-name="P1419">I/you/we/they don`t start</text:p>
            <text:p text:style-name="P1419">He/she/it doesn`t start</text:p>
          </table:table-cell>
          <table:table-cell table:style-name="Table7.D2" office:value-type="string">
            <text:p text:style-name="P1431">I/y<text:span text:style-name="T1140">ou</text:span>/w<text:span text:style-name="T1140">e</text:span>/t<text:span text:style-name="T1140">hey</text:span>/he/she/it</text:p>
            <text:p text:style-name="P1431">won`t start</text:p>
          </table:table-cell>
        </table:table-row>
        <table:table-row table:style-name="TableLine93867698494048">
          <table:table-cell table:style-name="Table7.A2" office:value-type="string">
            <text:p text:style-name="P1389">?</text:p>
          </table:table-cell>
          <table:table-cell table:style-name="Table7.A2" office:value-type="string">
            <text:p text:style-name="P1429">Did I/y<text:span text:style-name="T1140">ou</text:span>/w<text:span text:style-name="T1140">e</text:span>/t<text:span text:style-name="T1140">hey</text:span>/he</text:p>
            <text:p text:style-name="P1429">/she/it start?</text:p>
          </table:table-cell>
          <table:table-cell table:style-name="Table7.A2" office:value-type="string">
            <text:p text:style-name="P1419">Do I/you/we/they start?</text:p>
            <text:p text:style-name="P1419">Does he/she/it start?</text:p>
          </table:table-cell>
          <table:table-cell table:style-name="Table7.D2" office:value-type="string">
            <text:p text:style-name="P1432">Will I/y<text:span text:style-name="T1140">ou</text:span>/w<text:span text:style-name="T1140">e</text:span>/t<text:span text:style-name="T1140">hey</text:span>/he</text:p>
            <text:p text:style-name="P1432">/she/it start?</text:p>
          </table:table-cell>
        </table:table-row>
      </table:table>
      <text:p text:style-name="P253"/>
      <text:p text:style-name="P719"><text:span text:style-name="T770">Таблица времен группы Continu</text:span><text:span text:style-name="T771">ou</text:span><text:span text:style-name="T77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67698571600">
          <table:table-cell table:style-name="Table8.A1" office:value-type="string">
            <text:p text:style-name="P1418"/>
          </table:table-cell>
          <table:table-cell table:style-name="Table8.A1" office:value-type="string">
            <text:p text:style-name="P1388">Past</text:p>
          </table:table-cell>
          <table:table-cell table:style-name="Table8.A1" office:value-type="string">
            <text:p text:style-name="P1388">Present</text:p>
          </table:table-cell>
          <table:table-cell table:style-name="Table8.D1" office:value-type="string">
            <text:p text:style-name="P1388">Future</text:p>
          </table:table-cell>
        </table:table-row>
        <table:table-row table:style-name="TableLine93867698966608">
          <table:table-cell table:style-name="Table8.A2" office:value-type="string">
            <text:p text:style-name="P1389">+</text:p>
          </table:table-cell>
          <table:table-cell table:style-name="Table8.A2" office:value-type="string">
            <text:p text:style-name="P1430">I/<text:span text:style-name="T1139">he/she/it</text:span> <text:span text:style-name="T1139">was starting</text:span></text:p>
            <text:p text:style-name="P1430"><text:span text:style-name="T1139">Y</text:span><text:span text:style-name="T1140">ou</text:span><text:span text:style-name="T1139">/w</text:span><text:span text:style-name="T1140">e</text:span><text:span text:style-name="T1139">/t</text:span><text:span text:style-name="T1140">hey</text:span><text:span text:style-name="T1139"> were starting</text:span></text:p>
          </table:table-cell>
          <table:table-cell table:style-name="Table8.A2" office:value-type="string">
            <text:p text:style-name="P1421">I am starting</text:p>
            <text:p text:style-name="P1422">He/she/it is starting</text:p>
            <text:p text:style-name="P1421">You/we/they are starting</text:p>
          </table:table-cell>
          <table:table-cell table:style-name="Table8.D2" office:value-type="string">
            <text:p text:style-name="P1406"/>
          </table:table-cell>
        </table:table-row>
        <table:table-row table:style-name="TableLine93867699044896">
          <table:table-cell table:style-name="Table8.A2" office:value-type="string">
            <text:p text:style-name="P1389">-</text:p>
          </table:table-cell>
          <table:table-cell table:style-name="Table8.A2" office:value-type="string">
            <text:p text:style-name="P1431">I/he/she/it wasn`t starting</text:p>
            <text:p text:style-name="P1431">Y<text:span text:style-name="T1140">ou</text:span>/w<text:span text:style-name="T1140">e</text:span>/t<text:span text:style-name="T1140">hey</text:span> weren`t starting</text:p>
          </table:table-cell>
          <table:table-cell table:style-name="Table8.A2" office:value-type="string">
            <text:p text:style-name="P1421">I`m not starting</text:p>
            <text:p text:style-name="P1422">He/she/it isn`t starting</text:p>
            <text:p text:style-name="P1421">You/we/they aren`t starting</text:p>
          </table:table-cell>
          <table:table-cell table:style-name="Table8.D2" office:value-type="string">
            <text:p text:style-name="P1406"/>
          </table:table-cell>
        </table:table-row>
        <table:table-row table:style-name="TableLine93867699041616">
          <table:table-cell table:style-name="Table8.A2" office:value-type="string">
            <text:p text:style-name="P1389">?</text:p>
          </table:table-cell>
          <table:table-cell table:style-name="Table8.A2" office:value-type="string">
            <text:p text:style-name="P1431">Was I/he/she/it starting?</text:p>
            <text:p text:style-name="P1431">Were y<text:span text:style-name="T1140">ou</text:span>/w<text:span text:style-name="T1140">e</text:span>/t<text:span text:style-name="T1140">hey</text:span> starting?</text:p>
          </table:table-cell>
          <table:table-cell table:style-name="Table8.A2" office:value-type="string">
            <text:p text:style-name="P1421">Am I starting?</text:p>
            <text:p text:style-name="P1422">Is he/she/it starting?</text:p>
            <text:p text:style-name="P1421">Are you/we/they starting?</text:p>
          </table:table-cell>
          <table:table-cell table:style-name="Table8.D2" office:value-type="string">
            <text:p text:style-name="P1406"/>
          </table:table-cell>
        </table:table-row>
      </table:table>
      <text:p text:style-name="P253"/>
      <text:p text:style-name="P255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67699059376">
          <table:table-cell table:style-name="Table9.A1" office:value-type="string">
            <text:p text:style-name="P1418"/>
          </table:table-cell>
          <table:table-cell table:style-name="Table9.A1" office:value-type="string">
            <text:p text:style-name="P1388">Past</text:p>
          </table:table-cell>
          <table:table-cell table:style-name="Table9.A1" office:value-type="string">
            <text:p text:style-name="P1388">Present</text:p>
          </table:table-cell>
          <table:table-cell table:style-name="Table9.D1" office:value-type="string">
            <text:p text:style-name="P1388">Future</text:p>
          </table:table-cell>
        </table:table-row>
        <table:table-row table:style-name="TableLine93867699199200">
          <table:table-cell table:style-name="Table9.A2" office:value-type="string">
            <text:p text:style-name="P1389">+</text:p>
          </table:table-cell>
          <table:table-cell table:style-name="Table9.A2" office:value-type="string">
            <text:p text:style-name="P1406"/>
          </table:table-cell>
          <table:table-cell table:style-name="Table9.A2" office:value-type="string">
            <text:p text:style-name="P1421">I/you/we/they have started</text:p>
            <text:p text:style-name="P1421">He/she/it has started</text:p>
          </table:table-cell>
          <table:table-cell table:style-name="Table9.D2" office:value-type="string">
            <text:p text:style-name="P1406"/>
          </table:table-cell>
        </table:table-row>
        <table:table-row table:style-name="TableLine93867699267936">
          <table:table-cell table:style-name="Table9.A2" office:value-type="string">
            <text:p text:style-name="P1389">-</text:p>
          </table:table-cell>
          <table:table-cell table:style-name="Table9.A2" office:value-type="string">
            <text:p text:style-name="P1406"/>
          </table:table-cell>
          <table:table-cell table:style-name="Table9.A2" office:value-type="string">
            <text:p text:style-name="P1421">I/y<text:span text:style-name="T1086">ou</text:span>/w<text:span text:style-name="T1086">e</text:span>/t<text:span text:style-name="T1086">hey</text:span> haven`t started</text:p>
            <text:p text:style-name="P1421">He/she/it hasn`t started</text:p>
          </table:table-cell>
          <table:table-cell table:style-name="Table9.D2" office:value-type="string">
            <text:p text:style-name="P1406"/>
          </table:table-cell>
        </table:table-row>
        <table:table-row table:style-name="TableLine93867699340944">
          <table:table-cell table:style-name="Table9.A2" office:value-type="string">
            <text:p text:style-name="P1389">?</text:p>
          </table:table-cell>
          <table:table-cell table:style-name="Table9.A2" office:value-type="string">
            <text:p text:style-name="P1406"/>
          </table:table-cell>
          <table:table-cell table:style-name="Table9.A2" office:value-type="string">
            <text:p text:style-name="P1421">Have I/y<text:span text:style-name="T1087">ou</text:span>/w<text:span text:style-name="T1087">e</text:span>/t<text:span text:style-name="T1087">hey</text:span> started?</text:p>
            <text:p text:style-name="P1421">Has he/she/it started?</text:p>
          </table:table-cell>
          <table:table-cell table:style-name="Table9.D2" office:value-type="string">
            <text:p text:style-name="P1406"/>
          </table:table-cell>
        </table:table-row>
      </table:table>
      <text:p text:style-name="P255"/>
      <text:p text:style-name="P256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67699336592">
          <table:table-cell table:style-name="Table1.A1" office:value-type="string">
            <text:p text:style-name="P1420"/>
          </table:table-cell>
          <table:table-cell table:style-name="Table1.A1" office:value-type="string">
            <text:p text:style-name="P1390">Past</text:p>
          </table:table-cell>
          <table:table-cell table:style-name="Table1.A1" office:value-type="string">
            <text:p text:style-name="P1390">Present</text:p>
          </table:table-cell>
          <table:table-cell table:style-name="Table1.D1" office:value-type="string">
            <text:p text:style-name="P1390">Future</text:p>
          </table:table-cell>
        </table:table-row>
        <table:table-row table:style-name="TableLine93867699421184">
          <table:table-cell table:style-name="Table1.A2" office:value-type="string">
            <text:p text:style-name="P1390">+</text:p>
          </table:table-cell>
          <table:table-cell table:style-name="Table1.A2" office:value-type="string">
            <text:p text:style-name="P1407"/>
          </table:table-cell>
          <table:table-cell table:style-name="Table1.A2" office:value-type="string">
            <text:p text:style-name="P1427">I/y<text:span text:style-name="T1140">ou</text:span>/w<text:span text:style-name="T1140">e</text:span>/t<text:span text:style-name="T1140">hey</text:span> have been starting</text:p>
            <text:p text:style-name="P1427">He/she/it has been starting</text:p>
          </table:table-cell>
          <table:table-cell table:style-name="Table1.D2" office:value-type="string">
            <text:p text:style-name="P1407"/>
          </table:table-cell>
        </table:table-row>
        <table:table-row table:style-name="TableLine93867699478800">
          <table:table-cell table:style-name="Table1.A2" office:value-type="string">
            <text:p text:style-name="P1390">-</text:p>
          </table:table-cell>
          <table:table-cell table:style-name="Table1.A2" office:value-type="string">
            <text:p text:style-name="P1407"/>
          </table:table-cell>
          <table:table-cell table:style-name="Table1.A2" office:value-type="string">
            <text:p text:style-name="P1427">I/y<text:span text:style-name="T1140">ou</text:span>/w<text:span text:style-name="T1140">e</text:span>/t<text:span text:style-name="T1140">hey</text:span> haven`t been starting</text:p>
            <text:p text:style-name="P1427">He/she/it hasn`t been starting</text:p>
          </table:table-cell>
          <table:table-cell table:style-name="Table1.D2" office:value-type="string">
            <text:p text:style-name="P1407"/>
          </table:table-cell>
        </table:table-row>
        <table:table-row table:style-name="TableLine93867699494736">
          <table:table-cell table:style-name="Table1.A2" office:value-type="string">
            <text:p text:style-name="P1390">?</text:p>
          </table:table-cell>
          <table:table-cell table:style-name="Table1.A2" office:value-type="string">
            <text:p text:style-name="P1407"/>
          </table:table-cell>
          <table:table-cell table:style-name="Table1.A2" office:value-type="string">
            <text:p text:style-name="P1427">Have I/y<text:span text:style-name="T1140">ou</text:span>/w<text:span text:style-name="T1140">e</text:span>/t<text:span text:style-name="T1140">hey</text:span> been starting?</text:p>
            <text:p text:style-name="P1427">Has he/she/it been starting?</text:p>
          </table:table-cell>
          <table:table-cell table:style-name="Table1.D2" office:value-type="string">
            <text:p text:style-name="P1407"/>
          </table:table-cell>
        </table:table-row>
      </table:table>
      <text:p text:style-name="P1469"><text:span text:style-name="T682">Таблица </text:span><text:span text:style-name="T694">форм </text:span><text:span text:style-name="T682">пассивно</text:span><text:span text:style-name="T695">го</text:span><text:span text:style-name="T682"> залог</text:span><text:span text:style-name="T695">а</text:span><text:span text:style-name="T682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867699594464">
          <table:table-cell table:style-name="Table4.A1" office:value-type="string">
            <text:p text:style-name="P1409"/>
          </table:table-cell>
          <table:table-cell table:style-name="Table4.A1" office:value-type="string">
            <text:p text:style-name="P1399">Past</text:p>
          </table:table-cell>
          <table:table-cell table:style-name="Table4.A1" office:value-type="string">
            <text:p text:style-name="P1399">Present</text:p>
          </table:table-cell>
          <table:table-cell table:style-name="Table4.D1" office:value-type="string">
            <text:p text:style-name="P1399">Future</text:p>
          </table:table-cell>
        </table:table-row>
        <table:table-row table:style-name="TableLine93867699102960">
          <table:table-cell table:style-name="Table4.A2" office:value-type="string">
            <text:p text:style-name="P1400">Simple</text:p>
          </table:table-cell>
          <table:table-cell table:style-name="Table4.A2" office:value-type="string">
            <text:p text:style-name="P1409"><text:span text:style-name="T1168">I/</text:span><text:span text:style-name="T1169">he/she/it</text:span><text:span text:style-name="T1168"> </text:span><text:span text:style-name="T1169">was</text:span><text:span text:style-name="T1168"> </text:span><text:span text:style-name="T212">taught</text:span></text:p>
            <text:p text:style-name="P1438">You/we/they were <text:span text:style-name="T212">taught</text:span></text:p>
          </table:table-cell>
          <table:table-cell table:style-name="Table4.A2" office:value-type="string">
            <text:p text:style-name="P1439">I am <text:span text:style-name="T212">taught</text:span></text:p>
            <text:p text:style-name="P1438">He/she/it is <text:span text:style-name="T212">taught</text:span></text:p>
            <text:p text:style-name="P1438">You/we/the<text:span text:style-name="T1170">y</text:span> are <text:span text:style-name="T212">taught</text:span></text:p>
          </table:table-cell>
          <table:table-cell table:style-name="Table4.D2" office:value-type="string">
            <text:p text:style-name="P1437">I/you/we/they/he/she/it</text:p>
            <text:p text:style-name="P1437">will be <text:span text:style-name="T212">taught</text:span></text:p>
          </table:table-cell>
        </table:table-row>
        <table:table-row table:style-name="TableLine93867700095952">
          <table:table-cell table:style-name="Table4.A2" office:value-type="string">
            <text:p text:style-name="P1400">Contin.</text:p>
          </table:table-cell>
          <table:table-cell table:style-name="Table4.A2" office:value-type="string">
            <text:p text:style-name="P1409"><text:span text:style-name="T1170">I/he/she/it was being </text:span><text:span text:style-name="T212">taught</text:span></text:p>
            <text:p text:style-name="P1409"><text:span text:style-name="T214">You/we/the</text:span><text:span text:style-name="T213">y</text:span><text:span text:style-name="T214"> </text:span><text:span text:style-name="T213">were</text:span><text:span text:style-name="T214"> </text:span><text:span text:style-name="T213">being</text:span><text:span text:style-name="T214"> </text:span><text:span text:style-name="T212">taught</text:span></text:p>
          </table:table-cell>
          <table:table-cell table:style-name="Table4.A2" office:value-type="string">
            <text:p text:style-name="P1437">I am being <text:span text:style-name="T212">taught</text:span></text:p>
            <text:p text:style-name="P1437"><text:span text:style-name="T212">H</text:span><text:span text:style-name="T151">e/she/it is being taught</text:span></text:p>
            <text:p text:style-name="P1438"><text:span text:style-name="T151">You/we/the</text:span><text:span text:style-name="T213">y</text:span><text:span text:style-name="T151"> are </text:span><text:span text:style-name="T213">being</text:span><text:span text:style-name="T151"> </text:span><text:span text:style-name="T212">taught</text:span></text:p>
          </table:table-cell>
          <table:table-cell table:style-name="Table4.D2" office:value-type="string">
            <text:p text:style-name="P1437">— </text:p>
          </table:table-cell>
        </table:table-row>
        <table:table-row table:style-name="TableLine93867700100928">
          <table:table-cell table:style-name="Table4.A2" office:value-type="string">
            <text:p text:style-name="P1400">Perfect</text:p>
          </table:table-cell>
          <table:table-cell table:style-name="Table4.A2" office:value-type="string">
            <text:p text:style-name="P1409"><text:span text:style-name="T1171">I/you/we/they/</text:span><text:span text:style-name="T215">he/she/it</text:span><text:span text:style-name="T1171"> </text:span></text:p>
            <text:p text:style-name="P1409"><text:span text:style-name="T1171">had been </text:span><text:span text:style-name="T212">taught</text:span></text:p>
          </table:table-cell>
          <table:table-cell table:style-name="Table4.A2" office:value-type="string">
            <text:p text:style-name="P1440">I/you/we/they have been <text:span text:style-name="T212">taught</text:span></text:p>
            <text:p text:style-name="P1440"><text:span text:style-name="T212">H</text:span><text:span text:style-name="T151">e/she/it has been </text:span><text:span text:style-name="T212">taught</text:span></text:p>
          </table:table-cell>
          <table:table-cell table:style-name="Table4.D2" office:value-type="string">
            <text:p text:style-name="P1409"><text:span text:style-name="T1171">I/you/we/they/</text:span><text:span text:style-name="T215">he/she/it</text:span><text:span text:style-name="T1171"> </text:span></text:p>
            <text:p text:style-name="P1409"><text:span text:style-name="T1171">will have been </text:span><text:span text:style-name="T212">taught</text:span></text:p>
          </table:table-cell>
        </table:table-row>
      </table:table>
      <text:p text:style-name="P371"/>
      <text:p text:style-name="P724"><text:span text:style-name="T682">Таблица </text:span><text:span text:style-name="T683">форм</text:span><text:span text:style-name="T682"> глагола </text:span><text:span text:style-name="T692">b</text:span><text:span text:style-name="T682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67700138896">
          <table:table-cell table:style-name="Table5.A1" office:value-type="string">
            <text:p text:style-name="P1394">Подлежащее</text:p>
          </table:table-cell>
          <table:table-cell table:style-name="Table5.A1" office:value-type="string">
            <text:p text:style-name="P1391">Past</text:p>
          </table:table-cell>
          <table:table-cell table:style-name="Table5.A1" office:value-type="string">
            <text:p text:style-name="P1391">Present</text:p>
          </table:table-cell>
          <table:table-cell table:style-name="Table5.D1" office:value-type="string">
            <text:p text:style-name="P1391">Future</text:p>
          </table:table-cell>
        </table:table-row>
        <table:table-row table:style-name="TableLine93867700300528">
          <table:table-cell table:style-name="Table5.A2" office:value-type="string">
            <text:p text:style-name="P1426">I</text:p>
          </table:table-cell>
          <table:table-cell table:style-name="Table5.A2" office:value-type="string">
            <text:p text:style-name="P1427">was</text:p>
          </table:table-cell>
          <table:table-cell table:style-name="Table5.A2" office:value-type="string">
            <text:p text:style-name="P1423">am</text:p>
          </table:table-cell>
          <table:table-cell table:style-name="Table5.D2" office:value-type="string">
            <text:p text:style-name="P1433">will be</text:p>
          </table:table-cell>
        </table:table-row>
        <table:table-row table:style-name="TableLine93867700434496">
          <table:table-cell table:style-name="Table5.A2" office:value-type="string">
            <text:p text:style-name="P1425">he/she/<text:span text:style-name="T1094">it</text:span></text:p>
          </table:table-cell>
          <table:table-cell table:style-name="Table5.A2" office:value-type="string">
            <text:p text:style-name="P1427">was</text:p>
          </table:table-cell>
          <table:table-cell table:style-name="Table5.A2" office:value-type="string">
            <text:p text:style-name="P1424">is</text:p>
          </table:table-cell>
          <table:table-cell table:style-name="Table5.D2" office:value-type="string">
            <text:p text:style-name="P1433">will be</text:p>
          </table:table-cell>
        </table:table-row>
        <table:table-row table:style-name="TableLine93867700482144">
          <table:table-cell table:style-name="Table5.A2" office:value-type="string">
            <text:p text:style-name="P1425">you/we/they</text:p>
          </table:table-cell>
          <table:table-cell table:style-name="Table5.A2" office:value-type="string">
            <text:p text:style-name="P1427">were</text:p>
          </table:table-cell>
          <table:table-cell table:style-name="Table5.A2" office:value-type="string">
            <text:p text:style-name="P1424">are</text:p>
          </table:table-cell>
          <table:table-cell table:style-name="Table5.D2" office:value-type="string">
            <text:p text:style-name="P1433">will be</text:p>
          </table:table-cell>
        </table:table-row>
      </table:table>
      <text:p text:style-name="P368"/>
      <text:p text:style-name="P368">Таблица модальных глаголов:</text:p>
      <table:table table:name="Table2" table:style-name="Table2">
        <table:table-column table:style-name="Table2.A" table:number-columns-repeated="3"/>
        <table:table-row table:style-name="TableLine93867700475136">
          <table:table-cell table:style-name="Table2.A1" office:value-type="string">
            <text:p text:style-name="P1397">Глагол</text:p>
          </table:table-cell>
          <table:table-cell table:style-name="Table2.A1" office:value-type="string">
            <text:p text:style-name="P1408"><text:span text:style-name="T1018">З</text:span><text:span text:style-name="T1019">начение</text:span></text:p>
          </table:table-cell>
          <table:table-cell table:style-name="Table2.C1" office:value-type="string">
            <text:p text:style-name="P1408"><text:span text:style-name="T1018">В</text:span><text:span text:style-name="T1019">рем</text:span><text:span text:style-name="T1018">я</text:span></text:p>
          </table:table-cell>
        </table:table-row>
        <table:table-row table:style-name="TableLine93867699781904">
          <table:table-cell table:style-name="Table2.A2" office:value-type="string">
            <text:p text:style-name="P1464">can</text:p>
          </table:table-cell>
          <table:table-cell table:style-name="Table2.A2" office:value-type="string">
            <text:p text:style-name="P1464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464">настоящее и будущее</text:p>
          </table:table-cell>
        </table:table-row>
        <table:table-row table:style-name="TableLine93867700069152">
          <table:table-cell table:style-name="Table2.A2" office:value-type="string">
            <text:p text:style-name="P1464">could</text:p>
          </table:table-cell>
          <table:table-cell table:style-name="Table2.A2" office:value-type="string">
            <text:p text:style-name="P1464">мог, умел</text:p>
          </table:table-cell>
          <table:table-cell table:style-name="Table2.C2" office:value-type="string">
            <text:p text:style-name="P1464">прошедшее</text:p>
          </table:table-cell>
        </table:table-row>
        <table:table-row table:style-name="TableLine93867699946736">
          <table:table-cell table:style-name="Table2.A2" office:value-type="string">
            <text:p text:style-name="P1464">might, may</text:p>
          </table:table-cell>
          <table:table-cell table:style-name="Table2.A2" office:value-type="string">
            <text:p text:style-name="P1465">может быть, мог бы,</text:p>
            <text:p text:style-name="P1465">возможно, наверное</text:p>
          </table:table-cell>
          <table:table-cell table:style-name="Table2.C2" office:value-type="string">
            <text:p text:style-name="P1464">настоящее и будущие</text:p>
          </table:table-cell>
        </table:table-row>
        <table:table-row table:style-name="TableLine93867701019936">
          <table:table-cell table:style-name="Table2.A2" office:value-type="string">
            <text:p text:style-name="P1464">must</text:p>
          </table:table-cell>
          <table:table-cell table:style-name="Table2.A2" office:value-type="string">
            <text:p text:style-name="P1464">должен, обязан, нужно, запрет, нельзя</text:p>
          </table:table-cell>
          <table:table-cell table:style-name="Table2.C2" office:value-type="string">
            <text:p text:style-name="P1464">настоящее</text:p>
          </table:table-cell>
        </table:table-row>
        <table:table-row table:style-name="TableLine93867701037696">
          <table:table-cell table:style-name="Table2.A2" office:value-type="string">
            <text:p text:style-name="P1464">should</text:p>
          </table:table-cell>
          <table:table-cell table:style-name="Table2.A2" office:value-type="string">
            <text:p text:style-name="P1464">следует сделать, следовало бы сделать; (совет)</text:p>
          </table:table-cell>
          <table:table-cell table:style-name="Table2.C2" office:value-type="string">
            <text:p text:style-name="P1464">настоящее и будущие</text:p>
          </table:table-cell>
        </table:table-row>
        <table:table-row table:style-name="TableLine93867701042784">
          <table:table-cell table:style-name="Table2.A2" office:value-type="string">
            <text:p text:style-name="P1464">would</text:p>
          </table:table-cell>
          <table:table-cell table:style-name="Table2.A2" office:value-type="string">
            <text:p text:style-name="P1464">частица «бы», предложение услуги, привычка прошлого</text:p>
          </table:table-cell>
          <table:table-cell table:style-name="Table2.C2" office:value-type="string">
            <text:p text:style-name="P1464">настоящее, прошедшее, будущие</text:p>
          </table:table-cell>
        </table:table-row>
      </table:table>
      <text:p text:style-name="P369"/>
      <text:p text:style-name="P36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67701045344">
          <table:table-cell table:style-name="Table3.A1" office:value-type="string">
            <text:p text:style-name="P1398">Конструкция</text:p>
          </table:table-cell>
          <table:table-cell table:style-name="Table3.A1" office:value-type="string">
            <text:p text:style-name="P1398">Значение</text:p>
          </table:table-cell>
          <table:table-cell table:style-name="Table3.C1" office:value-type="string">
            <text:p text:style-name="P1398">Время</text:p>
          </table:table-cell>
        </table:table-row>
        <table:table-row table:style-name="TableLine93867701100736">
          <table:table-cell table:style-name="Table3.A2" office:value-type="string">
            <text:p text:style-name="P1434">be able to</text:p>
          </table:table-cell>
          <table:table-cell table:style-name="Table3.A2" office:value-type="string">
            <text:p text:style-name="P1434">могу (близко к can)</text:p>
          </table:table-cell>
          <table:table-cell table:style-name="Table3.C2" office:value-type="string">
            <text:p text:style-name="P1434">be меняется по временам</text:p>
          </table:table-cell>
        </table:table-row>
        <table:table-row table:style-name="TableLine93867701113968">
          <table:table-cell table:style-name="Table3.A2" office:value-type="string">
            <text:p text:style-name="P1434">have to</text:p>
          </table:table-cell>
          <table:table-cell table:style-name="Table3.A2" office:value-type="string">
            <text:p text:style-name="P1434">должен (близко к must)</text:p>
          </table:table-cell>
          <table:table-cell table:style-name="Table3.C2" office:value-type="string">
            <text:p text:style-name="P1434">have меняется по временам</text:p>
          </table:table-cell>
        </table:table-row>
        <table:table-row table:style-name="TableLine93867701120944">
          <table:table-cell table:style-name="Table3.A2" office:value-type="string">
            <text:p text:style-name="P1434">used to</text:p>
          </table:table-cell>
          <table:table-cell table:style-name="Table3.A2" office:value-type="string">
            <text:p text:style-name="P1434">делал раньше, имел привычку делать (близко к would)</text:p>
          </table:table-cell>
          <table:table-cell table:style-name="Table3.C2" office:value-type="string">
            <text:p text:style-name="P1434">всегда стоит в прошедшем;</text:p>
            <text:p text:style-name="P1434">меняется как Past Simple</text:p>
          </table:table-cell>
        </table:table-row>
      </table:table>
      <text:p text:style-name="P370"/>
      <text:p text:style-name="P376"/>
      <text:p text:style-name="P1470"><text:span text:style-name="T423">Таблица </text:span><text:span text:style-name="T440">личны</text:span><text:span text:style-name="T441">х</text:span><text:span text:style-name="T440"> и притяжательных </text:span><text:span text:style-name="T423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867701174448">
          <table:table-cell table:style-name="Table11.A1" table:number-columns-spanned="2" office:value-type="string">
            <text:p text:style-name="P1402">Личные местоимения</text:p>
          </table:table-cell>
          <table:covered-table-cell/>
          <table:table-cell table:style-name="Table11.C1" table:number-columns-spanned="2" office:value-type="string">
            <text:p text:style-name="P1402">Притяжательные местоимения</text:p>
          </table:table-cell>
          <table:covered-table-cell/>
        </table:table-row>
        <table:table-row table:style-name="TableLine93867701255424">
          <table:table-cell table:style-name="Table11.A2" office:value-type="string">
            <text:p text:style-name="P1410"><text:span text:style-name="T1257">и</text:span><text:span text:style-name="T1251">менительный падеж</text:span></text:p>
            <text:p text:style-name="P1444"><text:span text:style-name="T1254">(</text:span>кто/что<text:span text:style-name="T1254">)</text:span></text:p>
          </table:table-cell>
          <table:table-cell table:style-name="Table11.A2" office:value-type="string">
            <text:p text:style-name="P1410"><text:span text:style-name="T1257">о</text:span><text:span text:style-name="T1251">бъектный падеж</text:span></text:p>
            <text:p text:style-name="P1444"><text:span text:style-name="T1254">(</text:span>кого, <text:span text:style-name="T1254">к</text:span>ому, кем<text:span text:style-name="T1254">)</text:span></text:p>
          </table:table-cell>
          <table:table-cell table:style-name="Table11.A2" office:value-type="string">
            <text:p text:style-name="P1443"><text:span text:style-name="T1254">с</text:span> существительным</text:p>
            <text:p text:style-name="P1445">(чей)</text:p>
          </table:table-cell>
          <table:table-cell table:style-name="Table11.D2" office:value-type="string">
            <text:p text:style-name="P1410"><text:span text:style-name="T1254">о</text:span><text:span text:style-name="T1251">тдельно</text:span></text:p>
            <text:p text:style-name="P1445">(чей)</text:p>
          </table:table-cell>
        </table:table-row>
        <table:table-row table:style-name="TableLine93867701260800">
          <table:table-cell table:style-name="Table11.A2" office:value-type="string">
            <text:p text:style-name="P1448">I</text:p>
          </table:table-cell>
          <table:table-cell table:style-name="Table11.A2" office:value-type="string">
            <text:p text:style-name="P1448">me</text:p>
          </table:table-cell>
          <table:table-cell table:style-name="Table11.A2" office:value-type="string">
            <text:p text:style-name="P1446">my</text:p>
          </table:table-cell>
          <table:table-cell table:style-name="Table11.D2" office:value-type="string">
            <text:p text:style-name="P1446">mine</text:p>
          </table:table-cell>
        </table:table-row>
        <table:table-row table:style-name="TableLine93867701263888">
          <table:table-cell table:style-name="Table11.A2" office:value-type="string">
            <text:p text:style-name="P1448">you</text:p>
          </table:table-cell>
          <table:table-cell table:style-name="Table11.A2" office:value-type="string">
            <text:p text:style-name="P1448">you</text:p>
          </table:table-cell>
          <table:table-cell table:style-name="Table11.A2" office:value-type="string">
            <text:p text:style-name="P1446">your</text:p>
          </table:table-cell>
          <table:table-cell table:style-name="Table11.D2" office:value-type="string">
            <text:p text:style-name="P1446">yours</text:p>
          </table:table-cell>
        </table:table-row>
        <table:table-row table:style-name="TableLine93867701272736">
          <table:table-cell table:style-name="Table11.A2" office:value-type="string">
            <text:p text:style-name="P1448">he</text:p>
          </table:table-cell>
          <table:table-cell table:style-name="Table11.A2" office:value-type="string">
            <text:p text:style-name="P1448">him</text:p>
          </table:table-cell>
          <table:table-cell table:style-name="Table11.A2" office:value-type="string">
            <text:p text:style-name="P1446">his</text:p>
          </table:table-cell>
          <table:table-cell table:style-name="Table11.D2" office:value-type="string">
            <text:p text:style-name="P1447">his</text:p>
          </table:table-cell>
        </table:table-row>
        <table:table-row table:style-name="TableLine93867701286000">
          <table:table-cell table:style-name="Table11.A2" office:value-type="string">
            <text:p text:style-name="P1448">she</text:p>
          </table:table-cell>
          <table:table-cell table:style-name="Table11.A2" office:value-type="string">
            <text:p text:style-name="P1446">her</text:p>
          </table:table-cell>
          <table:table-cell table:style-name="Table11.A2" office:value-type="string">
            <text:p text:style-name="P1446">her</text:p>
          </table:table-cell>
          <table:table-cell table:style-name="Table11.D2" office:value-type="string">
            <text:p text:style-name="P1446">hers</text:p>
          </table:table-cell>
        </table:table-row>
        <table:table-row table:style-name="TableLine93867701296016">
          <table:table-cell table:style-name="Table11.A2" office:value-type="string">
            <text:p text:style-name="P1448">it</text:p>
          </table:table-cell>
          <table:table-cell table:style-name="Table11.A2" office:value-type="string">
            <text:p text:style-name="P1446">it</text:p>
          </table:table-cell>
          <table:table-cell table:style-name="Table11.A2" office:value-type="string">
            <text:p text:style-name="P1446">its</text:p>
          </table:table-cell>
          <table:table-cell table:style-name="Table11.D2" office:value-type="string">
            <text:p text:style-name="P1447">its</text:p>
          </table:table-cell>
        </table:table-row>
        <table:table-row table:style-name="TableLine93867701299520">
          <table:table-cell table:style-name="Table11.A2" office:value-type="string">
            <text:p text:style-name="P1448">we</text:p>
          </table:table-cell>
          <table:table-cell table:style-name="Table11.A2" office:value-type="string">
            <text:p text:style-name="P1446">us</text:p>
          </table:table-cell>
          <table:table-cell table:style-name="Table11.A2" office:value-type="string">
            <text:p text:style-name="P1446">our</text:p>
          </table:table-cell>
          <table:table-cell table:style-name="Table11.D2" office:value-type="string">
            <text:p text:style-name="P1446">ours</text:p>
          </table:table-cell>
        </table:table-row>
        <table:table-row table:style-name="TableLine93867701320704">
          <table:table-cell table:style-name="Table11.A2" office:value-type="string">
            <text:p text:style-name="P1448">they</text:p>
          </table:table-cell>
          <table:table-cell table:style-name="Table11.A2" office:value-type="string">
            <text:p text:style-name="P1446">them</text:p>
          </table:table-cell>
          <table:table-cell table:style-name="Table11.A2" office:value-type="string">
            <text:p text:style-name="P1446">their</text:p>
          </table:table-cell>
          <table:table-cell table:style-name="Table11.D2" office:value-type="string">
            <text:p text:style-name="P1446">theirs</text:p>
          </table:table-cell>
        </table:table-row>
      </table:table>
      <text:p text:style-name="P377"/>
      <text:p text:style-name="P495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867701330816">
          <table:table-cell table:style-name="Table12.A1" office:value-type="string">
            <text:p text:style-name="P1396"/>
          </table:table-cell>
          <table:table-cell table:style-name="Table12.A1" office:value-type="string">
            <text:p text:style-name="P1403">body/one</text:p>
          </table:table-cell>
          <table:table-cell table:style-name="Table12.A1" office:value-type="string">
            <text:p text:style-name="P1403">thing</text:p>
          </table:table-cell>
          <table:table-cell table:style-name="Table12.D1" office:value-type="string">
            <text:p text:style-name="P1403">where</text:p>
          </table:table-cell>
        </table:table-row>
        <table:table-row table:style-name="TableLine93867701345808">
          <table:table-cell table:style-name="Table12.A2" office:value-type="string">
            <text:p text:style-name="P1403">some </text:p>
          </table:table-cell>
          <table:table-cell table:style-name="Table12.A2" office:value-type="string">
            <text:p text:style-name="P1449">somebody/someone (кто-то)</text:p>
          </table:table-cell>
          <table:table-cell table:style-name="Table12.A2" office:value-type="string">
            <text:p text:style-name="P1449">something </text:p>
            <text:p text:style-name="P1449">(что-то)</text:p>
          </table:table-cell>
          <table:table-cell table:style-name="Table12.D2" office:value-type="string">
            <text:p text:style-name="P1449">somewhere </text:p>
            <text:p text:style-name="P1449">(где-то)</text:p>
          </table:table-cell>
        </table:table-row>
        <table:table-row table:style-name="TableLine93867701355424">
          <table:table-cell table:style-name="Table12.A2" office:value-type="string">
            <text:p text:style-name="P1403">any</text:p>
          </table:table-cell>
          <table:table-cell table:style-name="Table12.A2" office:value-type="string">
            <text:p text:style-name="P1449">anybody/anyone </text:p>
            <text:p text:style-name="P1449">(кто-то)</text:p>
          </table:table-cell>
          <table:table-cell table:style-name="Table12.A2" office:value-type="string">
            <text:p text:style-name="P1449">anything </text:p>
            <text:p text:style-name="P1449">(что-то)</text:p>
          </table:table-cell>
          <table:table-cell table:style-name="Table12.D2" office:value-type="string">
            <text:p text:style-name="P1449">anywhere </text:p>
            <text:p text:style-name="P1449">(где-то)</text:p>
          </table:table-cell>
        </table:table-row>
        <table:table-row table:style-name="TableLine93867701364112">
          <table:table-cell table:style-name="Table12.A2" office:value-type="string">
            <text:p text:style-name="P1403">no</text:p>
          </table:table-cell>
          <table:table-cell table:style-name="Table12.A2" office:value-type="string">
            <text:p text:style-name="P1449">nobody/noone </text:p>
            <text:p text:style-name="P1449">(никто)</text:p>
          </table:table-cell>
          <table:table-cell table:style-name="Table12.A2" office:value-type="string">
            <text:p text:style-name="P1449">nothing </text:p>
            <text:p text:style-name="P1449">(ничто)</text:p>
          </table:table-cell>
          <table:table-cell table:style-name="Table12.D2" office:value-type="string">
            <text:p text:style-name="P1449">nowhere </text:p>
            <text:p text:style-name="P1449">(нигде)</text:p>
          </table:table-cell>
        </table:table-row>
      </table:table>
      <text:p text:style-name="P380"/>
      <text:p text:style-name="P378">Таблица сокращений:</text:p>
      <text:p text:style-name="P382"/>
      <text:p text:style-name="P382"/>
      <text:p text:style-name="P1471"><text:span text:style-name="T703">Таблица попу</text:span><text:span text:style-name="T705">л</text:span><text:span text:style-name="T703">я</text:span><text:span text:style-name="T705">р</text:span><text:span text:style-name="T703">ных</text:span><text:span text:style-name="T704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867701384256">
          <table:table-cell table:style-name="Table13.A1" office:value-type="string">
            <text:p text:style-name="P1404">Связка</text:p>
          </table:table-cell>
          <table:table-cell table:style-name="Table13.A1" office:value-type="string">
            <text:p text:style-name="P1404">Значение</text:p>
          </table:table-cell>
          <table:table-cell table:style-name="Table13.C1" office:value-type="string">
            <text:p text:style-name="P1405">Контекст</text:p>
          </table:table-cell>
        </table:table-row>
        <table:table-row table:style-name="TableLine93867701640784">
          <table:table-cell table:style-name="Table13.A2" office:value-type="string">
            <text:p text:style-name="P1451">back off</text:p>
          </table:table-cell>
          <table:table-cell table:style-name="Table13.A2" office:value-type="string">
            <text:p text:style-name="P1451">отступать</text:p>
          </table:table-cell>
          <table:table-cell table:style-name="Table13.C2" office:value-type="string">
            <text:p text:style-name="P1450"><text:span text:style-name="T1322">The police told the protesters to </text:span><text:span text:style-name="T650">back off</text:span><text:span text:style-name="T1322"> — </text:span></text:p>
            <text:p text:style-name="P1450"><text:span text:style-name="T1322">Полиция сказала протестующим </text:span><text:span text:style-name="T650">отступи</text:span><text:span text:style-name="T651">ть</text:span><text:span text:style-name="T1322">.</text:span></text:p>
          </table:table-cell>
        </table:table-row>
        <table:table-row table:style-name="TableLine93867701689760">
          <table:table-cell table:style-name="Table13.A2" office:value-type="string">
            <text:p text:style-name="P1451">be away</text:p>
          </table:table-cell>
          <table:table-cell table:style-name="Table13.A2" office:value-type="string">
            <text:p text:style-name="P1452">отсутствовать, </text:p>
            <text:p text:style-name="P1452">быть в отпуске</text:p>
          </table:table-cell>
          <table:table-cell table:style-name="Table13.C2" office:value-type="string">
            <text:p text:style-name="P1454">She <text:span text:style-name="T649">is away</text:span> on business for three weeks — </text:p>
            <text:p text:style-name="P1454">Она <text:span text:style-name="T649">отсутствует</text:span> по делам 3 недели.</text:p>
          </table:table-cell>
        </table:table-row>
        <table:table-row table:style-name="TableLine93867701693104">
          <table:table-cell table:style-name="Table13.A2" office:value-type="string">
            <text:p text:style-name="P1451">break up</text:p>
          </table:table-cell>
          <table:table-cell table:style-name="Table13.A2" office:value-type="string">
            <text:p text:style-name="P1452">разойтись, заканчивать отноше<text:span text:style-name="T1322">н</text:span>ия, </text:p>
            <text:p text:style-name="P1452">разбиться на части</text:p>
          </table:table-cell>
          <table:table-cell table:style-name="Table13.C2" office:value-type="string">
            <text:p text:style-name="P1455">Yesterday we decided to <text:span text:style-name="T649">break up</text:span> — </text:p>
            <text:p text:style-name="P1453">Вчера мы решили <text:span text:style-name="T649">разойтись</text:span>.</text:p>
            <text:p text:style-name="P1457">Tha plate <text:span text:style-name="T649">broke up</text:span> when he dropped it on the floor <text:span text:style-name="T1322">—</text:span></text:p>
            <text:p text:style-name="P1457">Тарелка <text:span text:style-name="T649">разбилась</text:span>, когда он уронил ее на пол.</text:p>
          </table:table-cell>
        </table:table-row>
        <table:table-row table:style-name="TableLine93867701698032">
          <table:table-cell table:style-name="Table13.A2" office:value-type="string">
            <text:p text:style-name="P1451">call back</text:p>
          </table:table-cell>
          <table:table-cell table:style-name="Table13.A2" office:value-type="string">
            <text:p text:style-name="P1451">перезванивать</text:p>
          </table:table-cell>
          <table:table-cell table:style-name="Table13.C2" office:value-type="string">
            <text:p text:style-name="P1457">I must <text:span text:style-name="T649">call</text:span> her <text:span text:style-name="T649">back</text:span> when <text:span text:style-name="T1323">we get to the office — </text:span></text:p>
            <text:p text:style-name="P1457"><text:span text:style-name="T1323">Я должен </text:span><text:span text:style-name="T652">перезвонить</text:span><text:span text:style-name="T1323"> ей, когда вернемся в офис.</text:span></text:p>
          </table:table-cell>
        </table:table-row>
        <table:table-row table:style-name="TableLine93867701711248">
          <table:table-cell table:style-name="Table13.A2" office:value-type="string">
            <text:p text:style-name="P1451">fall down</text:p>
          </table:table-cell>
          <table:table-cell table:style-name="Table13.A2" office:value-type="string">
            <text:p text:style-name="P1451">упасть на землю</text:p>
          </table:table-cell>
          <table:table-cell table:style-name="Table13.C2" office:value-type="string">
            <text:p text:style-name="P1458">I slipped on the ice and <text:span text:style-name="T649">fell down</text:span> — </text:p>
            <text:p text:style-name="P1458">Я подскользнулся на льду и <text:span text:style-name="T649">упал</text:span><text:span text:style-name="T668">.</text:span></text:p>
          </table:table-cell>
        </table:table-row>
        <table:table-row table:style-name="TableLine93867701713808">
          <table:table-cell table:style-name="Table13.A2" office:value-type="string">
            <text:p text:style-name="P1451">eat out</text:p>
          </table:table-cell>
          <table:table-cell table:style-name="Table13.A2" office:value-type="string">
            <text:p text:style-name="P1452">есть вне дома</text:p>
            <text:p text:style-name="P1452"><text:span text:style-name="T1322">(</text:span>в кафе <text:span text:style-name="T1322">или </text:span>ресторане<text:span text:style-name="T1322">)</text:span></text:p>
          </table:table-cell>
          <table:table-cell table:style-name="Table13.C2" office:value-type="string">
            <text:p text:style-name="P1459">I don`t <text:span text:style-name="T649">eat out</text:span> much — Я не часто <text:span text:style-name="T649">хожу в кафе</text:span>.</text:p>
          </table:table-cell>
        </table:table-row>
        <table:table-row table:style-name="TableLine93867701715728">
          <table:table-cell table:style-name="Table13.A2" office:value-type="string">
            <text:p text:style-name="P1451">get out</text:p>
          </table:table-cell>
          <table:table-cell table:style-name="Table13.A2" office:value-type="string">
            <text:p text:style-name="P1452">убираться прочь, </text:p>
            <text:p text:style-name="P1452">покинуть помещение</text:p>
          </table:table-cell>
          <table:table-cell table:style-name="Table13.C2" office:value-type="string">
            <text:p text:style-name="P1459">I can <text:span text:style-name="T649">get out</text:span> if you want — </text:p>
            <text:p text:style-name="P1459">Я могу <text:span text:style-name="T649">выйти</text:span>, если ты хочешь.</text:p>
          </table:table-cell>
        </table:table-row>
        <table:table-row table:style-name="TableLine93867701739168">
          <table:table-cell table:style-name="Table13.A2" office:value-type="string">
            <text:p text:style-name="P1451">work out</text:p>
          </table:table-cell>
          <table:table-cell table:style-name="Table13.A2" office:value-type="string">
            <text:p text:style-name="P1452">заниматься спортом, </text:p>
            <text:p text:style-name="P1452">делать упражнения, </text:p>
            <text:p text:style-name="P1452">решать проблему</text:p>
          </table:table-cell>
          <table:table-cell table:style-name="Table13.C2" office:value-type="string">
            <text:p text:style-name="P1459">Don`t worry. We`ll <text:span text:style-name="T648">work</text:span> it <text:span text:style-name="T648">out</text:span> — </text:p>
            <text:p text:style-name="P1459">Не волнуйся, мы <text:span text:style-name="T648">найдем выход</text:span> из этой ситуации.</text:p>
          </table:table-cell>
        </table:table-row>
        <table:table-row table:style-name="TableLine93867701744496">
          <table:table-cell table:style-name="Table13.A2" office:value-type="string">
            <text:p text:style-name="P1451">find out</text:p>
          </table:table-cell>
          <table:table-cell table:style-name="Table13.A2" office:value-type="string">
            <text:p text:style-name="P1452">выяснить, </text:p>
            <text:p text:style-name="P1452">узнать правду</text:p>
          </table:table-cell>
          <table:table-cell table:style-name="Table13.C2" office:value-type="string">
            <text:p text:style-name="P1459">Let`s <text:span text:style-name="T648">find out</text:span> what`s going on here — </text:p>
            <text:p text:style-name="P1459">Давайте <text:span text:style-name="T648">выясним</text:span>, что здесь происходит.</text:p>
          </table:table-cell>
        </table:table-row>
        <table:table-row table:style-name="TableLine93867701748544">
          <table:table-cell table:style-name="Table13.A2" office:value-type="string">
            <text:p text:style-name="P1451">turn out</text:p>
          </table:table-cell>
          <table:table-cell table:style-name="Table13.A2" office:value-type="string">
            <text:p text:style-name="P1456">выясняться, </text:p>
            <text:p text:style-name="P1456">открывать правду</text:p>
          </table:table-cell>
          <table:table-cell table:style-name="Table13.C2" office:value-type="string">
            <text:p text:style-name="P1460">It <text:span text:style-name="T648">turned out</text:span> that Mike knew the truth all the time —</text:p>
            <text:p text:style-name="P1460"><text:span text:style-name="T648">Выяснилось</text:span>, что Майк знал правду все время.</text:p>
          </table:table-cell>
        </table:table-row>
        <table:table-row table:style-name="TableLine93867701758416">
          <table:table-cell table:style-name="Table13.A2" office:value-type="string">
            <text:p text:style-name="P1451">turn on</text:p>
          </table:table-cell>
          <table:table-cell table:style-name="Table13.A2" office:value-type="string">
            <text:p text:style-name="P1456">включить</text:p>
          </table:table-cell>
          <table:table-cell table:style-name="Table13.C2" office:value-type="string">
            <text:p text:style-name="P1459">It`s dark. Let`s <text:span text:style-name="T648">turn</text:span> the light <text:span text:style-name="T648">on</text:span> — </text:p>
            <text:p text:style-name="P1459">Стало темно. Давай <text:span text:style-name="T648">включим</text:span> свет.</text:p>
          </table:table-cell>
        </table:table-row>
        <table:table-row table:style-name="TableLine93867701762640">
          <table:table-cell table:style-name="Table13.A2" office:value-type="string">
            <text:p text:style-name="P1451">turn off</text:p>
          </table:table-cell>
          <table:table-cell table:style-name="Table13.A2" office:value-type="string">
            <text:p text:style-name="P1456">выключить</text:p>
          </table:table-cell>
          <table:table-cell table:style-name="Table13.C2" office:value-type="string">
            <text:p text:style-name="P1461">Could you <text:span text:style-name="T648">turn off</text:span> the TV? — </text:p>
            <text:p text:style-name="P1461">Не мог бы ты <text:span text:style-name="T648">выключить</text:span> телевизор?</text:p>
          </table:table-cell>
        </table:table-row>
        <table:table-row table:style-name="TableLine93867701789536">
          <table:table-cell table:style-name="Table13.A2" office:value-type="string">
            <text:p text:style-name="P1451">go on</text:p>
          </table:table-cell>
          <table:table-cell table:style-name="Table13.A2" office:value-type="string">
            <text:p text:style-name="P1456">происходить (о ситуации)</text:p>
          </table:table-cell>
          <table:table-cell table:style-name="Table13.C2" office:value-type="string">
            <text:p text:style-name="P1461">What`s <text:span text:style-name="T648">going on</text:span> here? — Что здесь <text:span text:style-name="T648">происходит</text:span>?</text:p>
          </table:table-cell>
        </table:table-row>
        <table:table-row table:style-name="TableLine93867701800192">
          <table:table-cell table:style-name="Table13.A2" office:value-type="string">
            <text:p text:style-name="P1451">carry on</text:p>
          </table:table-cell>
          <table:table-cell table:style-name="Table13.A2" office:value-type="string">
            <text:p text:style-name="P1456">продолжать</text:p>
          </table:table-cell>
          <table:table-cell table:style-name="Table13.C2" office:value-type="string">
            <text:p text:style-name="P1461">I`d like to <text:span text:style-name="T648">carry on</text:span> if you don`t mind — </text:p>
            <text:p text:style-name="P1461">Я бы хотел <text:span text:style-name="T648">продолжить</text:span>, если вы не возражаете.</text:p>
          </table:table-cell>
        </table:table-row>
        <table:table-row table:style-name="TableLine93867701812368">
          <table:table-cell table:style-name="Table13.A2" office:value-type="string">
            <text:p text:style-name="P1451">keep on</text:p>
          </table:table-cell>
          <table:table-cell table:style-name="Table13.A2" office:value-type="string">
            <text:p text:style-name="P1456">постоянно делать</text:p>
          </table:table-cell>
          <table:table-cell table:style-name="Table13.C2" office:value-type="string">
            <text:p text:style-name="P1461"><text:span text:style-name="T648">Keep on</text:span> working in order to succeed — </text:p>
            <text:p text:style-name="P1461"><text:span text:style-name="T648">Продолжай</text:span> работать, чтобы добиться успеха.</text:p>
          </table:table-cell>
        </table:table-row>
        <table:table-row table:style-name="TableLine93867701815776">
          <table:table-cell table:style-name="Table13.A2" office:value-type="string">
            <text:p text:style-name="P1451">put on</text:p>
          </table:table-cell>
          <table:table-cell table:style-name="Table13.A2" office:value-type="string">
            <text:p text:style-name="P1456">надевать (одежду), </text:p>
            <text:p text:style-name="P1456">набирать вес</text:p>
          </table:table-cell>
          <table:table-cell table:style-name="Table13.C2" office:value-type="string">
            <text:p text:style-name="P1461">I see you`ve <text:span text:style-name="T648">put on</text:span> a few kilos — </text:p>
            <text:p text:style-name="P1461">Вижу, ты <text:span text:style-name="T648">поправился</text:span> на пару килограммов.</text:p>
          </table:table-cell>
        </table:table-row>
        <table:table-row table:style-name="TableLine93867701830224">
          <table:table-cell table:style-name="Table13.A2" office:value-type="string">
            <text:p text:style-name="P1451">take off</text:p>
          </table:table-cell>
          <table:table-cell table:style-name="Table13.A2" office:value-type="string">
            <text:p text:style-name="P1456">снимать (одежду)</text:p>
          </table:table-cell>
          <table:table-cell table:style-name="Table13.C2" office:value-type="string">
            <text:p text:style-name="P1461">You should <text:span text:style-name="T648">take off</text:span> these ugly pants — </text:p>
            <text:p text:style-name="P1461">Тебе следует <text:span text:style-name="T648">снять</text:span> эти ужасные штаны.</text:p>
          </table:table-cell>
        </table:table-row>
        <table:table-row table:style-name="TableLine93867701836976">
          <table:table-cell table:style-name="Table13.A2" office:value-type="string">
            <text:p text:style-name="P1451">calm down</text:p>
          </table:table-cell>
          <table:table-cell table:style-name="Table13.A2" office:value-type="string">
            <text:p text:style-name="P1456">успокоиться</text:p>
          </table:table-cell>
          <table:table-cell table:style-name="Table13.C2" office:value-type="string">
            <text:p text:style-name="P1461">Please, dear, <text:span text:style-name="T648">calm down</text:span> — </text:p>
            <text:p text:style-name="P1461">Прошу тебя, <text:span text:style-name="T648">успокойся</text:span>, дорогая.</text:p>
          </table:table-cell>
        </table:table-row>
        <table:table-row table:style-name="TableLine93867701839648">
          <table:table-cell table:style-name="Table13.A2" office:value-type="string">
            <text:p text:style-name="P1451">keep away</text:p>
          </table:table-cell>
          <table:table-cell table:style-name="Table13.A2" office:value-type="string">
            <text:p text:style-name="P1456">держаться подальше, </text:p>
            <text:p text:style-name="P1456">не приближаться</text:p>
          </table:table-cell>
          <table:table-cell table:style-name="Table13.C2" office:value-type="string">
            <text:p text:style-name="P1462">Hazard! <text:span text:style-name="T648">Keep away</text:span> — </text:p>
            <text:p text:style-name="P1462">Опасность! <text:span text:style-name="T648">Держитесь подальше</text:span>.</text:p>
          </table:table-cell>
        </table:table-row>
        <table:table-row table:style-name="TableLine93867701846192">
          <table:table-cell table:style-name="Table13.A2" office:value-type="string">
            <text:p text:style-name="P1451">give up</text:p>
          </table:table-cell>
          <table:table-cell table:style-name="Table13.A2" office:value-type="string">
            <text:p text:style-name="P1456">сдаваться</text:p>
          </table:table-cell>
          <table:table-cell table:style-name="Table13.C2" office:value-type="string">
            <text:p text:style-name="P1463">Never <text:span text:style-name="T648">give up</text:span>! — Никогда не <text:span text:style-name="T648">сдавайся</text:span>!</text:p>
          </table:table-cell>
        </table:table-row>
      </table:table>
      <text:p text:style-name="P376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67701868016">
          <table:table-cell table:style-name="Table6.A1" office:value-type="string">
            <text:p text:style-name="P1393">Перевод</text:p>
          </table:table-cell>
          <table:table-cell table:style-name="Table6.A1" office:value-type="string">
            <text:p text:style-name="P1392">Начальная форма</text:p>
          </table:table-cell>
          <table:table-cell table:style-name="Table6.A1" office:value-type="string">
            <text:p text:style-name="P1392">2я форма</text:p>
          </table:table-cell>
          <table:table-cell table:style-name="Table6.D1" office:value-type="string">
            <text:p text:style-name="P1393">3я форма</text:p>
          </table:table-cell>
        </table:table-row>
        <table:table-row table:style-name="TableLine93867702218128">
          <table:table-cell table:style-name="Table6.A2" office:value-type="string">
            <text:p text:style-name="P1411">начинать</text:p>
          </table:table-cell>
          <table:table-cell table:style-name="Table6.A2" office:value-type="string">
            <text:p text:style-name="P1412">begin</text:p>
          </table:table-cell>
          <table:table-cell table:style-name="Table6.A2" office:value-type="string">
            <text:p text:style-name="P1412">began</text:p>
          </table:table-cell>
          <table:table-cell table:style-name="Table6.D2" office:value-type="string">
            <text:p text:style-name="P1411">begun</text:p>
          </table:table-cell>
        </table:table-row>
        <table:table-row table:style-name="TableLine93867702229888">
          <table:table-cell table:style-name="Table6.A2" office:value-type="string">
            <text:p text:style-name="P1411">ломать</text:p>
          </table:table-cell>
          <table:table-cell table:style-name="Table6.A2" office:value-type="string">
            <text:p text:style-name="P1412">break</text:p>
          </table:table-cell>
          <table:table-cell table:style-name="Table6.A2" office:value-type="string">
            <text:p text:style-name="P1412">broke</text:p>
          </table:table-cell>
          <table:table-cell table:style-name="Table6.D2" office:value-type="string">
            <text:p text:style-name="P1411">broken</text:p>
          </table:table-cell>
        </table:table-row>
        <table:table-row table:style-name="TableLine93867702243216">
          <table:table-cell table:style-name="Table6.A2" office:value-type="string">
            <text:p text:style-name="P1411">приносить</text:p>
          </table:table-cell>
          <table:table-cell table:style-name="Table6.A2" office:value-type="string">
            <text:p text:style-name="P1412">bring</text:p>
          </table:table-cell>
          <table:table-cell table:style-name="Table6.A2" office:value-type="string">
            <text:p text:style-name="P1412">brought</text:p>
          </table:table-cell>
          <table:table-cell table:style-name="Table6.D2" office:value-type="string">
            <text:p text:style-name="P1411">brought</text:p>
          </table:table-cell>
        </table:table-row>
        <table:table-row table:style-name="TableLine93867702251648">
          <table:table-cell table:style-name="Table6.A2" office:value-type="string">
            <text:p text:style-name="P1411">покупать</text:p>
          </table:table-cell>
          <table:table-cell table:style-name="Table6.A2" office:value-type="string">
            <text:p text:style-name="P1412">buy</text:p>
          </table:table-cell>
          <table:table-cell table:style-name="Table6.A2" office:value-type="string">
            <text:p text:style-name="P1412">bought</text:p>
          </table:table-cell>
          <table:table-cell table:style-name="Table6.D2" office:value-type="string">
            <text:p text:style-name="P1411">bought</text:p>
          </table:table-cell>
        </table:table-row>
        <table:table-row table:style-name="TableLine93867702272080">
          <table:table-cell table:style-name="Table6.A2" office:value-type="string">
            <text:p text:style-name="P1411">приходить</text:p>
          </table:table-cell>
          <table:table-cell table:style-name="Table6.A2" office:value-type="string">
            <text:p text:style-name="P1412">come</text:p>
          </table:table-cell>
          <table:table-cell table:style-name="Table6.A2" office:value-type="string">
            <text:p text:style-name="P1412">came</text:p>
          </table:table-cell>
          <table:table-cell table:style-name="Table6.D2" office:value-type="string">
            <text:p text:style-name="P1411">come</text:p>
          </table:table-cell>
        </table:table-row>
        <table:table-row table:style-name="TableLine93867702275344">
          <table:table-cell table:style-name="Table6.A2" office:value-type="string">
            <text:p text:style-name="P1411">делать</text:p>
          </table:table-cell>
          <table:table-cell table:style-name="Table6.A2" office:value-type="string">
            <text:p text:style-name="P1412">do</text:p>
          </table:table-cell>
          <table:table-cell table:style-name="Table6.A2" office:value-type="string">
            <text:p text:style-name="P1412">did</text:p>
          </table:table-cell>
          <table:table-cell table:style-name="Table6.D2" office:value-type="string">
            <text:p text:style-name="P1411">done</text:p>
          </table:table-cell>
        </table:table-row>
        <table:table-row table:style-name="TableLine93867702287744">
          <table:table-cell table:style-name="Table6.A2" office:value-type="string">
            <text:p text:style-name="P1411">пить</text:p>
          </table:table-cell>
          <table:table-cell table:style-name="Table6.A2" office:value-type="string">
            <text:p text:style-name="P1412">drink</text:p>
          </table:table-cell>
          <table:table-cell table:style-name="Table6.A2" office:value-type="string">
            <text:p text:style-name="P1412">drank</text:p>
          </table:table-cell>
          <table:table-cell table:style-name="Table6.D2" office:value-type="string">
            <text:p text:style-name="P1411">drunk</text:p>
          </table:table-cell>
        </table:table-row>
        <table:table-row table:style-name="TableLine93867702300256">
          <table:table-cell table:style-name="Table6.A2" office:value-type="string">
            <text:p text:style-name="P1411">есть</text:p>
          </table:table-cell>
          <table:table-cell table:style-name="Table6.A2" office:value-type="string">
            <text:p text:style-name="P1412">eat</text:p>
          </table:table-cell>
          <table:table-cell table:style-name="Table6.A2" office:value-type="string">
            <text:p text:style-name="P1412">ate</text:p>
          </table:table-cell>
          <table:table-cell table:style-name="Table6.D2" office:value-type="string">
            <text:p text:style-name="P1411">eaten</text:p>
          </table:table-cell>
        </table:table-row>
        <table:table-row table:style-name="TableLine93867702306352">
          <table:table-cell table:style-name="Table6.A2" office:value-type="string">
            <text:p text:style-name="P1411">падать</text:p>
          </table:table-cell>
          <table:table-cell table:style-name="Table6.A2" office:value-type="string">
            <text:p text:style-name="P1413">fall</text:p>
          </table:table-cell>
          <table:table-cell table:style-name="Table6.A2" office:value-type="string">
            <text:p text:style-name="P1413">fell</text:p>
          </table:table-cell>
          <table:table-cell table:style-name="Table6.D2" office:value-type="string">
            <text:p text:style-name="P1411">fallen</text:p>
          </table:table-cell>
        </table:table-row>
        <table:table-row table:style-name="TableLine93867702320896">
          <table:table-cell table:style-name="Table6.A2" office:value-type="string">
            <text:p text:style-name="P1411">летать</text:p>
          </table:table-cell>
          <table:table-cell table:style-name="Table6.A2" office:value-type="string">
            <text:p text:style-name="P1413">fly</text:p>
          </table:table-cell>
          <table:table-cell table:style-name="Table6.A2" office:value-type="string">
            <text:p text:style-name="P1413">flew</text:p>
          </table:table-cell>
          <table:table-cell table:style-name="Table6.D2" office:value-type="string">
            <text:p text:style-name="P1411">flown</text:p>
          </table:table-cell>
        </table:table-row>
        <table:table-row table:style-name="TableLine93867702323904">
          <table:table-cell table:style-name="Table6.A2" office:value-type="string">
            <text:p text:style-name="P1411">забывать</text:p>
          </table:table-cell>
          <table:table-cell table:style-name="Table6.A2" office:value-type="string">
            <text:p text:style-name="P1413">forget</text:p>
          </table:table-cell>
          <table:table-cell table:style-name="Table6.A2" office:value-type="string">
            <text:p text:style-name="P1413">forgot</text:p>
          </table:table-cell>
          <table:table-cell table:style-name="Table6.D2" office:value-type="string">
            <text:p text:style-name="P1411">forgotten</text:p>
          </table:table-cell>
        </table:table-row>
        <table:table-row table:style-name="TableLine93867702326992">
          <table:table-cell table:style-name="Table6.A2" office:value-type="string">
            <text:p text:style-name="P1411">получать</text:p>
          </table:table-cell>
          <table:table-cell table:style-name="Table6.A2" office:value-type="string">
            <text:p text:style-name="P1413">get</text:p>
          </table:table-cell>
          <table:table-cell table:style-name="Table6.A2" office:value-type="string">
            <text:p text:style-name="P1413">got</text:p>
          </table:table-cell>
          <table:table-cell table:style-name="Table6.D2" office:value-type="string">
            <text:p text:style-name="P1411">got</text:p>
          </table:table-cell>
        </table:table-row>
        <table:table-row table:style-name="TableLine93867702334848">
          <table:table-cell table:style-name="Table6.A2" office:value-type="string">
            <text:p text:style-name="P1414">давать</text:p>
          </table:table-cell>
          <table:table-cell table:style-name="Table6.A2" office:value-type="string">
            <text:p text:style-name="P1415">give</text:p>
          </table:table-cell>
          <table:table-cell table:style-name="Table6.A2" office:value-type="string">
            <text:p text:style-name="P1415">gave</text:p>
          </table:table-cell>
          <table:table-cell table:style-name="Table6.D2" office:value-type="string">
            <text:p text:style-name="P1414">given</text:p>
          </table:table-cell>
        </table:table-row>
        <table:table-row table:style-name="TableLine93867702349600">
          <table:table-cell table:style-name="Table6.A2" office:value-type="string">
            <text:p text:style-name="P1414">идти</text:p>
          </table:table-cell>
          <table:table-cell table:style-name="Table6.A2" office:value-type="string">
            <text:p text:style-name="P1415">go</text:p>
          </table:table-cell>
          <table:table-cell table:style-name="Table6.A2" office:value-type="string">
            <text:p text:style-name="P1415">went</text:p>
          </table:table-cell>
          <table:table-cell table:style-name="Table6.D2" office:value-type="string">
            <text:p text:style-name="P1414">gone</text:p>
          </table:table-cell>
        </table:table-row>
        <table:table-row table:style-name="TableLine93867702356880">
          <table:table-cell table:style-name="Table6.A2" office:value-type="string">
            <text:p text:style-name="P1416">иметь </text:p>
          </table:table-cell>
          <table:table-cell table:style-name="Table6.A2" office:value-type="string">
            <text:p text:style-name="P1417">have</text:p>
          </table:table-cell>
          <table:table-cell table:style-name="Table6.A2" office:value-type="string">
            <text:p text:style-name="P1417">had</text:p>
          </table:table-cell>
          <table:table-cell table:style-name="Table6.D2" office:value-type="string">
            <text:p text:style-name="P1416">had</text:p>
          </table:table-cell>
        </table:table-row>
        <table:table-row table:style-name="TableLine93867702360544">
          <table:table-cell table:style-name="Table6.A2" office:value-type="string">
            <text:p text:style-name="P1416">слышать</text:p>
          </table:table-cell>
          <table:table-cell table:style-name="Table6.A2" office:value-type="string">
            <text:p text:style-name="P1417">hear</text:p>
          </table:table-cell>
          <table:table-cell table:style-name="Table6.A2" office:value-type="string">
            <text:p text:style-name="P1417">heard</text:p>
          </table:table-cell>
          <table:table-cell table:style-name="Table6.D2" office:value-type="string">
            <text:p text:style-name="P1416">heard</text:p>
          </table:table-cell>
        </table:table-row>
        <table:table-row table:style-name="TableLine93867702365040">
          <table:table-cell table:style-name="Table6.A2" office:value-type="string">
            <text:p text:style-name="P1416">знать</text:p>
          </table:table-cell>
          <table:table-cell table:style-name="Table6.A2" office:value-type="string">
            <text:p text:style-name="P1417">know</text:p>
          </table:table-cell>
          <table:table-cell table:style-name="Table6.A2" office:value-type="string">
            <text:p text:style-name="P1417">knew</text:p>
          </table:table-cell>
          <table:table-cell table:style-name="Table6.D2" office:value-type="string">
            <text:p text:style-name="P1416">known</text:p>
          </table:table-cell>
        </table:table-row>
        <table:table-row table:style-name="TableLine93867702391712">
          <table:table-cell table:style-name="Table6.A2" office:value-type="string">
            <text:p text:style-name="P1416">терять</text:p>
          </table:table-cell>
          <table:table-cell table:style-name="Table6.A2" office:value-type="string">
            <text:p text:style-name="P1417">lose</text:p>
          </table:table-cell>
          <table:table-cell table:style-name="Table6.A2" office:value-type="string">
            <text:p text:style-name="P1417">lost</text:p>
          </table:table-cell>
          <table:table-cell table:style-name="Table6.D2" office:value-type="string">
            <text:p text:style-name="P1416">lost</text:p>
          </table:table-cell>
        </table:table-row>
        <table:table-row table:style-name="TableLine93867702403328">
          <table:table-cell table:style-name="Table6.A2" office:value-type="string">
            <text:p text:style-name="P1416">делать</text:p>
          </table:table-cell>
          <table:table-cell table:style-name="Table6.A2" office:value-type="string">
            <text:p text:style-name="P1417">make</text:p>
          </table:table-cell>
          <table:table-cell table:style-name="Table6.A2" office:value-type="string">
            <text:p text:style-name="P1417">made</text:p>
          </table:table-cell>
          <table:table-cell table:style-name="Table6.D2" office:value-type="string">
            <text:p text:style-name="P1416">made</text:p>
          </table:table-cell>
        </table:table-row>
        <table:table-row table:style-name="TableLine93867702412464">
          <table:table-cell table:style-name="Table6.A2" office:value-type="string">
            <text:p text:style-name="P1416">платить</text:p>
          </table:table-cell>
          <table:table-cell table:style-name="Table6.A2" office:value-type="string">
            <text:p text:style-name="P1417">pay</text:p>
          </table:table-cell>
          <table:table-cell table:style-name="Table6.A2" office:value-type="string">
            <text:p text:style-name="P1417">paid</text:p>
          </table:table-cell>
          <table:table-cell table:style-name="Table6.D2" office:value-type="string">
            <text:p text:style-name="P1416">paid</text:p>
          </table:table-cell>
        </table:table-row>
        <table:table-row table:style-name="TableLine93867702415088">
          <table:table-cell table:style-name="Table6.A2" office:value-type="string">
            <text:p text:style-name="P1416">класть</text:p>
          </table:table-cell>
          <table:table-cell table:style-name="Table6.A2" office:value-type="string">
            <text:p text:style-name="P1417">put</text:p>
          </table:table-cell>
          <table:table-cell table:style-name="Table6.A2" office:value-type="string">
            <text:p text:style-name="P1417">put</text:p>
          </table:table-cell>
          <table:table-cell table:style-name="Table6.D2" office:value-type="string">
            <text:p text:style-name="P1416">put</text:p>
          </table:table-cell>
        </table:table-row>
        <table:table-row table:style-name="TableLine93867702417856">
          <table:table-cell table:style-name="Table6.A2" office:value-type="string">
            <text:p text:style-name="P1416">читать</text:p>
          </table:table-cell>
          <table:table-cell table:style-name="Table6.A2" office:value-type="string">
            <text:p text:style-name="P1417">read</text:p>
          </table:table-cell>
          <table:table-cell table:style-name="Table6.A2" office:value-type="string">
            <text:p text:style-name="P1417">read</text:p>
          </table:table-cell>
          <table:table-cell table:style-name="Table6.D2" office:value-type="string">
            <text:p text:style-name="P1417">read</text:p>
          </table:table-cell>
        </table:table-row>
        <table:table-row table:style-name="TableLine93867702423568">
          <table:table-cell table:style-name="Table6.A2" office:value-type="string">
            <text:p text:style-name="P1416">сказать</text:p>
          </table:table-cell>
          <table:table-cell table:style-name="Table6.A2" office:value-type="string">
            <text:p text:style-name="P1417">say</text:p>
          </table:table-cell>
          <table:table-cell table:style-name="Table6.A2" office:value-type="string">
            <text:p text:style-name="P1417">said</text:p>
          </table:table-cell>
          <table:table-cell table:style-name="Table6.D2" office:value-type="string">
            <text:p text:style-name="P1417">said</text:p>
          </table:table-cell>
        </table:table-row>
        <table:table-row table:style-name="TableLine93867702435792">
          <table:table-cell table:style-name="Table6.A2" office:value-type="string">
            <text:p text:style-name="P1416">говорить</text:p>
          </table:table-cell>
          <table:table-cell table:style-name="Table6.A2" office:value-type="string">
            <text:p text:style-name="P1417">speak</text:p>
          </table:table-cell>
          <table:table-cell table:style-name="Table6.A2" office:value-type="string">
            <text:p text:style-name="P1417">spoke</text:p>
          </table:table-cell>
          <table:table-cell table:style-name="Table6.D2" office:value-type="string">
            <text:p text:style-name="P1416">spoken</text:p>
          </table:table-cell>
        </table:table-row>
        <table:table-row table:style-name="TableLine93867702446592">
          <table:table-cell table:style-name="Table6.A2" office:value-type="string">
            <text:p text:style-name="P1416">видеть</text:p>
          </table:table-cell>
          <table:table-cell table:style-name="Table6.A2" office:value-type="string">
            <text:p text:style-name="P1417">see</text:p>
          </table:table-cell>
          <table:table-cell table:style-name="Table6.A2" office:value-type="string">
            <text:p text:style-name="P1417">saw</text:p>
          </table:table-cell>
          <table:table-cell table:style-name="Table6.D2" office:value-type="string">
            <text:p text:style-name="P1416">seen</text:p>
          </table:table-cell>
        </table:table-row>
        <table:table-row table:style-name="TableLine93867702458480">
          <table:table-cell table:style-name="Table6.A2" office:value-type="string">
            <text:p text:style-name="P1416">сидеть</text:p>
          </table:table-cell>
          <table:table-cell table:style-name="Table6.A2" office:value-type="string">
            <text:p text:style-name="P1417">sit</text:p>
          </table:table-cell>
          <table:table-cell table:style-name="Table6.A2" office:value-type="string">
            <text:p text:style-name="P1417">sat</text:p>
          </table:table-cell>
          <table:table-cell table:style-name="Table6.D2" office:value-type="string">
            <text:p text:style-name="P1416">sat</text:p>
          </table:table-cell>
        </table:table-row>
        <table:table-row table:style-name="TableLine93867702468432">
          <table:table-cell table:style-name="Table6.A2" office:value-type="string">
            <text:p text:style-name="P1416">брать</text:p>
          </table:table-cell>
          <table:table-cell table:style-name="Table6.A2" office:value-type="string">
            <text:p text:style-name="P1417">take</text:p>
          </table:table-cell>
          <table:table-cell table:style-name="Table6.A2" office:value-type="string">
            <text:p text:style-name="P1417">took</text:p>
          </table:table-cell>
          <table:table-cell table:style-name="Table6.D2" office:value-type="string">
            <text:p text:style-name="P1416">taken</text:p>
          </table:table-cell>
        </table:table-row>
        <table:table-row table:style-name="TableLine93867702471840">
          <table:table-cell table:style-name="Table6.A2" office:value-type="string">
            <text:p text:style-name="P1435">обучать</text:p>
          </table:table-cell>
          <table:table-cell table:style-name="Table6.A2" office:value-type="string">
            <text:p text:style-name="P1435">teach</text:p>
          </table:table-cell>
          <table:table-cell table:style-name="Table6.A2" office:value-type="string">
            <text:p text:style-name="P1436">taught</text:p>
          </table:table-cell>
          <table:table-cell table:style-name="Table6.D2" office:value-type="string">
            <text:p text:style-name="P1435">taught</text:p>
          </table:table-cell>
        </table:table-row>
        <table:table-row table:style-name="TableLine93867702481200">
          <table:table-cell table:style-name="Table6.A2" office:value-type="string">
            <text:p text:style-name="P1416">рассказывать</text:p>
          </table:table-cell>
          <table:table-cell table:style-name="Table6.A2" office:value-type="string">
            <text:p text:style-name="P1417">tell</text:p>
          </table:table-cell>
          <table:table-cell table:style-name="Table6.A2" office:value-type="string">
            <text:p text:style-name="P1417">told</text:p>
          </table:table-cell>
          <table:table-cell table:style-name="Table6.D2" office:value-type="string">
            <text:p text:style-name="P1416">told</text:p>
          </table:table-cell>
        </table:table-row>
        <table:table-row table:style-name="TableLine93867702485184">
          <table:table-cell table:style-name="Table6.A2" office:value-type="string">
            <text:p text:style-name="P1416">думать</text:p>
          </table:table-cell>
          <table:table-cell table:style-name="Table6.A2" office:value-type="string">
            <text:p text:style-name="P1417">think</text:p>
          </table:table-cell>
          <table:table-cell table:style-name="Table6.A2" office:value-type="string">
            <text:p text:style-name="P1417">thought</text:p>
          </table:table-cell>
          <table:table-cell table:style-name="Table6.D2" office:value-type="string">
            <text:p text:style-name="P1416">thought</text:p>
          </table:table-cell>
        </table:table-row>
        <table:table-row table:style-name="TableLine93867702499712">
          <table:table-cell table:style-name="Table6.A2" office:value-type="string">
            <text:p text:style-name="P1416">побеждать</text:p>
          </table:table-cell>
          <table:table-cell table:style-name="Table6.A2" office:value-type="string">
            <text:p text:style-name="P1417">win</text:p>
          </table:table-cell>
          <table:table-cell table:style-name="Table6.A2" office:value-type="string">
            <text:p text:style-name="P1417">won</text:p>
          </table:table-cell>
          <table:table-cell table:style-name="Table6.D2" office:value-type="string">
            <text:p text:style-name="P1416">won</text:p>
          </table:table-cell>
        </table:table-row>
        <table:table-row table:style-name="TableLine93867702503760">
          <table:table-cell table:style-name="Table6.A2" office:value-type="string">
            <text:p text:style-name="P1416">писать</text:p>
          </table:table-cell>
          <table:table-cell table:style-name="Table6.A2" office:value-type="string">
            <text:p text:style-name="P1417">write</text:p>
          </table:table-cell>
          <table:table-cell table:style-name="Table6.A2" office:value-type="string">
            <text:p text:style-name="P1417">wrote</text:p>
          </table:table-cell>
          <table:table-cell table:style-name="Table6.D2" office:value-type="string">
            <text:p text:style-name="P1416">written</text:p>
          </table:table-cell>
        </table:table-row>
      </table:table>
      <text:p text:style-name="P379"/>
      <text:p text:style-name="P381"/>
      <text:p text:style-name="P374"/>
      <text:p text:style-name="P374"/>
      <text:p text:style-name="P375"><text:soft-page-break/>Попробовать написать упрощенный конспект, без тонких подробностей, <text:span text:style-name="T1242">т. к. они только забивают голову лишней информацией, мешая сосредоточиться на главном. </text:span></text:p>
      <text:p text:style-name="P375"/>
      <text:p text:style-name="P1246"><text:span text:style-name="T701">Отделить </text:span><text:span text:style-name="T702">грамматические</text:span><text:span text:style-name="T701"> правила от информации, которую нужно заучить</text:span></text:p>
      <text:p text:style-name="P375"><text:span text:style-name="T1317">(устойчивые связки, фразовые глаголы и т. п.; </text:span><text:span text:style-name="T1319">можно в таблицах</text:span><text:span text:style-name="T1318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5T14:43:37.702548165</dc:date>
    <meta:editing-duration>P2DT23H5S</meta:editing-duration>
    <meta:editing-cycles>1297</meta:editing-cycles>
    <meta:generator>LibreOffice/6.4.7.2$Linux_X86_64 LibreOffice_project/40$Build-2</meta:generator>
    <meta:document-statistic meta:table-count="13" meta:image-count="0" meta:object-count="0" meta:page-count="66" meta:paragraph-count="2402" meta:word-count="18971" meta:character-count="119466" meta:non-whitespace-character-count="102199"/>
  </office:meta>
</office:document-meta>
</file>